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60.66pt"/>
    </style:style>
    <style:style style:name="co3" style:family="table-column">
      <style:table-column-properties fo:break-before="auto" style:column-width="60.09pt"/>
    </style:style>
    <style:style style:name="co4" style:family="table-column">
      <style:table-column-properties fo:break-before="auto" style:column-width="53.94pt"/>
    </style:style>
    <style:style style:name="co5" style:family="table-column">
      <style:table-column-properties fo:break-before="auto" style:column-width="53.4pt"/>
    </style:style>
    <style:style style:name="co6" style:family="table-column">
      <style:table-column-properties fo:break-before="auto" style:column-width="56.75pt"/>
    </style:style>
    <style:style style:name="co7" style:family="table-column">
      <style:table-column-properties fo:break-before="auto" style:column-width="56.21pt"/>
    </style:style>
    <style:style style:name="co8" style:family="table-column">
      <style:table-column-properties fo:break-before="auto" style:column-width="45.64pt"/>
    </style:style>
    <style:style style:name="co9" style:family="table-column">
      <style:table-column-properties fo:break-before="auto" style:column-width="57.29pt"/>
    </style:style>
    <style:style style:name="co10" style:family="table-column">
      <style:table-column-properties fo:break-before="auto" style:column-width="48.95pt"/>
    </style:style>
    <style:style style:name="co11" style:family="table-column">
      <style:table-column-properties fo:break-before="auto" style:column-width="15.56pt"/>
    </style:style>
    <style:style style:name="co12" style:family="table-column">
      <style:table-column-properties fo:break-before="auto" style:column-width="16.64pt"/>
    </style:style>
    <style:style style:name="co13" style:family="table-column">
      <style:table-column-properties fo:break-before="auto" style:column-width="15.65pt"/>
    </style:style>
    <style:style style:name="co14" style:family="table-column">
      <style:table-column-properties fo:break-before="auto" style:column-width="21.2pt"/>
    </style:style>
    <style:style style:name="co15" style:family="table-column">
      <style:table-column-properties fo:break-before="auto" style:column-width="64.09pt"/>
    </style:style>
    <style:style style:name="co16" style:family="table-column">
      <style:table-column-properties fo:break-before="auto" style:column-width="11.65pt"/>
    </style:style>
    <style:style style:name="co17" style:family="table-column">
      <style:table-column-properties fo:break-before="auto" style:column-width="14.4pt"/>
    </style:style>
    <style:style style:name="co18" style:family="table-column">
      <style:table-column-properties fo:break-before="auto" style:column-width="45.55pt"/>
    </style:style>
    <style:style style:name="co19" style:family="table-column">
      <style:table-column-properties fo:break-before="auto" style:column-width="25.54pt"/>
    </style:style>
    <style:style style:name="co20" style:family="table-column">
      <style:table-column-properties fo:break-before="auto" style:column-width="24.46pt"/>
    </style:style>
    <style:style style:name="co21" style:family="table-column">
      <style:table-column-properties fo:break-before="auto" style:column-width="32.74pt"/>
    </style:style>
    <style:style style:name="co22" style:family="table-column">
      <style:table-column-properties fo:break-before="auto" style:column-width="91.84pt"/>
    </style:style>
    <style:style style:name="co23" style:family="table-column">
      <style:table-column-properties fo:break-before="auto" style:column-width="32.29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>
      <style:table-cell-properties fo:background-color="#fff200"/>
    </style:style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>
      <style:table-cell-properties fo:background-color="#fff200"/>
    </style:style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>
      <style:table-cell-properties fo:background-color="#fff200"/>
    </style:style>
    <style:style style:name="ce23" style:family="table-cell" style:parent-style-name="Default"/>
    <style:style style:name="ce24" style:family="table-cell" style:parent-style-name="Default">
      <style:table-cell-properties fo:background-color="#fff200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>
      <style:table-cell-properties fo:background-color="#fff200"/>
    </style:style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>
      <style:table-cell-properties fo:background-color="#fff200"/>
    </style:style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>
      <style:table-cell-properties fo:background-color="#fff200"/>
    </style:style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>
      <style:table-cell-properties fo:background-color="#fff200"/>
    </style:style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>
      <style:table-cell-properties fo:background-color="#fff200"/>
    </style:style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>
      <style:table-cell-properties fo:background-color="#fff200"/>
    </style:style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>
      <style:table-cell-properties fo:background-color="#fff200"/>
    </style:style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>
      <style:table-cell-properties fo:background-color="#fff200"/>
    </style:style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>
      <style:table-cell-properties fo:background-color="#fff200"/>
    </style:style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>
      <style:table-cell-properties fo:background-color="#fff200"/>
    </style:style>
    <style:style style:name="ce112" style:family="table-cell" style:parent-style-name="Default"/>
    <style:style style:name="ce113" style:family="table-cell" style:parent-style-name="Default">
      <style:table-cell-properties fo:background-color="#fff200"/>
    </style:style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>
      <style:table-cell-properties fo:background-color="#fff200"/>
    </style:style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>
      <style:table-cell-properties fo:background-color="#fff200"/>
    </style:style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>
      <style:table-cell-properties fo:background-color="#fff200"/>
    </style:style>
    <style:style style:name="ce128" style:family="table-cell" style:parent-style-name="Default">
      <style:table-cell-properties fo:background-color="#fff200"/>
    </style:style>
    <style:style style:name="ce129" style:family="table-cell" style:parent-style-name="Default"/>
    <style:style style:name="ce130" style:family="table-cell" style:parent-style-name="Default">
      <style:table-cell-properties fo:background-color="#fff200"/>
    </style:style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>
      <style:table-cell-properties fo:background-color="#fff200"/>
    </style:style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>
      <style:table-cell-properties fo:background-color="#fff200"/>
    </style:style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>
      <style:table-cell-properties fo:background-color="#fff200"/>
    </style:style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>
      <style:table-cell-properties fo:background-color="#fff200"/>
    </style:style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>
      <style:table-cell-properties fo:background-color="#fff200"/>
    </style:style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>
      <style:table-cell-properties fo:background-color="#fff200"/>
    </style:style>
    <style:style style:name="ce242" style:family="table-cell" style:parent-style-name="Default"/>
    <style:style style:name="ce243" style:family="table-cell" style:parent-style-name="Default"/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/>
    <style:style style:name="ce249" style:family="table-cell" style:parent-style-name="Default"/>
    <style:style style:name="ce250" style:family="table-cell" style:parent-style-name="Default"/>
    <style:style style:name="ce251" style:family="table-cell" style:parent-style-name="Default"/>
    <style:style style:name="ce252" style:family="table-cell" style:parent-style-name="Default"/>
    <style:style style:name="ce253" style:family="table-cell" style:parent-style-name="Default">
      <style:table-cell-properties fo:background-color="#fff200"/>
    </style:style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259" style:family="table-cell" style:parent-style-name="Default"/>
    <style:style style:name="ce260" style:family="table-cell" style:parent-style-name="Default"/>
    <style:style style:name="ce261" style:family="table-cell" style:parent-style-name="Default"/>
    <style:style style:name="ce262" style:family="table-cell" style:parent-style-name="Default"/>
    <style:style style:name="ce263" style:family="table-cell" style:parent-style-name="Default"/>
    <style:style style:name="ce264" style:family="table-cell" style:parent-style-name="Default"/>
    <style:style style:name="ce265" style:family="table-cell" style:parent-style-name="Default"/>
    <style:style style:name="ce266" style:family="table-cell" style:parent-style-name="Default"/>
    <style:style style:name="ce267" style:family="table-cell" style:parent-style-name="Default"/>
    <style:style style:name="ce268" style:family="table-cell" style:parent-style-name="Default"/>
    <style:style style:name="ce269" style:family="table-cell" style:parent-style-name="Default"/>
    <style:style style:name="ce270" style:family="table-cell" style:parent-style-name="Default"/>
    <style:style style:name="ce271" style:family="table-cell" style:parent-style-name="Default"/>
    <style:style style:name="ce272" style:family="table-cell" style:parent-style-name="Default"/>
    <style:style style:name="ce273" style:family="table-cell" style:parent-style-name="Default"/>
    <style:style style:name="ce274" style:family="table-cell" style:parent-style-name="Default">
      <style:table-cell-properties fo:background-color="#fff200"/>
    </style:style>
    <style:style style:name="ce275" style:family="table-cell" style:parent-style-name="Default"/>
    <style:style style:name="ce276" style:family="table-cell" style:parent-style-name="Default"/>
    <style:style style:name="ce277" style:family="table-cell" style:parent-style-name="Default"/>
    <style:style style:name="ce278" style:family="table-cell" style:parent-style-name="Default"/>
    <style:style style:name="ce279" style:family="table-cell" style:parent-style-name="Default"/>
    <style:style style:name="ce280" style:family="table-cell" style:parent-style-name="Default"/>
    <style:style style:name="ce281" style:family="table-cell" style:parent-style-name="Default"/>
    <style:style style:name="ce282" style:family="table-cell" style:parent-style-name="Default"/>
    <style:style style:name="ce283" style:family="table-cell" style:parent-style-name="Default"/>
    <style:style style:name="ce284" style:family="table-cell" style:parent-style-name="Default"/>
    <style:style style:name="ce285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>
      <style:table-cell-properties fo:background-color="#fff200"/>
    </style:style>
    <style:style style:name="ce289" style:family="table-cell" style:parent-style-name="Default"/>
    <style:style style:name="ce290" style:family="table-cell" style:parent-style-name="Default"/>
    <style:style style:name="ce291" style:family="table-cell" style:parent-style-name="Default"/>
    <style:style style:name="ce292" style:family="table-cell" style:parent-style-name="Default"/>
    <style:style style:name="ce293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/>
    <style:style style:name="ce300" style:family="table-cell" style:parent-style-name="Default"/>
    <style:style style:name="ce301" style:family="table-cell" style:parent-style-name="Default"/>
    <style:style style:name="ce302" style:family="table-cell" style:parent-style-name="Default"/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/>
    <style:style style:name="ce306" style:family="table-cell" style:parent-style-name="Default"/>
    <style:style style:name="ce307" style:family="table-cell" style:parent-style-name="Default"/>
    <style:style style:name="ce308" style:family="table-cell" style:parent-style-name="Default"/>
    <style:style style:name="ce309" style:family="table-cell" style:parent-style-name="Default"/>
    <style:style style:name="ce310" style:family="table-cell" style:parent-style-name="Default"/>
    <style:style style:name="ce311" style:family="table-cell" style:parent-style-name="Default"/>
    <style:style style:name="ce312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315" style:family="table-cell" style:parent-style-name="Default"/>
    <style:style style:name="ce316" style:family="table-cell" style:parent-style-name="Default"/>
    <style:style style:name="ce317" style:family="table-cell" style:parent-style-name="Default"/>
    <style:style style:name="ce318" style:family="table-cell" style:parent-style-name="Default"/>
    <style:style style:name="ce319" style:family="table-cell" style:parent-style-name="Default"/>
    <style:style style:name="ce320" style:family="table-cell" style:parent-style-name="Default"/>
    <style:style style:name="ce321" style:family="table-cell" style:parent-style-name="Default"/>
    <style:style style:name="ce322" style:family="table-cell" style:parent-style-name="Default">
      <style:table-cell-properties fo:background-color="#fff200"/>
    </style:style>
    <style:style style:name="ce323" style:family="table-cell" style:parent-style-name="Default"/>
    <style:style style:name="ce324" style:family="table-cell" style:parent-style-name="Default"/>
    <style:style style:name="ce325" style:family="table-cell" style:parent-style-name="Default"/>
    <style:style style:name="ce326" style:family="table-cell" style:parent-style-name="Default"/>
    <style:style style:name="ce327" style:family="table-cell" style:parent-style-name="Default"/>
    <style:style style:name="ce328" style:family="table-cell" style:parent-style-name="Default"/>
    <style:style style:name="ce329" style:family="table-cell" style:parent-style-name="Default"/>
    <style:style style:name="ce330" style:family="table-cell" style:parent-style-name="Default"/>
    <style:style style:name="ce331" style:family="table-cell" style:parent-style-name="Default"/>
    <style:style style:name="ce332" style:family="table-cell" style:parent-style-name="Default"/>
    <style:style style:name="ce333" style:family="table-cell" style:parent-style-name="Default"/>
    <style:style style:name="ce334" style:family="table-cell" style:parent-style-name="Default"/>
    <style:style style:name="ce335" style:family="table-cell" style:parent-style-name="Default"/>
    <style:style style:name="ce336" style:family="table-cell" style:parent-style-name="Default"/>
    <style:style style:name="ce337" style:family="table-cell" style:parent-style-name="Default"/>
    <style:style style:name="ce338" style:family="table-cell" style:parent-style-name="Default"/>
    <style:style style:name="ce339" style:family="table-cell" style:parent-style-name="Default"/>
    <style:style style:name="ce340" style:family="table-cell" style:parent-style-name="Default"/>
    <style:style style:name="ce341" style:family="table-cell" style:parent-style-name="Default"/>
    <style:style style:name="ce342" style:family="table-cell" style:parent-style-name="Default"/>
    <style:style style:name="ce343" style:family="table-cell" style:parent-style-name="Default"/>
    <style:style style:name="ce344" style:family="table-cell" style:parent-style-name="Default"/>
    <style:style style:name="ce345" style:family="table-cell" style:parent-style-name="Default"/>
    <style:style style:name="ce346" style:family="table-cell" style:parent-style-name="Default"/>
    <style:style style:name="ce347" style:family="table-cell" style:parent-style-name="Default"/>
    <style:style style:name="ce348" style:family="table-cell" style:parent-style-name="Default"/>
    <style:style style:name="ce349" style:family="table-cell" style:parent-style-name="Default"/>
    <style:style style:name="ce350" style:family="table-cell" style:parent-style-name="Default"/>
    <style:style style:name="ce351" style:family="table-cell" style:parent-style-name="Default"/>
    <style:style style:name="ce352" style:family="table-cell" style:parent-style-name="Default"/>
    <style:style style:name="ce353" style:family="table-cell" style:parent-style-name="Default"/>
    <style:style style:name="ce354" style:family="table-cell" style:parent-style-name="Default"/>
    <style:style style:name="ce355" style:family="table-cell" style:parent-style-name="Default"/>
    <style:style style:name="ce356" style:family="table-cell" style:parent-style-name="Default"/>
    <style:style style:name="ce357" style:family="table-cell" style:parent-style-name="Default"/>
    <style:style style:name="ce358" style:family="table-cell" style:parent-style-name="Default"/>
    <style:style style:name="ce359" style:family="table-cell" style:parent-style-name="Default"/>
    <style:style style:name="ce360" style:family="table-cell" style:parent-style-name="Default"/>
    <style:style style:name="ce361" style:family="table-cell" style:parent-style-name="Default"/>
    <style:style style:name="ce362" style:family="table-cell" style:parent-style-name="Default"/>
    <style:style style:name="ce363" style:family="table-cell" style:parent-style-name="Default"/>
    <style:style style:name="ce364" style:family="table-cell" style:parent-style-name="Default"/>
    <style:style style:name="ce365" style:family="table-cell" style:parent-style-name="Default"/>
    <style:style style:name="ce366" style:family="table-cell" style:parent-style-name="Default"/>
    <style:style style:name="ce367" style:family="table-cell" style:parent-style-name="Default"/>
    <style:style style:name="ce368" style:family="table-cell" style:parent-style-name="Default"/>
    <style:style style:name="ce369" style:family="table-cell" style:parent-style-name="Default"/>
    <style:style style:name="ce370" style:family="table-cell" style:parent-style-name="Default"/>
    <style:style style:name="ce371" style:family="table-cell" style:parent-style-name="Default"/>
    <style:style style:name="ce372" style:family="table-cell" style:parent-style-name="Default">
      <style:table-cell-properties fo:background-color="#fff200"/>
    </style:style>
    <style:style style:name="ce373" style:family="table-cell" style:parent-style-name="Default"/>
    <style:style style:name="ce374" style:family="table-cell" style:parent-style-name="Default"/>
    <style:style style:name="ce375" style:family="table-cell" style:parent-style-name="Default"/>
    <style:style style:name="ce376" style:family="table-cell" style:parent-style-name="Default"/>
    <style:style style:name="ce377" style:family="table-cell" style:parent-style-name="Default"/>
    <style:style style:name="ce378" style:family="table-cell" style:parent-style-name="Default"/>
    <style:style style:name="ce379" style:family="table-cell" style:parent-style-name="Default"/>
    <style:style style:name="ce380" style:family="table-cell" style:parent-style-name="Default"/>
    <style:style style:name="ce381" style:family="table-cell" style:parent-style-name="Default"/>
    <style:style style:name="ce382" style:family="table-cell" style:parent-style-name="Default"/>
    <style:style style:name="ce383" style:family="table-cell" style:parent-style-name="Default"/>
    <style:style style:name="ce384" style:family="table-cell" style:parent-style-name="Default"/>
    <style:style style:name="ce385" style:family="table-cell" style:parent-style-name="Default"/>
    <style:style style:name="ce386" style:family="table-cell" style:parent-style-name="Default"/>
    <style:style style:name="ce387" style:family="table-cell" style:parent-style-name="Default"/>
    <style:style style:name="ce388" style:family="table-cell" style:parent-style-name="Default"/>
    <style:style style:name="ce389" style:family="table-cell" style:parent-style-name="Default"/>
    <style:style style:name="ce390" style:family="table-cell" style:parent-style-name="Default"/>
    <style:style style:name="ce39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394" style:family="table-cell" style:parent-style-name="Default"/>
    <style:style style:name="ce395" style:family="table-cell" style:parent-style-name="Default"/>
    <style:style style:name="ce396" style:family="table-cell" style:parent-style-name="Default"/>
    <style:style style:name="ce397" style:family="table-cell" style:parent-style-name="Default"/>
    <style:style style:name="ce398" style:family="table-cell" style:parent-style-name="Default"/>
    <style:style style:name="ce399" style:family="table-cell" style:parent-style-name="Default"/>
    <style:style style:name="ce400" style:family="table-cell" style:parent-style-name="Default"/>
    <style:style style:name="ce401" style:family="table-cell" style:parent-style-name="Default"/>
    <style:style style:name="ce402" style:family="table-cell" style:parent-style-name="Default"/>
    <style:style style:name="ce403" style:family="table-cell" style:parent-style-name="Default"/>
    <style:style style:name="ce404" style:family="table-cell" style:parent-style-name="Default"/>
    <style:style style:name="ce405" style:family="table-cell" style:parent-style-name="Default"/>
    <style:style style:name="ce406" style:family="table-cell" style:parent-style-name="Default"/>
    <style:style style:name="ce407" style:family="table-cell" style:parent-style-name="Default"/>
    <style:style style:name="ce408" style:family="table-cell" style:parent-style-name="Default"/>
    <style:style style:name="ce409" style:family="table-cell" style:parent-style-name="Default"/>
    <style:style style:name="ce410" style:family="table-cell" style:parent-style-name="Default"/>
    <style:style style:name="ce411" style:family="table-cell" style:parent-style-name="Default"/>
    <style:style style:name="ce412" style:family="table-cell" style:parent-style-name="Default"/>
    <style:style style:name="ce413" style:family="table-cell" style:parent-style-name="Default"/>
    <style:style style:name="ce414" style:family="table-cell" style:parent-style-name="Default"/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>
      <style:table-cell-properties fo:background-color="#fff200"/>
    </style:style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/>
    <style:style style:name="ce428" style:family="table-cell" style:parent-style-name="Default"/>
    <style:style style:name="ce429" style:family="table-cell" style:parent-style-name="Default"/>
    <style:style style:name="ce430" style:family="table-cell" style:parent-style-name="Default"/>
    <style:style style:name="ce431" style:family="table-cell" style:parent-style-name="Default"/>
    <style:style style:name="ce432" style:family="table-cell" style:parent-style-name="Default"/>
    <style:style style:name="ce433" style:family="table-cell" style:parent-style-name="Default"/>
    <style:style style:name="ce434" style:family="table-cell" style:parent-style-name="Default"/>
    <style:style style:name="ce435" style:family="table-cell" style:parent-style-name="Default"/>
    <style:style style:name="ce436" style:family="table-cell" style:parent-style-name="Default"/>
    <style:style style:name="ce437" style:family="table-cell" style:parent-style-name="Default"/>
    <style:style style:name="ce438" style:family="table-cell" style:parent-style-name="Default"/>
    <style:style style:name="ce439" style:family="table-cell" style:parent-style-name="Default"/>
    <style:style style:name="ce440" style:family="table-cell" style:parent-style-name="Default"/>
    <style:style style:name="ce441" style:family="table-cell" style:parent-style-name="Default"/>
    <style:style style:name="ce442" style:family="table-cell" style:parent-style-name="Default"/>
    <style:style style:name="ce443" style:family="table-cell" style:parent-style-name="Default">
      <style:table-cell-properties fo:background-color="#fff200"/>
    </style:style>
    <style:style style:name="ce444" style:family="table-cell" style:parent-style-name="Default"/>
    <style:style style:name="ce445" style:family="table-cell" style:parent-style-name="Default"/>
    <style:style style:name="ce446" style:family="table-cell" style:parent-style-name="Default"/>
    <style:style style:name="ce447" style:family="table-cell" style:parent-style-name="Default"/>
    <style:style style:name="ce448" style:family="table-cell" style:parent-style-name="Default"/>
    <style:style style:name="ce449" style:family="table-cell" style:parent-style-name="Default"/>
    <style:style style:name="ce450" style:family="table-cell" style:parent-style-name="Default"/>
    <style:style style:name="ce451" style:family="table-cell" style:parent-style-name="Default"/>
    <style:style style:name="ce452" style:family="table-cell" style:parent-style-name="Default"/>
    <style:style style:name="ce453" style:family="table-cell" style:parent-style-name="Default"/>
    <style:style style:name="ce454" style:family="table-cell" style:parent-style-name="Default"/>
    <style:style style:name="ce455" style:family="table-cell" style:parent-style-name="Default"/>
    <style:style style:name="ce456" style:family="table-cell" style:parent-style-name="Default"/>
    <style:style style:name="ce457" style:family="table-cell" style:parent-style-name="Default"/>
    <style:style style:name="ce458" style:family="table-cell" style:parent-style-name="Default"/>
    <style:style style:name="ce459" style:family="table-cell" style:parent-style-name="Default"/>
    <style:style style:name="ce460" style:family="table-cell" style:parent-style-name="Default"/>
    <style:style style:name="ce461" style:family="table-cell" style:parent-style-name="Default"/>
    <style:style style:name="ce462" style:family="table-cell" style:parent-style-name="Default"/>
    <style:style style:name="ce463" style:family="table-cell" style:parent-style-name="Default"/>
    <style:style style:name="ce464" style:family="table-cell" style:parent-style-name="Default"/>
    <style:style style:name="ce465" style:family="table-cell" style:parent-style-name="Default"/>
    <style:style style:name="ce466" style:family="table-cell" style:parent-style-name="Default"/>
    <style:style style:name="ce467" style:family="table-cell" style:parent-style-name="Default"/>
    <style:style style:name="ce468" style:family="table-cell" style:parent-style-name="Default"/>
    <style:style style:name="ce469" style:family="table-cell" style:parent-style-name="Default"/>
    <style:style style:name="ce470" style:family="table-cell" style:parent-style-name="Default"/>
    <style:style style:name="ce471" style:family="table-cell" style:parent-style-name="Default"/>
    <style:style style:name="ce472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6" style:family="table-cell" style:parent-style-name="Default"/>
    <style:style style:name="ce477" style:family="table-cell" style:parent-style-name="Default"/>
    <style:style style:name="ce478" style:family="table-cell" style:parent-style-name="Default"/>
    <style:style style:name="ce479" style:family="table-cell" style:parent-style-name="Default"/>
    <style:style style:name="ce480" style:family="table-cell" style:parent-style-name="Default"/>
    <style:style style:name="ce481" style:family="table-cell" style:parent-style-name="Default"/>
    <style:style style:name="ce482" style:family="table-cell" style:parent-style-name="Default"/>
    <style:style style:name="ce483" style:family="table-cell" style:parent-style-name="Default"/>
    <style:style style:name="ce484" style:family="table-cell" style:parent-style-name="Default"/>
    <style:style style:name="ce485" style:family="table-cell" style:parent-style-name="Default"/>
    <style:style style:name="ce486" style:family="table-cell" style:parent-style-name="Default"/>
    <style:style style:name="ce487" style:family="table-cell" style:parent-style-name="Default"/>
    <style:style style:name="ce488" style:family="table-cell" style:parent-style-name="Default"/>
    <style:style style:name="ce489" style:family="table-cell" style:parent-style-name="Default"/>
    <style:style style:name="ce490" style:family="table-cell" style:parent-style-name="Default"/>
    <style:style style:name="ce491" style:family="table-cell" style:parent-style-name="Default"/>
    <style:style style:name="ce492" style:family="table-cell" style:parent-style-name="Default"/>
    <style:style style:name="ce493" style:family="table-cell" style:parent-style-name="Default"/>
    <style:style style:name="ce494" style:family="table-cell" style:parent-style-name="Default"/>
    <style:style style:name="ce495" style:family="table-cell" style:parent-style-name="Default"/>
    <style:style style:name="ce496" style:family="table-cell" style:parent-style-name="Default"/>
    <style:style style:name="ce497" style:family="table-cell" style:parent-style-name="Default"/>
    <style:style style:name="ce498" style:family="table-cell" style:parent-style-name="Default"/>
    <style:style style:name="ce499" style:family="table-cell" style:parent-style-name="Default"/>
    <style:style style:name="ce500" style:family="table-cell" style:parent-style-name="Default"/>
    <style:style style:name="ce501" style:family="table-cell" style:parent-style-name="Default"/>
    <style:style style:name="ce502" style:family="table-cell" style:parent-style-name="Default"/>
    <style:style style:name="ce503" style:family="table-cell" style:parent-style-name="Default">
      <style:table-cell-properties fo:background-color="#fff200"/>
    </style:style>
    <style:style style:name="ce504" style:family="table-cell" style:parent-style-name="Default"/>
    <style:style style:name="ce505" style:family="table-cell" style:parent-style-name="Default"/>
    <style:style style:name="ce506" style:family="table-cell" style:parent-style-name="Default"/>
    <style:style style:name="ce507" style:family="table-cell" style:parent-style-name="Default"/>
    <style:style style:name="ce508" style:family="table-cell" style:parent-style-name="Default"/>
    <style:style style:name="ce509" style:family="table-cell" style:parent-style-name="Default"/>
    <style:style style:name="ce510" style:family="table-cell" style:parent-style-name="Default"/>
    <style:style style:name="ce511" style:family="table-cell" style:parent-style-name="Default"/>
    <style:style style:name="ce512" style:family="table-cell" style:parent-style-name="Default"/>
    <style:style style:name="ce513" style:family="table-cell" style:parent-style-name="Default"/>
    <style:style style:name="ce514" style:family="table-cell" style:parent-style-name="Default"/>
    <style:style style:name="ce515" style:family="table-cell" style:parent-style-name="Default">
      <style:table-cell-properties fo:background-color="#fff200"/>
    </style:style>
    <style:style style:name="ce516" style:family="table-cell" style:parent-style-name="Default"/>
    <style:style style:name="ce517" style:family="table-cell" style:parent-style-name="Default">
      <style:table-cell-properties fo:background-color="#fff200"/>
    </style:style>
    <style:style style:name="ce518" style:family="table-cell" style:parent-style-name="Default"/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Default"/>
    <style:style style:name="ce522" style:family="table-cell" style:parent-style-name="Default"/>
    <style:style style:name="ce523" style:family="table-cell" style:parent-style-name="Default">
      <style:table-cell-properties fo:background-color="#fff200"/>
    </style:style>
    <style:style style:name="ce524" style:family="table-cell" style:parent-style-name="Default"/>
    <style:style style:name="ce525" style:family="table-cell" style:parent-style-name="Default"/>
    <style:style style:name="ce526" style:family="table-cell" style:parent-style-name="Default"/>
    <style:style style:name="ce527" style:family="table-cell" style:parent-style-name="Default"/>
    <style:style style:name="ce528" style:family="table-cell" style:parent-style-name="Default"/>
    <style:style style:name="ce529" style:family="table-cell" style:parent-style-name="Default"/>
    <style:style style:name="ce530" style:family="table-cell" style:parent-style-name="Default"/>
    <style:style style:name="ce531" style:family="table-cell" style:parent-style-name="Default"/>
    <style:style style:name="ce532" style:family="table-cell" style:parent-style-name="Default"/>
    <style:style style:name="ce533" style:family="table-cell" style:parent-style-name="Default"/>
    <style:style style:name="ce534" style:family="table-cell" style:parent-style-name="Default"/>
    <style:style style:name="ce535" style:family="table-cell" style:parent-style-name="Default"/>
    <style:style style:name="ce536" style:family="table-cell" style:parent-style-name="Default"/>
    <style:style style:name="ce537" style:family="table-cell" style:parent-style-name="Default"/>
    <style:style style:name="ce538" style:family="table-cell" style:parent-style-name="Default"/>
    <style:style style:name="ce539" style:family="table-cell" style:parent-style-name="Default"/>
    <style:style style:name="ce540" style:family="table-cell" style:parent-style-name="Default"/>
    <style:style style:name="ce541" style:family="table-cell" style:parent-style-name="Default"/>
    <style:style style:name="ce542" style:family="table-cell" style:parent-style-name="Default"/>
    <style:style style:name="ce543" style:family="table-cell" style:parent-style-name="Default"/>
    <style:style style:name="ce544" style:family="table-cell" style:parent-style-name="Default"/>
    <style:style style:name="ce545" style:family="table-cell" style:parent-style-name="Default"/>
    <style:style style:name="ce546" style:family="table-cell" style:parent-style-name="Default"/>
    <style:style style:name="ce547" style:family="table-cell" style:parent-style-name="Default"/>
    <style:style style:name="ce548" style:family="table-cell" style:parent-style-name="Default"/>
    <style:style style:name="ce549" style:family="table-cell" style:parent-style-name="Default"/>
    <style:style style:name="ce550" style:family="table-cell" style:parent-style-name="Default"/>
    <style:style style:name="ce551" style:family="table-cell" style:parent-style-name="Default"/>
    <style:style style:name="ce552" style:family="table-cell" style:parent-style-name="Default"/>
    <style:style style:name="ce553" style:family="table-cell" style:parent-style-name="Default"/>
    <style:style style:name="ce554" style:family="table-cell" style:parent-style-name="Default"/>
    <style:style style:name="ce555" style:family="table-cell" style:parent-style-name="Default"/>
    <style:style style:name="ce556" style:family="table-cell" style:parent-style-name="Default"/>
    <style:style style:name="ce557" style:family="table-cell" style:parent-style-name="Default">
      <style:table-cell-properties fo:background-color="#fff200"/>
    </style:style>
    <style:style style:name="ce558" style:family="table-cell" style:parent-style-name="Default"/>
    <style:style style:name="ce559" style:family="table-cell" style:parent-style-name="Default"/>
    <style:style style:name="ce560" style:family="table-cell" style:parent-style-name="Default"/>
    <style:style style:name="ce561" style:family="table-cell" style:parent-style-name="Default"/>
    <style:style style:name="ce562" style:family="table-cell" style:parent-style-name="Default"/>
    <style:style style:name="ce563" style:family="table-cell" style:parent-style-name="Default"/>
    <style:style style:name="ce564" style:family="table-cell" style:parent-style-name="Default"/>
    <style:style style:name="ce565" style:family="table-cell" style:parent-style-name="Default"/>
    <style:style style:name="ce566" style:family="table-cell" style:parent-style-name="Default"/>
    <style:style style:name="ce567" style:family="table-cell" style:parent-style-name="Default"/>
    <style:style style:name="ce568" style:family="table-cell" style:parent-style-name="Default"/>
    <style:style style:name="ce569" style:family="table-cell" style:parent-style-name="Default"/>
    <style:style style:name="ce570" style:family="table-cell" style:parent-style-name="Default"/>
    <style:style style:name="ce571" style:family="table-cell" style:parent-style-name="Default"/>
    <style:style style:name="ce572" style:family="table-cell" style:parent-style-name="Default"/>
    <style:style style:name="ce573" style:family="table-cell" style:parent-style-name="Default"/>
    <style:style style:name="ce574" style:family="table-cell" style:parent-style-name="Default"/>
    <style:style style:name="ce575" style:family="table-cell" style:parent-style-name="Default"/>
    <style:style style:name="ce576" style:family="table-cell" style:parent-style-name="Default"/>
    <style:style style:name="ce577" style:family="table-cell" style:parent-style-name="Default"/>
    <style:style style:name="ce578" style:family="table-cell" style:parent-style-name="Default"/>
    <style:style style:name="ce579" style:family="table-cell" style:parent-style-name="Default"/>
    <style:style style:name="ce580" style:family="table-cell" style:parent-style-name="Default"/>
    <style:style style:name="ce581" style:family="table-cell" style:parent-style-name="Default"/>
    <style:style style:name="ce582" style:family="table-cell" style:parent-style-name="Default"/>
    <style:style style:name="ce583" style:family="table-cell" style:parent-style-name="Default"/>
    <style:style style:name="ce584" style:family="table-cell" style:parent-style-name="Default"/>
    <style:style style:name="ce585" style:family="table-cell" style:parent-style-name="Default"/>
    <style:style style:name="ce586" style:family="table-cell" style:parent-style-name="Default"/>
    <style:style style:name="ce587" style:family="table-cell" style:parent-style-name="Default"/>
    <style:style style:name="ce588" style:family="table-cell" style:parent-style-name="Default"/>
    <style:style style:name="ce589" style:family="table-cell" style:parent-style-name="Default"/>
    <style:style style:name="ce590" style:family="table-cell" style:parent-style-name="Default"/>
    <style:style style:name="ce591" style:family="table-cell" style:parent-style-name="Default"/>
    <style:style style:name="ce592" style:family="table-cell" style:parent-style-name="Default"/>
    <style:style style:name="ce593" style:family="table-cell" style:parent-style-name="Default"/>
    <style:style style:name="ce594" style:family="table-cell" style:parent-style-name="Default"/>
    <style:style style:name="ce595" style:family="table-cell" style:parent-style-name="Default"/>
    <style:style style:name="ce596" style:family="table-cell" style:parent-style-name="Default"/>
    <style:style style:name="ce597" style:family="table-cell" style:parent-style-name="Default"/>
    <style:style style:name="ce598" style:family="table-cell" style:parent-style-name="Default"/>
    <style:style style:name="ce599" style:family="table-cell" style:parent-style-name="Default"/>
    <style:style style:name="ce600" style:family="table-cell" style:parent-style-name="Default"/>
    <style:style style:name="ce601" style:family="table-cell" style:parent-style-name="Default"/>
    <style:style style:name="ce602" style:family="table-cell" style:parent-style-name="Default"/>
    <style:style style:name="ce603" style:family="table-cell" style:parent-style-name="Default"/>
    <style:style style:name="ce604" style:family="table-cell" style:parent-style-name="Default"/>
    <style:style style:name="ce605" style:family="table-cell" style:parent-style-name="Default"/>
    <style:style style:name="ce606" style:family="table-cell" style:parent-style-name="Default"/>
    <style:style style:name="ce607" style:family="table-cell" style:parent-style-name="Default"/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611" style:family="table-cell" style:parent-style-name="Default"/>
    <style:style style:name="ce612" style:family="table-cell" style:parent-style-name="Default"/>
    <style:style style:name="ce613" style:family="table-cell" style:parent-style-name="Default"/>
    <style:style style:name="ce614" style:family="table-cell" style:parent-style-name="Default"/>
    <style:style style:name="ce615" style:family="table-cell" style:parent-style-name="Default"/>
    <style:style style:name="ce616" style:family="table-cell" style:parent-style-name="Default"/>
    <style:style style:name="ce617" style:family="table-cell" style:parent-style-name="Default"/>
    <style:style style:name="ce618" style:family="table-cell" style:parent-style-name="Default"/>
    <style:style style:name="ce619" style:family="table-cell" style:parent-style-name="Default"/>
    <style:style style:name="ce620" style:family="table-cell" style:parent-style-name="Default"/>
    <style:style style:name="ce621" style:family="table-cell" style:parent-style-name="Default"/>
    <style:style style:name="ce622" style:family="table-cell" style:parent-style-name="Default"/>
    <style:style style:name="ce623" style:family="table-cell" style:parent-style-name="Default"/>
    <style:style style:name="ce624" style:family="table-cell" style:parent-style-name="Default"/>
    <style:style style:name="ce625" style:family="table-cell" style:parent-style-name="Default"/>
    <style:style style:name="ce626" style:family="table-cell" style:parent-style-name="Default"/>
    <style:style style:name="ce627" style:family="table-cell" style:parent-style-name="Default"/>
    <style:style style:name="ce628" style:family="table-cell" style:parent-style-name="Default"/>
    <style:style style:name="ce629" style:family="table-cell" style:parent-style-name="Default"/>
    <style:style style:name="ce630" style:family="table-cell" style:parent-style-name="Default"/>
    <style:style style:name="ce631" style:family="table-cell" style:parent-style-name="Default"/>
    <style:style style:name="ce632" style:family="table-cell" style:parent-style-name="Default"/>
    <style:style style:name="ce633" style:family="table-cell" style:parent-style-name="Default"/>
    <style:style style:name="ce634" style:family="table-cell" style:parent-style-name="Default"/>
    <style:style style:name="ce635" style:family="table-cell" style:parent-style-name="Default"/>
    <style:style style:name="ce636" style:family="table-cell" style:parent-style-name="Default"/>
    <style:style style:name="ce637" style:family="table-cell" style:parent-style-name="Default"/>
    <style:style style:name="ce638" style:family="table-cell" style:parent-style-name="Default"/>
    <style:style style:name="ce639" style:family="table-cell" style:parent-style-name="Default"/>
    <style:style style:name="ce640" style:family="table-cell" style:parent-style-name="Default"/>
    <style:style style:name="ce641" style:family="table-cell" style:parent-style-name="Default"/>
    <style:style style:name="ce642" style:family="table-cell" style:parent-style-name="Default"/>
    <style:style style:name="ce643" style:family="table-cell" style:parent-style-name="Default"/>
    <style:style style:name="ce644" style:family="table-cell" style:parent-style-name="Default"/>
    <style:style style:name="ce645" style:family="table-cell" style:parent-style-name="Default"/>
    <style:style style:name="ce646" style:family="table-cell" style:parent-style-name="Default"/>
    <style:style style:name="ce647" style:family="table-cell" style:parent-style-name="Default"/>
    <style:style style:name="ce648" style:family="table-cell" style:parent-style-name="Default"/>
    <style:style style:name="ce649" style:family="table-cell" style:parent-style-name="Default"/>
    <style:style style:name="ce650" style:family="table-cell" style:parent-style-name="Default"/>
    <style:style style:name="ce651" style:family="table-cell" style:parent-style-name="Default"/>
    <style:style style:name="ce652" style:family="table-cell" style:parent-style-name="Default"/>
    <style:style style:name="ce653" style:family="table-cell" style:parent-style-name="Default"/>
    <style:style style:name="ce654" style:family="table-cell" style:parent-style-name="Default"/>
    <style:style style:name="ce655" style:family="table-cell" style:parent-style-name="Default"/>
    <style:style style:name="ce656" style:family="table-cell" style:parent-style-name="Default"/>
    <style:style style:name="ce657" style:family="table-cell" style:parent-style-name="Default"/>
    <style:style style:name="ce1315" style:family="table-cell" style:parent-style-name="Default">
      <style:table-cell-properties fo:background-color="#fff200"/>
      <style:text-properties style:text-underline-style="none"/>
    </style:style>
    <style:style style:name="ce1316" style:family="table-cell" style:parent-style-name="Default"/>
    <style:style style:name="ce1317" style:family="table-cell" style:parent-style-name="Default"/>
    <style:style style:name="ce1318" style:family="table-cell" style:parent-style-name="Default"/>
    <style:style style:name="ce1319" style:family="table-cell" style:parent-style-name="Default">
      <style:table-cell-properties fo:background-color="#fff200"/>
    </style:style>
    <style:style style:name="ce1320" style:family="table-cell" style:parent-style-name="Default">
      <style:table-cell-properties fo:background-color="#fff200"/>
    </style:style>
    <style:style style:name="ce1321" style:family="table-cell" style:parent-style-name="Default"/>
    <style:style style:name="ce1322" style:family="table-cell" style:parent-style-name="Default"/>
    <style:style style:name="ce1323" style:family="table-cell" style:parent-style-name="Default"/>
    <style:style style:name="ce1324" style:family="table-cell" style:parent-style-name="Default"/>
    <style:style style:name="ce1325" style:family="table-cell" style:parent-style-name="Default"/>
    <style:style style:name="ce1326" style:family="table-cell" style:parent-style-name="Default"/>
    <style:style style:name="ce1327" style:family="table-cell" style:parent-style-name="Default">
      <style:table-cell-properties fo:background-color="#fff200"/>
    </style:style>
    <style:style style:name="ce1328" style:family="table-cell" style:parent-style-name="Default"/>
    <style:style style:name="ce1329" style:family="table-cell" style:parent-style-name="Default"/>
    <style:style style:name="ce1330" style:family="table-cell" style:parent-style-name="Default"/>
    <style:style style:name="ce1331" style:family="table-cell" style:parent-style-name="Default"/>
    <style:style style:name="ce1332" style:family="table-cell" style:parent-style-name="Default"/>
    <style:style style:name="ce1333" style:family="table-cell" style:parent-style-name="Default"/>
    <style:style style:name="ce1334" style:family="table-cell" style:parent-style-name="Default"/>
    <style:style style:name="ce1335" style:family="table-cell" style:parent-style-name="Default"/>
    <style:style style:name="ce1336" style:family="table-cell" style:parent-style-name="Default"/>
    <style:style style:name="ce1337" style:family="table-cell" style:parent-style-name="Default"/>
    <style:style style:name="ce1338" style:family="table-cell" style:parent-style-name="Default"/>
    <style:style style:name="ce1339" style:family="table-cell" style:parent-style-name="Default"/>
    <style:style style:name="ce1340" style:family="table-cell" style:parent-style-name="Default">
      <style:table-cell-properties fo:background-color="#fff200"/>
    </style:style>
    <style:style style:name="ce1341" style:family="table-cell" style:parent-style-name="Default"/>
    <style:style style:name="ce1342" style:family="table-cell" style:parent-style-name="Default"/>
    <style:style style:name="ce1343" style:family="table-cell" style:parent-style-name="Default"/>
    <style:style style:name="ce1344" style:family="table-cell" style:parent-style-name="Default">
      <style:table-cell-properties fo:background-color="#fff200"/>
    </style:style>
    <style:style style:name="ce1345" style:family="table-cell" style:parent-style-name="Default"/>
    <style:style style:name="ce1346" style:family="table-cell" style:parent-style-name="Default"/>
    <style:style style:name="ce1347" style:family="table-cell" style:parent-style-name="Default"/>
    <style:style style:name="ce1348" style:family="table-cell" style:parent-style-name="Default"/>
    <style:style style:name="ce1349" style:family="table-cell" style:parent-style-name="Default"/>
    <style:style style:name="ce1350" style:family="table-cell" style:parent-style-name="Default">
      <style:table-cell-properties fo:background-color="#fff200"/>
    </style:style>
    <style:style style:name="ce1351" style:family="table-cell" style:parent-style-name="Default"/>
    <style:style style:name="ce1352" style:family="table-cell" style:parent-style-name="Default"/>
    <style:style style:name="ce1353" style:family="table-cell" style:parent-style-name="Default"/>
    <style:style style:name="ce1354" style:family="table-cell" style:parent-style-name="Default"/>
    <style:style style:name="ce1355" style:family="table-cell" style:parent-style-name="Default"/>
    <style:style style:name="ce1356" style:family="table-cell" style:parent-style-name="Default"/>
    <style:style style:name="ce1357" style:family="table-cell" style:parent-style-name="Default"/>
    <style:style style:name="ce1358" style:family="table-cell" style:parent-style-name="Default"/>
    <style:style style:name="ce1359" style:family="table-cell" style:parent-style-name="Default"/>
    <style:style style:name="ce1360" style:family="table-cell" style:parent-style-name="Default"/>
    <style:style style:name="ce1361" style:family="table-cell" style:parent-style-name="Default">
      <style:table-cell-properties fo:background-color="#fff200"/>
    </style:style>
    <style:style style:name="ce1362" style:family="table-cell" style:parent-style-name="Default"/>
    <style:style style:name="ce1363" style:family="table-cell" style:parent-style-name="Default"/>
    <style:style style:name="ce1364" style:family="table-cell" style:parent-style-name="Default"/>
    <style:style style:name="ce1365" style:family="table-cell" style:parent-style-name="Default"/>
    <style:style style:name="ce1366" style:family="table-cell" style:parent-style-name="Default"/>
    <style:style style:name="ce1367" style:family="table-cell" style:parent-style-name="Default"/>
    <style:style style:name="ce1368" style:family="table-cell" style:parent-style-name="Default"/>
    <style:style style:name="ce1369" style:family="table-cell" style:parent-style-name="Default"/>
    <style:style style:name="ce1370" style:family="table-cell" style:parent-style-name="Default"/>
    <style:style style:name="ce1371" style:family="table-cell" style:parent-style-name="Default"/>
    <style:style style:name="ce1372" style:family="table-cell" style:parent-style-name="Default"/>
    <style:style style:name="ce1373" style:family="table-cell" style:parent-style-name="Default"/>
    <style:style style:name="ce1374" style:family="table-cell" style:parent-style-name="Default"/>
    <style:style style:name="ce1375" style:family="table-cell" style:parent-style-name="Default"/>
    <style:style style:name="ce1376" style:family="table-cell" style:parent-style-name="Default">
      <style:table-cell-properties fo:background-color="#fff200"/>
    </style:style>
    <style:style style:name="ce1377" style:family="table-cell" style:parent-style-name="Default"/>
    <style:style style:name="ce1378" style:family="table-cell" style:parent-style-name="Default"/>
    <style:style style:name="ce1379" style:family="table-cell" style:parent-style-name="Default"/>
    <style:style style:name="ce1380" style:family="table-cell" style:parent-style-name="Default"/>
    <style:style style:name="ce1381" style:family="table-cell" style:parent-style-name="Default"/>
    <style:style style:name="ce1382" style:family="table-cell" style:parent-style-name="Default"/>
    <style:style style:name="ce1383" style:family="table-cell" style:parent-style-name="Default"/>
    <style:style style:name="ce1384" style:family="table-cell" style:parent-style-name="Default"/>
    <style:style style:name="ce1385" style:family="table-cell" style:parent-style-name="Default"/>
    <style:style style:name="ce1386" style:family="table-cell" style:parent-style-name="Default"/>
    <style:style style:name="ce1387" style:family="table-cell" style:parent-style-name="Default"/>
    <style:style style:name="ce1388" style:family="table-cell" style:parent-style-name="Default"/>
    <style:style style:name="ce1389" style:family="table-cell" style:parent-style-name="Default"/>
    <style:style style:name="ce1390" style:family="table-cell" style:parent-style-name="Default"/>
    <style:style style:name="ce1391" style:family="table-cell" style:parent-style-name="Default"/>
    <style:style style:name="ce1392" style:family="table-cell" style:parent-style-name="Default"/>
    <style:style style:name="ce1393" style:family="table-cell" style:parent-style-name="Default"/>
    <style:style style:name="ce1394" style:family="table-cell" style:parent-style-name="Default"/>
    <style:style style:name="ce1395" style:family="table-cell" style:parent-style-name="Default"/>
    <style:style style:name="ce1396" style:family="table-cell" style:parent-style-name="Default"/>
    <style:style style:name="ce1397" style:family="table-cell" style:parent-style-name="Default"/>
    <style:style style:name="ce1398" style:family="table-cell" style:parent-style-name="Default"/>
    <style:style style:name="ce1399" style:family="table-cell" style:parent-style-name="Default"/>
    <style:style style:name="ce1400" style:family="table-cell" style:parent-style-name="Default">
      <style:table-cell-properties fo:background-color="#fff200"/>
    </style:style>
    <style:style style:name="ce1401" style:family="table-cell" style:parent-style-name="Default"/>
    <style:style style:name="ce1402" style:family="table-cell" style:parent-style-name="Default"/>
    <style:style style:name="ce1403" style:family="table-cell" style:parent-style-name="Default"/>
    <style:style style:name="ce1404" style:family="table-cell" style:parent-style-name="Default"/>
    <style:style style:name="ce1405" style:family="table-cell" style:parent-style-name="Default"/>
    <style:style style:name="ce1406" style:family="table-cell" style:parent-style-name="Default"/>
    <style:style style:name="ce1407" style:family="table-cell" style:parent-style-name="Default"/>
    <style:style style:name="ce1408" style:family="table-cell" style:parent-style-name="Default"/>
    <style:style style:name="ce1409" style:family="table-cell" style:parent-style-name="Default"/>
    <style:style style:name="ce1410" style:family="table-cell" style:parent-style-name="Default"/>
    <style:style style:name="ce1411" style:family="table-cell" style:parent-style-name="Default">
      <style:table-cell-properties fo:background-color="#fff200"/>
    </style:style>
    <style:style style:name="ce1412" style:family="table-cell" style:parent-style-name="Default"/>
    <style:style style:name="ce1413" style:family="table-cell" style:parent-style-name="Default"/>
    <style:style style:name="ce1414" style:family="table-cell" style:parent-style-name="Default"/>
    <style:style style:name="ce1415" style:family="table-cell" style:parent-style-name="Default"/>
    <style:style style:name="ce1416" style:family="table-cell" style:parent-style-name="Default"/>
    <style:style style:name="ce1417" style:family="table-cell" style:parent-style-name="Default"/>
    <style:style style:name="ce1418" style:family="table-cell" style:parent-style-name="Default"/>
    <style:style style:name="ce1419" style:family="table-cell" style:parent-style-name="Default"/>
    <style:style style:name="ce1420" style:family="table-cell" style:parent-style-name="Default"/>
    <style:style style:name="ce1421" style:family="table-cell" style:parent-style-name="Default"/>
    <style:style style:name="ce1422" style:family="table-cell" style:parent-style-name="Default"/>
    <style:style style:name="ce1423" style:family="table-cell" style:parent-style-name="Default"/>
    <style:style style:name="ce1424" style:family="table-cell" style:parent-style-name="Default"/>
    <style:style style:name="ce1425" style:family="table-cell" style:parent-style-name="Default"/>
    <style:style style:name="ce1426" style:family="table-cell" style:parent-style-name="Default"/>
    <style:style style:name="ce1427" style:family="table-cell" style:parent-style-name="Default"/>
    <style:style style:name="ce1428" style:family="table-cell" style:parent-style-name="Default"/>
    <style:style style:name="ce1429" style:family="table-cell" style:parent-style-name="Default"/>
    <style:style style:name="ce1430" style:family="table-cell" style:parent-style-name="Default"/>
    <style:style style:name="ce1431" style:family="table-cell" style:parent-style-name="Default"/>
    <style:style style:name="ce1432" style:family="table-cell" style:parent-style-name="Default"/>
    <style:style style:name="ce1433" style:family="table-cell" style:parent-style-name="Default"/>
    <style:style style:name="ce1434" style:family="table-cell" style:parent-style-name="Default">
      <style:table-cell-properties fo:background-color="#fff200"/>
    </style:style>
    <style:style style:name="ce1435" style:family="table-cell" style:parent-style-name="Default"/>
    <style:style style:name="ce1436" style:family="table-cell" style:parent-style-name="Default"/>
    <style:style style:name="ce1437" style:family="table-cell" style:parent-style-name="Default"/>
    <style:style style:name="ce1438" style:family="table-cell" style:parent-style-name="Default"/>
    <style:style style:name="ce1439" style:family="table-cell" style:parent-style-name="Default"/>
    <style:style style:name="ce1440" style:family="table-cell" style:parent-style-name="Default"/>
    <style:style style:name="ce1441" style:family="table-cell" style:parent-style-name="Default">
      <style:table-cell-properties fo:background-color="#fff200"/>
    </style:style>
    <style:style style:name="ce1442" style:family="table-cell" style:parent-style-name="Default"/>
    <style:style style:name="ce1443" style:family="table-cell" style:parent-style-name="Default"/>
    <style:style style:name="ce1444" style:family="table-cell" style:parent-style-name="Default"/>
    <style:style style:name="ce1445" style:family="table-cell" style:parent-style-name="Default"/>
    <style:style style:name="ce1446" style:family="table-cell" style:parent-style-name="Default"/>
    <style:style style:name="ce1447" style:family="table-cell" style:parent-style-name="Default"/>
    <style:style style:name="ce1448" style:family="table-cell" style:parent-style-name="Default"/>
    <style:style style:name="ce1449" style:family="table-cell" style:parent-style-name="Default"/>
    <style:style style:name="ce1450" style:family="table-cell" style:parent-style-name="Default">
      <style:table-cell-properties fo:background-color="#fff200"/>
    </style:style>
    <style:style style:name="ce1451" style:family="table-cell" style:parent-style-name="Default"/>
    <style:style style:name="ce1452" style:family="table-cell" style:parent-style-name="Default">
      <style:table-cell-properties fo:background-color="#fff200"/>
    </style:style>
    <style:style style:name="ce1453" style:family="table-cell" style:parent-style-name="Default"/>
    <style:style style:name="ce1454" style:family="table-cell" style:parent-style-name="Default"/>
    <style:style style:name="ce1455" style:family="table-cell" style:parent-style-name="Default"/>
    <style:style style:name="ce1456" style:family="table-cell" style:parent-style-name="Default"/>
    <style:style style:name="ce1457" style:family="table-cell" style:parent-style-name="Default"/>
    <style:style style:name="ce1458" style:family="table-cell" style:parent-style-name="Default"/>
    <style:style style:name="ce1459" style:family="table-cell" style:parent-style-name="Default"/>
    <style:style style:name="ce1460" style:family="table-cell" style:parent-style-name="Default"/>
    <style:style style:name="ce1461" style:family="table-cell" style:parent-style-name="Default"/>
    <style:style style:name="ce1462" style:family="table-cell" style:parent-style-name="Default"/>
    <style:style style:name="ce1463" style:family="table-cell" style:parent-style-name="Default"/>
    <style:style style:name="ce1464" style:family="table-cell" style:parent-style-name="Default"/>
    <style:style style:name="ce1465" style:family="table-cell" style:parent-style-name="Default"/>
    <style:style style:name="ce1466" style:family="table-cell" style:parent-style-name="Default"/>
    <style:style style:name="ce1467" style:family="table-cell" style:parent-style-name="Default"/>
    <style:style style:name="ce1468" style:family="table-cell" style:parent-style-name="Default"/>
    <style:style style:name="ce1469" style:family="table-cell" style:parent-style-name="Default"/>
    <style:style style:name="ce1470" style:family="table-cell" style:parent-style-name="Default"/>
    <style:style style:name="ce1471" style:family="table-cell" style:parent-style-name="Default"/>
    <style:style style:name="ce1472" style:family="table-cell" style:parent-style-name="Default"/>
    <style:style style:name="ce1473" style:family="table-cell" style:parent-style-name="Default"/>
    <style:style style:name="ce1474" style:family="table-cell" style:parent-style-name="Default"/>
    <style:style style:name="ce1475" style:family="table-cell" style:parent-style-name="Default"/>
    <style:style style:name="ce1476" style:family="table-cell" style:parent-style-name="Default">
      <style:table-cell-properties fo:background-color="#fff200"/>
    </style:style>
    <style:style style:name="ce1477" style:family="table-cell" style:parent-style-name="Default"/>
    <style:style style:name="ce1478" style:family="table-cell" style:parent-style-name="Default"/>
    <style:style style:name="ce1479" style:family="table-cell" style:parent-style-name="Default"/>
    <style:style style:name="ce1480" style:family="table-cell" style:parent-style-name="Default"/>
    <style:style style:name="ce1481" style:family="table-cell" style:parent-style-name="Default"/>
    <style:style style:name="ce1482" style:family="table-cell" style:parent-style-name="Default"/>
    <style:style style:name="ce1483" style:family="table-cell" style:parent-style-name="Default"/>
    <style:style style:name="ce1484" style:family="table-cell" style:parent-style-name="Default">
      <style:table-cell-properties fo:background-color="#fff200"/>
    </style:style>
    <style:style style:name="ce1485" style:family="table-cell" style:parent-style-name="Default"/>
    <style:style style:name="ce1486" style:family="table-cell" style:parent-style-name="Default"/>
    <style:style style:name="ce1487" style:family="table-cell" style:parent-style-name="Default"/>
    <style:style style:name="ce1488" style:family="table-cell" style:parent-style-name="Default"/>
    <style:style style:name="ce1489" style:family="table-cell" style:parent-style-name="Default"/>
    <style:style style:name="ce1490" style:family="table-cell" style:parent-style-name="Default"/>
    <style:style style:name="ce1491" style:family="table-cell" style:parent-style-name="Default"/>
    <style:style style:name="ce1492" style:family="table-cell" style:parent-style-name="Default"/>
    <style:style style:name="ce1493" style:family="table-cell" style:parent-style-name="Default"/>
    <style:style style:name="ce1494" style:family="table-cell" style:parent-style-name="Default"/>
    <style:style style:name="ce1495" style:family="table-cell" style:parent-style-name="Default">
      <style:table-cell-properties fo:background-color="#fff200"/>
    </style:style>
    <style:style style:name="ce1496" style:family="table-cell" style:parent-style-name="Default"/>
    <style:style style:name="ce1497" style:family="table-cell" style:parent-style-name="Default"/>
    <style:style style:name="ce1498" style:family="table-cell" style:parent-style-name="Default"/>
    <style:style style:name="ce1499" style:family="table-cell" style:parent-style-name="Default"/>
    <style:style style:name="ce1500" style:family="table-cell" style:parent-style-name="Default"/>
    <style:style style:name="ce1501" style:family="table-cell" style:parent-style-name="Default"/>
    <style:style style:name="ce1502" style:family="table-cell" style:parent-style-name="Default"/>
    <style:style style:name="ce1503" style:family="table-cell" style:parent-style-name="Default"/>
    <style:style style:name="ce1504" style:family="table-cell" style:parent-style-name="Default"/>
    <style:style style:name="ce1505" style:family="table-cell" style:parent-style-name="Default"/>
    <style:style style:name="ce1506" style:family="table-cell" style:parent-style-name="Default"/>
    <style:style style:name="ce1507" style:family="table-cell" style:parent-style-name="Default"/>
    <style:style style:name="ce1508" style:family="table-cell" style:parent-style-name="Default"/>
    <style:style style:name="ce1509" style:family="table-cell" style:parent-style-name="Default"/>
    <style:style style:name="ce1510" style:family="table-cell" style:parent-style-name="Default"/>
    <style:style style:name="ce1511" style:family="table-cell" style:parent-style-name="Default"/>
    <style:style style:name="ce1512" style:family="table-cell" style:parent-style-name="Default"/>
    <style:style style:name="ce1513" style:family="table-cell" style:parent-style-name="Default"/>
    <style:style style:name="ce1514" style:family="table-cell" style:parent-style-name="Default"/>
    <style:style style:name="ce1515" style:family="table-cell" style:parent-style-name="Default"/>
    <style:style style:name="ce1516" style:family="table-cell" style:parent-style-name="Default"/>
    <style:style style:name="ce1517" style:family="table-cell" style:parent-style-name="Default"/>
    <style:style style:name="ce1518" style:family="table-cell" style:parent-style-name="Default"/>
    <style:style style:name="ce1519" style:family="table-cell" style:parent-style-name="Default"/>
    <style:style style:name="ce1520" style:family="table-cell" style:parent-style-name="Default"/>
    <style:style style:name="ce1521" style:family="table-cell" style:parent-style-name="Default"/>
    <style:style style:name="ce1522" style:family="table-cell" style:parent-style-name="Default"/>
    <style:style style:name="ce1523" style:family="table-cell" style:parent-style-name="Default"/>
    <style:style style:name="ce1524" style:family="table-cell" style:parent-style-name="Default"/>
    <style:style style:name="ce1525" style:family="table-cell" style:parent-style-name="Default"/>
    <style:style style:name="ce1526" style:family="table-cell" style:parent-style-name="Default"/>
    <style:style style:name="ce1527" style:family="table-cell" style:parent-style-name="Default"/>
    <style:style style:name="ce1528" style:family="table-cell" style:parent-style-name="Default">
      <style:table-cell-properties fo:background-color="#fff200"/>
    </style:style>
    <style:style style:name="ce1529" style:family="table-cell" style:parent-style-name="Default">
      <style:table-cell-properties fo:background-color="#fff200"/>
    </style:style>
    <style:style style:name="ce1530" style:family="table-cell" style:parent-style-name="Default"/>
    <style:style style:name="ce1531" style:family="table-cell" style:parent-style-name="Default"/>
    <style:style style:name="ce1532" style:family="table-cell" style:parent-style-name="Default"/>
    <style:style style:name="ce1533" style:family="table-cell" style:parent-style-name="Default"/>
    <style:style style:name="ce1534" style:family="table-cell" style:parent-style-name="Default"/>
    <style:style style:name="ce1535" style:family="table-cell" style:parent-style-name="Default"/>
    <style:style style:name="ce1536" style:family="table-cell" style:parent-style-name="Default"/>
    <style:style style:name="ce1537" style:family="table-cell" style:parent-style-name="Default"/>
    <style:style style:name="ce1538" style:family="table-cell" style:parent-style-name="Default"/>
    <style:style style:name="ce1539" style:family="table-cell" style:parent-style-name="Default"/>
    <style:style style:name="ce1540" style:family="table-cell" style:parent-style-name="Default"/>
    <style:style style:name="ce1541" style:family="table-cell" style:parent-style-name="Default"/>
    <style:style style:name="ce1542" style:family="table-cell" style:parent-style-name="Default"/>
    <style:style style:name="ce1543" style:family="table-cell" style:parent-style-name="Default"/>
    <style:style style:name="ce1544" style:family="table-cell" style:parent-style-name="Default"/>
    <style:style style:name="ce1545" style:family="table-cell" style:parent-style-name="Default"/>
    <style:style style:name="ce1546" style:family="table-cell" style:parent-style-name="Default"/>
    <style:style style:name="ce1547" style:family="table-cell" style:parent-style-name="Default"/>
    <style:style style:name="ce1548" style:family="table-cell" style:parent-style-name="Default"/>
    <style:style style:name="ce1549" style:family="table-cell" style:parent-style-name="Default"/>
    <style:style style:name="ce1550" style:family="table-cell" style:parent-style-name="Default"/>
    <style:style style:name="ce1551" style:family="table-cell" style:parent-style-name="Default"/>
    <style:style style:name="ce1552" style:family="table-cell" style:parent-style-name="Default"/>
    <style:style style:name="ce1553" style:family="table-cell" style:parent-style-name="Default"/>
    <style:style style:name="ce1554" style:family="table-cell" style:parent-style-name="Default"/>
    <style:style style:name="ce1555" style:family="table-cell" style:parent-style-name="Default"/>
    <style:style style:name="ce1556" style:family="table-cell" style:parent-style-name="Default"/>
    <style:style style:name="ce1557" style:family="table-cell" style:parent-style-name="Default"/>
    <style:style style:name="ce1558" style:family="table-cell" style:parent-style-name="Default"/>
    <style:style style:name="ce1559" style:family="table-cell" style:parent-style-name="Default"/>
    <style:style style:name="ce1560" style:family="table-cell" style:parent-style-name="Default"/>
    <style:style style:name="ce1561" style:family="table-cell" style:parent-style-name="Default"/>
    <style:style style:name="ce1562" style:family="table-cell" style:parent-style-name="Default"/>
    <style:style style:name="ce1563" style:family="table-cell" style:parent-style-name="Default"/>
    <style:style style:name="ce1564" style:family="table-cell" style:parent-style-name="Default"/>
    <style:style style:name="ce1565" style:family="table-cell" style:parent-style-name="Default"/>
    <style:style style:name="ce1566" style:family="table-cell" style:parent-style-name="Default">
      <style:table-cell-properties fo:background-color="#fff200"/>
    </style:style>
    <style:style style:name="ce1567" style:family="table-cell" style:parent-style-name="Default"/>
    <style:style style:name="ce1568" style:family="table-cell" style:parent-style-name="Default"/>
    <style:style style:name="ce1569" style:family="table-cell" style:parent-style-name="Default"/>
    <style:style style:name="ce1570" style:family="table-cell" style:parent-style-name="Default"/>
    <style:style style:name="ce1571" style:family="table-cell" style:parent-style-name="Default"/>
    <style:style style:name="ce1572" style:family="table-cell" style:parent-style-name="Default"/>
    <style:style style:name="ce1573" style:family="table-cell" style:parent-style-name="Default">
      <style:table-cell-properties fo:background-color="#fff200"/>
    </style:style>
    <style:style style:name="ce1574" style:family="table-cell" style:parent-style-name="Default"/>
    <style:style style:name="ce1575" style:family="table-cell" style:parent-style-name="Default"/>
    <style:style style:name="ce1576" style:family="table-cell" style:parent-style-name="Default"/>
    <style:style style:name="ce1577" style:family="table-cell" style:parent-style-name="Default"/>
    <style:style style:name="ce1578" style:family="table-cell" style:parent-style-name="Default"/>
    <style:style style:name="ce1579" style:family="table-cell" style:parent-style-name="Default"/>
    <style:style style:name="ce1580" style:family="table-cell" style:parent-style-name="Default"/>
    <style:style style:name="ce1581" style:family="table-cell" style:parent-style-name="Default"/>
    <style:style style:name="ce1582" style:family="table-cell" style:parent-style-name="Default"/>
    <style:style style:name="ce1583" style:family="table-cell" style:parent-style-name="Default"/>
    <style:style style:name="ce1584" style:family="table-cell" style:parent-style-name="Default"/>
    <style:style style:name="ce1585" style:family="table-cell" style:parent-style-name="Default"/>
    <style:style style:name="ce1586" style:family="table-cell" style:parent-style-name="Default"/>
    <style:style style:name="ce1587" style:family="table-cell" style:parent-style-name="Default"/>
    <style:style style:name="ce1588" style:family="table-cell" style:parent-style-name="Default"/>
    <style:style style:name="ce1589" style:family="table-cell" style:parent-style-name="Default"/>
    <style:style style:name="ce1590" style:family="table-cell" style:parent-style-name="Default"/>
    <style:style style:name="ce1591" style:family="table-cell" style:parent-style-name="Default"/>
    <style:style style:name="ce1592" style:family="table-cell" style:parent-style-name="Default"/>
    <style:style style:name="ce1593" style:family="table-cell" style:parent-style-name="Default"/>
    <style:style style:name="ce1594" style:family="table-cell" style:parent-style-name="Default"/>
    <style:style style:name="ce1595" style:family="table-cell" style:parent-style-name="Default"/>
    <style:style style:name="ce1596" style:family="table-cell" style:parent-style-name="Default"/>
    <style:style style:name="ce1597" style:family="table-cell" style:parent-style-name="Default"/>
    <style:style style:name="ce1598" style:family="table-cell" style:parent-style-name="Default"/>
    <style:style style:name="ce1599" style:family="table-cell" style:parent-style-name="Default"/>
    <style:style style:name="ce1600" style:family="table-cell" style:parent-style-name="Default"/>
    <style:style style:name="ce1601" style:family="table-cell" style:parent-style-name="Default"/>
    <style:style style:name="ce1602" style:family="table-cell" style:parent-style-name="Default"/>
    <style:style style:name="ce1603" style:family="table-cell" style:parent-style-name="Default"/>
    <style:style style:name="ce1604" style:family="table-cell" style:parent-style-name="Default"/>
    <style:style style:name="ce1605" style:family="table-cell" style:parent-style-name="Default"/>
    <style:style style:name="ce1606" style:family="table-cell" style:parent-style-name="Default"/>
    <style:style style:name="ce1607" style:family="table-cell" style:parent-style-name="Default"/>
    <style:style style:name="ce1608" style:family="table-cell" style:parent-style-name="Default"/>
    <style:style style:name="ce1609" style:family="table-cell" style:parent-style-name="Default"/>
    <style:style style:name="ce1610" style:family="table-cell" style:parent-style-name="Default"/>
    <style:style style:name="ce1611" style:family="table-cell" style:parent-style-name="Default"/>
    <style:style style:name="ce1612" style:family="table-cell" style:parent-style-name="Default"/>
    <style:style style:name="ce1613" style:family="table-cell" style:parent-style-name="Default"/>
    <style:style style:name="ce1614" style:family="table-cell" style:parent-style-name="Default"/>
    <style:style style:name="ce1615" style:family="table-cell" style:parent-style-name="Default"/>
    <style:style style:name="ce1616" style:family="table-cell" style:parent-style-name="Default"/>
    <style:style style:name="ce1617" style:family="table-cell" style:parent-style-name="Default"/>
    <style:style style:name="ce1618" style:family="table-cell" style:parent-style-name="Default"/>
    <style:style style:name="ce1619" style:family="table-cell" style:parent-style-name="Default"/>
    <style:style style:name="ce1620" style:family="table-cell" style:parent-style-name="Default"/>
    <style:style style:name="ce1621" style:family="table-cell" style:parent-style-name="Default"/>
    <style:style style:name="ce1622" style:family="table-cell" style:parent-style-name="Default"/>
    <style:style style:name="ce1623" style:family="table-cell" style:parent-style-name="Default"/>
    <style:style style:name="ce1624" style:family="table-cell" style:parent-style-name="Default"/>
    <style:style style:name="ce1625" style:family="table-cell" style:parent-style-name="Default"/>
    <style:style style:name="ce1626" style:family="table-cell" style:parent-style-name="Default"/>
    <style:style style:name="ce1627" style:family="table-cell" style:parent-style-name="Default"/>
    <style:style style:name="ce1628" style:family="table-cell" style:parent-style-name="Default"/>
    <style:style style:name="ce1629" style:family="table-cell" style:parent-style-name="Default"/>
    <style:style style:name="ce1630" style:family="table-cell" style:parent-style-name="Default"/>
    <style:style style:name="ce1631" style:family="table-cell" style:parent-style-name="Default"/>
    <style:style style:name="ce1632" style:family="table-cell" style:parent-style-name="Default"/>
    <style:style style:name="ce1633" style:family="table-cell" style:parent-style-name="Default"/>
    <style:style style:name="ce1634" style:family="table-cell" style:parent-style-name="Default"/>
    <style:style style:name="ce1635" style:family="table-cell" style:parent-style-name="Default"/>
    <style:style style:name="ce1636" style:family="table-cell" style:parent-style-name="Default"/>
    <style:style style:name="ce1637" style:family="table-cell" style:parent-style-name="Default"/>
    <style:style style:name="ce1638" style:family="table-cell" style:parent-style-name="Default"/>
    <style:style style:name="ce1639" style:family="table-cell" style:parent-style-name="Default"/>
    <style:style style:name="ce1640" style:family="table-cell" style:parent-style-name="Default"/>
    <style:style style:name="ce1641" style:family="table-cell" style:parent-style-name="Default"/>
    <style:style style:name="ce1642" style:family="table-cell" style:parent-style-name="Default"/>
    <style:style style:name="ce1643" style:family="table-cell" style:parent-style-name="Default"/>
    <style:style style:name="ce1644" style:family="table-cell" style:parent-style-name="Default"/>
    <style:style style:name="ce1645" style:family="table-cell" style:parent-style-name="Default"/>
    <style:style style:name="ce1646" style:family="table-cell" style:parent-style-name="Default"/>
    <style:style style:name="ce1647" style:family="table-cell" style:parent-style-name="Default"/>
    <style:style style:name="ce1648" style:family="table-cell" style:parent-style-name="Default"/>
    <style:style style:name="ce1649" style:family="table-cell" style:parent-style-name="Default"/>
    <style:style style:name="ce1650" style:family="table-cell" style:parent-style-name="Default"/>
    <style:style style:name="ce1651" style:family="table-cell" style:parent-style-name="Default"/>
    <style:style style:name="ce1652" style:family="table-cell" style:parent-style-name="Default"/>
    <style:style style:name="ce1653" style:family="table-cell" style:parent-style-name="Default"/>
    <style:style style:name="ce1654" style:family="table-cell" style:parent-style-name="Default"/>
    <style:style style:name="ce1655" style:family="table-cell" style:parent-style-name="Default"/>
    <style:style style:name="ce1656" style:family="table-cell" style:parent-style-name="Default"/>
    <style:style style:name="ce1657" style:family="table-cell" style:parent-style-name="Default"/>
    <style:style style:name="ce1658" style:family="table-cell" style:parent-style-name="Default"/>
    <style:style style:name="ce1659" style:family="table-cell" style:parent-style-name="Default"/>
    <style:style style:name="ce1660" style:family="table-cell" style:parent-style-name="Default"/>
    <style:style style:name="ce1661" style:family="table-cell" style:parent-style-name="Default"/>
    <style:style style:name="ce1662" style:family="table-cell" style:parent-style-name="Default"/>
    <style:style style:name="ce1663" style:family="table-cell" style:parent-style-name="Default"/>
    <style:style style:name="ce1664" style:family="table-cell" style:parent-style-name="Default"/>
    <style:style style:name="ce1665" style:family="table-cell" style:parent-style-name="Default"/>
    <style:style style:name="ce1666" style:family="table-cell" style:parent-style-name="Default"/>
    <style:style style:name="ce1667" style:family="table-cell" style:parent-style-name="Default"/>
    <style:style style:name="ce1668" style:family="table-cell" style:parent-style-name="Default"/>
    <style:style style:name="ce1669" style:family="table-cell" style:parent-style-name="Default"/>
    <style:style style:name="ce1670" style:family="table-cell" style:parent-style-name="Default"/>
    <style:style style:name="ce1671" style:family="table-cell" style:parent-style-name="Default"/>
    <style:style style:name="ce1672" style:family="table-cell" style:parent-style-name="Default"/>
    <style:style style:name="ce1673" style:family="table-cell" style:parent-style-name="Default"/>
    <style:style style:name="ce1674" style:family="table-cell" style:parent-style-name="Default">
      <style:table-cell-properties fo:background-color="#fff200"/>
    </style:style>
    <style:style style:name="ce1675" style:family="table-cell" style:parent-style-name="Default"/>
    <style:style style:name="ce1676" style:family="table-cell" style:parent-style-name="Default"/>
    <style:style style:name="ce1677" style:family="table-cell" style:parent-style-name="Default"/>
    <style:style style:name="ce1678" style:family="table-cell" style:parent-style-name="Default"/>
    <style:style style:name="ce1679" style:family="table-cell" style:parent-style-name="Default"/>
    <style:style style:name="ce1680" style:family="table-cell" style:parent-style-name="Default"/>
    <style:style style:name="ce1681" style:family="table-cell" style:parent-style-name="Default"/>
    <style:style style:name="ce1682" style:family="table-cell" style:parent-style-name="Default"/>
    <style:style style:name="ce1683" style:family="table-cell" style:parent-style-name="Default"/>
    <style:style style:name="ce1684" style:family="table-cell" style:parent-style-name="Default"/>
    <style:style style:name="ce1685" style:family="table-cell" style:parent-style-name="Default"/>
    <style:style style:name="ce1686" style:family="table-cell" style:parent-style-name="Default"/>
    <style:style style:name="ce1687" style:family="table-cell" style:parent-style-name="Default"/>
    <style:style style:name="ce1688" style:family="table-cell" style:parent-style-name="Default"/>
    <style:style style:name="ce1689" style:family="table-cell" style:parent-style-name="Default"/>
    <style:style style:name="ce1690" style:family="table-cell" style:parent-style-name="Default"/>
    <style:style style:name="ce1691" style:family="table-cell" style:parent-style-name="Default"/>
    <style:style style:name="ce1692" style:family="table-cell" style:parent-style-name="Default"/>
    <style:style style:name="ce1693" style:family="table-cell" style:parent-style-name="Default"/>
    <style:style style:name="ce1694" style:family="table-cell" style:parent-style-name="Default"/>
    <style:style style:name="ce1695" style:family="table-cell" style:parent-style-name="Default"/>
    <style:style style:name="ce1696" style:family="table-cell" style:parent-style-name="Default"/>
    <style:style style:name="ce1697" style:family="table-cell" style:parent-style-name="Default"/>
    <style:style style:name="ce1698" style:family="table-cell" style:parent-style-name="Default"/>
    <style:style style:name="ce1699" style:family="table-cell" style:parent-style-name="Default"/>
    <style:style style:name="ce1700" style:family="table-cell" style:parent-style-name="Default"/>
    <style:style style:name="ce1701" style:family="table-cell" style:parent-style-name="Default"/>
    <style:style style:name="ce1702" style:family="table-cell" style:parent-style-name="Default"/>
    <style:style style:name="ce1703" style:family="table-cell" style:parent-style-name="Default"/>
    <style:style style:name="ce1704" style:family="table-cell" style:parent-style-name="Default"/>
    <style:style style:name="ce1705" style:family="table-cell" style:parent-style-name="Default"/>
    <style:style style:name="ce1706" style:family="table-cell" style:parent-style-name="Default"/>
    <style:style style:name="ce1707" style:family="table-cell" style:parent-style-name="Default"/>
    <style:style style:name="ce1708" style:family="table-cell" style:parent-style-name="Default"/>
    <style:style style:name="ce1709" style:family="table-cell" style:parent-style-name="Default"/>
    <style:style style:name="ce1710" style:family="table-cell" style:parent-style-name="Default"/>
    <style:style style:name="ce171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c13_k2sc_output_2018-05-29_comments2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fund_period</text:p>
          </table:table-cell>
          <table:table-cell office:value-type="string" calcext:value-type="string">
            <text:p>fund_power</text:p>
          </table:table-cell>
          <table:table-cell office:value-type="string" calcext:value-type="string">
            <text:p>sig_period</text:p>
          </table:table-cell>
          <table:table-cell office:value-type="string" calcext:value-type="string">
            <text:p>sig_power</text:p>
          </table:table-cell>
          <table:table-cell office:value-type="string" calcext:value-type="string">
            <text:p>sec_period</text:p>
          </table:table-cell>
          <table:table-cell office:value-type="string" calcext:value-type="string">
            <text:p>sec_power</text:p>
          </table:table-cell>
          <table:table-cell office:value-type="string" calcext:value-type="string">
            <text:p>num_sig</text:p>
          </table:table-cell>
          <table:table-cell office:value-type="string" calcext:value-type="string">
            <text:p>harm_typ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SpotEvol</text:p>
          </table:table-cell>
          <table:table-cell office:value-type="string" calcext:value-type="string">
            <text:p>MultiPro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potEvol</text:p>
          </table:table-cell>
          <table:table-cell office:value-type="string" calcext:value-type="string">
            <text:p>MultiPro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eighbor1</text:p>
          </table:table-cell>
          <table:table-cell office:value-type="string" calcext:value-type="string">
            <text:p>Blended1</text:p>
          </table:table-cell>
          <table:table-cell office:value-type="string" calcext:value-type="string">
            <text:p>ImgProblem1</text:p>
          </table:table-cell>
          <table:table-cell office:value-type="string" calcext:value-type="string">
            <text:p>Notes – neighbors1</text:p>
          </table:table-cell>
          <table:table-cell office:value-type="string" calcext:value-type="string">
            <text:p>Neighbor2</text:p>
          </table:table-cell>
          <table:table-cell office:value-type="string" calcext:value-type="string">
            <text:p>Blended2</text:p>
          </table:table-cell>
          <table:table-cell office:value-type="string" calcext:value-type="string">
            <text:p>ImgProblem2</text:p>
          </table:table-cell>
          <table:table-cell office:value-type="string" calcext:value-type="string">
            <text:p>Notes – neighbors2</text:p>
          </table:table-cell>
        </table:table-row>
        <table:table-row table:style-name="ro1">
          <table:table-cell office:value-type="float" office:value="210491860" calcext:value-type="float">
            <text:p>210491860</text:p>
          </table:table-cell>
          <table:table-cell office:value-type="float" office:value="15.1794" calcext:value-type="float">
            <text:p>15.1794</text:p>
          </table:table-cell>
          <table:table-cell office:value-type="float" office:value="0.823" calcext:value-type="float">
            <text:p>0.823</text:p>
          </table:table-cell>
          <table:table-cell office:value-type="float" office:value="15.1794" calcext:value-type="float">
            <text:p>15.1794</text:p>
          </table:table-cell>
          <table:table-cell office:value-type="float" office:value="0.823" calcext:value-type="float">
            <text:p>0.823</text:p>
          </table:table-cell>
          <table:table-cell office:value-type="float" office:value="7.4563" calcext:value-type="float">
            <text:p>7.4563</text:p>
          </table:table-cell>
          <table:table-cell office:value-type="float" office:value="0.0462" calcext:value-type="float">
            <text:p>0.0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638" calcext:value-type="float">
            <text:p>0.007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13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wo faint neighbors, one blended</text:p>
          </table:table-cell>
          <table:table-cell table:style-name="ce1316" office:value-type="string" calcext:value-type="string">
            <text:p>y</text:p>
          </table:table-cell>
          <table:table-cell table:style-name="ce1448" office:value-type="string" calcext:value-type="string">
            <text:p>y</text:p>
          </table:table-cell>
          <table:table-cell table:style-name="ce1580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551925" calcext:value-type="float">
            <text:p>210551925</text:p>
          </table:table-cell>
          <table:table-cell office:value-type="float" office:value="11.6936" calcext:value-type="float">
            <text:p>11.6936</text:p>
          </table:table-cell>
          <table:table-cell office:value-type="float" office:value="0.7201" calcext:value-type="float">
            <text:p>0.7201</text:p>
          </table:table-cell>
          <table:table-cell office:value-type="float" office:value="11.6936" calcext:value-type="float">
            <text:p>11.6936</text:p>
          </table:table-cell>
          <table:table-cell office:value-type="float" office:value="0.7201" calcext:value-type="float">
            <text:p>0.7201</text:p>
          </table:table-cell>
          <table:table-cell office:value-type="float" office:value="5.9737" calcext:value-type="float">
            <text:p>5.9737</text:p>
          </table:table-cell>
          <table:table-cell office:value-type="float" office:value="0.0824" calcext:value-type="float">
            <text:p>0.0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968" calcext:value-type="float">
            <text:p>0.0079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y</text:p>
          </table:table-cell>
          <table:table-cell table:style-name="ce134" office:value-type="string" calcext:value-type="string">
            <text:p>n</text:p>
          </table:table-cell>
          <table:table-cell table:style-name="ce265" office:value-type="float" office:value="0" calcext:value-type="float">
            <text:p>0</text:p>
          </table:table-cell>
          <table:table-cell table:style-name="ce396" office:value-type="float" office:value="2" calcext:value-type="float">
            <text:p>2</text:p>
          </table:table-cell>
          <table:table-cell table:style-name="ce527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2MASS glint artifact</text:p>
          </table:table-cell>
          <table:table-cell table:style-name="ce1317" office:value-type="string" calcext:value-type="string">
            <text:p>n</text:p>
          </table:table-cell>
          <table:table-cell table:style-name="ce1449" office:value-type="string" calcext:value-type="string">
            <text:p>n</text:p>
          </table:table-cell>
          <table:table-cell table:style-name="ce1581" office:value-type="string" calcext:value-type="string">
            <text:p>n</text:p>
          </table:table-cell>
          <table:table-cell office:value-type="string" calcext:value-type="string">
            <text:p>2MASS glint artifacts</text:p>
          </table:table-cell>
        </table:table-row>
        <table:table-row table:style-name="ro1">
          <table:table-cell office:value-type="float" office:value="210552148" calcext:value-type="float">
            <text:p>210552148</text:p>
          </table:table-cell>
          <table:table-cell office:value-type="float" office:value="38.5569" calcext:value-type="float">
            <text:p>38.5569</text:p>
          </table:table-cell>
          <table:table-cell office:value-type="float" office:value="0.4026" calcext:value-type="float">
            <text:p>0.4026</text:p>
          </table:table-cell>
          <table:table-cell office:value-type="float" office:value="38.5569" calcext:value-type="float">
            <text:p>38.5569</text:p>
          </table:table-cell>
          <table:table-cell office:value-type="float" office:value="0.4026" calcext:value-type="float">
            <text:p>0.4026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8936" calcext:value-type="float">
            <text:p>0.00893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35" office:value-type="string" calcext:value-type="string">
            <text:p>n</text:p>
          </table:table-cell>
          <table:table-cell table:style-name="ce266" office:value-type="float" office:value="0" calcext:value-type="float">
            <text:p>0</text:p>
          </table:table-cell>
          <table:table-cell table:style-name="ce397" office:value-type="float" office:value="2" calcext:value-type="float">
            <text:p>2</text:p>
          </table:table-cell>
          <table:table-cell table:style-name="ce528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ightly brighter star with overlapping PSF</text:p>
          </table:table-cell>
          <table:table-cell table:style-name="ce1318" office:value-type="string" calcext:value-type="string">
            <text:p>y</text:p>
          </table:table-cell>
          <table:table-cell table:style-name="ce1450" office:value-type="string" calcext:value-type="string">
            <text:p>y</text:p>
          </table:table-cell>
          <table:table-cell table:style-name="ce1582" office:value-type="string" calcext:value-type="string">
            <text:p>n</text:p>
          </table:table-cell>
          <table:table-cell office:value-type="string" calcext:value-type="string">
            <text:p>comparable brightness, almost overlapping PSFs</text:p>
          </table:table-cell>
        </table:table-row>
        <table:table-row table:style-name="ro1">
          <table:table-cell office:value-type="float" office:value="210554781" calcext:value-type="float">
            <text:p>210554781</text:p>
          </table:table-cell>
          <table:table-cell office:value-type="float" office:value="11.5143" calcext:value-type="float">
            <text:p>11.5143</text:p>
          </table:table-cell>
          <table:table-cell office:value-type="float" office:value="0.6523" calcext:value-type="float">
            <text:p>0.6523</text:p>
          </table:table-cell>
          <table:table-cell office:value-type="float" office:value="11.5143" calcext:value-type="float">
            <text:p>11.5143</text:p>
          </table:table-cell>
          <table:table-cell office:value-type="float" office:value="0.6523" calcext:value-type="float">
            <text:p>0.6523</text:p>
          </table:table-cell>
          <table:table-cell office:value-type="float" office:value="3.5983" calcext:value-type="float">
            <text:p>3.5983</text:p>
          </table:table-cell>
          <table:table-cell office:value-type="float" office:value="0.1675" calcext:value-type="float">
            <text:p>0.16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8142" calcext:value-type="float">
            <text:p>0.008142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pe of the secondary period is a little spikey; also appears to be some transits?</text:p>
          </table:table-cell>
          <table:table-cell table:style-name="ce5" office:value-type="string" calcext:value-type="string">
            <text:p>y</text:p>
          </table:table-cell>
          <table:table-cell table:style-name="ce136" office:value-type="string" calcext:value-type="string">
            <text:p>y</text:p>
          </table:table-cell>
          <table:table-cell table:style-name="ce267" office:value-type="float" office:value="0" calcext:value-type="float">
            <text:p>0</text:p>
          </table:table-cell>
          <table:table-cell table:style-name="ce398" office:value-type="float" office:value="0" calcext:value-type="float">
            <text:p>0</text:p>
          </table:table-cell>
          <table:table-cell table:style-name="ce529" office:value-type="float" office:value="2" calcext:value-type="float">
            <text:p>2</text:p>
          </table:table-cell>
          <table:table-cell office:value-type="string" calcext:value-type="string">
            <text:p>shape of the secondary period is a little spikey; also appears to be some transits?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int neighbor near PSF edge, plus 2MASS glint artifact</text:p>
          </table:table-cell>
          <table:table-cell table:style-name="ce1319" office:value-type="string" calcext:value-type="string">
            <text:p>y</text:p>
          </table:table-cell>
          <table:table-cell table:style-name="ce1451" office:value-type="string" calcext:value-type="string">
            <text:p>n</text:p>
          </table:table-cell>
          <table:table-cell table:style-name="ce1583" office:value-type="string" calcext:value-type="string">
            <text:p>n</text:p>
          </table:table-cell>
          <table:table-cell office:value-type="string" calcext:value-type="string">
            <text:p>2MASS glint artifacts</text:p>
          </table:table-cell>
        </table:table-row>
        <table:table-row table:style-name="ro1">
          <table:table-cell office:value-type="float" office:value="210558541" calcext:value-type="float">
            <text:p>210558541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5218" calcext:value-type="float">
            <text:p>0.5218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5218" calcext:value-type="float">
            <text:p>0.5218</text:p>
          </table:table-cell>
          <table:table-cell office:value-type="float" office:value="0.4522" calcext:value-type="float">
            <text:p>0.4522</text:p>
          </table:table-cell>
          <table:table-cell office:value-type="float" office:value="0.0991" calcext:value-type="float">
            <text:p>0.0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7559" calcext:value-type="float">
            <text:p>0.007559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6" office:value-type="string" calcext:value-type="string">
            <text:p>n</text:p>
          </table:table-cell>
          <table:table-cell table:style-name="ce137" office:value-type="string" calcext:value-type="string">
            <text:p>n</text:p>
          </table:table-cell>
          <table:table-cell table:style-name="ce268" office:value-type="float" office:value="0" calcext:value-type="float">
            <text:p>0</text:p>
          </table:table-cell>
          <table:table-cell table:style-name="ce399" office:value-type="float" office:value="2" calcext:value-type="float">
            <text:p>2</text:p>
          </table:table-cell>
          <table:table-cell table:style-name="ce530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SS image appears to show a fainter blended star (but could be a glitch); nothing in 2MASS</text:p>
          </table:table-cell>
          <table:table-cell table:style-name="ce1320" office:value-type="string" calcext:value-type="string">
            <text:p>m</text:p>
          </table:table-cell>
          <table:table-cell table:style-name="ce1452" office:value-type="string" calcext:value-type="string">
            <text:p>m</text:p>
          </table:table-cell>
          <table:table-cell table:style-name="ce1584" office:value-type="string" calcext:value-type="string">
            <text:p>n</text:p>
          </table:table-cell>
          <table:table-cell office:value-type="string" calcext:value-type="string">
            <text:p>DSS extended, nothing in 2MASS</text:p>
          </table:table-cell>
        </table:table-row>
        <table:table-row table:style-name="ro1">
          <table:table-cell office:value-type="float" office:value="210566619" calcext:value-type="float">
            <text:p>210566619</text:p>
          </table:table-cell>
          <table:table-cell office:value-type="float" office:value="13.1814" calcext:value-type="float">
            <text:p>13.1814</text:p>
          </table:table-cell>
          <table:table-cell office:value-type="float" office:value="0.4329" calcext:value-type="float">
            <text:p>0.4329</text:p>
          </table:table-cell>
          <table:table-cell office:value-type="float" office:value="13.1814" calcext:value-type="float">
            <text:p>13.1814</text:p>
          </table:table-cell>
          <table:table-cell office:value-type="float" office:value="0.4329" calcext:value-type="float">
            <text:p>0.4329</text:p>
          </table:table-cell>
          <table:table-cell office:value-type="float" office:value="6.8292" calcext:value-type="float">
            <text:p>6.8292</text:p>
          </table:table-cell>
          <table:table-cell office:value-type="float" office:value="0.1614" calcext:value-type="float">
            <text:p>0.1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779" calcext:value-type="float">
            <text:p>0.0077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ear double-dip in second half of campaign, but lots of evolution in first half so phasing isn't great</text:p>
          </table:table-cell>
          <table:table-cell table:style-name="ce7" office:value-type="string" calcext:value-type="string">
            <text:p>y</text:p>
          </table:table-cell>
          <table:table-cell table:style-name="ce138" office:value-type="string" calcext:value-type="string">
            <text:p>m</text:p>
          </table:table-cell>
          <table:table-cell table:style-name="ce269" office:value-type="float" office:value="1" calcext:value-type="float">
            <text:p>1</text:p>
          </table:table-cell>
          <table:table-cell table:style-name="ce400" office:value-type="float" office:value="2" calcext:value-type="float">
            <text:p>2</text:p>
          </table:table-cell>
          <table:table-cell table:style-name="ce531" office:value-type="string" calcext:value-type="string">
            <text:p>-</text:p>
          </table:table-cell>
          <table:table-cell office:value-type="string" calcext:value-type="string">
            <text:p>lots of phase drif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us 2MASS glint artifact</text:p>
          </table:table-cell>
          <table:table-cell table:style-name="ce1321" office:value-type="string" calcext:value-type="string">
            <text:p>y</text:p>
          </table:table-cell>
          <table:table-cell table:style-name="ce1453" office:value-type="string" calcext:value-type="string">
            <text:p>m</text:p>
          </table:table-cell>
          <table:table-cell table:style-name="ce1585" office:value-type="string" calcext:value-type="string">
            <text:p>n</text:p>
          </table:table-cell>
          <table:table-cell office:value-type="string" calcext:value-type="string">
            <text:p>faint in 2MASS, plus 2MASS glint artifacts </text:p>
          </table:table-cell>
        </table:table-row>
        <table:table-row table:style-name="ro1">
          <table:table-cell office:value-type="float" office:value="210596446" calcext:value-type="float">
            <text:p>210596446</text:p>
          </table:table-cell>
          <table:table-cell office:value-type="float" office:value="14.5192" calcext:value-type="float">
            <text:p>14.5192</text:p>
          </table:table-cell>
          <table:table-cell office:value-type="float" office:value="0.6478" calcext:value-type="float">
            <text:p>0.6478</text:p>
          </table:table-cell>
          <table:table-cell office:value-type="float" office:value="14.5192" calcext:value-type="float">
            <text:p>14.5192</text:p>
          </table:table-cell>
          <table:table-cell office:value-type="float" office:value="0.6478" calcext:value-type="float">
            <text:p>0.6478</text:p>
          </table:table-cell>
          <table:table-cell office:value-type="float" office:value="7.1887" calcext:value-type="float">
            <text:p>7.1887</text:p>
          </table:table-cell>
          <table:table-cell office:value-type="float" office:value="0.0224" calcext:value-type="float">
            <text:p>0.0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592" calcext:value-type="float">
            <text:p>0.0075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string" calcext:value-type="string">
            <text:p>y</text:p>
          </table:table-cell>
          <table:table-cell table:style-name="ce139" office:value-type="string" calcext:value-type="string">
            <text:p>n</text:p>
          </table:table-cell>
          <table:table-cell table:style-name="ce270" office:value-type="float" office:value="0" calcext:value-type="float">
            <text:p>0</text:p>
          </table:table-cell>
          <table:table-cell table:style-name="ce401" office:value-type="float" office:value="2" calcext:value-type="float">
            <text:p>2</text:p>
          </table:table-cell>
          <table:table-cell table:style-name="ce532" office:value-type="string" calcext:value-type="string">
            <text:p>-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322" office:value-type="string" calcext:value-type="string">
            <text:p>y</text:p>
          </table:table-cell>
          <table:table-cell table:style-name="ce1454" office:value-type="string" calcext:value-type="string">
            <text:p>n</text:p>
          </table:table-cell>
          <table:table-cell table:style-name="ce1586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640966" calcext:value-type="float">
            <text:p>210640966</text:p>
          </table:table-cell>
          <table:table-cell office:value-type="float" office:value="2.7166" calcext:value-type="float">
            <text:p>2.7166</text:p>
          </table:table-cell>
          <table:table-cell office:value-type="float" office:value="0.4664" calcext:value-type="float">
            <text:p>0.4664</text:p>
          </table:table-cell>
          <table:table-cell office:value-type="float" office:value="2.7166" calcext:value-type="float">
            <text:p>2.7166</text:p>
          </table:table-cell>
          <table:table-cell office:value-type="float" office:value="0.4664" calcext:value-type="float">
            <text:p>0.4664</text:p>
          </table:table-cell>
          <table:table-cell office:value-type="float" office:value="44.2338" calcext:value-type="float">
            <text:p>44.2338</text:p>
          </table:table-cell>
          <table:table-cell office:value-type="float" office:value="0.0609" calcext:value-type="float">
            <text:p>0.0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8273" calcext:value-type="float">
            <text:p>0.0082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rong beat pattern (differential rotation); P3 looks like noise</text:p>
          </table:table-cell>
          <table:table-cell table:style-name="ce9" office:value-type="string" calcext:value-type="string">
            <text:p>y</text:p>
          </table:table-cell>
          <table:table-cell table:style-name="ce140" office:value-type="string" calcext:value-type="string">
            <text:p>n</text:p>
          </table:table-cell>
          <table:table-cell table:style-name="ce271" office:value-type="float" office:value="0" calcext:value-type="float">
            <text:p>0</text:p>
          </table:table-cell>
          <table:table-cell table:style-name="ce402" office:value-type="float" office:value="2" calcext:value-type="float">
            <text:p>2</text:p>
          </table:table-cell>
          <table:table-cell table:style-name="ce533" office:value-type="float" office:value="2" calcext:value-type="float">
            <text:p>2</text:p>
          </table:table-cell>
          <table:table-cell office:value-type="string" calcext:value-type="string">
            <text:p>beat pattern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323" office:value-type="string" calcext:value-type="string">
            <text:p>n</text:p>
          </table:table-cell>
          <table:table-cell table:style-name="ce1455" office:value-type="string" calcext:value-type="string">
            <text:p>n</text:p>
          </table:table-cell>
          <table:table-cell table:style-name="ce1587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651981" calcext:value-type="float">
            <text:p>210651981</text:p>
          </table:table-cell>
          <table:table-cell office:value-type="float" office:value="2.4486" calcext:value-type="float">
            <text:p>2.4486</text:p>
          </table:table-cell>
          <table:table-cell office:value-type="float" office:value="0.8716" calcext:value-type="float">
            <text:p>0.8716</text:p>
          </table:table-cell>
          <table:table-cell office:value-type="float" office:value="2.4486" calcext:value-type="float">
            <text:p>2.4486</text:p>
          </table:table-cell>
          <table:table-cell office:value-type="float" office:value="0.8716" calcext:value-type="float">
            <text:p>0.8716</text:p>
          </table:table-cell>
          <table:table-cell office:value-type="float" office:value="1.0718" calcext:value-type="float">
            <text:p>1.0718</text:p>
          </table:table-cell>
          <table:table-cell office:value-type="float" office:value="0.0769" calcext:value-type="float">
            <text:p>0.07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8985" calcext:value-type="float">
            <text:p>0.00898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 has such low power I'm inclined to ignore it, but it phases really clearly</text:p>
          </table:table-cell>
          <table:table-cell table:style-name="ce10" office:value-type="string" calcext:value-type="string">
            <text:p>m</text:p>
          </table:table-cell>
          <table:table-cell table:style-name="ce141" office:value-type="string" calcext:value-type="string">
            <text:p>m</text:p>
          </table:table-cell>
          <table:table-cell table:style-name="ce272" office:value-type="float" office:value="0" calcext:value-type="float">
            <text:p>0</text:p>
          </table:table-cell>
          <table:table-cell table:style-name="ce403" office:value-type="float" office:value="1" calcext:value-type="float">
            <text:p>1</text:p>
          </table:table-cell>
          <table:table-cell table:style-name="ce534" office:value-type="float" office:value="2" calcext:value-type="float">
            <text:p>2</text:p>
          </table:table-cell>
          <table:table-cell office:value-type="string" calcext:value-type="string">
            <text:p>second period actually phases up very nicel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us 2MASS glint artifact</text:p>
          </table:table-cell>
          <table:table-cell table:style-name="ce1324" office:value-type="string" calcext:value-type="string">
            <text:p>y</text:p>
          </table:table-cell>
          <table:table-cell table:style-name="ce1456" office:value-type="string" calcext:value-type="string">
            <text:p>y</text:p>
          </table:table-cell>
          <table:table-cell table:style-name="ce1588" office:value-type="string" calcext:value-type="string">
            <text:p>n</text:p>
          </table:table-cell>
          <table:table-cell office:value-type="string" calcext:value-type="string">
            <text:p>faint close neighbor, plus 2MASS glint artifacts </text:p>
          </table:table-cell>
        </table:table-row>
        <table:table-row table:style-name="ro1">
          <table:table-cell office:value-type="float" office:value="210652965" calcext:value-type="float">
            <text:p>210652965</text:p>
          </table:table-cell>
          <table:table-cell office:value-type="float" office:value="10.1869" calcext:value-type="float">
            <text:p>10.1869</text:p>
          </table:table-cell>
          <table:table-cell office:value-type="float" office:value="0.6519" calcext:value-type="float">
            <text:p>0.6519</text:p>
          </table:table-cell>
          <table:table-cell office:value-type="float" office:value="10.1869" calcext:value-type="float">
            <text:p>10.1869</text:p>
          </table:table-cell>
          <table:table-cell office:value-type="float" office:value="0.6519" calcext:value-type="float">
            <text:p>0.6519</text:p>
          </table:table-cell>
          <table:table-cell office:value-type="float" office:value="5.0841" calcext:value-type="float">
            <text:p>5.0841</text:p>
          </table:table-cell>
          <table:table-cell office:value-type="float" office:value="0.1537" calcext:value-type="float">
            <text:p>0.1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7862" calcext:value-type="float">
            <text:p>0.00786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gle spot pattern</text:p>
          </table:table-cell>
          <table:table-cell table:style-name="ce11" office:value-type="string" calcext:value-type="string">
            <text:p>y</text:p>
          </table:table-cell>
          <table:table-cell table:style-name="ce142" office:value-type="string" calcext:value-type="string">
            <text:p>n</text:p>
          </table:table-cell>
          <table:table-cell table:style-name="ce273" office:value-type="float" office:value="0" calcext:value-type="float">
            <text:p>0</text:p>
          </table:table-cell>
          <table:table-cell table:style-name="ce404" office:value-type="float" office:value="2" calcext:value-type="float">
            <text:p>2</text:p>
          </table:table-cell>
          <table:table-cell table:style-name="ce535" office:value-type="string" calcext:value-type="string">
            <text:p>-</text:p>
          </table:table-cell>
          <table:table-cell office:value-type="string" calcext:value-type="string">
            <text:p>appears to be just a single sp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315" office:value-type="string" calcext:value-type="string">
            <text:p>y</text:p>
          </table:table-cell>
          <table:table-cell office:value-type="string" calcext:value-type="string">
            <text:p>background problem in TPF</text:p>
          </table:table-cell>
          <table:table-cell table:style-name="ce1325" office:value-type="string" calcext:value-type="string">
            <text:p>y</text:p>
          </table:table-cell>
          <table:table-cell table:style-name="ce1457" office:value-type="string" calcext:value-type="string">
            <text:p>n</text:p>
          </table:table-cell>
          <table:table-cell table:style-name="ce1589" office:value-type="string" calcext:value-type="string">
            <text:p>y</text:p>
          </table:table-cell>
          <table:table-cell office:value-type="string" calcext:value-type="string">
            <text:p>background problem in TPF</text:p>
          </table:table-cell>
        </table:table-row>
        <table:table-row table:style-name="ro1">
          <table:table-cell office:value-type="float" office:value="210666330" calcext:value-type="float">
            <text:p>210666330</text:p>
          </table:table-cell>
          <table:table-cell office:value-type="float" office:value="10.6945" calcext:value-type="float">
            <text:p>10.6945</text:p>
          </table:table-cell>
          <table:table-cell office:value-type="float" office:value="0.2669" calcext:value-type="float">
            <text:p>0.2669</text:p>
          </table:table-cell>
          <table:table-cell office:value-type="float" office:value="10.6945" calcext:value-type="float">
            <text:p>10.6945</text:p>
          </table:table-cell>
          <table:table-cell office:value-type="float" office:value="0.2669" calcext:value-type="float">
            <text:p>0.2669</text:p>
          </table:table-cell>
          <table:table-cell office:value-type="float" office:value="4.8385" calcext:value-type="float">
            <text:p>4.8385</text:p>
          </table:table-cell>
          <table:table-cell office:value-type="float" office:value="0.0583" calcext:value-type="float">
            <text:p>0.0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9179" calcext:value-type="float">
            <text:p>0.009179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uble-dip repeats over several cycles, but loses all clarity in second half of campaign</text:p>
          </table:table-cell>
          <table:table-cell table:style-name="ce12" office:value-type="string" calcext:value-type="string">
            <text:p>y</text:p>
          </table:table-cell>
          <table:table-cell table:style-name="ce143" office:value-type="string" calcext:value-type="string">
            <text:p>m</text:p>
          </table:table-cell>
          <table:table-cell table:style-name="ce274" office:value-type="float" office:value="1" calcext:value-type="float">
            <text:p>1</text:p>
          </table:table-cell>
          <table:table-cell table:style-name="ce405" office:value-type="float" office:value="2" calcext:value-type="float">
            <text:p>2</text:p>
          </table:table-cell>
          <table:table-cell table:style-name="ce536" office:value-type="string" calcext:value-type="string">
            <text:p>-</text:p>
          </table:table-cell>
          <table:table-cell office:value-type="string" calcext:value-type="string">
            <text:p>heavy spot evolution and no clear perio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us 2MASS glint artifact</text:p>
          </table:table-cell>
          <table:table-cell table:style-name="ce1326" office:value-type="string" calcext:value-type="string">
            <text:p>y</text:p>
          </table:table-cell>
          <table:table-cell table:style-name="ce1458" office:value-type="string" calcext:value-type="string">
            <text:p>y</text:p>
          </table:table-cell>
          <table:table-cell table:style-name="ce1590" office:value-type="string" calcext:value-type="string">
            <text:p>n</text:p>
          </table:table-cell>
          <table:table-cell office:value-type="string" calcext:value-type="string">
            <text:p>plus 2MASS glint artifacts</text:p>
          </table:table-cell>
        </table:table-row>
        <table:table-row table:style-name="ro1">
          <table:table-cell office:value-type="float" office:value="210667985" calcext:value-type="float">
            <text:p>210667985</text:p>
          </table:table-cell>
          <table:table-cell office:value-type="float" office:value="17.374" calcext:value-type="float">
            <text:p>17.374</text:p>
          </table:table-cell>
          <table:table-cell office:value-type="float" office:value="0.0036" calcext:value-type="float">
            <text:p>0.0036</text:p>
          </table:table-cell>
          <table:table-cell table:number-columns-repeated="4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4842" calcext:value-type="float">
            <text:p>0.00484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ise</text:p>
          </table:table-cell>
          <table:table-cell table:style-name="ce13" office:value-type="string" calcext:value-type="string">
            <text:p>-</text:p>
          </table:table-cell>
          <table:table-cell table:style-name="ce144" office:value-type="string" calcext:value-type="string">
            <text:p>-</text:p>
          </table:table-cell>
          <table:table-cell table:style-name="ce275" office:value-type="float" office:value="3" calcext:value-type="float">
            <text:p>3</text:p>
          </table:table-cell>
          <table:table-cell table:style-name="ce406" office:value-type="string" calcext:value-type="string">
            <text:p>-</text:p>
          </table:table-cell>
          <table:table-cell table:style-name="ce537" office:value-type="string" calcext:value-type="string">
            <text:p>-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Background issues visible in the TPF, plus two companions</text:p>
          </table:table-cell>
          <table:table-cell table:style-name="ce1327" office:value-type="string" calcext:value-type="string">
            <text:p>y</text:p>
          </table:table-cell>
          <table:table-cell table:style-name="ce1459" office:value-type="string" calcext:value-type="string">
            <text:p>n</text:p>
          </table:table-cell>
          <table:table-cell table:style-name="ce1591" office:value-type="string" calcext:value-type="string">
            <text:p>y</text:p>
          </table:table-cell>
          <table:table-cell office:value-type="string" calcext:value-type="string">
            <text:p>background problem in TPF</text:p>
          </table:table-cell>
        </table:table-row>
        <table:table-row table:style-name="ro1">
          <table:table-cell office:value-type="float" office:value="210674207" calcext:value-type="float">
            <text:p>210674207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6736" calcext:value-type="float">
            <text:p>0.00673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sible 1-day periods in white noise (not time-dep); not detected though</text:p>
          </table:table-cell>
          <table:table-cell table:style-name="ce14" office:value-type="string" calcext:value-type="string">
            <text:p>-</text:p>
          </table:table-cell>
          <table:table-cell table:style-name="ce145" office:value-type="string" calcext:value-type="string">
            <text:p>-</text:p>
          </table:table-cell>
          <table:table-cell table:style-name="ce276" office:value-type="float" office:value="3" calcext:value-type="float">
            <text:p>3</text:p>
          </table:table-cell>
          <table:table-cell table:style-name="ce407" office:value-type="string" calcext:value-type="string">
            <text:p>-</text:p>
          </table:table-cell>
          <table:table-cell table:style-name="ce538" office:value-type="string" calcext:value-type="string">
            <text:p>-</text:p>
          </table:table-cell>
          <table:table-cell/>
          <table:table-cell table:style-name="ce1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328" office:value-type="string" calcext:value-type="string">
            <text:p>n</text:p>
          </table:table-cell>
          <table:table-cell table:style-name="ce1460" office:value-type="string" calcext:value-type="string">
            <text:p>n</text:p>
          </table:table-cell>
          <table:table-cell table:style-name="ce159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709514" calcext:value-type="float">
            <text:p>2107095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0.7849" calcext:value-type="float">
            <text:p>0.7849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0.7849" calcext:value-type="float">
            <text:p>0.7849</text:p>
          </table:table-cell>
          <table:table-cell office:value-type="float" office:value="5.4532" calcext:value-type="float">
            <text:p>5.4532</text:p>
          </table:table-cell>
          <table:table-cell office:value-type="float" office:value="0.1322" calcext:value-type="float">
            <text:p>0.1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753" calcext:value-type="float">
            <text:p>0.0075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y</text:p>
          </table:table-cell>
          <table:table-cell table:style-name="ce146" office:value-type="string" calcext:value-type="string">
            <text:p>n</text:p>
          </table:table-cell>
          <table:table-cell table:style-name="ce277" office:value-type="float" office:value="0" calcext:value-type="float">
            <text:p>0</text:p>
          </table:table-cell>
          <table:table-cell table:style-name="ce408" office:value-type="float" office:value="2" calcext:value-type="float">
            <text:p>2</text:p>
          </table:table-cell>
          <table:table-cell table:style-name="ce539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2MASS glint artifact</text:p>
          </table:table-cell>
          <table:table-cell table:style-name="ce1329" office:value-type="string" calcext:value-type="string">
            <text:p>n</text:p>
          </table:table-cell>
          <table:table-cell table:style-name="ce1461" office:value-type="string" calcext:value-type="string">
            <text:p>n</text:p>
          </table:table-cell>
          <table:table-cell table:style-name="ce1593" office:value-type="string" calcext:value-type="string">
            <text:p>n</text:p>
          </table:table-cell>
          <table:table-cell office:value-type="string" calcext:value-type="string">
            <text:p>2MASS glint artifacts</text:p>
          </table:table-cell>
        </table:table-row>
        <table:table-row table:style-name="ro1">
          <table:table-cell office:value-type="float" office:value="210718930" calcext:value-type="float">
            <text:p>210718930</text:p>
          </table:table-cell>
          <table:table-cell office:value-type="float" office:value="2.4132" calcext:value-type="float">
            <text:p>2.4132</text:p>
          </table:table-cell>
          <table:table-cell office:value-type="float" office:value="0.7109" calcext:value-type="float">
            <text:p>0.7109</text:p>
          </table:table-cell>
          <table:table-cell office:value-type="float" office:value="2.4132" calcext:value-type="float">
            <text:p>2.4132</text:p>
          </table:table-cell>
          <table:table-cell office:value-type="float" office:value="0.7109" calcext:value-type="float">
            <text:p>0.7109</text:p>
          </table:table-cell>
          <table:table-cell office:value-type="float" office:value="1.2076" calcext:value-type="float">
            <text:p>1.2076</text:p>
          </table:table-cell>
          <table:table-cell office:value-type="float" office:value="0.0289" calcext:value-type="float">
            <text:p>0.0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612" calcext:value-type="float">
            <text:p>0.00761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6" office:value-type="string" calcext:value-type="string">
            <text:p>n</text:p>
          </table:table-cell>
          <table:table-cell table:style-name="ce147" office:value-type="string" calcext:value-type="string">
            <text:p>n</text:p>
          </table:table-cell>
          <table:table-cell table:style-name="ce278" office:value-type="float" office:value="0" calcext:value-type="float">
            <text:p>0</text:p>
          </table:table-cell>
          <table:table-cell table:style-name="ce409" office:value-type="float" office:value="2" calcext:value-type="float">
            <text:p>2</text:p>
          </table:table-cell>
          <table:table-cell table:style-name="ce540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330" office:value-type="string" calcext:value-type="string">
            <text:p>n</text:p>
          </table:table-cell>
          <table:table-cell table:style-name="ce1462" office:value-type="string" calcext:value-type="string">
            <text:p>n</text:p>
          </table:table-cell>
          <table:table-cell table:style-name="ce159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721261" calcext:value-type="float">
            <text:p>210721261</text:p>
          </table:table-cell>
          <table:table-cell office:value-type="float" office:value="1.5415" calcext:value-type="float">
            <text:p>1.5415</text:p>
          </table:table-cell>
          <table:table-cell office:value-type="float" office:value="0.8964" calcext:value-type="float">
            <text:p>0.8964</text:p>
          </table:table-cell>
          <table:table-cell office:value-type="float" office:value="1.5415" calcext:value-type="float">
            <text:p>1.5415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7705" calcext:value-type="float">
            <text:p>0.770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115" calcext:value-type="float">
            <text:p>0.00811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7" office:value-type="string" calcext:value-type="string">
            <text:p>n</text:p>
          </table:table-cell>
          <table:table-cell table:style-name="ce148" office:value-type="string" calcext:value-type="string">
            <text:p>n</text:p>
          </table:table-cell>
          <table:table-cell table:style-name="ce279" office:value-type="float" office:value="0" calcext:value-type="float">
            <text:p>0</text:p>
          </table:table-cell>
          <table:table-cell table:style-name="ce410" office:value-type="float" office:value="2" calcext:value-type="float">
            <text:p>2</text:p>
          </table:table-cell>
          <table:table-cell table:style-name="ce541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331" office:value-type="string" calcext:value-type="string">
            <text:p>n</text:p>
          </table:table-cell>
          <table:table-cell table:style-name="ce1463" office:value-type="string" calcext:value-type="string">
            <text:p>n</text:p>
          </table:table-cell>
          <table:table-cell table:style-name="ce159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726910" calcext:value-type="float">
            <text:p>210726910</text:p>
          </table:table-cell>
          <table:table-cell office:value-type="float" office:value="3.2981" calcext:value-type="float">
            <text:p>3.2981</text:p>
          </table:table-cell>
          <table:table-cell office:value-type="float" office:value="0.5455" calcext:value-type="float">
            <text:p>0.5455</text:p>
          </table:table-cell>
          <table:table-cell office:value-type="float" office:value="3.2981" calcext:value-type="float">
            <text:p>3.2981</text:p>
          </table:table-cell>
          <table:table-cell office:value-type="float" office:value="0.5455" calcext:value-type="float">
            <text:p>0.5455</text:p>
          </table:table-cell>
          <table:table-cell office:value-type="float" office:value="1.6427" calcext:value-type="float">
            <text:p>1.6427</text:p>
          </table:table-cell>
          <table:table-cell office:value-type="float" office:value="0.1942" calcext:value-type="float">
            <text:p>0.1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office:value-type="float" office:value="0.007751" calcext:value-type="float">
            <text:p>0.00775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inty features again</text:p>
          </table:table-cell>
          <table:table-cell table:style-name="ce18" office:value-type="string" calcext:value-type="string">
            <text:p>y</text:p>
          </table:table-cell>
          <table:table-cell table:style-name="ce149" office:value-type="string" calcext:value-type="string">
            <text:p>n</text:p>
          </table:table-cell>
          <table:table-cell table:style-name="ce280" office:value-type="float" office:value="0" calcext:value-type="float">
            <text:p>0</text:p>
          </table:table-cell>
          <table:table-cell table:style-name="ce411" office:value-type="float" office:value="2" calcext:value-type="float">
            <text:p>2</text:p>
          </table:table-cell>
          <table:table-cell table:style-name="ce542" office:value-type="float" office:value="2" calcext:value-type="float">
            <text:p>2</text:p>
          </table:table-cell>
          <table:table-cell office:value-type="string" calcext:value-type="string">
            <text:p>pointy features again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332" office:value-type="string" calcext:value-type="string">
            <text:p>n</text:p>
          </table:table-cell>
          <table:table-cell table:style-name="ce1464" office:value-type="string" calcext:value-type="string">
            <text:p>n</text:p>
          </table:table-cell>
          <table:table-cell table:style-name="ce1596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741091" calcext:value-type="float">
            <text:p>210741091</text:p>
          </table:table-cell>
          <table:table-cell office:value-type="float" office:value="11.7853" calcext:value-type="float">
            <text:p>11.7853</text:p>
          </table:table-cell>
          <table:table-cell office:value-type="float" office:value="0.3719" calcext:value-type="float">
            <text:p>0.3719</text:p>
          </table:table-cell>
          <table:table-cell office:value-type="float" office:value="11.7853" calcext:value-type="float">
            <text:p>11.7853</text:p>
          </table:table-cell>
          <table:table-cell office:value-type="float" office:value="0.3719" calcext:value-type="float">
            <text:p>0.3719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0847" calcext:value-type="float">
            <text:p>0.0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822" calcext:value-type="float">
            <text:p>0.0078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ngle spot develops halfway through campaign; hard to define period correctly</text:p>
          </table:table-cell>
          <table:table-cell table:style-name="ce19" office:value-type="string" calcext:value-type="string">
            <text:p>y</text:p>
          </table:table-cell>
          <table:table-cell table:style-name="ce150" office:value-type="string" calcext:value-type="string">
            <text:p>n</text:p>
          </table:table-cell>
          <table:table-cell table:style-name="ce281" office:value-type="float" office:value="1" calcext:value-type="float">
            <text:p>1</text:p>
          </table:table-cell>
          <table:table-cell table:style-name="ce412" office:value-type="float" office:value="2" calcext:value-type="float">
            <text:p>2</text:p>
          </table:table-cell>
          <table:table-cell table:style-name="ce543" office:value-type="float" office:value="2" calcext:value-type="float">
            <text:p>2</text:p>
          </table:table-cell>
          <table:table-cell office:value-type="string" calcext:value-type="string">
            <text:p>single spot develops halfway through campaign; hard to define period correctly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333" office:value-type="string" calcext:value-type="string">
            <text:p>n</text:p>
          </table:table-cell>
          <table:table-cell table:style-name="ce1465" office:value-type="string" calcext:value-type="string">
            <text:p>n</text:p>
          </table:table-cell>
          <table:table-cell table:style-name="ce1597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742017" calcext:value-type="float">
            <text:p>210742017</text:p>
          </table:table-cell>
          <table:table-cell office:value-type="float" office:value="2.8807" calcext:value-type="float">
            <text:p>2.8807</text:p>
          </table:table-cell>
          <table:table-cell office:value-type="float" office:value="0.6572" calcext:value-type="float">
            <text:p>0.6572</text:p>
          </table:table-cell>
          <table:table-cell office:value-type="float" office:value="2.8807" calcext:value-type="float">
            <text:p>2.8807</text:p>
          </table:table-cell>
          <table:table-cell office:value-type="float" office:value="0.6572" calcext:value-type="float">
            <text:p>0.6572</text:p>
          </table:table-cell>
          <table:table-cell office:value-type="float" office:value="40.6433" calcext:value-type="float">
            <text:p>40.6433</text:p>
          </table:table-cell>
          <table:table-cell office:value-type="float" office:value="0.0574" calcext:value-type="float">
            <text:p>0.0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158" calcext:value-type="float">
            <text:p>0.00715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20" office:value-type="string" calcext:value-type="string">
            <text:p>n</text:p>
          </table:table-cell>
          <table:table-cell table:style-name="ce151" office:value-type="string" calcext:value-type="string">
            <text:p>n</text:p>
          </table:table-cell>
          <table:table-cell table:style-name="ce282" office:value-type="float" office:value="0" calcext:value-type="float">
            <text:p>0</text:p>
          </table:table-cell>
          <table:table-cell table:style-name="ce413" office:value-type="float" office:value="2" calcext:value-type="float">
            <text:p>2</text:p>
          </table:table-cell>
          <table:table-cell table:style-name="ce544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veral slighly fainter neighors; one blended</text:p>
          </table:table-cell>
          <table:table-cell table:style-name="ce1334" office:value-type="string" calcext:value-type="string">
            <text:p>y</text:p>
          </table:table-cell>
          <table:table-cell table:style-name="ce1466" office:value-type="string" calcext:value-type="string">
            <text:p>y</text:p>
          </table:table-cell>
          <table:table-cell table:style-name="ce1598" office:value-type="string" calcext:value-type="string">
            <text:p>n</text:p>
          </table:table-cell>
          <table:table-cell office:value-type="string" calcext:value-type="string">
            <text:p>slightly fainter blended star</text:p>
          </table:table-cell>
        </table:table-row>
        <table:table-row table:style-name="ro1">
          <table:table-cell office:value-type="float" office:value="210743724" calcext:value-type="float">
            <text:p>210743724</text:p>
          </table:table-cell>
          <table:table-cell office:value-type="float" office:value="26.6059" calcext:value-type="float">
            <text:p>26.6059</text:p>
          </table:table-cell>
          <table:table-cell office:value-type="float" office:value="0.5925" calcext:value-type="float">
            <text:p>0.5925</text:p>
          </table:table-cell>
          <table:table-cell office:value-type="float" office:value="26.6059" calcext:value-type="float">
            <text:p>26.6059</text:p>
          </table:table-cell>
          <table:table-cell office:value-type="float" office:value="0.5925" calcext:value-type="float">
            <text:p>0.5925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64" calcext:value-type="float">
            <text:p>0.007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ng but it phases OK</text:p>
          </table:table-cell>
          <table:table-cell table:style-name="ce21" office:value-type="string" calcext:value-type="string">
            <text:p>y</text:p>
          </table:table-cell>
          <table:table-cell table:style-name="ce152" office:value-type="string" calcext:value-type="string">
            <text:p>n</text:p>
          </table:table-cell>
          <table:table-cell table:style-name="ce283" office:value-type="float" office:value="0" calcext:value-type="float">
            <text:p>0</text:p>
          </table:table-cell>
          <table:table-cell table:style-name="ce414" office:value-type="string" calcext:value-type="string">
            <text:p>-</text:p>
          </table:table-cell>
          <table:table-cell table:style-name="ce545" office:value-type="string" calcext:value-type="string">
            <text:p>-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335" office:value-type="string" calcext:value-type="string">
            <text:p>y</text:p>
          </table:table-cell>
          <table:table-cell table:style-name="ce1467" office:value-type="string" calcext:value-type="string">
            <text:p>n</text:p>
          </table:table-cell>
          <table:table-cell table:style-name="ce1599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754620" calcext:value-type="float">
            <text:p>210754620</text:p>
          </table:table-cell>
          <table:table-cell office:value-type="float" office:value="70" calcext:value-type="float">
            <text:p>70</text:p>
          </table:table-cell>
          <table:table-cell office:value-type="float" office:value="0.379" calcext:value-type="float">
            <text:p>0.379</text:p>
          </table:table-cell>
          <table:table-cell office:value-type="float" office:value="0.634" calcext:value-type="float">
            <text:p>0.634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124" calcext:value-type="float">
            <text:p>0.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356" calcext:value-type="float">
            <text:p>0.00735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22" office:value-type="string" calcext:value-type="string">
            <text:p>n</text:p>
          </table:table-cell>
          <table:table-cell table:style-name="ce153" office:value-type="string" calcext:value-type="string">
            <text:p>n</text:p>
          </table:table-cell>
          <table:table-cell table:style-name="ce284" office:value-type="float" office:value="0" calcext:value-type="float">
            <text:p>0</text:p>
          </table:table-cell>
          <table:table-cell table:style-name="ce415" office:value-type="float" office:value="2" calcext:value-type="float">
            <text:p>2</text:p>
          </table:table-cell>
          <table:table-cell table:style-name="ce546" office:value-type="string" calcext:value-type="string">
            <text:p>-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ainter star at edge of PSF</text:p>
          </table:table-cell>
          <table:table-cell table:style-name="ce1336" office:value-type="string" calcext:value-type="string">
            <text:p>y</text:p>
          </table:table-cell>
          <table:table-cell table:style-name="ce1468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office:value-type="string" calcext:value-type="string">
            <text:p>fainter star at edge of PSF</text:p>
          </table:table-cell>
        </table:table-row>
        <table:table-row table:style-name="ro1">
          <table:table-cell office:value-type="float" office:value="210772187" calcext:value-type="float">
            <text:p>210772187</text:p>
          </table:table-cell>
          <table:table-cell office:value-type="float" office:value="9.5703" calcext:value-type="float">
            <text:p>9.5703</text:p>
          </table:table-cell>
          <table:table-cell office:value-type="float" office:value="0.721" calcext:value-type="float">
            <text:p>0.721</text:p>
          </table:table-cell>
          <table:table-cell office:value-type="float" office:value="9.5703" calcext:value-type="float">
            <text:p>9.5703</text:p>
          </table:table-cell>
          <table:table-cell office:value-type="float" office:value="0.721" calcext:value-type="float">
            <text:p>0.721</text:p>
          </table:table-cell>
          <table:table-cell office:value-type="float" office:value="65.4267" calcext:value-type="float">
            <text:p>65.4267</text:p>
          </table:table-cell>
          <table:table-cell office:value-type="float" office:value="0.0205" calcext:value-type="float">
            <text:p>0.0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503" calcext:value-type="float">
            <text:p>0.007503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3" office:value-type="string" calcext:value-type="string">
            <text:p>n</text:p>
          </table:table-cell>
          <table:table-cell table:style-name="ce154" office:value-type="string" calcext:value-type="string">
            <text:p>n</text:p>
          </table:table-cell>
          <table:table-cell table:style-name="ce285" office:value-type="float" office:value="0" calcext:value-type="float">
            <text:p>0</text:p>
          </table:table-cell>
          <table:table-cell table:style-name="ce416" office:value-type="float" office:value="2" calcext:value-type="float">
            <text:p>2</text:p>
          </table:table-cell>
          <table:table-cell table:style-name="ce547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inter slightly blended neighbor</text:p>
          </table:table-cell>
          <table:table-cell table:style-name="ce1337" office:value-type="string" calcext:value-type="string">
            <text:p>y</text:p>
          </table:table-cell>
          <table:table-cell table:style-name="ce1469" office:value-type="string" calcext:value-type="string">
            <text:p>y</text:p>
          </table:table-cell>
          <table:table-cell table:style-name="ce1601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828490" calcext:value-type="float">
            <text:p>21082849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326" calcext:value-type="float">
            <text:p>0.326</text:p>
          </table:table-cell>
          <table:table-cell office:value-type="float" office:value="0.0205" calcext:value-type="float">
            <text:p>0.0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l</text:p>
          </table:table-cell>
          <table:table-cell office:value-type="float" office:value="0.006831" calcext:value-type="float">
            <text:p>0.006831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 period has double-dip pattern and phases better</text:p>
          </table:table-cell>
          <table:table-cell table:style-name="ce24" office:value-type="string" calcext:value-type="string">
            <text:p>n</text:p>
          </table:table-cell>
          <table:table-cell table:style-name="ce155" office:value-type="string" calcext:value-type="string">
            <text:p>n</text:p>
          </table:table-cell>
          <table:table-cell table:style-name="ce286" office:value-type="float" office:value="2" calcext:value-type="float">
            <text:p>2</text:p>
          </table:table-cell>
          <table:table-cell table:style-name="ce417" office:value-type="float" office:value="0" calcext:value-type="float">
            <text:p>0</text:p>
          </table:table-cell>
          <table:table-cell table:style-name="ce548" office:value-type="float" office:value="2" calcext:value-type="float">
            <text:p>2</text:p>
          </table:table-cell>
          <table:table-cell office:value-type="string" calcext:value-type="string">
            <text:p>second period has double-dip pattern and phases bette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wo neighbors, fainter one (DSS only, not 2MASS) blends in K2 PSF</text:p>
          </table:table-cell>
          <table:table-cell table:style-name="ce1338" office:value-type="string" calcext:value-type="string">
            <text:p>y</text:p>
          </table:table-cell>
          <table:table-cell table:style-name="ce1470" office:value-type="string" calcext:value-type="string">
            <text:p>y</text:p>
          </table:table-cell>
          <table:table-cell table:style-name="ce160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834592" calcext:value-type="float">
            <text:p>210834592</text:p>
          </table:table-cell>
          <table:table-cell office:value-type="float" office:value="65.4267" calcext:value-type="float">
            <text:p>65.4267</text:p>
          </table:table-cell>
          <table:table-cell office:value-type="float" office:value="0.1059" calcext:value-type="float">
            <text:p>0.1059</text:p>
          </table:table-cell>
          <table:table-cell office:value-type="float" office:value="65.4267" calcext:value-type="float">
            <text:p>65.4267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0291" calcext:value-type="float">
            <text:p>0.0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128" calcext:value-type="float">
            <text:p>0.00712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2 phase-folded is weak</text:p>
          </table:table-cell>
          <table:table-cell table:style-name="ce25" office:value-type="string" calcext:value-type="string">
            <text:p>n</text:p>
          </table:table-cell>
          <table:table-cell table:style-name="ce156" office:value-type="string" calcext:value-type="string">
            <text:p>n</text:p>
          </table:table-cell>
          <table:table-cell table:style-name="ce287" office:value-type="float" office:value="2" calcext:value-type="float">
            <text:p>2</text:p>
          </table:table-cell>
          <table:table-cell table:style-name="ce418" office:value-type="float" office:value="1" calcext:value-type="float">
            <text:p>1</text:p>
          </table:table-cell>
          <table:table-cell table:style-name="ce549" office:value-type="string" calcext:value-type="string">
            <text:p>-</text:p>
          </table:table-cell>
          <table:table-cell office:value-type="string" calcext:value-type="string">
            <text:p>first period is the campaign length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339" office:value-type="string" calcext:value-type="string">
            <text:p>n</text:p>
          </table:table-cell>
          <table:table-cell table:style-name="ce1471" office:value-type="string" calcext:value-type="string">
            <text:p>n</text:p>
          </table:table-cell>
          <table:table-cell table:style-name="ce1603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835057" calcext:value-type="float">
            <text:p>210835057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0359" calcext:value-type="float">
            <text:p>0.0359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6477" calcext:value-type="float">
            <text:p>0.00647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ts of amplitude variations</text:p>
          </table:table-cell>
          <table:table-cell table:style-name="ce26" office:value-type="string" calcext:value-type="string">
            <text:p>n</text:p>
          </table:table-cell>
          <table:table-cell table:style-name="ce157" office:value-type="string" calcext:value-type="string">
            <text:p>n</text:p>
          </table:table-cell>
          <table:table-cell table:style-name="ce288" office:value-type="float" office:value="1" calcext:value-type="float">
            <text:p>1</text:p>
          </table:table-cell>
          <table:table-cell table:style-name="ce419" office:value-type="string" calcext:value-type="string">
            <text:p>-</text:p>
          </table:table-cell>
          <table:table-cell table:style-name="ce550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340" office:value-type="string" calcext:value-type="string">
            <text:p>n</text:p>
          </table:table-cell>
          <table:table-cell table:style-name="ce1472" office:value-type="string" calcext:value-type="string">
            <text:p>n</text:p>
          </table:table-cell>
          <table:table-cell table:style-name="ce160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846111" calcext:value-type="float">
            <text:p>210846111</text:p>
          </table:table-cell>
          <table:table-cell office:value-type="float" office:value="1.5511" calcext:value-type="float">
            <text:p>1.5511</text:p>
          </table:table-cell>
          <table:table-cell office:value-type="float" office:value="0.1433" calcext:value-type="float">
            <text:p>0.1433</text:p>
          </table:table-cell>
          <table:table-cell office:value-type="float" office:value="1.5511" calcext:value-type="float">
            <text:p>1.5511</text:p>
          </table:table-cell>
          <table:table-cell office:value-type="float" office:value="0.1433" calcext:value-type="float">
            <text:p>0.1433</text:p>
          </table:table-cell>
          <table:table-cell office:value-type="float" office:value="3.0288" calcext:value-type="float">
            <text:p>3.0288</text:p>
          </table:table-cell>
          <table:table-cell office:value-type="float" office:value="0.0305" calcext:value-type="float">
            <text:p>0.0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l</text:p>
          </table:table-cell>
          <table:table-cell office:value-type="float" office:value="0.00798" calcext:value-type="float">
            <text:p>0.0079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y</text:p>
          </table:table-cell>
          <table:table-cell table:style-name="ce158" office:value-type="string" calcext:value-type="string">
            <text:p>n</text:p>
          </table:table-cell>
          <table:table-cell table:style-name="ce289" office:value-type="float" office:value="0" calcext:value-type="float">
            <text:p>0</text:p>
          </table:table-cell>
          <table:table-cell table:style-name="ce420" office:value-type="float" office:value="2" calcext:value-type="float">
            <text:p>2</text:p>
          </table:table-cell>
          <table:table-cell table:style-name="ce551"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341" office:value-type="string" calcext:value-type="string">
            <text:p>n</text:p>
          </table:table-cell>
          <table:table-cell table:style-name="ce1473" office:value-type="string" calcext:value-type="string">
            <text:p>n</text:p>
          </table:table-cell>
          <table:table-cell table:style-name="ce160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871016" calcext:value-type="float">
            <text:p>210871016</text:p>
          </table:table-cell>
          <table:table-cell office:value-type="float" office:value="47.0019" calcext:value-type="float">
            <text:p>47.0019</text:p>
          </table:table-cell>
          <table:table-cell office:value-type="float" office:value="0.0285" calcext:value-type="float">
            <text:p>0.0285</text:p>
          </table:table-cell>
          <table:table-cell office:value-type="float" office:value="47.0019" calcext:value-type="float">
            <text:p>47.0019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0148" calcext:value-type="float">
            <text:p>0.0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641" calcext:value-type="float">
            <text:p>0.0064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style-name="ce28" office:value-type="string" calcext:value-type="string">
            <text:p>n</text:p>
          </table:table-cell>
          <table:table-cell table:style-name="ce159" office:value-type="string" calcext:value-type="string">
            <text:p>n</text:p>
          </table:table-cell>
          <table:table-cell table:style-name="ce290" office:value-type="float" office:value="2" calcext:value-type="float">
            <text:p>2</text:p>
          </table:table-cell>
          <table:table-cell table:style-name="ce421" office:value-type="float" office:value="0" calcext:value-type="float">
            <text:p>0</text:p>
          </table:table-cell>
          <table:table-cell table:style-name="ce552" office:value-type="string" calcext:value-type="string">
            <text:p>-</text:p>
          </table:table-cell>
          <table:table-cell office:value-type="string" calcext:value-type="string">
            <text:p>first period is too long and doesn't phas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ghter neighbor blended in PSF</text:p>
          </table:table-cell>
          <table:table-cell table:style-name="ce1342" office:value-type="string" calcext:value-type="string">
            <text:p>y</text:p>
          </table:table-cell>
          <table:table-cell table:style-name="ce1474" office:value-type="string" calcext:value-type="string">
            <text:p>y</text:p>
          </table:table-cell>
          <table:table-cell table:style-name="ce1606" office:value-type="string" calcext:value-type="string">
            <text:p>n</text:p>
          </table:table-cell>
          <table:table-cell office:value-type="string" calcext:value-type="string">
            <text:p>bluer blended neighor (neighbor is brighter in K2, slightly fainter in K)</text:p>
          </table:table-cell>
        </table:table-row>
        <table:table-row table:style-name="ro1">
          <table:table-cell office:value-type="float" office:value="210878579" calcext:value-type="float">
            <text:p>210878579</text:p>
          </table:table-cell>
          <table:table-cell office:value-type="float" office:value="35.8001" calcext:value-type="float">
            <text:p>35.8001</text:p>
          </table:table-cell>
          <table:table-cell office:value-type="float" office:value="0.2092" calcext:value-type="float">
            <text:p>0.2092</text:p>
          </table:table-cell>
          <table:table-cell office:value-type="float" office:value="35.8001" calcext:value-type="float">
            <text:p>35.8001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0339" calcext:value-type="float">
            <text:p>0.03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8305" calcext:value-type="float">
            <text:p>0.00830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 or third period might be real; but light curve is too noisy and the phase folded light curves look flat</text:p>
          </table:table-cell>
          <table:table-cell table:style-name="ce29" office:value-type="string" calcext:value-type="string">
            <text:p>n</text:p>
          </table:table-cell>
          <table:table-cell table:style-name="ce160" office:value-type="string" calcext:value-type="string">
            <text:p>n</text:p>
          </table:table-cell>
          <table:table-cell table:style-name="ce291" office:value-type="float" office:value="2" calcext:value-type="float">
            <text:p>2</text:p>
          </table:table-cell>
          <table:table-cell table:style-name="ce422" office:value-type="float" office:value="2" calcext:value-type="float">
            <text:p>2</text:p>
          </table:table-cell>
          <table:table-cell table:style-name="ce553" office:value-type="float" office:value="2" calcext:value-type="float">
            <text:p>2</text:p>
          </table:table-cell>
          <table:table-cell office:value-type="string" calcext:value-type="string">
            <text:p>second or third period might be real; but light curve is too noisy and the phase folded light curves look flat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343" office:value-type="string" calcext:value-type="string">
            <text:p>n</text:p>
          </table:table-cell>
          <table:table-cell table:style-name="ce1475" office:value-type="string" calcext:value-type="string">
            <text:p>n</text:p>
          </table:table-cell>
          <table:table-cell table:style-name="ce1607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889984" calcext:value-type="float">
            <text:p>210889984</text:p>
          </table:table-cell>
          <table:table-cell office:value-type="float" office:value="70" calcext:value-type="float">
            <text:p>70</text:p>
          </table:table-cell>
          <table:table-cell office:value-type="float" office:value="0.3985" calcext:value-type="float">
            <text:p>0.3985</text:p>
          </table:table-cell>
          <table:table-cell office:value-type="float" office:value="11.5143" calcext:value-type="float">
            <text:p>11.5143</text:p>
          </table:table-cell>
          <table:table-cell office:value-type="float" office:value="0.2816" calcext:value-type="float">
            <text:p>0.2816</text:p>
          </table:table-cell>
          <table:table-cell office:value-type="float" office:value="5.9033" calcext:value-type="float">
            <text:p>5.9033</text:p>
          </table:table-cell>
          <table:table-cell office:value-type="float" office:value="0.1169" calcext:value-type="float">
            <text:p>0.1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666" calcext:value-type="float">
            <text:p>0.0076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light phase drift</text:p>
          </table:table-cell>
          <table:table-cell table:style-name="ce30" office:value-type="string" calcext:value-type="string">
            <text:p>y</text:p>
          </table:table-cell>
          <table:table-cell table:style-name="ce161" office:value-type="string" calcext:value-type="string">
            <text:p>n</text:p>
          </table:table-cell>
          <table:table-cell table:style-name="ce292" office:value-type="float" office:value="0" calcext:value-type="float">
            <text:p>0</text:p>
          </table:table-cell>
          <table:table-cell table:style-name="ce423" office:value-type="float" office:value="2" calcext:value-type="float">
            <text:p>2</text:p>
          </table:table-cell>
          <table:table-cell table:style-name="ce554" office:value-type="string" calcext:value-type="string">
            <text:p>-</text:p>
          </table:table-cell>
          <table:table-cell office:value-type="string" calcext:value-type="string">
            <text:p>slight phase drif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inter neighbor along diffraction spike in DSS, slightly visible in 2MASS</text:p>
          </table:table-cell>
          <table:table-cell table:style-name="ce1344" office:value-type="string" calcext:value-type="string">
            <text:p>y</text:p>
          </table:table-cell>
          <table:table-cell table:style-name="ce1476" office:value-type="string" calcext:value-type="string">
            <text:p>y</text:p>
          </table:table-cell>
          <table:table-cell table:style-name="ce1608" office:value-type="string" calcext:value-type="string">
            <text:p>n</text:p>
          </table:table-cell>
          <table:table-cell office:value-type="string" calcext:value-type="string">
            <text:p>fainter neighbor along diffraction spike in DSS, nothing in 2MASS</text:p>
          </table:table-cell>
        </table:table-row>
        <table:table-row table:style-name="ro1">
          <table:table-cell office:value-type="float" office:value="210899231" calcext:value-type="float">
            <text:p>210899231</text:p>
          </table:table-cell>
          <table:table-cell office:value-type="float" office:value="1.2253" calcext:value-type="float">
            <text:p>1.2253</text:p>
          </table:table-cell>
          <table:table-cell office:value-type="float" office:value="0.5188" calcext:value-type="float">
            <text:p>0.5188</text:p>
          </table:table-cell>
          <table:table-cell office:value-type="float" office:value="1.2253" calcext:value-type="float">
            <text:p>1.2253</text:p>
          </table:table-cell>
          <table:table-cell office:value-type="float" office:value="0.5188" calcext:value-type="float">
            <text:p>0.5188</text:p>
          </table:table-cell>
          <table:table-cell office:value-type="float" office:value="51.8711" calcext:value-type="float">
            <text:p>51.8711</text:p>
          </table:table-cell>
          <table:table-cell office:value-type="float" office:value="0.0291" calcext:value-type="float">
            <text:p>0.0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7687" calcext:value-type="float">
            <text:p>0.0076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y</text:p>
          </table:table-cell>
          <table:table-cell table:style-name="ce162" office:value-type="string" calcext:value-type="string">
            <text:p>n</text:p>
          </table:table-cell>
          <table:table-cell table:style-name="ce293" office:value-type="float" office:value="0" calcext:value-type="float">
            <text:p>0</text:p>
          </table:table-cell>
          <table:table-cell table:style-name="ce424" office:value-type="float" office:value="2" calcext:value-type="float">
            <text:p>2</text:p>
          </table:table-cell>
          <table:table-cell table:style-name="ce555"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345" office:value-type="string" calcext:value-type="string">
            <text:p>n</text:p>
          </table:table-cell>
          <table:table-cell table:style-name="ce1477" office:value-type="string" calcext:value-type="string">
            <text:p>n</text:p>
          </table:table-cell>
          <table:table-cell table:style-name="ce1609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899260" calcext:value-type="float">
            <text:p>210899260</text:p>
          </table:table-cell>
          <table:table-cell office:value-type="float" office:value="59.002" calcext:value-type="float">
            <text:p>59.002</text:p>
          </table:table-cell>
          <table:table-cell office:value-type="float" office:value="0.3635" calcext:value-type="float">
            <text:p>0.3635</text:p>
          </table:table-cell>
          <table:table-cell office:value-type="float" office:value="59.002" calcext:value-type="float">
            <text:p>59.002</text:p>
          </table:table-cell>
          <table:table-cell office:value-type="float" office:value="0.3635" calcext:value-type="float">
            <text:p>0.3635</text:p>
          </table:table-cell>
          <table:table-cell office:value-type="float" office:value="9.1339" calcext:value-type="float">
            <text:p>9.1339</text:p>
          </table:table-cell>
          <table:table-cell office:value-type="float" office:value="0.181" calcext:value-type="float">
            <text:p>0.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8171" calcext:value-type="float">
            <text:p>0.00817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 period looks right; but lc is noisy and period only really shows up in the first half of the campaign</text:p>
          </table:table-cell>
          <table:table-cell table:style-name="ce32" office:value-type="string" calcext:value-type="string">
            <text:p>y</text:p>
          </table:table-cell>
          <table:table-cell table:style-name="ce163" office:value-type="string" calcext:value-type="string">
            <text:p>n</text:p>
          </table:table-cell>
          <table:table-cell table:style-name="ce294" office:value-type="float" office:value="2" calcext:value-type="float">
            <text:p>2</text:p>
          </table:table-cell>
          <table:table-cell table:style-name="ce425" office:value-type="float" office:value="0" calcext:value-type="float">
            <text:p>0</text:p>
          </table:table-cell>
          <table:table-cell table:style-name="ce556" office:value-type="float" office:value="2" calcext:value-type="float">
            <text:p>2</text:p>
          </table:table-cell>
          <table:table-cell office:value-type="string" calcext:value-type="string">
            <text:p>second period looks right; but lc is noisy and period only reallly shows up in the first half of the campaig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us 2MASS glint artifact</text:p>
          </table:table-cell>
          <table:table-cell table:style-name="ce1346" office:value-type="string" calcext:value-type="string">
            <text:p>y</text:p>
          </table:table-cell>
          <table:table-cell table:style-name="ce1478" office:value-type="string" calcext:value-type="string">
            <text:p>y</text:p>
          </table:table-cell>
          <table:table-cell table:style-name="ce1610" office:value-type="string" calcext:value-type="string">
            <text:p>n</text:p>
          </table:table-cell>
          <table:table-cell office:value-type="string" calcext:value-type="string">
            <text:p>plus 2MASS glint artifacts</text:p>
          </table:table-cell>
        </table:table-row>
        <table:table-row table:style-name="ro1">
          <table:table-cell office:value-type="float" office:value="210923016" calcext:value-type="float">
            <text:p>210923016</text:p>
          </table:table-cell>
          <table:table-cell office:value-type="float" office:value="62.6959" calcext:value-type="float">
            <text:p>62.6959</text:p>
          </table:table-cell>
          <table:table-cell office:value-type="float" office:value="0.0634" calcext:value-type="float">
            <text:p>0.0634</text:p>
          </table:table-cell>
          <table:table-cell office:value-type="float" office:value="62.6959" calcext:value-type="float">
            <text:p>62.6959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5786" calcext:value-type="float">
            <text:p>0.5786</text:p>
          </table:table-cell>
          <table:table-cell office:value-type="float" office:value="0.0357" calcext:value-type="float">
            <text:p>0.03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6329" calcext:value-type="float">
            <text:p>0.0063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her P2 or P3 could be the true period; P3 shows more phase drift but they have almost equal power</text:p>
          </table:table-cell>
          <table:table-cell table:style-name="ce33" office:value-type="string" calcext:value-type="string">
            <text:p>y</text:p>
          </table:table-cell>
          <table:table-cell table:style-name="ce164" office:value-type="string" calcext:value-type="string">
            <text:p>n</text:p>
          </table:table-cell>
          <table:table-cell table:style-name="ce295" office:value-type="float" office:value="2" calcext:value-type="float">
            <text:p>2</text:p>
          </table:table-cell>
          <table:table-cell table:style-name="ce426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office:value-type="string" calcext:value-type="string">
            <text:p>Not clear which period is correct: second and third peaks are almost at the same height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347" office:value-type="string" calcext:value-type="string">
            <text:p>n</text:p>
          </table:table-cell>
          <table:table-cell table:style-name="ce1479" office:value-type="string" calcext:value-type="string">
            <text:p>n</text:p>
          </table:table-cell>
          <table:table-cell table:style-name="ce1611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945848" calcext:value-type="float">
            <text:p>210945848</text:p>
          </table:table-cell>
          <table:table-cell office:value-type="float" office:value="13.0102" calcext:value-type="float">
            <text:p>13.0102</text:p>
          </table:table-cell>
          <table:table-cell office:value-type="float" office:value="0.598" calcext:value-type="float">
            <text:p>0.598</text:p>
          </table:table-cell>
          <table:table-cell office:value-type="float" office:value="13.0102" calcext:value-type="float">
            <text:p>13.0102</text:p>
          </table:table-cell>
          <table:table-cell office:value-type="float" office:value="0.598" calcext:value-type="float">
            <text:p>0.598</text:p>
          </table:table-cell>
          <table:table-cell office:value-type="float" office:value="6.462" calcext:value-type="float">
            <text:p>6.462</text:p>
          </table:table-cell>
          <table:table-cell office:value-type="float" office:value="0.2428" calcext:value-type="float">
            <text:p>0.2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office:value-type="float" office:value="0.007717" calcext:value-type="float">
            <text:p>0.0077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4" office:value-type="string" calcext:value-type="string">
            <text:p>y</text:p>
          </table:table-cell>
          <table:table-cell table:style-name="ce165" office:value-type="string" calcext:value-type="string">
            <text:p>n</text:p>
          </table:table-cell>
          <table:table-cell table:style-name="ce296" office:value-type="float" office:value="0" calcext:value-type="float">
            <text:p>0</text:p>
          </table:table-cell>
          <table:table-cell table:style-name="ce427" office:value-type="float" office:value="2" calcext:value-type="float">
            <text:p>2</text:p>
          </table:table-cell>
          <table:table-cell table:style-name="ce558" office:value-type="float" office:value="2" calcext:value-type="float">
            <text:p>2</text:p>
          </table:table-cell>
          <table:table-cell office:value-type="string" calcext:value-type="string">
            <text:p>slight phase drif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348" office:value-type="string" calcext:value-type="string">
            <text:p>y</text:p>
          </table:table-cell>
          <table:table-cell table:style-name="ce1480" office:value-type="string" calcext:value-type="string">
            <text:p>y</text:p>
          </table:table-cell>
          <table:table-cell table:style-name="ce161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949810" calcext:value-type="float">
            <text:p>210949810</text:p>
          </table:table-cell>
          <table:table-cell office:value-type="float" office:value="21.9422" calcext:value-type="float">
            <text:p>21.9422</text:p>
          </table:table-cell>
          <table:table-cell office:value-type="float" office:value="0.3206" calcext:value-type="float">
            <text:p>0.3206</text:p>
          </table:table-cell>
          <table:table-cell office:value-type="float" office:value="21.9422" calcext:value-type="float">
            <text:p>21.9422</text:p>
          </table:table-cell>
          <table:table-cell office:value-type="float" office:value="0.3206" calcext:value-type="float">
            <text:p>0.3206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6602" calcext:value-type="float">
            <text:p>0.00660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35" office:value-type="string" calcext:value-type="string">
            <text:p>n</text:p>
          </table:table-cell>
          <table:table-cell table:style-name="ce166" office:value-type="string" calcext:value-type="string">
            <text:p>n</text:p>
          </table:table-cell>
          <table:table-cell table:style-name="ce297" office:value-type="float" office:value="0" calcext:value-type="float">
            <text:p>0</text:p>
          </table:table-cell>
          <table:table-cell table:style-name="ce428" office:value-type="string" calcext:value-type="string">
            <text:p>-</text:p>
          </table:table-cell>
          <table:table-cell table:style-name="ce559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349" office:value-type="string" calcext:value-type="string">
            <text:p>y</text:p>
          </table:table-cell>
          <table:table-cell table:style-name="ce1481" office:value-type="string" calcext:value-type="string">
            <text:p>y</text:p>
          </table:table-cell>
          <table:table-cell table:style-name="ce1613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624367" calcext:value-type="float">
            <text:p>246624367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1713" calcext:value-type="float">
            <text:p>0.1713</text:p>
          </table:table-cell>
          <table:table-cell office:value-type="float" office:value="1.0461" calcext:value-type="float">
            <text:p>1.0461</text:p>
          </table:table-cell>
          <table:table-cell office:value-type="float" office:value="0.0328" calcext:value-type="float">
            <text:p>0.0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334" calcext:value-type="float">
            <text:p>0.007334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cond period phases OK but is very low amplitude</text:p>
          </table:table-cell>
          <table:table-cell table:style-name="ce36" office:value-type="string" calcext:value-type="string">
            <text:p>n</text:p>
          </table:table-cell>
          <table:table-cell table:style-name="ce167" office:value-type="string" calcext:value-type="string">
            <text:p>y</text:p>
          </table:table-cell>
          <table:table-cell table:style-name="ce298" office:value-type="float" office:value="0" calcext:value-type="float">
            <text:p>0</text:p>
          </table:table-cell>
          <table:table-cell table:style-name="ce429" office:value-type="float" office:value="1" calcext:value-type="float">
            <text:p>1</text:p>
          </table:table-cell>
          <table:table-cell table:style-name="ce560" office:value-type="string" calcext:value-type="string">
            <text:p>-</text:p>
          </table:table-cell>
          <table:table-cell office:value-type="string" calcext:value-type="string">
            <text:p>second period phases OK but is very low amplitu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wo faint neghbors in DSS; one blended</text:p>
          </table:table-cell>
          <table:table-cell table:style-name="ce1350" office:value-type="string" calcext:value-type="string">
            <text:p>y</text:p>
          </table:table-cell>
          <table:table-cell table:style-name="ce1482" office:value-type="string" calcext:value-type="string">
            <text:p>m</text:p>
          </table:table-cell>
          <table:table-cell table:style-name="ce161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625561" calcext:value-type="float">
            <text:p>246625561</text:p>
          </table:table-cell>
          <table:table-cell office:value-type="float" office:value="2.2173" calcext:value-type="float">
            <text:p>2.21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2.2173" calcext:value-type="float">
            <text:p>2.21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0214" calcext:value-type="float">
            <text:p>0.0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6738" calcext:value-type="float">
            <text:p>0.0067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 phases well but is too short to show up in the full light curve?</text:p>
          </table:table-cell>
          <table:table-cell table:style-name="ce37" office:value-type="string" calcext:value-type="string">
            <text:p>n</text:p>
          </table:table-cell>
          <table:table-cell table:style-name="ce168" office:value-type="string" calcext:value-type="string">
            <text:p>m</text:p>
          </table:table-cell>
          <table:table-cell table:style-name="ce299" office:value-type="float" office:value="0" calcext:value-type="float">
            <text:p>0</text:p>
          </table:table-cell>
          <table:table-cell table:style-name="ce430" office:value-type="float" office:value="1" calcext:value-type="float">
            <text:p>1</text:p>
          </table:table-cell>
          <table:table-cell table:style-name="ce561" office:value-type="float" office:value="2" calcext:value-type="float">
            <text:p>2</text:p>
          </table:table-cell>
          <table:table-cell office:value-type="string" calcext:value-type="string">
            <text:p>second period phases well but is very low amplitud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ended in DSS and 2MASS</text:p>
          </table:table-cell>
          <table:table-cell table:style-name="ce1351" office:value-type="string" calcext:value-type="string">
            <text:p>y</text:p>
          </table:table-cell>
          <table:table-cell table:style-name="ce1483" office:value-type="string" calcext:value-type="string">
            <text:p>y</text:p>
          </table:table-cell>
          <table:table-cell table:style-name="ce1615" office:value-type="string" calcext:value-type="string">
            <text:p>n</text:p>
          </table:table-cell>
          <table:table-cell office:value-type="string" calcext:value-type="string">
            <text:p>fainter blended neighbor</text:p>
          </table:table-cell>
        </table:table-row>
        <table:table-row table:style-name="ro1">
          <table:table-cell office:value-type="float" office:value="246642267" calcext:value-type="float">
            <text:p>246642267</text:p>
          </table:table-cell>
          <table:table-cell office:value-type="float" office:value="59.002" calcext:value-type="float">
            <text:p>59.002</text:p>
          </table:table-cell>
          <table:table-cell office:value-type="float" office:value="0.0536" calcext:value-type="float">
            <text:p>0.0536</text:p>
          </table:table-cell>
          <table:table-cell office:value-type="float" office:value="59.002" calcext:value-type="float">
            <text:p>59.002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4526" calcext:value-type="float">
            <text:p>2.4526</text:p>
          </table:table-cell>
          <table:table-cell office:value-type="float" office:value="0.0342" calcext:value-type="float">
            <text:p>0.0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6689" calcext:value-type="float">
            <text:p>0.00668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style-name="ce38" office:value-type="string" calcext:value-type="string">
            <text:p>n</text:p>
          </table:table-cell>
          <table:table-cell table:style-name="ce169" office:value-type="string" calcext:value-type="string">
            <text:p>n</text:p>
          </table:table-cell>
          <table:table-cell table:style-name="ce300" office:value-type="float" office:value="2" calcext:value-type="float">
            <text:p>2</text:p>
          </table:table-cell>
          <table:table-cell table:style-name="ce431" office:value-type="float" office:value="0" calcext:value-type="float">
            <text:p>0</text:p>
          </table:table-cell>
          <table:table-cell table:style-name="ce562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inter neighbor with overlapping PSF</text:p>
          </table:table-cell>
          <table:table-cell table:style-name="ce1352" office:value-type="string" calcext:value-type="string">
            <text:p>y</text:p>
          </table:table-cell>
          <table:table-cell table:style-name="ce1484" office:value-type="string" calcext:value-type="string">
            <text:p>y</text:p>
          </table:table-cell>
          <table:table-cell table:style-name="ce1616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677610" calcext:value-type="float">
            <text:p>246677610</text:p>
          </table:table-cell>
          <table:table-cell office:value-type="float" office:value="26.1428" calcext:value-type="float">
            <text:p>26.1428</text:p>
          </table:table-cell>
          <table:table-cell office:value-type="float" office:value="0.0875" calcext:value-type="float">
            <text:p>0.0875</text:p>
          </table:table-cell>
          <table:table-cell office:value-type="float" office:value="26.1428" calcext:value-type="float">
            <text:p>26.1428</text:p>
          </table:table-cell>
          <table:table-cell office:value-type="float" office:value="0.0875" calcext:value-type="float">
            <text:p>0.0875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659" calcext:value-type="float">
            <text:p>0.007659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ight be something there, but it's too shallow and variable</text:p>
          </table:table-cell>
          <table:table-cell table:style-name="ce39" office:value-type="string" calcext:value-type="string">
            <text:p>n</text:p>
          </table:table-cell>
          <table:table-cell table:style-name="ce170" office:value-type="string" calcext:value-type="string">
            <text:p>n</text:p>
          </table:table-cell>
          <table:table-cell table:style-name="ce301" office:value-type="float" office:value="2" calcext:value-type="float">
            <text:p>2</text:p>
          </table:table-cell>
          <table:table-cell table:style-name="ce432" office:value-type="string" calcext:value-type="string">
            <text:p>-</text:p>
          </table:table-cell>
          <table:table-cell table:style-name="ce563" office:value-type="string" calcext:value-type="string">
            <text:p>-</text:p>
          </table:table-cell>
          <table:table-cell office:value-type="string" calcext:value-type="string">
            <text:p>doesn't phase up and variability is nonpeirodi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ighbor only in DSS</text:p>
          </table:table-cell>
          <table:table-cell table:style-name="ce1353" office:value-type="string" calcext:value-type="string">
            <text:p>y</text:p>
          </table:table-cell>
          <table:table-cell table:style-name="ce1485" office:value-type="string" calcext:value-type="string">
            <text:p>y</text:p>
          </table:table-cell>
          <table:table-cell table:style-name="ce1617" office:value-type="string" calcext:value-type="string">
            <text:p>n</text:p>
          </table:table-cell>
          <table:table-cell office:value-type="string" calcext:value-type="string">
            <text:p>only in DSS</text:p>
          </table:table-cell>
        </table:table-row>
        <table:table-row table:style-name="ro1">
          <table:table-cell office:value-type="float" office:value="246690477" calcext:value-type="float">
            <text:p>246690477</text:p>
          </table:table-cell>
          <table:table-cell office:value-type="float" office:value="2.0494" calcext:value-type="float">
            <text:p>2.0494</text:p>
          </table:table-cell>
          <table:table-cell office:value-type="float" office:value="0.3932" calcext:value-type="float">
            <text:p>0.3932</text:p>
          </table:table-cell>
          <table:table-cell office:value-type="float" office:value="2.0494" calcext:value-type="float">
            <text:p>2.0494</text:p>
          </table:table-cell>
          <table:table-cell office:value-type="float" office:value="0.3932" calcext:value-type="float">
            <text:p>0.3932</text:p>
          </table:table-cell>
          <table:table-cell office:value-type="float" office:value="1.0257" calcext:value-type="float">
            <text:p>1.025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158" calcext:value-type="float">
            <text:p>0.0081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40" office:value-type="string" calcext:value-type="string">
            <text:p>y</text:p>
          </table:table-cell>
          <table:table-cell table:style-name="ce171" office:value-type="string" calcext:value-type="string">
            <text:p>n</text:p>
          </table:table-cell>
          <table:table-cell table:style-name="ce302" office:value-type="float" office:value="0" calcext:value-type="float">
            <text:p>0</text:p>
          </table:table-cell>
          <table:table-cell table:style-name="ce433" office:value-type="float" office:value="2" calcext:value-type="float">
            <text:p>2</text:p>
          </table:table-cell>
          <table:table-cell table:style-name="ce564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354" office:value-type="string" calcext:value-type="string">
            <text:p>n</text:p>
          </table:table-cell>
          <table:table-cell table:style-name="ce1486" office:value-type="string" calcext:value-type="string">
            <text:p>n</text:p>
          </table:table-cell>
          <table:table-cell table:style-name="ce1618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707008" calcext:value-type="float">
            <text:p>246707008</text:p>
          </table:table-cell>
          <table:table-cell office:value-type="float" office:value="1.1994" calcext:value-type="float">
            <text:p>1.1994</text:p>
          </table:table-cell>
          <table:table-cell office:value-type="float" office:value="0.4034" calcext:value-type="float">
            <text:p>0.4034</text:p>
          </table:table-cell>
          <table:table-cell office:value-type="float" office:value="1.1994" calcext:value-type="float">
            <text:p>1.1994</text:p>
          </table:table-cell>
          <table:table-cell office:value-type="float" office:value="0.4034" calcext:value-type="float">
            <text:p>0.4034</text:p>
          </table:table-cell>
          <table:table-cell office:value-type="float" office:value="60.184" calcext:value-type="float">
            <text:p>60.184</text:p>
          </table:table-cell>
          <table:table-cell office:value-type="float" office:value="0.1726" calcext:value-type="float">
            <text:p>0.1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7833" calcext:value-type="float">
            <text:p>0.007833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41" office:value-type="string" calcext:value-type="string">
            <text:p>m</text:p>
          </table:table-cell>
          <table:table-cell table:style-name="ce172" office:value-type="string" calcext:value-type="string">
            <text:p>n</text:p>
          </table:table-cell>
          <table:table-cell table:style-name="ce303" office:value-type="float" office:value="0" calcext:value-type="float">
            <text:p>0</text:p>
          </table:table-cell>
          <table:table-cell table:style-name="ce434" office:value-type="float" office:value="2" calcext:value-type="float">
            <text:p>2</text:p>
          </table:table-cell>
          <table:table-cell table:style-name="ce565"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355" office:value-type="string" calcext:value-type="string">
            <text:p>n</text:p>
          </table:table-cell>
          <table:table-cell table:style-name="ce1487" office:value-type="string" calcext:value-type="string">
            <text:p>n</text:p>
          </table:table-cell>
          <table:table-cell table:style-name="ce1619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714118" calcext:value-type="float">
            <text:p>246714118</text:p>
          </table:table-cell>
          <table:table-cell office:value-type="float" office:value="23.671" calcext:value-type="float">
            <text:p>23.671</text:p>
          </table:table-cell>
          <table:table-cell office:value-type="float" office:value="0.2657" calcext:value-type="float">
            <text:p>0.2657</text:p>
          </table:table-cell>
          <table:table-cell office:value-type="float" office:value="23.671" calcext:value-type="float">
            <text:p>23.671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3216" calcext:value-type="float">
            <text:p>0.3216</text:p>
          </table:table-cell>
          <table:table-cell office:value-type="float" office:value="0.0985" calcext:value-type="float">
            <text:p>0.0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982" calcext:value-type="float">
            <text:p>0.00798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 office:value-type="string" calcext:value-type="string">
            <text:p>n</text:p>
          </table:table-cell>
          <table:table-cell table:style-name="ce173" office:value-type="string" calcext:value-type="string">
            <text:p>n</text:p>
          </table:table-cell>
          <table:table-cell table:style-name="ce304" office:value-type="float" office:value="2" calcext:value-type="float">
            <text:p>2</text:p>
          </table:table-cell>
          <table:table-cell table:style-name="ce435" office:value-type="float" office:value="0" calcext:value-type="float">
            <text:p>0</text:p>
          </table:table-cell>
          <table:table-cell table:style-name="ce566" office:value-type="float" office:value="2" calcext:value-type="float">
            <text:p>2</text:p>
          </table:table-cell>
          <table:table-cell office:value-type="string" calcext:value-type="string">
            <text:p>first period doesn't phase up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356" office:value-type="string" calcext:value-type="string">
            <text:p>n</text:p>
          </table:table-cell>
          <table:table-cell table:style-name="ce1488" office:value-type="string" calcext:value-type="string">
            <text:p>n</text:p>
          </table:table-cell>
          <table:table-cell table:style-name="ce1620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732310" calcext:value-type="float">
            <text:p>246732310</text:p>
          </table:table-cell>
          <table:table-cell office:value-type="float" office:value="12.8985" calcext:value-type="float">
            <text:p>12.8985</text:p>
          </table:table-cell>
          <table:table-cell office:value-type="float" office:value="0.8814" calcext:value-type="float">
            <text:p>0.8814</text:p>
          </table:table-cell>
          <table:table-cell office:value-type="float" office:value="12.8985" calcext:value-type="float">
            <text:p>12.8985</text:p>
          </table:table-cell>
          <table:table-cell office:value-type="float" office:value="0.8814" calcext:value-type="float">
            <text:p>0.8814</text:p>
          </table:table-cell>
          <table:table-cell office:value-type="float" office:value="6.1827" calcext:value-type="float">
            <text:p>6.1827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8029" calcext:value-type="float">
            <text:p>0.0080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43" office:value-type="string" calcext:value-type="string">
            <text:p>y</text:p>
          </table:table-cell>
          <table:table-cell table:style-name="ce174" office:value-type="string" calcext:value-type="string">
            <text:p>n</text:p>
          </table:table-cell>
          <table:table-cell table:style-name="ce305" office:value-type="float" office:value="0" calcext:value-type="float">
            <text:p>0</text:p>
          </table:table-cell>
          <table:table-cell table:style-name="ce436" office:value-type="float" office:value="2" calcext:value-type="float">
            <text:p>2</text:p>
          </table:table-cell>
          <table:table-cell table:style-name="ce567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 slightly fainter neighbor, one much fainter bluer neighbor</text:p>
          </table:table-cell>
          <table:table-cell table:style-name="ce1357" office:value-type="string" calcext:value-type="string">
            <text:p>y</text:p>
          </table:table-cell>
          <table:table-cell table:style-name="ce1489" office:value-type="string" calcext:value-type="string">
            <text:p>y</text:p>
          </table:table-cell>
          <table:table-cell table:style-name="ce1621" office:value-type="string" calcext:value-type="string">
            <text:p>n</text:p>
          </table:table-cell>
          <table:table-cell office:value-type="string" calcext:value-type="string">
            <text:p>one slightly fainter neighbor, one much fainter bluer neighbor</text:p>
          </table:table-cell>
        </table:table-row>
        <table:table-row table:style-name="ro1">
          <table:table-cell office:value-type="float" office:value="246735080" calcext:value-type="float">
            <text:p>246735080</text:p>
          </table:table-cell>
          <table:table-cell office:value-type="float" office:value="54.7046" calcext:value-type="float">
            <text:p>54.7046</text:p>
          </table:table-cell>
          <table:table-cell office:value-type="float" office:value="0.0179" calcext:value-type="float">
            <text:p>0.0179</text:p>
          </table:table-cell>
          <table:table-cell office:value-type="float" office:value="54.7046" calcext:value-type="float">
            <text:p>54.7046</text:p>
          </table:table-cell>
          <table:table-cell office:value-type="float" office:value="0.0179" calcext:value-type="float">
            <text:p>0.0179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6387" calcext:value-type="float">
            <text:p>0.00638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heres a 1-day period visible but it's not detected significantly</text:p>
          </table:table-cell>
          <table:table-cell table:style-name="ce44" office:value-type="string" calcext:value-type="string">
            <text:p>n</text:p>
          </table:table-cell>
          <table:table-cell table:style-name="ce175" office:value-type="string" calcext:value-type="string">
            <text:p>n</text:p>
          </table:table-cell>
          <table:table-cell table:style-name="ce306" office:value-type="float" office:value="2" calcext:value-type="float">
            <text:p>2</text:p>
          </table:table-cell>
          <table:table-cell table:style-name="ce437" office:value-type="string" calcext:value-type="string">
            <text:p>-</text:p>
          </table:table-cell>
          <table:table-cell table:style-name="ce568" office:value-type="string" calcext:value-type="string">
            <text:p>-</text:p>
          </table:table-cell>
          <table:table-cell office:value-type="string" calcext:value-type="string">
            <text:p>there's also a ~1 day period but it's well below the threshold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358" office:value-type="string" calcext:value-type="string">
            <text:p>y</text:p>
          </table:table-cell>
          <table:table-cell table:style-name="ce1490" office:value-type="string" calcext:value-type="string">
            <text:p>n</text:p>
          </table:table-cell>
          <table:table-cell table:style-name="ce162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752527" calcext:value-type="float">
            <text:p>246752527</text:p>
          </table:table-cell>
          <table:table-cell office:value-type="float" office:value="3.3608" calcext:value-type="float">
            <text:p>3.3608</text:p>
          </table:table-cell>
          <table:table-cell office:value-type="float" office:value="0.7211" calcext:value-type="float">
            <text:p>0.7211</text:p>
          </table:table-cell>
          <table:table-cell office:value-type="float" office:value="3.3608" calcext:value-type="float">
            <text:p>3.3608</text:p>
          </table:table-cell>
          <table:table-cell office:value-type="float" office:value="0.7211" calcext:value-type="float">
            <text:p>0.7211</text:p>
          </table:table-cell>
          <table:table-cell office:value-type="float" office:value="6.7222" calcext:value-type="float">
            <text:p>6.7222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l</text:p>
          </table:table-cell>
          <table:table-cell office:value-type="float" office:value="0.007869" calcext:value-type="float">
            <text:p>0.00786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uble-dip is clear in full light curve and phased</text:p>
          </table:table-cell>
          <table:table-cell table:style-name="ce45" office:value-type="string" calcext:value-type="string">
            <text:p>y</text:p>
          </table:table-cell>
          <table:table-cell table:style-name="ce176" office:value-type="string" calcext:value-type="string">
            <text:p>n</text:p>
          </table:table-cell>
          <table:table-cell table:style-name="ce307" office:value-type="float" office:value="2" calcext:value-type="float">
            <text:p>2</text:p>
          </table:table-cell>
          <table:table-cell table:style-name="ce438" office:value-type="float" office:value="0" calcext:value-type="float">
            <text:p>0</text:p>
          </table:table-cell>
          <table:table-cell table:style-name="ce569" office:value-type="string" calcext:value-type="string">
            <text:p>-</text:p>
          </table:table-cell>
          <table:table-cell office:value-type="string" calcext:value-type="string">
            <text:p>Double-dip pattern is barely visible but it shows up in the full light curv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wo fainter neighbors, one with overlapping PSF</text:p>
          </table:table-cell>
          <table:table-cell table:style-name="ce1359" office:value-type="string" calcext:value-type="string">
            <text:p>y</text:p>
          </table:table-cell>
          <table:table-cell table:style-name="ce1491" office:value-type="string" calcext:value-type="string">
            <text:p>y</text:p>
          </table:table-cell>
          <table:table-cell table:style-name="ce1623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768912" calcext:value-type="float">
            <text:p>246768912</text:p>
          </table:table-cell>
          <table:table-cell office:value-type="float" office:value="43.592" calcext:value-type="float">
            <text:p>43.592</text:p>
          </table:table-cell>
          <table:table-cell office:value-type="float" office:value="0.289" calcext:value-type="float">
            <text:p>0.289</text:p>
          </table:table-cell>
          <table:table-cell office:value-type="float" office:value="43.592" calcext:value-type="float">
            <text:p>43.592</text:p>
          </table:table-cell>
          <table:table-cell office:value-type="float" office:value="0.289" calcext:value-type="float">
            <text:p>0.289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1446" calcext:value-type="float">
            <text:p>0.1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944" calcext:value-type="float">
            <text:p>0.00794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style-name="ce46" office:value-type="string" calcext:value-type="string">
            <text:p>n</text:p>
          </table:table-cell>
          <table:table-cell table:style-name="ce177" office:value-type="string" calcext:value-type="string">
            <text:p>n</text:p>
          </table:table-cell>
          <table:table-cell table:style-name="ce308" office:value-type="float" office:value="2" calcext:value-type="float">
            <text:p>2</text:p>
          </table:table-cell>
          <table:table-cell table:style-name="ce439" office:value-type="float" office:value="0" calcext:value-type="float">
            <text:p>0</text:p>
          </table:table-cell>
          <table:table-cell table:style-name="ce570" office:value-type="string" calcext:value-type="string">
            <text:p>-</text:p>
          </table:table-cell>
          <table:table-cell office:value-type="string" calcext:value-type="string">
            <text:p>first period doesn't phase up; it's just a long period trend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360" office:value-type="string" calcext:value-type="string">
            <text:p>y</text:p>
          </table:table-cell>
          <table:table-cell table:style-name="ce1492" office:value-type="string" calcext:value-type="string">
            <text:p>y</text:p>
          </table:table-cell>
          <table:table-cell table:style-name="ce162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777832" calcext:value-type="float">
            <text:p>246777832</text:p>
          </table:table-cell>
          <table:table-cell office:value-type="float" office:value="12.8985" calcext:value-type="float">
            <text:p>12.8985</text:p>
          </table:table-cell>
          <table:table-cell office:value-type="float" office:value="0.5951" calcext:value-type="float">
            <text:p>0.5951</text:p>
          </table:table-cell>
          <table:table-cell office:value-type="float" office:value="12.8985" calcext:value-type="float">
            <text:p>12.8985</text:p>
          </table:table-cell>
          <table:table-cell office:value-type="float" office:value="0.5951" calcext:value-type="float">
            <text:p>0.5951</text:p>
          </table:table-cell>
          <table:table-cell office:value-type="float" office:value="6.7222" calcext:value-type="float">
            <text:p>6.7222</text:p>
          </table:table-cell>
          <table:table-cell office:value-type="float" office:value="0.2526" calcext:value-type="float">
            <text:p>0.2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9301" calcext:value-type="float">
            <text:p>0.0093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47" office:value-type="string" calcext:value-type="string">
            <text:p>y</text:p>
          </table:table-cell>
          <table:table-cell table:style-name="ce178" office:value-type="string" calcext:value-type="string">
            <text:p>n</text:p>
          </table:table-cell>
          <table:table-cell table:style-name="ce309" office:value-type="float" office:value="0" calcext:value-type="float">
            <text:p>0</text:p>
          </table:table-cell>
          <table:table-cell table:style-name="ce440" office:value-type="float" office:value="2" calcext:value-type="float">
            <text:p>2</text:p>
          </table:table-cell>
          <table:table-cell table:style-name="ce571" office:value-type="string" calcext:value-type="string">
            <text:p>-</text:p>
          </table:table-cell>
          <table:table-cell office:value-type="string" calcext:value-type="string">
            <text:p>phase drif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361" office:value-type="string" calcext:value-type="string">
            <text:p>y</text:p>
          </table:table-cell>
          <table:table-cell table:style-name="ce1493" office:value-type="string" calcext:value-type="string">
            <text:p>n</text:p>
          </table:table-cell>
          <table:table-cell table:style-name="ce162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787471" calcext:value-type="float">
            <text:p>246787471</text:p>
          </table:table-cell>
          <table:table-cell office:value-type="float" office:value="7.4935" calcext:value-type="float">
            <text:p>7.4935</text:p>
          </table:table-cell>
          <table:table-cell office:value-type="float" office:value="0.2329" calcext:value-type="float">
            <text:p>0.2329</text:p>
          </table:table-cell>
          <table:table-cell office:value-type="float" office:value="7.4935" calcext:value-type="float">
            <text:p>7.4935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114" calcext:value-type="float">
            <text:p>0.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863" calcext:value-type="float">
            <text:p>0.00863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 is clearly visible in full light curve overtop of P1</text:p>
          </table:table-cell>
          <table:table-cell table:style-name="ce48" office:value-type="string" calcext:value-type="string">
            <text:p>m</text:p>
          </table:table-cell>
          <table:table-cell table:style-name="ce179" office:value-type="string" calcext:value-type="string">
            <text:p>y</text:p>
          </table:table-cell>
          <table:table-cell table:style-name="ce310" office:value-type="float" office:value="0" calcext:value-type="float">
            <text:p>0</text:p>
          </table:table-cell>
          <table:table-cell table:style-name="ce441" office:value-type="float" office:value="0" calcext:value-type="float">
            <text:p>0</text:p>
          </table:table-cell>
          <table:table-cell table:style-name="ce572" office:value-type="float" office:value="2" calcext:value-type="float">
            <text:p>2</text:p>
          </table:table-cell>
          <table:table-cell office:value-type="string" calcext:value-type="string">
            <text:p>second period does phase up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362" office:value-type="string" calcext:value-type="string">
            <text:p>y</text:p>
          </table:table-cell>
          <table:table-cell table:style-name="ce1494" office:value-type="string" calcext:value-type="string">
            <text:p>n</text:p>
          </table:table-cell>
          <table:table-cell table:style-name="ce1626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794704" calcext:value-type="float">
            <text:p>246794704</text:p>
          </table:table-cell>
          <table:table-cell office:value-type="float" office:value="10.4709" calcext:value-type="float">
            <text:p>10.4709</text:p>
          </table:table-cell>
          <table:table-cell office:value-type="float" office:value="0.5126" calcext:value-type="float">
            <text:p>0.5126</text:p>
          </table:table-cell>
          <table:table-cell office:value-type="float" office:value="10.4709" calcext:value-type="float">
            <text:p>10.4709</text:p>
          </table:table-cell>
          <table:table-cell office:value-type="float" office:value="0.5126" calcext:value-type="float">
            <text:p>0.5126</text:p>
          </table:table-cell>
          <table:table-cell office:value-type="float" office:value="4.7845" calcext:value-type="float">
            <text:p>4.7845</text:p>
          </table:table-cell>
          <table:table-cell office:value-type="float" office:value="0.3345" calcext:value-type="float">
            <text:p>0.3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-maybe</text:p>
          </table:table-cell>
          <table:table-cell office:value-type="float" office:value="0.008885" calcext:value-type="float">
            <text:p>0.00888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gnificant spot evolution so P1 is close but doesn't phase completely</text:p>
          </table:table-cell>
          <table:table-cell table:style-name="ce49" office:value-type="string" calcext:value-type="string">
            <text:p>y</text:p>
          </table:table-cell>
          <table:table-cell table:style-name="ce180" office:value-type="string" calcext:value-type="string">
            <text:p>n</text:p>
          </table:table-cell>
          <table:table-cell table:style-name="ce311" office:value-type="float" office:value="1" calcext:value-type="float">
            <text:p>1</text:p>
          </table:table-cell>
          <table:table-cell table:style-name="ce442" office:value-type="float" office:value="2" calcext:value-type="float">
            <text:p>2</text:p>
          </table:table-cell>
          <table:table-cell table:style-name="ce573" office:value-type="string" calcext:value-type="string">
            <text:p>-</text:p>
          </table:table-cell>
          <table:table-cell office:value-type="string" calcext:value-type="string">
            <text:p>twice the second period (9.58 d) is probably correct; first period only sort of phases up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us 2MASS glint artifact</text:p>
          </table:table-cell>
          <table:table-cell table:style-name="ce1363" office:value-type="string" calcext:value-type="string">
            <text:p>y</text:p>
          </table:table-cell>
          <table:table-cell table:style-name="ce1495" office:value-type="string" calcext:value-type="string">
            <text:p>y</text:p>
          </table:table-cell>
          <table:table-cell table:style-name="ce1627" office:value-type="string" calcext:value-type="string">
            <text:p>n</text:p>
          </table:table-cell>
          <table:table-cell office:value-type="string" calcext:value-type="string">
            <text:p>faint neighbor near edge of PSF; plus 2MASS glint artifacts </text:p>
          </table:table-cell>
        </table:table-row>
        <table:table-row table:style-name="ro1">
          <table:table-cell office:value-type="float" office:value="246806983" calcext:value-type="float">
            <text:p>246806983</text:p>
          </table:table-cell>
          <table:table-cell office:value-type="float" office:value="2.6103" calcext:value-type="float">
            <text:p>2.6103</text:p>
          </table:table-cell>
          <table:table-cell office:value-type="float" office:value="0.7822" calcext:value-type="float">
            <text:p>0.7822</text:p>
          </table:table-cell>
          <table:table-cell office:value-type="float" office:value="2.6103" calcext:value-type="float">
            <text:p>2.6103</text:p>
          </table:table-cell>
          <table:table-cell office:value-type="float" office:value="0.7822" calcext:value-type="float">
            <text:p>0.7822</text:p>
          </table:table-cell>
          <table:table-cell office:value-type="float" office:value="14.3117" calcext:value-type="float">
            <text:p>14.3117</text:p>
          </table:table-cell>
          <table:table-cell office:value-type="float" office:value="0.0686" calcext:value-type="float">
            <text:p>0.06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7952" calcext:value-type="float">
            <text:p>0.0079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 is visible in the full lightcurve, underneath P1</text:p>
          </table:table-cell>
          <table:table-cell table:style-name="ce50" office:value-type="string" calcext:value-type="string">
            <text:p>n</text:p>
          </table:table-cell>
          <table:table-cell table:style-name="ce181" office:value-type="string" calcext:value-type="string">
            <text:p>y</text:p>
          </table:table-cell>
          <table:table-cell table:style-name="ce312" office:value-type="float" office:value="0" calcext:value-type="float">
            <text:p>0</text:p>
          </table:table-cell>
          <table:table-cell table:style-name="ce443" office:value-type="float" office:value="1" calcext:value-type="float">
            <text:p>1</text:p>
          </table:table-cell>
          <table:table-cell table:style-name="ce574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/>
          <table:table-cell table:style-name="ce1364" office:value-type="string" calcext:value-type="string">
            <text:p>y</text:p>
          </table:table-cell>
          <table:table-cell table:style-name="ce1496" office:value-type="string" calcext:value-type="string">
            <text:p>n</text:p>
          </table:table-cell>
          <table:table-cell table:style-name="ce1628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807491" calcext:value-type="float">
            <text:p>246807491</text:p>
          </table:table-cell>
          <table:table-cell office:value-type="float" office:value="1.5151" calcext:value-type="float">
            <text:p>1.5151</text:p>
          </table:table-cell>
          <table:table-cell office:value-type="float" office:value="0.3673" calcext:value-type="float">
            <text:p>0.3673</text:p>
          </table:table-cell>
          <table:table-cell office:value-type="float" office:value="1.5151" calcext:value-type="float">
            <text:p>1.5151</text:p>
          </table:table-cell>
          <table:table-cell office:value-type="float" office:value="0.3673" calcext:value-type="float">
            <text:p>0.3673</text:p>
          </table:table-cell>
          <table:table-cell office:value-type="float" office:value="25.0528" calcext:value-type="float">
            <text:p>25.0528</text:p>
          </table:table-cell>
          <table:table-cell office:value-type="float" office:value="0.0802" calcext:value-type="float">
            <text:p>0.08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8547" calcext:value-type="float">
            <text:p>0.008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51" office:value-type="string" calcext:value-type="string">
            <text:p>m</text:p>
          </table:table-cell>
          <table:table-cell table:style-name="ce182" office:value-type="string" calcext:value-type="string">
            <text:p>n</text:p>
          </table:table-cell>
          <table:table-cell table:style-name="ce313" office:value-type="float" office:value="0" calcext:value-type="float">
            <text:p>0</text:p>
          </table:table-cell>
          <table:table-cell table:style-name="ce444" office:value-type="float" office:value="2" calcext:value-type="float">
            <text:p>2</text:p>
          </table:table-cell>
          <table:table-cell table:style-name="ce575"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365" office:value-type="string" calcext:value-type="string">
            <text:p>n</text:p>
          </table:table-cell>
          <table:table-cell table:style-name="ce1497" office:value-type="string" calcext:value-type="string">
            <text:p>n</text:p>
          </table:table-cell>
          <table:table-cell table:style-name="ce1629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808055" calcext:value-type="float">
            <text:p>246808055</text:p>
          </table:table-cell>
          <table:table-cell office:value-type="float" office:value="9.1617" calcext:value-type="float">
            <text:p>9.1617</text:p>
          </table:table-cell>
          <table:table-cell office:value-type="float" office:value="0.6246" calcext:value-type="float">
            <text:p>0.6246</text:p>
          </table:table-cell>
          <table:table-cell office:value-type="float" office:value="9.1617" calcext:value-type="float">
            <text:p>9.1617</text:p>
          </table:table-cell>
          <table:table-cell office:value-type="float" office:value="0.6246" calcext:value-type="float">
            <text:p>0.6246</text:p>
          </table:table-cell>
          <table:table-cell office:value-type="float" office:value="4.5733" calcext:value-type="float">
            <text:p>4.5733</text:p>
          </table:table-cell>
          <table:table-cell office:value-type="float" office:value="0.1849" calcext:value-type="float">
            <text:p>0.1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251" calcext:value-type="float">
            <text:p>0.00825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52" office:value-type="string" calcext:value-type="string">
            <text:p>y</text:p>
          </table:table-cell>
          <table:table-cell table:style-name="ce183" office:value-type="string" calcext:value-type="string">
            <text:p>n</text:p>
          </table:table-cell>
          <table:table-cell table:style-name="ce314" office:value-type="float" office:value="0" calcext:value-type="float">
            <text:p>0</text:p>
          </table:table-cell>
          <table:table-cell table:style-name="ce445" office:value-type="float" office:value="2" calcext:value-type="float">
            <text:p>2</text:p>
          </table:table-cell>
          <table:table-cell table:style-name="ce576" office:value-type="string" calcext:value-type="string">
            <text:p>-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ainter unblended neighbor; plus what is probably an artifact near the diffraction spike</text:p>
          </table:table-cell>
          <table:table-cell table:style-name="ce1366" office:value-type="string" calcext:value-type="string">
            <text:p>y</text:p>
          </table:table-cell>
          <table:table-cell table:style-name="ce1498" office:value-type="string" calcext:value-type="string">
            <text:p>n</text:p>
          </table:table-cell>
          <table:table-cell table:style-name="ce1630" office:value-type="string" calcext:value-type="string">
            <text:p>n</text:p>
          </table:table-cell>
          <table:table-cell office:value-type="string" calcext:value-type="string">
            <text:p>plus 2MASS glint artifacts</text:p>
          </table:table-cell>
        </table:table-row>
        <table:table-row table:style-name="ro1">
          <table:table-cell office:value-type="float" office:value="246816464" calcext:value-type="float">
            <text:p>246816464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0999" calcext:value-type="float">
            <text:p>0.0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l</text:p>
          </table:table-cell>
          <table:table-cell office:value-type="float" office:value="0.008265" calcext:value-type="float">
            <text:p>0.008265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53" office:value-type="string" calcext:value-type="string">
            <text:p>n</text:p>
          </table:table-cell>
          <table:table-cell table:style-name="ce184" office:value-type="string" calcext:value-type="string">
            <text:p>n</text:p>
          </table:table-cell>
          <table:table-cell table:style-name="ce315" office:value-type="float" office:value="0" calcext:value-type="float">
            <text:p>0</text:p>
          </table:table-cell>
          <table:table-cell table:style-name="ce446" office:value-type="float" office:value="2" calcext:value-type="float">
            <text:p>2</text:p>
          </table:table-cell>
          <table:table-cell table:style-name="ce577" office:value-type="string" calcext:value-type="string">
            <text:p>-</text:p>
          </table:table-cell>
          <table:table-cell office:value-type="string" calcext:value-type="string">
            <text:p>second period doesn't phase well but does look like a double dip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367" office:value-type="string" calcext:value-type="string">
            <text:p>y</text:p>
          </table:table-cell>
          <table:table-cell table:style-name="ce1499" office:value-type="string" calcext:value-type="string">
            <text:p>y</text:p>
          </table:table-cell>
          <table:table-cell table:style-name="ce1631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838465" calcext:value-type="float">
            <text:p>246838465</text:p>
          </table:table-cell>
          <table:table-cell office:value-type="float" office:value="70" calcext:value-type="float">
            <text:p>70</text:p>
          </table:table-cell>
          <table:table-cell office:value-type="float" office:value="0.2323" calcext:value-type="float">
            <text:p>0.2323</text:p>
          </table:table-cell>
          <table:table-cell office:value-type="float" office:value="1.4472" calcext:value-type="float">
            <text:p>1.4472</text:p>
          </table:table-cell>
          <table:table-cell office:value-type="float" office:value="0.1757" calcext:value-type="float">
            <text:p>0.1757</text:p>
          </table:table-cell>
          <table:table-cell office:value-type="float" office:value="0.7243" calcext:value-type="float">
            <text:p>0.7243</text:p>
          </table:table-cell>
          <table:table-cell office:value-type="float" office:value="0.0079" calcext:value-type="float">
            <text:p>0.0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639" calcext:value-type="float">
            <text:p>0.007639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54" office:value-type="string" calcext:value-type="string">
            <text:p>n</text:p>
          </table:table-cell>
          <table:table-cell table:style-name="ce185" office:value-type="string" calcext:value-type="string">
            <text:p>n</text:p>
          </table:table-cell>
          <table:table-cell table:style-name="ce316" office:value-type="float" office:value="0" calcext:value-type="float">
            <text:p>0</text:p>
          </table:table-cell>
          <table:table-cell table:style-name="ce447" office:value-type="float" office:value="2" calcext:value-type="float">
            <text:p>2</text:p>
          </table:table-cell>
          <table:table-cell table:style-name="ce578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368" office:value-type="string" calcext:value-type="string">
            <text:p>n</text:p>
          </table:table-cell>
          <table:table-cell table:style-name="ce1500" office:value-type="string" calcext:value-type="string">
            <text:p>n</text:p>
          </table:table-cell>
          <table:table-cell table:style-name="ce163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846196" calcext:value-type="float">
            <text:p>246846196</text:p>
          </table:table-cell>
          <table:table-cell office:value-type="float" office:value="57.8656" calcext:value-type="float">
            <text:p>57.8656</text:p>
          </table:table-cell>
          <table:table-cell office:value-type="float" office:value="0.1339" calcext:value-type="float">
            <text:p>0.1339</text:p>
          </table:table-cell>
          <table:table-cell office:value-type="float" office:value="57.8656" calcext:value-type="float">
            <text:p>57.8656</text:p>
          </table:table-cell>
          <table:table-cell office:value-type="float" office:value="0.1339" calcext:value-type="float">
            <text:p>0.1339</text:p>
          </table:table-cell>
          <table:table-cell office:value-type="float" office:value="3.7094" calcext:value-type="float">
            <text:p>3.7094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148" calcext:value-type="float">
            <text:p>0.00714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me phase drift</text:p>
          </table:table-cell>
          <table:table-cell table:style-name="ce55" office:value-type="string" calcext:value-type="string">
            <text:p>y</text:p>
          </table:table-cell>
          <table:table-cell table:style-name="ce186" office:value-type="string" calcext:value-type="string">
            <text:p>n</text:p>
          </table:table-cell>
          <table:table-cell table:style-name="ce317" office:value-type="float" office:value="2" calcext:value-type="float">
            <text:p>2</text:p>
          </table:table-cell>
          <table:table-cell table:style-name="ce448" office:value-type="float" office:value="0" calcext:value-type="float">
            <text:p>0</text:p>
          </table:table-cell>
          <table:table-cell table:style-name="ce579" office:value-type="string" calcext:value-type="string">
            <text:p>-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369" office:value-type="string" calcext:value-type="string">
            <text:p>y</text:p>
          </table:table-cell>
          <table:table-cell table:style-name="ce1501" office:value-type="string" calcext:value-type="string">
            <text:p>n</text:p>
          </table:table-cell>
          <table:table-cell table:style-name="ce1633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862801" calcext:value-type="float">
            <text:p>246862801</text:p>
          </table:table-cell>
          <table:table-cell office:value-type="float" office:value="15.9872" calcext:value-type="float">
            <text:p>15.9872</text:p>
          </table:table-cell>
          <table:table-cell office:value-type="float" office:value="0.7501" calcext:value-type="float">
            <text:p>0.7501</text:p>
          </table:table-cell>
          <table:table-cell office:value-type="float" office:value="15.9872" calcext:value-type="float">
            <text:p>15.9872</text:p>
          </table:table-cell>
          <table:table-cell office:value-type="float" office:value="0.7501" calcext:value-type="float">
            <text:p>0.7501</text:p>
          </table:table-cell>
          <table:table-cell office:value-type="float" office:value="8.1435" calcext:value-type="float">
            <text:p>8.143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561" calcext:value-type="float">
            <text:p>0.00856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56" office:value-type="string" calcext:value-type="string">
            <text:p>m</text:p>
          </table:table-cell>
          <table:table-cell table:style-name="ce187" office:value-type="string" calcext:value-type="string">
            <text:p>n</text:p>
          </table:table-cell>
          <table:table-cell table:style-name="ce318" office:value-type="float" office:value="0" calcext:value-type="float">
            <text:p>0</text:p>
          </table:table-cell>
          <table:table-cell table:style-name="ce449" office:value-type="float" office:value="2" calcext:value-type="float">
            <text:p>2</text:p>
          </table:table-cell>
          <table:table-cell table:style-name="ce580" office:value-type="string" calcext:value-type="string">
            <text:p>-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370" office:value-type="string" calcext:value-type="string">
            <text:p>y</text:p>
          </table:table-cell>
          <table:table-cell table:style-name="ce1502" office:value-type="string" calcext:value-type="string">
            <text:p>n</text:p>
          </table:table-cell>
          <table:table-cell table:style-name="ce163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863569" calcext:value-type="float">
            <text:p>246863569</text:p>
          </table:table-cell>
          <table:table-cell office:value-type="float" office:value="68.4061" calcext:value-type="float">
            <text:p>68.4061</text:p>
          </table:table-cell>
          <table:table-cell office:value-type="float" office:value="0.0153" calcext:value-type="float">
            <text:p>0.0153</text:p>
          </table:table-cell>
          <table:table-cell office:value-type="float" office:value="68.4061" calcext:value-type="float">
            <text:p>68.4061</text:p>
          </table:table-cell>
          <table:table-cell office:value-type="float" office:value="0.0153" calcext:value-type="float">
            <text:p>0.0153</text:p>
          </table:table-cell>
          <table:table-cell office:value-type="float" office:value="5.9266" calcext:value-type="float">
            <text:p>5.9266</text:p>
          </table:table-cell>
          <table:table-cell office:value-type="float" office:value="0.0087" calcext:value-type="float">
            <text:p>0.00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5969" calcext:value-type="float">
            <text:p>0.00596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ase drift and noisy; second period is probably correct; but the periodogram signal is weak and multipeaked and it doesn't phase well </text:p>
          </table:table-cell>
          <table:table-cell table:style-name="ce57" office:value-type="string" calcext:value-type="string">
            <text:p>y</text:p>
          </table:table-cell>
          <table:table-cell table:style-name="ce188" office:value-type="string" calcext:value-type="string">
            <text:p>n</text:p>
          </table:table-cell>
          <table:table-cell table:style-name="ce319" office:value-type="float" office:value="2" calcext:value-type="float">
            <text:p>2</text:p>
          </table:table-cell>
          <table:table-cell table:style-name="ce450" office:value-type="float" office:value="2" calcext:value-type="float">
            <text:p>2</text:p>
          </table:table-cell>
          <table:table-cell table:style-name="ce581" office:value-type="float" office:value="2" calcext:value-type="float">
            <text:p>2</text:p>
          </table:table-cell>
          <table:table-cell office:value-type="string" calcext:value-type="string">
            <text:p>second period is probably correct; but the periodogram signal is weak and multipeaked and it doesn't phase wel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ghter neighbor; PSFs overlap</text:p>
          </table:table-cell>
          <table:table-cell table:style-name="ce1371" office:value-type="string" calcext:value-type="string">
            <text:p>y</text:p>
          </table:table-cell>
          <table:table-cell table:style-name="ce1503" office:value-type="string" calcext:value-type="string">
            <text:p>y</text:p>
          </table:table-cell>
          <table:table-cell table:style-name="ce1635" office:value-type="string" calcext:value-type="string">
            <text:p>n</text:p>
          </table:table-cell>
          <table:table-cell office:value-type="string" calcext:value-type="string">
            <text:p>slightly brighter neighbor, overlapping PSFs</text:p>
          </table:table-cell>
        </table:table-row>
        <table:table-row table:style-name="ro1">
          <table:table-cell office:value-type="float" office:value="246865157" calcext:value-type="float">
            <text:p>246865157</text:p>
          </table:table-cell>
          <table:table-cell office:value-type="float" office:value="12.2166" calcext:value-type="float">
            <text:p>12.2166</text:p>
          </table:table-cell>
          <table:table-cell office:value-type="float" office:value="0.8983" calcext:value-type="float">
            <text:p>0.8983</text:p>
          </table:table-cell>
          <table:table-cell office:value-type="float" office:value="12.2166" calcext:value-type="float">
            <text:p>12.2166</text:p>
          </table:table-cell>
          <table:table-cell office:value-type="float" office:value="0.8983" calcext:value-type="float">
            <text:p>0.8983</text:p>
          </table:table-cell>
          <table:table-cell office:value-type="float" office:value="6.1955" calcext:value-type="float">
            <text:p>6.1955</text:p>
          </table:table-cell>
          <table:table-cell office:value-type="float" office:value="0.0374" calcext:value-type="float">
            <text:p>0.0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57" calcext:value-type="float">
            <text:p>0.0085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58" office:value-type="string" calcext:value-type="string">
            <text:p>y</text:p>
          </table:table-cell>
          <table:table-cell table:style-name="ce189" office:value-type="string" calcext:value-type="string">
            <text:p>n</text:p>
          </table:table-cell>
          <table:table-cell table:style-name="ce320" office:value-type="float" office:value="0" calcext:value-type="float">
            <text:p>0</text:p>
          </table:table-cell>
          <table:table-cell table:style-name="ce451" office:value-type="float" office:value="2" calcext:value-type="float">
            <text:p>2</text:p>
          </table:table-cell>
          <table:table-cell table:style-name="ce582" office:value-type="string" calcext:value-type="string">
            <text:p>-</text:p>
          </table:table-cell>
          <table:table-cell/>
          <table:table-cell table:style-name="ce1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2MASS glint artifacts</text:p>
          </table:table-cell>
          <table:table-cell table:style-name="ce1372" office:value-type="string" calcext:value-type="string">
            <text:p>n</text:p>
          </table:table-cell>
          <table:table-cell table:style-name="ce1504" office:value-type="string" calcext:value-type="string">
            <text:p>n</text:p>
          </table:table-cell>
          <table:table-cell table:style-name="ce1636" office:value-type="string" calcext:value-type="string">
            <text:p>n</text:p>
          </table:table-cell>
          <table:table-cell office:value-type="string" calcext:value-type="string">
            <text:p>2MASS glint artifacts</text:p>
          </table:table-cell>
        </table:table-row>
        <table:table-row table:style-name="ro1">
          <table:table-cell office:value-type="float" office:value="246875518" calcext:value-type="float">
            <text:p>246875518</text:p>
          </table:table-cell>
          <table:table-cell office:value-type="float" office:value="5.2438" calcext:value-type="float">
            <text:p>5.2438</text:p>
          </table:table-cell>
          <table:table-cell office:value-type="float" office:value="0.5052" calcext:value-type="float">
            <text:p>0.5052</text:p>
          </table:table-cell>
          <table:table-cell office:value-type="float" office:value="5.2438" calcext:value-type="float">
            <text:p>5.2438</text:p>
          </table:table-cell>
          <table:table-cell office:value-type="float" office:value="0.5052" calcext:value-type="float">
            <text:p>0.5052</text:p>
          </table:table-cell>
          <table:table-cell office:value-type="float" office:value="11.3404" calcext:value-type="float">
            <text:p>11.3404</text:p>
          </table:table-cell>
          <table:table-cell office:value-type="float" office:value="0.2064" calcext:value-type="float">
            <text:p>0.2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8318" calcext:value-type="float">
            <text:p>0.0083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ificant differential rotation/phase drift; twice P1 is probably the real period</text:p>
          </table:table-cell>
          <table:table-cell table:style-name="ce59" office:value-type="string" calcext:value-type="string">
            <text:p>y</text:p>
          </table:table-cell>
          <table:table-cell table:style-name="ce190" office:value-type="string" calcext:value-type="string">
            <text:p>n</text:p>
          </table:table-cell>
          <table:table-cell table:style-name="ce321" office:value-type="float" office:value="2" calcext:value-type="float">
            <text:p>2</text:p>
          </table:table-cell>
          <table:table-cell table:style-name="ce452" office:value-type="float" office:value="1" calcext:value-type="float">
            <text:p>1</text:p>
          </table:table-cell>
          <table:table-cell table:style-name="ce583" office:value-type="float" office:value="2" calcext:value-type="float">
            <text:p>2</text:p>
          </table:table-cell>
          <table:table-cell office:value-type="string" calcext:value-type="string">
            <text:p>Twice the first period (10.48 d) is probably correct; second period only sort of phases up</text:p>
          </table:table-cell>
          <table:table-cell table:style-name="ce1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lus 2MASS glint artifact</text:p>
          </table:table-cell>
          <table:table-cell table:style-name="ce1373" office:value-type="string" calcext:value-type="string">
            <text:p>y</text:p>
          </table:table-cell>
          <table:table-cell table:style-name="ce1505" office:value-type="string" calcext:value-type="string">
            <text:p>n</text:p>
          </table:table-cell>
          <table:table-cell table:style-name="ce1637" office:value-type="string" calcext:value-type="string">
            <text:p>n</text:p>
          </table:table-cell>
          <table:table-cell office:value-type="string" calcext:value-type="string">
            <text:p>2MASS glint artifacts</text:p>
          </table:table-cell>
        </table:table-row>
        <table:table-row table:style-name="ro1">
          <table:table-cell office:value-type="float" office:value="246878254" calcext:value-type="float">
            <text:p>246878254</text:p>
          </table:table-cell>
          <table:table-cell office:value-type="float" office:value="5.8007" calcext:value-type="float">
            <text:p>5.8007</text:p>
          </table:table-cell>
          <table:table-cell office:value-type="float" office:value="0.2879" calcext:value-type="float">
            <text:p>0.2879</text:p>
          </table:table-cell>
          <table:table-cell office:value-type="float" office:value="5.8007" calcext:value-type="float">
            <text:p>5.8007</text:p>
          </table:table-cell>
          <table:table-cell office:value-type="float" office:value="0.2879" calcext:value-type="float">
            <text:p>0.2879</text:p>
          </table:table-cell>
          <table:table-cell office:value-type="float" office:value="13.4169" calcext:value-type="float">
            <text:p>13.4169</text:p>
          </table:table-cell>
          <table:table-cell office:value-type="float" office:value="0.0896" calcext:value-type="float">
            <text:p>0.0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7182" calcext:value-type="float">
            <text:p>0.0071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 way to tell what the real period is here</text:p>
          </table:table-cell>
          <table:table-cell table:style-name="ce60" office:value-type="string" calcext:value-type="string">
            <text:p>y</text:p>
          </table:table-cell>
          <table:table-cell table:style-name="ce191" office:value-type="string" calcext:value-type="string">
            <text:p>m</text:p>
          </table:table-cell>
          <table:table-cell table:style-name="ce322" office:value-type="float" office:value="2" calcext:value-type="float">
            <text:p>2</text:p>
          </table:table-cell>
          <table:table-cell table:style-name="ce453" office:value-type="float" office:value="2" calcext:value-type="float">
            <text:p>2</text:p>
          </table:table-cell>
          <table:table-cell table:style-name="ce584" office:value-type="float" office:value="2" calcext:value-type="float">
            <text:p>2</text:p>
          </table:table-cell>
          <table:table-cell office:value-type="string" calcext:value-type="string">
            <text:p>First period phases and repeats OK in the full light curve; but there is a lot of other variability happenin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SS is washed out, this star is blasted out by a nearby bright star</text:p>
          </table:table-cell>
          <table:table-cell table:style-name="ce1374" office:value-type="string" calcext:value-type="string">
            <text:p>-</text:p>
          </table:table-cell>
          <table:table-cell table:style-name="ce1506" office:value-type="string" calcext:value-type="string">
            <text:p>-</text:p>
          </table:table-cell>
          <table:table-cell table:style-name="ce1638" office:value-type="string" calcext:value-type="string">
            <text:p>y</text:p>
          </table:table-cell>
          <table:table-cell office:value-type="string" calcext:value-type="string">
            <text:p>nothing in DSS</text:p>
          </table:table-cell>
        </table:table-row>
        <table:table-row table:style-name="ro1">
          <table:table-cell office:value-type="float" office:value="246884081" calcext:value-type="float">
            <text:p>246884081</text:p>
          </table:table-cell>
          <table:table-cell office:value-type="float" office:value="1.2379" calcext:value-type="float">
            <text:p>1.2379</text:p>
          </table:table-cell>
          <table:table-cell office:value-type="float" office:value="0.2711" calcext:value-type="float">
            <text:p>0.2711</text:p>
          </table:table-cell>
          <table:table-cell office:value-type="float" office:value="1.2379" calcext:value-type="float">
            <text:p>1.2379</text:p>
          </table:table-cell>
          <table:table-cell office:value-type="float" office:value="0.2711" calcext:value-type="float">
            <text:p>0.2711</text:p>
          </table:table-cell>
          <table:table-cell office:value-type="float" office:value="34.1713" calcext:value-type="float">
            <text:p>34.1713</text:p>
          </table:table-cell>
          <table:table-cell office:value-type="float" office:value="0.0303" calcext:value-type="float">
            <text:p>0.0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487" calcext:value-type="float">
            <text:p>0.00748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hird period is half the first</text:p>
          </table:table-cell>
          <table:table-cell table:style-name="ce61" office:value-type="string" calcext:value-type="string">
            <text:p>n</text:p>
          </table:table-cell>
          <table:table-cell table:style-name="ce192" office:value-type="string" calcext:value-type="string">
            <text:p>n</text:p>
          </table:table-cell>
          <table:table-cell table:style-name="ce323" office:value-type="float" office:value="0" calcext:value-type="float">
            <text:p>0</text:p>
          </table:table-cell>
          <table:table-cell table:style-name="ce454" office:value-type="float" office:value="2" calcext:value-type="float">
            <text:p>2</text:p>
          </table:table-cell>
          <table:table-cell table:style-name="ce585" office:value-type="float" office:value="2" calcext:value-type="float">
            <text:p>2</text:p>
          </table:table-cell>
          <table:table-cell office:value-type="string" calcext:value-type="string">
            <text:p>third period is half the first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375" office:value-type="string" calcext:value-type="string">
            <text:p>n</text:p>
          </table:table-cell>
          <table:table-cell table:style-name="ce1507" office:value-type="string" calcext:value-type="string">
            <text:p>n</text:p>
          </table:table-cell>
          <table:table-cell table:style-name="ce1639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900928" calcext:value-type="float">
            <text:p>246900928</text:p>
          </table:table-cell>
          <table:table-cell office:value-type="float" office:value="9.8206" calcext:value-type="float">
            <text:p>9.8206</text:p>
          </table:table-cell>
          <table:table-cell office:value-type="float" office:value="0.6297" calcext:value-type="float">
            <text:p>0.6297</text:p>
          </table:table-cell>
          <table:table-cell office:value-type="float" office:value="9.8206" calcext:value-type="float">
            <text:p>9.8206</text:p>
          </table:table-cell>
          <table:table-cell office:value-type="float" office:value="0.6297" calcext:value-type="float">
            <text:p>0.6297</text:p>
          </table:table-cell>
          <table:table-cell office:value-type="float" office:value="4.8229" calcext:value-type="float">
            <text:p>4.8229</text:p>
          </table:table-cell>
          <table:table-cell office:value-type="float" office:value="0.1061" calcext:value-type="float">
            <text:p>0.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7843" calcext:value-type="float">
            <text:p>0.0078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light phase drift</text:p>
          </table:table-cell>
          <table:table-cell table:style-name="ce62" office:value-type="string" calcext:value-type="string">
            <text:p>y</text:p>
          </table:table-cell>
          <table:table-cell table:style-name="ce193" office:value-type="string" calcext:value-type="string">
            <text:p>n</text:p>
          </table:table-cell>
          <table:table-cell table:style-name="ce324" office:value-type="float" office:value="0" calcext:value-type="float">
            <text:p>0</text:p>
          </table:table-cell>
          <table:table-cell table:style-name="ce455" office:value-type="float" office:value="2" calcext:value-type="float">
            <text:p>2</text:p>
          </table:table-cell>
          <table:table-cell table:style-name="ce586" office:value-type="string" calcext:value-type="string">
            <text:p>-</text:p>
          </table:table-cell>
          <table:table-cell office:value-type="string" calcext:value-type="string">
            <text:p>slight phase drif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ossible DSS companion, plus 2MASS glint artifact</text:p>
          </table:table-cell>
          <table:table-cell table:style-name="ce1376" office:value-type="string" calcext:value-type="string">
            <text:p>m</text:p>
          </table:table-cell>
          <table:table-cell table:style-name="ce1508" office:value-type="string" calcext:value-type="string">
            <text:p>n</text:p>
          </table:table-cell>
          <table:table-cell table:style-name="ce1640" office:value-type="string" calcext:value-type="string">
            <text:p>n</text:p>
          </table:table-cell>
          <table:table-cell office:value-type="string" calcext:value-type="string">
            <text:p>2MASS glint artifacts</text:p>
          </table:table-cell>
        </table:table-row>
        <table:table-row table:style-name="ro1">
          <table:table-cell office:value-type="float" office:value="246911984" calcext:value-type="float">
            <text:p>246911984</text:p>
          </table:table-cell>
          <table:table-cell office:value-type="float" office:value="30.9981" calcext:value-type="float">
            <text:p>30.9981</text:p>
          </table:table-cell>
          <table:table-cell office:value-type="float" office:value="0.0432" calcext:value-type="float">
            <text:p>0.0432</text:p>
          </table:table-cell>
          <table:table-cell office:value-type="float" office:value="30.9981" calcext:value-type="float">
            <text:p>30.9981</text:p>
          </table:table-cell>
          <table:table-cell office:value-type="float" office:value="0.0432" calcext:value-type="float">
            <text:p>0.0432</text:p>
          </table:table-cell>
          <table:table-cell office:value-type="float" office:value="14.3802" calcext:value-type="float">
            <text:p>14.380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-maybe</text:p>
          </table:table-cell>
          <table:table-cell office:value-type="float" office:value="0.006674" calcext:value-type="float">
            <text:p>0.00667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ase drift</text:p>
          </table:table-cell>
          <table:table-cell table:style-name="ce63" office:value-type="string" calcext:value-type="string">
            <text:p>y</text:p>
          </table:table-cell>
          <table:table-cell table:style-name="ce194" office:value-type="string" calcext:value-type="string">
            <text:p>n</text:p>
          </table:table-cell>
          <table:table-cell table:style-name="ce325" office:value-type="float" office:value="0" calcext:value-type="float">
            <text:p>0</text:p>
          </table:table-cell>
          <table:table-cell table:style-name="ce456" office:value-type="float" office:value="2" calcext:value-type="float">
            <text:p>2</text:p>
          </table:table-cell>
          <table:table-cell table:style-name="ce587" office:value-type="string" calcext:value-type="string">
            <text:p>-</text:p>
          </table:table-cell>
          <table:table-cell office:value-type="string" calcext:value-type="string">
            <text:p>phase drif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377" office:value-type="string" calcext:value-type="string">
            <text:p>y</text:p>
          </table:table-cell>
          <table:table-cell table:style-name="ce1509" office:value-type="string" calcext:value-type="string">
            <text:p>n</text:p>
          </table:table-cell>
          <table:table-cell table:style-name="ce1641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928683" calcext:value-type="float">
            <text:p>246928683</text:p>
          </table:table-cell>
          <table:table-cell office:value-type="float" office:value="1.432" calcext:value-type="float">
            <text:p>1.432</text:p>
          </table:table-cell>
          <table:table-cell office:value-type="float" office:value="0.0622" calcext:value-type="float">
            <text:p>0.0622</text:p>
          </table:table-cell>
          <table:table-cell office:value-type="float" office:value="1.432" calcext:value-type="float">
            <text:p>1.432</text:p>
          </table:table-cell>
          <table:table-cell office:value-type="float" office:value="0.0622" calcext:value-type="float">
            <text:p>0.0622</text:p>
          </table:table-cell>
          <table:table-cell office:value-type="float" office:value="68.4061" calcext:value-type="float">
            <text:p>68.4061</text:p>
          </table:table-cell>
          <table:table-cell office:value-type="float" office:value="0.0399" calcext:value-type="float">
            <text:p>0.03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0.006563" calcext:value-type="float">
            <text:p>0.00656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4" office:value-type="string" calcext:value-type="string">
            <text:p>y</text:p>
          </table:table-cell>
          <table:table-cell table:style-name="ce195" office:value-type="string" calcext:value-type="string">
            <text:p>n</text:p>
          </table:table-cell>
          <table:table-cell table:style-name="ce326" office:value-type="float" office:value="0" calcext:value-type="float">
            <text:p>0</text:p>
          </table:table-cell>
          <table:table-cell table:style-name="ce457" office:value-type="float" office:value="2" calcext:value-type="float">
            <text:p>2</text:p>
          </table:table-cell>
          <table:table-cell table:style-name="ce588" office:value-type="float" office:value="2" calcext:value-type="float">
            <text:p>2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378" office:value-type="string" calcext:value-type="string">
            <text:p>m</text:p>
          </table:table-cell>
          <table:table-cell table:style-name="ce1510" office:value-type="string" calcext:value-type="string">
            <text:p>n</text:p>
          </table:table-cell>
          <table:table-cell table:style-name="ce164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931087" calcext:value-type="float">
            <text:p>246931087</text:p>
          </table:table-cell>
          <table:table-cell office:value-type="float" office:value="10.81" calcext:value-type="float">
            <text:p>10.81</text:p>
          </table:table-cell>
          <table:table-cell office:value-type="float" office:value="0.4323" calcext:value-type="float">
            <text:p>0.4323</text:p>
          </table:table-cell>
          <table:table-cell office:value-type="float" office:value="10.81" calcext:value-type="float">
            <text:p>10.81</text:p>
          </table:table-cell>
          <table:table-cell office:value-type="float" office:value="0.4323" calcext:value-type="float">
            <text:p>0.4323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8506" calcext:value-type="float">
            <text:p>0.00850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65" office:value-type="string" calcext:value-type="string">
            <text:p>n</text:p>
          </table:table-cell>
          <table:table-cell table:style-name="ce196" office:value-type="string" calcext:value-type="string">
            <text:p>n</text:p>
          </table:table-cell>
          <table:table-cell table:style-name="ce327" office:value-type="float" office:value="0" calcext:value-type="float">
            <text:p>0</text:p>
          </table:table-cell>
          <table:table-cell table:style-name="ce458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possible DSS companion, plus 2MASS glint artifact and stitching problem</text:p>
          </table:table-cell>
          <table:table-cell table:style-name="ce1379" office:value-type="string" calcext:value-type="string">
            <text:p>y</text:p>
          </table:table-cell>
          <table:table-cell table:style-name="ce1511" office:value-type="string" calcext:value-type="string">
            <text:p>y</text:p>
          </table:table-cell>
          <table:table-cell table:style-name="ce1643" office:value-type="string" calcext:value-type="string">
            <text:p>y</text:p>
          </table:table-cell>
          <table:table-cell office:value-type="string" calcext:value-type="string">
            <text:p>Only in DSS, 2MASS glint artifacts and 2MASS image looks like it had stitching issues</text:p>
          </table:table-cell>
        </table:table-row>
        <table:table-row table:style-name="ro1">
          <table:table-cell office:value-type="float" office:value="246953721" calcext:value-type="float">
            <text:p>246953721</text:p>
          </table:table-cell>
          <table:table-cell office:value-type="float" office:value="2.1218" calcext:value-type="float">
            <text:p>2.1218</text:p>
          </table:table-cell>
          <table:table-cell office:value-type="float" office:value="0.1433" calcext:value-type="float">
            <text:p>0.1433</text:p>
          </table:table-cell>
          <table:table-cell office:value-type="float" office:value="2.1218" calcext:value-type="float">
            <text:p>2.1218</text:p>
          </table:table-cell>
          <table:table-cell office:value-type="float" office:value="0.1433" calcext:value-type="float">
            <text:p>0.1433</text:p>
          </table:table-cell>
          <table:table-cell office:value-type="float" office:value="2.3129" calcext:value-type="float">
            <text:p>2.3129</text:p>
          </table:table-cell>
          <table:table-cell office:value-type="float" office:value="0.0615" calcext:value-type="float">
            <text:p>0.06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335" calcext:value-type="float">
            <text:p>0.0073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at pattern; likely differential rotation</text:p>
          </table:table-cell>
          <table:table-cell table:style-name="ce66" office:value-type="string" calcext:value-type="string">
            <text:p>y</text:p>
          </table:table-cell>
          <table:table-cell table:style-name="ce197" office:value-type="string" calcext:value-type="string">
            <text:p>m</text:p>
          </table:table-cell>
          <table:table-cell table:style-name="ce328" office:value-type="float" office:value="0" calcext:value-type="float">
            <text:p>0</text:p>
          </table:table-cell>
          <table:table-cell table:style-name="ce459" office:value-type="float" office:value="1" calcext:value-type="float">
            <text:p>1</text:p>
          </table:table-cell>
          <table:table-cell table:style-name="ce590" office:value-type="string" calcext:value-type="string">
            <text:p>-</text:p>
          </table:table-cell>
          <table:table-cell office:value-type="string" calcext:value-type="string">
            <text:p>beat pattern; probably differential rotation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1380" office:value-type="string" calcext:value-type="string">
            <text:p>m</text:p>
          </table:table-cell>
          <table:table-cell table:style-name="ce1512" office:value-type="string" calcext:value-type="string">
            <text:p>m</text:p>
          </table:table-cell>
          <table:table-cell table:style-name="ce164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953884" calcext:value-type="float">
            <text:p>246953884</text:p>
          </table:table-cell>
          <table:table-cell office:value-type="float" office:value="13.0102" calcext:value-type="float">
            <text:p>13.0102</text:p>
          </table:table-cell>
          <table:table-cell office:value-type="float" office:value="0.5944" calcext:value-type="float">
            <text:p>0.5944</text:p>
          </table:table-cell>
          <table:table-cell office:value-type="float" office:value="13.0102" calcext:value-type="float">
            <text:p>13.0102</text:p>
          </table:table-cell>
          <table:table-cell office:value-type="float" office:value="0.5944" calcext:value-type="float">
            <text:p>0.5944</text:p>
          </table:table-cell>
          <table:table-cell office:value-type="float" office:value="6.4759" calcext:value-type="float">
            <text:p>6.4759</text:p>
          </table:table-cell>
          <table:table-cell office:value-type="float" office:value="0.2762" calcext:value-type="float">
            <text:p>0.2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374" calcext:value-type="float">
            <text:p>0.0073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67" office:value-type="string" calcext:value-type="string">
            <text:p>y</text:p>
          </table:table-cell>
          <table:table-cell table:style-name="ce198" office:value-type="string" calcext:value-type="string">
            <text:p>n</text:p>
          </table:table-cell>
          <table:table-cell table:style-name="ce329" office:value-type="float" office:value="0" calcext:value-type="float">
            <text:p>0</text:p>
          </table:table-cell>
          <table:table-cell table:style-name="ce460" office:value-type="float" office:value="2" calcext:value-type="float">
            <text:p>2</text:p>
          </table:table-cell>
          <table:table-cell table:style-name="ce591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381" office:value-type="string" calcext:value-type="string">
            <text:p>n</text:p>
          </table:table-cell>
          <table:table-cell table:style-name="ce1513" office:value-type="string" calcext:value-type="string">
            <text:p>n</text:p>
          </table:table-cell>
          <table:table-cell table:style-name="ce164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971978" calcext:value-type="float">
            <text:p>246971978</text:p>
          </table:table-cell>
          <table:table-cell office:value-type="float" office:value="42.9685" calcext:value-type="float">
            <text:p>42.9685</text:p>
          </table:table-cell>
          <table:table-cell office:value-type="float" office:value="0.4958" calcext:value-type="float">
            <text:p>0.4958</text:p>
          </table:table-cell>
          <table:table-cell office:value-type="float" office:value="42.9685" calcext:value-type="float">
            <text:p>42.9685</text:p>
          </table:table-cell>
          <table:table-cell office:value-type="float" office:value="0.4958" calcext:value-type="float">
            <text:p>0.4958</text:p>
          </table:table-cell>
          <table:table-cell office:value-type="float" office:value="6.26" calcext:value-type="float">
            <text:p>6.26</text:p>
          </table:table-cell>
          <table:table-cell office:value-type="float" office:value="0.0095" calcext:value-type="float">
            <text:p>0.0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8612" calcext:value-type="float">
            <text:p>0.008612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2 has very low power and light curve is very noisy</text:p>
          </table:table-cell>
          <table:table-cell table:style-name="ce68" office:value-type="string" calcext:value-type="string">
            <text:p>n</text:p>
          </table:table-cell>
          <table:table-cell table:style-name="ce199" office:value-type="string" calcext:value-type="string">
            <text:p>n</text:p>
          </table:table-cell>
          <table:table-cell table:style-name="ce330" office:value-type="float" office:value="2" calcext:value-type="float">
            <text:p>2</text:p>
          </table:table-cell>
          <table:table-cell table:style-name="ce461" office:value-type="float" office:value="2" calcext:value-type="float">
            <text:p>2</text:p>
          </table:table-cell>
          <table:table-cell table:style-name="ce592" office:value-type="string" calcext:value-type="string">
            <text:p>-</text:p>
          </table:table-cell>
          <table:table-cell office:value-type="string" calcext:value-type="string">
            <text:p>first period is long trend; second looks like just noise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382" office:value-type="string" calcext:value-type="string">
            <text:p>n</text:p>
          </table:table-cell>
          <table:table-cell table:style-name="ce1514" office:value-type="string" calcext:value-type="string">
            <text:p>n</text:p>
          </table:table-cell>
          <table:table-cell table:style-name="ce1646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981320" calcext:value-type="float">
            <text:p>246981320</text:p>
          </table:table-cell>
          <table:table-cell office:value-type="float" office:value="38.5569" calcext:value-type="float">
            <text:p>38.5569</text:p>
          </table:table-cell>
          <table:table-cell office:value-type="float" office:value="0.1509" calcext:value-type="float">
            <text:p>0.1509</text:p>
          </table:table-cell>
          <table:table-cell office:value-type="float" office:value="38.5569" calcext:value-type="float">
            <text:p>38.5569</text:p>
          </table:table-cell>
          <table:table-cell office:value-type="float" office:value="0.1509" calcext:value-type="float">
            <text:p>0.1509</text:p>
          </table:table-cell>
          <table:table-cell office:value-type="float" office:value="1.0696" calcext:value-type="float">
            <text:p>1.0696</text:p>
          </table:table-cell>
          <table:table-cell office:value-type="float" office:value="0.0909" calcext:value-type="float">
            <text:p>0.0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471" calcext:value-type="float">
            <text:p>0.00747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rst long period doesn't phase; short period in white noise not time-dep</text:p>
          </table:table-cell>
          <table:table-cell table:style-name="ce69" office:value-type="string" calcext:value-type="string">
            <text:p>n</text:p>
          </table:table-cell>
          <table:table-cell table:style-name="ce200" office:value-type="string" calcext:value-type="string">
            <text:p>n</text:p>
          </table:table-cell>
          <table:table-cell table:style-name="ce331" office:value-type="float" office:value="2" calcext:value-type="float">
            <text:p>2</text:p>
          </table:table-cell>
          <table:table-cell table:style-name="ce462" office:value-type="float" office:value="0" calcext:value-type="float">
            <text:p>0</text:p>
          </table:table-cell>
          <table:table-cell table:style-name="ce593" office:value-type="string" calcext:value-type="string">
            <text:p>-</text:p>
          </table:table-cell>
          <table:table-cell office:value-type="string" calcext:value-type="string">
            <text:p>first period doesn't phase up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lus 2MASS glint artifact</text:p>
          </table:table-cell>
          <table:table-cell table:style-name="ce1383" office:value-type="string" calcext:value-type="string">
            <text:p>y</text:p>
          </table:table-cell>
          <table:table-cell table:style-name="ce1515" office:value-type="string" calcext:value-type="string">
            <text:p>n</text:p>
          </table:table-cell>
          <table:table-cell table:style-name="ce1647" office:value-type="string" calcext:value-type="string">
            <text:p>n</text:p>
          </table:table-cell>
          <table:table-cell office:value-type="string" calcext:value-type="string">
            <text:p>plus 2MASS glint artifacts</text:p>
          </table:table-cell>
        </table:table-row>
        <table:table-row table:style-name="ro1">
          <table:table-cell office:value-type="float" office:value="246984590" calcext:value-type="float">
            <text:p>246984590</text:p>
          </table:table-cell>
          <table:table-cell office:value-type="float" office:value="4.4913" calcext:value-type="float">
            <text:p>4.4913</text:p>
          </table:table-cell>
          <table:table-cell office:value-type="float" office:value="0.6901" calcext:value-type="float">
            <text:p>0.6901</text:p>
          </table:table-cell>
          <table:table-cell office:value-type="float" office:value="4.4913" calcext:value-type="float">
            <text:p>4.4913</text:p>
          </table:table-cell>
          <table:table-cell office:value-type="float" office:value="0.6901" calcext:value-type="float">
            <text:p>0.6901</text:p>
          </table:table-cell>
          <table:table-cell office:value-type="float" office:value="2.2505" calcext:value-type="float">
            <text:p>2.2505</text:p>
          </table:table-cell>
          <table:table-cell office:value-type="float" office:value="0.0403" calcext:value-type="float">
            <text:p>0.04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f</text:p>
          </table:table-cell>
          <table:table-cell office:value-type="float" office:value="0.007814" calcext:value-type="float">
            <text:p>0.007814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rd period might be another real period; very low amplitude though so it's not clear</text:p>
          </table:table-cell>
          <table:table-cell table:style-name="ce70" office:value-type="string" calcext:value-type="string">
            <text:p>n</text:p>
          </table:table-cell>
          <table:table-cell table:style-name="ce201" office:value-type="string" calcext:value-type="string">
            <text:p>m</text:p>
          </table:table-cell>
          <table:table-cell table:style-name="ce332" office:value-type="float" office:value="0" calcext:value-type="float">
            <text:p>0</text:p>
          </table:table-cell>
          <table:table-cell table:style-name="ce463" office:value-type="float" office:value="2" calcext:value-type="float">
            <text:p>2</text:p>
          </table:table-cell>
          <table:table-cell table:style-name="ce594" office:value-type="float" office:value="1" calcext:value-type="float">
            <text:p>1</text:p>
          </table:table-cell>
          <table:table-cell office:value-type="string" calcext:value-type="string">
            <text:p>third period might be another real period; very low amplitude though so it's not clea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ltiple faint companions</text:p>
          </table:table-cell>
          <table:table-cell table:style-name="ce1384" office:value-type="string" calcext:value-type="string">
            <text:p>y</text:p>
          </table:table-cell>
          <table:table-cell table:style-name="ce1516" office:value-type="string" calcext:value-type="string">
            <text:p>y</text:p>
          </table:table-cell>
          <table:table-cell table:style-name="ce1648" office:value-type="string" calcext:value-type="string">
            <text:p>n</text:p>
          </table:table-cell>
          <table:table-cell office:value-type="string" calcext:value-type="string">
            <text:p>multiple faint companions</text:p>
          </table:table-cell>
        </table:table-row>
        <table:table-row table:style-name="ro1">
          <table:table-cell office:value-type="float" office:value="246990037" calcext:value-type="float">
            <text:p>246990037</text:p>
          </table:table-cell>
          <table:table-cell office:value-type="float" office:value="1.6888" calcext:value-type="float">
            <text:p>1.6888</text:p>
          </table:table-cell>
          <table:table-cell office:value-type="float" office:value="0.0236" calcext:value-type="float">
            <text:p>0.0236</text:p>
          </table:table-cell>
          <table:table-cell office:value-type="float" office:value="1.6888" calcext:value-type="float">
            <text:p>1.6888</text:p>
          </table:table-cell>
          <table:table-cell office:value-type="float" office:value="0.0236" calcext:value-type="float">
            <text:p>0.0236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5445" calcext:value-type="float">
            <text:p>0.00544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71" office:value-type="string" calcext:value-type="string">
            <text:p>n</text:p>
          </table:table-cell>
          <table:table-cell table:style-name="ce202" office:value-type="string" calcext:value-type="string">
            <text:p>n</text:p>
          </table:table-cell>
          <table:table-cell table:style-name="ce333" office:value-type="float" office:value="0" calcext:value-type="float">
            <text:p>0</text:p>
          </table:table-cell>
          <table:table-cell table:style-name="ce464" office:value-type="string" calcext:value-type="string">
            <text:p>-</text:p>
          </table:table-cell>
          <table:table-cell table:style-name="ce595" office:value-type="string" calcext:value-type="string">
            <text:p>-</text:p>
          </table:table-cell>
          <table:table-cell/>
          <table:table-cell table:number-columns-repeated="2" table:style-name="ce1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SS is washed out, this star is blasted out by a nearby bright star</text:p>
          </table:table-cell>
          <table:table-cell table:style-name="ce1385" office:value-type="string" calcext:value-type="string">
            <text:p>-</text:p>
          </table:table-cell>
          <table:table-cell table:style-name="ce1517" office:value-type="string" calcext:value-type="string">
            <text:p>-</text:p>
          </table:table-cell>
          <table:table-cell table:style-name="ce1649" office:value-type="string" calcext:value-type="string">
            <text:p>y</text:p>
          </table:table-cell>
          <table:table-cell office:value-type="string" calcext:value-type="string">
            <text:p>nothing in DSS</text:p>
          </table:table-cell>
        </table:table-row>
        <table:table-row table:style-name="ro1">
          <table:table-cell office:value-type="float" office:value="246996958" calcext:value-type="float">
            <text:p>246996958</text:p>
          </table:table-cell>
          <table:table-cell office:value-type="float" office:value="12.2166" calcext:value-type="float">
            <text:p>12.2166</text:p>
          </table:table-cell>
          <table:table-cell office:value-type="float" office:value="0.4595" calcext:value-type="float">
            <text:p>0.4595</text:p>
          </table:table-cell>
          <table:table-cell office:value-type="float" office:value="12.2166" calcext:value-type="float">
            <text:p>12.2166</text:p>
          </table:table-cell>
          <table:table-cell office:value-type="float" office:value="0.4595" calcext:value-type="float">
            <text:p>0.4595</text:p>
          </table:table-cell>
          <table:table-cell office:value-type="float" office:value="5.8917" calcext:value-type="float">
            <text:p>5.8917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022" calcext:value-type="float">
            <text:p>0.008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72" office:value-type="string" calcext:value-type="string">
            <text:p>m</text:p>
          </table:table-cell>
          <table:table-cell table:style-name="ce203" office:value-type="string" calcext:value-type="string">
            <text:p>n</text:p>
          </table:table-cell>
          <table:table-cell table:style-name="ce334" office:value-type="float" office:value="0" calcext:value-type="float">
            <text:p>0</text:p>
          </table:table-cell>
          <table:table-cell table:style-name="ce465" office:value-type="float" office:value="2" calcext:value-type="float">
            <text:p>2</text:p>
          </table:table-cell>
          <table:table-cell table:style-name="ce596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386" office:value-type="string" calcext:value-type="string">
            <text:p>n</text:p>
          </table:table-cell>
          <table:table-cell table:style-name="ce1518" office:value-type="string" calcext:value-type="string">
            <text:p>n</text:p>
          </table:table-cell>
          <table:table-cell table:style-name="ce1650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002634" calcext:value-type="float">
            <text:p>247002634</text:p>
          </table:table-cell>
          <table:table-cell office:value-type="float" office:value="10.2215" calcext:value-type="float">
            <text:p>10.2215</text:p>
          </table:table-cell>
          <table:table-cell office:value-type="float" office:value="0.6342" calcext:value-type="float">
            <text:p>0.6342</text:p>
          </table:table-cell>
          <table:table-cell office:value-type="float" office:value="10.2215" calcext:value-type="float">
            <text:p>10.2215</text:p>
          </table:table-cell>
          <table:table-cell office:value-type="float" office:value="0.6342" calcext:value-type="float">
            <text:p>0.6342</text:p>
          </table:table-cell>
          <table:table-cell office:value-type="float" office:value="5.0414" calcext:value-type="float">
            <text:p>5.0414</text:p>
          </table:table-cell>
          <table:table-cell office:value-type="float" office:value="0.1068" calcext:value-type="float">
            <text:p>0.1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office:value-type="float" office:value="0.007815" calcext:value-type="float">
            <text:p>0.0078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light phase drift</text:p>
          </table:table-cell>
          <table:table-cell table:style-name="ce73" office:value-type="string" calcext:value-type="string">
            <text:p>y</text:p>
          </table:table-cell>
          <table:table-cell table:style-name="ce204" office:value-type="string" calcext:value-type="string">
            <text:p>n</text:p>
          </table:table-cell>
          <table:table-cell table:style-name="ce335" office:value-type="float" office:value="0" calcext:value-type="float">
            <text:p>0</text:p>
          </table:table-cell>
          <table:table-cell table:style-name="ce466" office:value-type="float" office:value="2" calcext:value-type="float">
            <text:p>2</text:p>
          </table:table-cell>
          <table:table-cell table:style-name="ce597" office:value-type="string" calcext:value-type="string">
            <text:p>-</text:p>
          </table:table-cell>
          <table:table-cell office:value-type="string" calcext:value-type="string">
            <text:p>slight phase drif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us 2MASS glint artifact</text:p>
          </table:table-cell>
          <table:table-cell table:style-name="ce1387" office:value-type="string" calcext:value-type="string">
            <text:p>y</text:p>
          </table:table-cell>
          <table:table-cell table:style-name="ce1519" office:value-type="string" calcext:value-type="string">
            <text:p>y</text:p>
          </table:table-cell>
          <table:table-cell table:style-name="ce1651" office:value-type="string" calcext:value-type="string">
            <text:p>n</text:p>
          </table:table-cell>
          <table:table-cell office:value-type="string" calcext:value-type="string">
            <text:p>faint close neighbor plus 2MASS glint artifacts </text:p>
          </table:table-cell>
        </table:table-row>
        <table:table-row table:style-name="ro1">
          <table:table-cell office:value-type="float" office:value="247013709" calcext:value-type="float">
            <text:p>247013709</text:p>
          </table:table-cell>
          <table:table-cell office:value-type="float" office:value="24.6418" calcext:value-type="float">
            <text:p>24.6418</text:p>
          </table:table-cell>
          <table:table-cell office:value-type="float" office:value="0.7317" calcext:value-type="float">
            <text:p>0.7317</text:p>
          </table:table-cell>
          <table:table-cell office:value-type="float" office:value="24.6418" calcext:value-type="float">
            <text:p>24.6418</text:p>
          </table:table-cell>
          <table:table-cell office:value-type="float" office:value="0.7317" calcext:value-type="float">
            <text:p>0.7317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583" calcext:value-type="float">
            <text:p>0.00758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74" office:value-type="string" calcext:value-type="string">
            <text:p>n</text:p>
          </table:table-cell>
          <table:table-cell table:style-name="ce205" office:value-type="string" calcext:value-type="string">
            <text:p>n</text:p>
          </table:table-cell>
          <table:table-cell table:style-name="ce336" office:value-type="float" office:value="0" calcext:value-type="float">
            <text:p>0</text:p>
          </table:table-cell>
          <table:table-cell table:style-name="ce467" office:value-type="string" calcext:value-type="string">
            <text:p>-</text:p>
          </table:table-cell>
          <table:table-cell table:style-name="ce598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ended neighbor appears in DSS but not 2MASS</text:p>
          </table:table-cell>
          <table:table-cell table:style-name="ce1388" office:value-type="string" calcext:value-type="string">
            <text:p>y</text:p>
          </table:table-cell>
          <table:table-cell table:style-name="ce1520" office:value-type="string" calcext:value-type="string">
            <text:p>y</text:p>
          </table:table-cell>
          <table:table-cell table:style-name="ce1652" office:value-type="string" calcext:value-type="string">
            <text:p>n</text:p>
          </table:table-cell>
          <table:table-cell office:value-type="string" calcext:value-type="string">
            <text:p>faint blended neighbor only in DSS</text:p>
          </table:table-cell>
        </table:table-row>
        <table:table-row table:style-name="ro1">
          <table:table-cell office:value-type="float" office:value="247019334" calcext:value-type="float">
            <text:p>247019334</text:p>
          </table:table-cell>
          <table:table-cell office:value-type="float" office:value="1.6965" calcext:value-type="float">
            <text:p>1.6965</text:p>
          </table:table-cell>
          <table:table-cell office:value-type="float" office:value="0.8822" calcext:value-type="float">
            <text:p>0.8822</text:p>
          </table:table-cell>
          <table:table-cell office:value-type="float" office:value="1.6965" calcext:value-type="float">
            <text:p>1.6965</text:p>
          </table:table-cell>
          <table:table-cell office:value-type="float" office:value="0.8822" calcext:value-type="float">
            <text:p>0.8822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697" calcext:value-type="float">
            <text:p>0.00769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75" office:value-type="string" calcext:value-type="string">
            <text:p>n</text:p>
          </table:table-cell>
          <table:table-cell table:style-name="ce206" office:value-type="string" calcext:value-type="string">
            <text:p>n</text:p>
          </table:table-cell>
          <table:table-cell table:style-name="ce337" office:value-type="float" office:value="0" calcext:value-type="float">
            <text:p>0</text:p>
          </table:table-cell>
          <table:table-cell table:style-name="ce468" office:value-type="string" calcext:value-type="string">
            <text:p>-</text:p>
          </table:table-cell>
          <table:table-cell table:style-name="ce599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389" office:value-type="string" calcext:value-type="string">
            <text:p>y</text:p>
          </table:table-cell>
          <table:table-cell table:style-name="ce1521" office:value-type="string" calcext:value-type="string">
            <text:p>y</text:p>
          </table:table-cell>
          <table:table-cell table:style-name="ce1653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032724" calcext:value-type="float">
            <text:p>247032724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5421" calcext:value-type="float">
            <text:p>0.5421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844" calcext:value-type="float">
            <text:p>0.0084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76" office:value-type="string" calcext:value-type="string">
            <text:p>n</text:p>
          </table:table-cell>
          <table:table-cell table:style-name="ce207" office:value-type="string" calcext:value-type="string">
            <text:p>n</text:p>
          </table:table-cell>
          <table:table-cell table:style-name="ce338" office:value-type="float" office:value="0" calcext:value-type="float">
            <text:p>0</text:p>
          </table:table-cell>
          <table:table-cell table:style-name="ce469" office:value-type="string" calcext:value-type="string">
            <text:p>-</text:p>
          </table:table-cell>
          <table:table-cell table:style-name="ce600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390" office:value-type="string" calcext:value-type="string">
            <text:p>n</text:p>
          </table:table-cell>
          <table:table-cell table:style-name="ce1522" office:value-type="string" calcext:value-type="string">
            <text:p>n</text:p>
          </table:table-cell>
          <table:table-cell table:style-name="ce165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069684" calcext:value-type="float">
            <text:p>247069684</text:p>
          </table:table-cell>
          <table:table-cell office:value-type="float" office:value="1.4649" calcext:value-type="float">
            <text:p>1.4649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4649" calcext:value-type="float">
            <text:p>1.4649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0093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808" calcext:value-type="float">
            <text:p>0.00780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77" office:value-type="string" calcext:value-type="string">
            <text:p>n</text:p>
          </table:table-cell>
          <table:table-cell table:style-name="ce208" office:value-type="string" calcext:value-type="string">
            <text:p>n</text:p>
          </table:table-cell>
          <table:table-cell table:style-name="ce339" office:value-type="float" office:value="0" calcext:value-type="float">
            <text:p>0</text:p>
          </table:table-cell>
          <table:table-cell table:style-name="ce470" office:value-type="float" office:value="2" calcext:value-type="float">
            <text:p>2</text:p>
          </table:table-cell>
          <table:table-cell table:style-name="ce601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391" office:value-type="string" calcext:value-type="string">
            <text:p>n</text:p>
          </table:table-cell>
          <table:table-cell table:style-name="ce1523" office:value-type="string" calcext:value-type="string">
            <text:p>n</text:p>
          </table:table-cell>
          <table:table-cell table:style-name="ce165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072635" calcext:value-type="float">
            <text:p>247072635</text:p>
          </table:table-cell>
          <table:table-cell office:value-type="float" office:value="1.7307" calcext:value-type="float">
            <text:p>1.7307</text:p>
          </table:table-cell>
          <table:table-cell office:value-type="float" office:value="0.3523" calcext:value-type="float">
            <text:p>0.3523</text:p>
          </table:table-cell>
          <table:table-cell office:value-type="float" office:value="1.7307" calcext:value-type="float">
            <text:p>1.7307</text:p>
          </table:table-cell>
          <table:table-cell office:value-type="float" office:value="0.3523" calcext:value-type="float">
            <text:p>0.3523</text:p>
          </table:table-cell>
          <table:table-cell office:value-type="float" office:value="1.1173" calcext:value-type="float">
            <text:p>1.1173</text:p>
          </table:table-cell>
          <table:table-cell office:value-type="float" office:value="0.1098" calcext:value-type="float">
            <text:p>0.1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28" calcext:value-type="float">
            <text:p>0.00728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 period is distinct from first; third period is half of first</text:p>
          </table:table-cell>
          <table:table-cell table:style-name="ce78" office:value-type="string" calcext:value-type="string">
            <text:p>y</text:p>
          </table:table-cell>
          <table:table-cell table:style-name="ce209" office:value-type="string" calcext:value-type="string">
            <text:p>y</text:p>
          </table:table-cell>
          <table:table-cell table:style-name="ce340" office:value-type="float" office:value="0" calcext:value-type="float">
            <text:p>0</text:p>
          </table:table-cell>
          <table:table-cell table:style-name="ce471" office:value-type="float" office:value="0" calcext:value-type="float">
            <text:p>0</text:p>
          </table:table-cell>
          <table:table-cell table:style-name="ce602" office:value-type="float" office:value="2" calcext:value-type="float">
            <text:p>2</text:p>
          </table:table-cell>
          <table:table-cell office:value-type="string" calcext:value-type="string">
            <text:p>second period is distinct from first; third period is half of first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SS image slightly extended</text:p>
          </table:table-cell>
          <table:table-cell table:style-name="ce1392" office:value-type="string" calcext:value-type="string">
            <text:p>m</text:p>
          </table:table-cell>
          <table:table-cell table:style-name="ce1524" office:value-type="string" calcext:value-type="string">
            <text:p>m</text:p>
          </table:table-cell>
          <table:table-cell table:style-name="ce1656" office:value-type="string" calcext:value-type="string">
            <text:p>n</text:p>
          </table:table-cell>
          <table:table-cell office:value-type="string" calcext:value-type="string">
            <text:p>possible very faint blended neighbor</text:p>
          </table:table-cell>
        </table:table-row>
        <table:table-row table:style-name="ro1">
          <table:table-cell office:value-type="float" office:value="247094343" calcext:value-type="float">
            <text:p>247094343</text:p>
          </table:table-cell>
          <table:table-cell office:value-type="float" office:value="21.9422" calcext:value-type="float">
            <text:p>21.9422</text:p>
          </table:table-cell>
          <table:table-cell office:value-type="float" office:value="0.5538" calcext:value-type="float">
            <text:p>0.5538</text:p>
          </table:table-cell>
          <table:table-cell office:value-type="float" office:value="21.9422" calcext:value-type="float">
            <text:p>21.9422</text:p>
          </table:table-cell>
          <table:table-cell office:value-type="float" office:value="0.5538" calcext:value-type="float">
            <text:p>0.5538</text:p>
          </table:table-cell>
          <table:table-cell office:value-type="float" office:value="10.0505" calcext:value-type="float">
            <text:p>10.0505</text:p>
          </table:table-cell>
          <table:table-cell office:value-type="float" office:value="0.0423" calcext:value-type="float">
            <text:p>0.0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238" calcext:value-type="float">
            <text:p>0.007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ase drift</text:p>
          </table:table-cell>
          <table:table-cell table:style-name="ce79" office:value-type="string" calcext:value-type="string">
            <text:p>y</text:p>
          </table:table-cell>
          <table:table-cell table:style-name="ce210" office:value-type="string" calcext:value-type="string">
            <text:p>n</text:p>
          </table:table-cell>
          <table:table-cell table:style-name="ce341" office:value-type="float" office:value="0" calcext:value-type="float">
            <text:p>0</text:p>
          </table:table-cell>
          <table:table-cell table:style-name="ce472" office:value-type="float" office:value="2" calcext:value-type="float">
            <text:p>2</text:p>
          </table:table-cell>
          <table:table-cell table:style-name="ce603" office:value-type="string" calcext:value-type="string">
            <text:p>-</text:p>
          </table:table-cell>
          <table:table-cell office:value-type="string" calcext:value-type="string">
            <text:p>phase drift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393" office:value-type="string" calcext:value-type="string">
            <text:p>n</text:p>
          </table:table-cell>
          <table:table-cell table:style-name="ce1525" office:value-type="string" calcext:value-type="string">
            <text:p>n</text:p>
          </table:table-cell>
          <table:table-cell table:style-name="ce1657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110096" calcext:value-type="float">
            <text:p>247110096</text:p>
          </table:table-cell>
          <table:table-cell office:value-type="float" office:value="4.7467" calcext:value-type="float">
            <text:p>4.7467</text:p>
          </table:table-cell>
          <table:table-cell office:value-type="float" office:value="0.794" calcext:value-type="float">
            <text:p>0.794</text:p>
          </table:table-cell>
          <table:table-cell office:value-type="float" office:value="4.7467" calcext:value-type="float">
            <text:p>4.7467</text:p>
          </table:table-cell>
          <table:table-cell office:value-type="float" office:value="0.794" calcext:value-type="float">
            <text:p>0.794</text:p>
          </table:table-cell>
          <table:table-cell office:value-type="float" office:value="2.377" calcext:value-type="float">
            <text:p>2.377</text:p>
          </table:table-cell>
          <table:table-cell office:value-type="float" office:value="0.0348" calcext:value-type="float">
            <text:p>0.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749" calcext:value-type="float">
            <text:p>0.0074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80" office:value-type="string" calcext:value-type="string">
            <text:p>n</text:p>
          </table:table-cell>
          <table:table-cell table:style-name="ce211" office:value-type="string" calcext:value-type="string">
            <text:p>n</text:p>
          </table:table-cell>
          <table:table-cell table:style-name="ce342" office:value-type="float" office:value="0" calcext:value-type="float">
            <text:p>0</text:p>
          </table:table-cell>
          <table:table-cell table:style-name="ce473" office:value-type="float" office:value="2" calcext:value-type="float">
            <text:p>2</text:p>
          </table:table-cell>
          <table:table-cell table:style-name="ce604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394" office:value-type="string" calcext:value-type="string">
            <text:p>n</text:p>
          </table:table-cell>
          <table:table-cell table:style-name="ce1526" office:value-type="string" calcext:value-type="string">
            <text:p>n</text:p>
          </table:table-cell>
          <table:table-cell table:style-name="ce1658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122957" calcext:value-type="float">
            <text:p>247122957</text:p>
          </table:table-cell>
          <table:table-cell office:value-type="float" office:value="1.5455" calcext:value-type="float">
            <text:p>1.5455</text:p>
          </table:table-cell>
          <table:table-cell office:value-type="float" office:value="0.8339" calcext:value-type="float">
            <text:p>0.8339</text:p>
          </table:table-cell>
          <table:table-cell office:value-type="float" office:value="1.5455" calcext:value-type="float">
            <text:p>1.5455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7731" calcext:value-type="float">
            <text:p>0.7731</text:p>
          </table:table-cell>
          <table:table-cell office:value-type="float" office:value="0.0389" calcext:value-type="float">
            <text:p>0.0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7251" calcext:value-type="float">
            <text:p>0.00725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81" office:value-type="string" calcext:value-type="string">
            <text:p>m</text:p>
          </table:table-cell>
          <table:table-cell table:style-name="ce212" office:value-type="string" calcext:value-type="string">
            <text:p>n</text:p>
          </table:table-cell>
          <table:table-cell table:style-name="ce343" office:value-type="float" office:value="0" calcext:value-type="float">
            <text:p>0</text:p>
          </table:table-cell>
          <table:table-cell table:style-name="ce474" office:value-type="float" office:value="2" calcext:value-type="float">
            <text:p>2</text:p>
          </table:table-cell>
          <table:table-cell table:style-name="ce60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395" office:value-type="string" calcext:value-type="string">
            <text:p>n</text:p>
          </table:table-cell>
          <table:table-cell table:style-name="ce1527" office:value-type="string" calcext:value-type="string">
            <text:p>n</text:p>
          </table:table-cell>
          <table:table-cell table:style-name="ce1659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134293" calcext:value-type="float">
            <text:p>247134293</text:p>
          </table:table-cell>
          <table:table-cell office:value-type="float" office:value="11.7853" calcext:value-type="float">
            <text:p>11.7853</text:p>
          </table:table-cell>
          <table:table-cell office:value-type="float" office:value="0.7087" calcext:value-type="float">
            <text:p>0.7087</text:p>
          </table:table-cell>
          <table:table-cell office:value-type="float" office:value="11.7853" calcext:value-type="float">
            <text:p>11.7853</text:p>
          </table:table-cell>
          <table:table-cell office:value-type="float" office:value="0.7087" calcext:value-type="float">
            <text:p>0.7087</text:p>
          </table:table-cell>
          <table:table-cell office:value-type="float" office:value="5.8345" calcext:value-type="float">
            <text:p>5.8345</text:p>
          </table:table-cell>
          <table:table-cell office:value-type="float" office:value="0.1264" calcext:value-type="float">
            <text:p>0.1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7764" calcext:value-type="float">
            <text:p>0.0077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82" office:value-type="string" calcext:value-type="string">
            <text:p>y</text:p>
          </table:table-cell>
          <table:table-cell table:style-name="ce213" office:value-type="string" calcext:value-type="string">
            <text:p>n</text:p>
          </table:table-cell>
          <table:table-cell table:style-name="ce344" office:value-type="float" office:value="0" calcext:value-type="float">
            <text:p>0</text:p>
          </table:table-cell>
          <table:table-cell table:style-name="ce475" office:value-type="float" office:value="2" calcext:value-type="float">
            <text:p>2</text:p>
          </table:table-cell>
          <table:table-cell table:style-name="ce606" office:value-type="string" calcext:value-type="string">
            <text:p>-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wo nearby fainter stars, one with slightly overlapping PSF</text:p>
          </table:table-cell>
          <table:table-cell table:style-name="ce1396" office:value-type="string" calcext:value-type="string">
            <text:p>y</text:p>
          </table:table-cell>
          <table:table-cell table:style-name="ce1528" office:value-type="string" calcext:value-type="string">
            <text:p>m</text:p>
          </table:table-cell>
          <table:table-cell table:style-name="ce1660" office:value-type="string" calcext:value-type="string">
            <text:p>n</text:p>
          </table:table-cell>
          <table:table-cell office:value-type="string" calcext:value-type="string">
            <text:p>plus 2MASS glint artifacts</text:p>
          </table:table-cell>
        </table:table-row>
        <table:table-row table:style-name="ro1">
          <table:table-cell office:value-type="float" office:value="247139505" calcext:value-type="float">
            <text:p>247139505</text:p>
          </table:table-cell>
          <table:table-cell office:value-type="float" office:value="18.4405" calcext:value-type="float">
            <text:p>18.4405</text:p>
          </table:table-cell>
          <table:table-cell office:value-type="float" office:value="0.938" calcext:value-type="float">
            <text:p>0.938</text:p>
          </table:table-cell>
          <table:table-cell office:value-type="float" office:value="18.4405" calcext:value-type="float">
            <text:p>18.4405</text:p>
          </table:table-cell>
          <table:table-cell office:value-type="float" office:value="0.938" calcext:value-type="float">
            <text:p>0.938</text:p>
          </table:table-cell>
          <table:table-cell office:value-type="float" office:value="9.1062" calcext:value-type="float">
            <text:p>9.1062</text:p>
          </table:table-cell>
          <table:table-cell office:value-type="float" office:value="0.0342" calcext:value-type="float">
            <text:p>0.0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182" calcext:value-type="float">
            <text:p>0.00818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n</text:p>
          </table:table-cell>
          <table:table-cell table:style-name="ce214" office:value-type="string" calcext:value-type="string">
            <text:p>n</text:p>
          </table:table-cell>
          <table:table-cell table:style-name="ce345" office:value-type="float" office:value="0" calcext:value-type="float">
            <text:p>0</text:p>
          </table:table-cell>
          <table:table-cell table:style-name="ce476" office:value-type="float" office:value="2" calcext:value-type="float">
            <text:p>2</text:p>
          </table:table-cell>
          <table:table-cell table:style-name="ce607" office:value-type="string" calcext:value-type="string">
            <text:p>-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397" office:value-type="string" calcext:value-type="string">
            <text:p>y</text:p>
          </table:table-cell>
          <table:table-cell table:style-name="ce1529" office:value-type="string" calcext:value-type="string">
            <text:p>n</text:p>
          </table:table-cell>
          <table:table-cell table:style-name="ce1661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144105" calcext:value-type="float">
            <text:p>247144105</text:p>
          </table:table-cell>
          <table:table-cell office:value-type="float" office:value="13.0668" calcext:value-type="float">
            <text:p>13.0668</text:p>
          </table:table-cell>
          <table:table-cell office:value-type="float" office:value="0.3827" calcext:value-type="float">
            <text:p>0.3827</text:p>
          </table:table-cell>
          <table:table-cell office:value-type="float" office:value="13.0668" calcext:value-type="float">
            <text:p>13.0668</text:p>
          </table:table-cell>
          <table:table-cell office:value-type="float" office:value="0.3827" calcext:value-type="float">
            <text:p>0.3827</text:p>
          </table:table-cell>
          <table:table-cell office:value-type="float" office:value="6.6479" calcext:value-type="float">
            <text:p>6.6479</text:p>
          </table:table-cell>
          <table:table-cell office:value-type="float" office:value="0.0685" calcext:value-type="float">
            <text:p>0.0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968" calcext:value-type="float">
            <text:p>0.0079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ase drift and the repeats in the full light curve are odd, but phase-folded looks good</text:p>
          </table:table-cell>
          <table:table-cell table:style-name="ce84" office:value-type="string" calcext:value-type="string">
            <text:p>y</text:p>
          </table:table-cell>
          <table:table-cell table:style-name="ce215" office:value-type="string" calcext:value-type="string">
            <text:p>n</text:p>
          </table:table-cell>
          <table:table-cell table:style-name="ce346" office:value-type="float" office:value="1" calcext:value-type="float">
            <text:p>1</text:p>
          </table:table-cell>
          <table:table-cell table:style-name="ce477" office:value-type="float" office:value="2" calcext:value-type="float">
            <text:p>2</text:p>
          </table:table-cell>
          <table:table-cell table:style-name="ce608" office:value-type="string" calcext:value-type="string">
            <text:p>-</text:p>
          </table:table-cell>
          <table:table-cell office:value-type="string" calcext:value-type="string">
            <text:p>phase drift and the repeats in the full light curve are odd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398" office:value-type="string" calcext:value-type="string">
            <text:p>n</text:p>
          </table:table-cell>
          <table:table-cell table:style-name="ce1530" office:value-type="string" calcext:value-type="string">
            <text:p>n</text:p>
          </table:table-cell>
          <table:table-cell table:style-name="ce166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153621" calcext:value-type="float">
            <text:p>247153621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2667" calcext:value-type="float">
            <text:p>0.2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l-maybe</text:p>
          </table:table-cell>
          <table:table-cell office:value-type="float" office:value="0.008438" calcext:value-type="float">
            <text:p>0.0084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uble-dip visible in phase-folded LC for P2</text:p>
          </table:table-cell>
          <table:table-cell table:style-name="ce85" office:value-type="string" calcext:value-type="string">
            <text:p>y</text:p>
          </table:table-cell>
          <table:table-cell table:style-name="ce216" office:value-type="string" calcext:value-type="string">
            <text:p>n</text:p>
          </table:table-cell>
          <table:table-cell table:style-name="ce347" office:value-type="float" office:value="2" calcext:value-type="float">
            <text:p>2</text:p>
          </table:table-cell>
          <table:table-cell table:style-name="ce478" office:value-type="float" office:value="0" calcext:value-type="float">
            <text:p>0</text:p>
          </table:table-cell>
          <table:table-cell table:style-name="ce609" office:value-type="string" calcext:value-type="string">
            <text:p>-</text:p>
          </table:table-cell>
          <table:table-cell office:value-type="string" calcext:value-type="string">
            <text:p>double dip is clear in second period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y faint object in DSS only</text:p>
          </table:table-cell>
          <table:table-cell table:style-name="ce1399" office:value-type="string" calcext:value-type="string">
            <text:p>m</text:p>
          </table:table-cell>
          <table:table-cell table:style-name="ce1531" office:value-type="string" calcext:value-type="string">
            <text:p>m</text:p>
          </table:table-cell>
          <table:table-cell table:style-name="ce1663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164626" calcext:value-type="float">
            <text:p>247164626</text:p>
          </table:table-cell>
          <table:table-cell office:value-type="float" office:value="21.4717" calcext:value-type="float">
            <text:p>21.4717</text:p>
          </table:table-cell>
          <table:table-cell office:value-type="float" office:value="0.778" calcext:value-type="float">
            <text:p>0.778</text:p>
          </table:table-cell>
          <table:table-cell office:value-type="float" office:value="21.4717" calcext:value-type="float">
            <text:p>21.4717</text:p>
          </table:table-cell>
          <table:table-cell office:value-type="float" office:value="0.778" calcext:value-type="float">
            <text:p>0.778</text:p>
          </table:table-cell>
          <table:table-cell office:value-type="float" office:value="10.1524" calcext:value-type="float">
            <text:p>10.1524</text:p>
          </table:table-cell>
          <table:table-cell office:value-type="float" office:value="0.1569" calcext:value-type="float">
            <text:p>0.1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524" calcext:value-type="float">
            <text:p>0.0075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86" office:value-type="string" calcext:value-type="string">
            <text:p>y</text:p>
          </table:table-cell>
          <table:table-cell table:style-name="ce217" office:value-type="string" calcext:value-type="string">
            <text:p>n</text:p>
          </table:table-cell>
          <table:table-cell table:style-name="ce348" office:value-type="float" office:value="0" calcext:value-type="float">
            <text:p>0</text:p>
          </table:table-cell>
          <table:table-cell table:style-name="ce479" office:value-type="float" office:value="2" calcext:value-type="float">
            <text:p>2</text:p>
          </table:table-cell>
          <table:table-cell table:style-name="ce610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y faint object in DSS only</text:p>
          </table:table-cell>
          <table:table-cell table:style-name="ce1400" office:value-type="string" calcext:value-type="string">
            <text:p>m</text:p>
          </table:table-cell>
          <table:table-cell table:style-name="ce1532" office:value-type="string" calcext:value-type="string">
            <text:p>m</text:p>
          </table:table-cell>
          <table:table-cell table:style-name="ce166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167923" calcext:value-type="float">
            <text:p>247167923</text:p>
          </table:table-cell>
          <table:table-cell office:value-type="float" office:value="0.4655" calcext:value-type="float">
            <text:p>0.4655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4655" calcext:value-type="float">
            <text:p>0.4655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2328" calcext:value-type="float">
            <text:p>0.2328</text:p>
          </table:table-cell>
          <table:table-cell office:value-type="float" office:value="0.0543" calcext:value-type="float">
            <text:p>0.0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434" calcext:value-type="float">
            <text:p>0.00843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87" office:value-type="string" calcext:value-type="string">
            <text:p>n</text:p>
          </table:table-cell>
          <table:table-cell table:style-name="ce218" office:value-type="string" calcext:value-type="string">
            <text:p>n</text:p>
          </table:table-cell>
          <table:table-cell table:style-name="ce349" office:value-type="float" office:value="0" calcext:value-type="float">
            <text:p>0</text:p>
          </table:table-cell>
          <table:table-cell table:style-name="ce480" office:value-type="float" office:value="2" calcext:value-type="float">
            <text:p>2</text:p>
          </table:table-cell>
          <table:table-cell table:style-name="ce611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wo nearby neighbors with overlapping PSFs, one has similar brightness the other fainter</text:p>
          </table:table-cell>
          <table:table-cell table:style-name="ce1401" office:value-type="string" calcext:value-type="string">
            <text:p>y</text:p>
          </table:table-cell>
          <table:table-cell table:style-name="ce1533" office:value-type="string" calcext:value-type="string">
            <text:p>y</text:p>
          </table:table-cell>
          <table:table-cell table:style-name="ce1665" office:value-type="string" calcext:value-type="string">
            <text:p>n</text:p>
          </table:table-cell>
          <table:table-cell office:value-type="string" calcext:value-type="string">
            <text:p>two neighbors, one similar brightness, all in a row</text:p>
          </table:table-cell>
        </table:table-row>
        <table:table-row table:style-name="ro1">
          <table:table-cell office:value-type="float" office:value="247171832" calcext:value-type="float">
            <text:p>247171832</text:p>
          </table:table-cell>
          <table:table-cell office:value-type="float" office:value="1.1428" calcext:value-type="float">
            <text:p>1.1428</text:p>
          </table:table-cell>
          <table:table-cell office:value-type="float" office:value="0.2914" calcext:value-type="float">
            <text:p>0.2914</text:p>
          </table:table-cell>
          <table:table-cell office:value-type="float" office:value="1.1428" calcext:value-type="float">
            <text:p>1.1428</text:p>
          </table:table-cell>
          <table:table-cell office:value-type="float" office:value="0.2914" calcext:value-type="float">
            <text:p>0.2914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6621" calcext:value-type="float">
            <text:p>0.00662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88" office:value-type="string" calcext:value-type="string">
            <text:p>n</text:p>
          </table:table-cell>
          <table:table-cell table:style-name="ce219" office:value-type="string" calcext:value-type="string">
            <text:p>n</text:p>
          </table:table-cell>
          <table:table-cell table:style-name="ce350" office:value-type="float" office:value="0" calcext:value-type="float">
            <text:p>0</text:p>
          </table:table-cell>
          <table:table-cell table:style-name="ce481" office:value-type="string" calcext:value-type="string">
            <text:p>-</text:p>
          </table:table-cell>
          <table:table-cell table:style-name="ce612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402" office:value-type="string" calcext:value-type="string">
            <text:p>n</text:p>
          </table:table-cell>
          <table:table-cell table:style-name="ce1534" office:value-type="string" calcext:value-type="string">
            <text:p>n</text:p>
          </table:table-cell>
          <table:table-cell table:style-name="ce1666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185579" calcext:value-type="float">
            <text:p>247185579</text:p>
          </table:table-cell>
          <table:table-cell office:value-type="float" office:value="70" calcext:value-type="float">
            <text:p>70</text:p>
          </table:table-cell>
          <table:table-cell office:value-type="float" office:value="0.2628" calcext:value-type="float">
            <text:p>0.2628</text:p>
          </table:table-cell>
          <table:table-cell office:value-type="float" office:value="17.7855" calcext:value-type="float">
            <text:p>17.7855</text:p>
          </table:table-cell>
          <table:table-cell office:value-type="float" office:value="0.1526" calcext:value-type="float">
            <text:p>0.1526</text:p>
          </table:table-cell>
          <table:table-cell office:value-type="float" office:value="4.7243" calcext:value-type="float">
            <text:p>4.7243</text:p>
          </table:table-cell>
          <table:table-cell office:value-type="float" office:value="0.0107" calcext:value-type="float">
            <text:p>0.0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692" calcext:value-type="float">
            <text:p>0.0076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riability isn't really periodic</text:p>
          </table:table-cell>
          <table:table-cell table:style-name="ce89" office:value-type="string" calcext:value-type="string">
            <text:p>y</text:p>
          </table:table-cell>
          <table:table-cell table:style-name="ce220" office:value-type="string" calcext:value-type="string">
            <text:p>n</text:p>
          </table:table-cell>
          <table:table-cell table:style-name="ce351" office:value-type="float" office:value="2" calcext:value-type="float">
            <text:p>2</text:p>
          </table:table-cell>
          <table:table-cell table:style-name="ce482" office:value-type="float" office:value="2" calcext:value-type="float">
            <text:p>2</text:p>
          </table:table-cell>
          <table:table-cell table:style-name="ce613" office:value-type="string" calcext:value-type="string">
            <text:p>-</text:p>
          </table:table-cell>
          <table:table-cell office:value-type="string" calcext:value-type="string">
            <text:p>variability isn't really periodi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403" office:value-type="string" calcext:value-type="string">
            <text:p>y</text:p>
          </table:table-cell>
          <table:table-cell table:style-name="ce1535" office:value-type="string" calcext:value-type="string">
            <text:p>n</text:p>
          </table:table-cell>
          <table:table-cell table:style-name="ce1667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199130" calcext:value-type="float">
            <text:p>247199130</text:p>
          </table:table-cell>
          <table:table-cell office:value-type="float" office:value="70" calcext:value-type="float">
            <text:p>70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0485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-maybe</text:p>
          </table:table-cell>
          <table:table-cell office:value-type="float" office:value="0.007097" calcext:value-type="float">
            <text:p>0.007097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90" office:value-type="string" calcext:value-type="string">
            <text:p>m</text:p>
          </table:table-cell>
          <table:table-cell table:style-name="ce221" office:value-type="string" calcext:value-type="string">
            <text:p>n</text:p>
          </table:table-cell>
          <table:table-cell table:style-name="ce352" office:value-type="float" office:value="0" calcext:value-type="float">
            <text:p>0</text:p>
          </table:table-cell>
          <table:table-cell table:style-name="ce483" office:value-type="float" office:value="2" calcext:value-type="float">
            <text:p>2</text:p>
          </table:table-cell>
          <table:table-cell table:style-name="ce614" office:value-type="string" calcext:value-type="string">
            <text:p>-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404" office:value-type="string" calcext:value-type="string">
            <text:p>y</text:p>
          </table:table-cell>
          <table:table-cell table:style-name="ce1536" office:value-type="string" calcext:value-type="string">
            <text:p>n</text:p>
          </table:table-cell>
          <table:table-cell table:style-name="ce1668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218216" calcext:value-type="float">
            <text:p>247218216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7063" calcext:value-type="float">
            <text:p>0.7063</text:p>
          </table:table-cell>
          <table:table-cell office:value-type="float" office:value="1.3377" calcext:value-type="float">
            <text:p>1.3377</text:p>
          </table:table-cell>
          <table:table-cell office:value-type="float" office:value="0.0693" calcext:value-type="float">
            <text:p>0.06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691" calcext:value-type="float">
            <text:p>0.0076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ems to be another period in there, but neither P2 or P3 phase well</text:p>
          </table:table-cell>
          <table:table-cell table:style-name="ce91" office:value-type="string" calcext:value-type="string">
            <text:p>n</text:p>
          </table:table-cell>
          <table:table-cell table:style-name="ce222" office:value-type="string" calcext:value-type="string">
            <text:p>m</text:p>
          </table:table-cell>
          <table:table-cell table:style-name="ce353" office:value-type="float" office:value="0" calcext:value-type="float">
            <text:p>0</text:p>
          </table:table-cell>
          <table:table-cell table:style-name="ce484" office:value-type="float" office:value="2" calcext:value-type="float">
            <text:p>2</text:p>
          </table:table-cell>
          <table:table-cell table:style-name="ce615"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405" office:value-type="string" calcext:value-type="string">
            <text:p>n</text:p>
          </table:table-cell>
          <table:table-cell table:style-name="ce1537" office:value-type="string" calcext:value-type="string">
            <text:p>n</text:p>
          </table:table-cell>
          <table:table-cell table:style-name="ce1669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230044" calcext:value-type="float">
            <text:p>247230044</text:p>
          </table:table-cell>
          <table:table-cell office:value-type="float" office:value="62.6959" calcext:value-type="float">
            <text:p>62.6959</text:p>
          </table:table-cell>
          <table:table-cell office:value-type="float" office:value="0.0242" calcext:value-type="float">
            <text:p>0.0242</text:p>
          </table:table-cell>
          <table:table-cell office:value-type="float" office:value="62.6959" calcext:value-type="float">
            <text:p>62.6959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0126" calcext:value-type="float">
            <text:p>0.0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6045" calcext:value-type="float">
            <text:p>0.00604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st period is long trend</text:p>
          </table:table-cell>
          <table:table-cell table:style-name="ce92" office:value-type="string" calcext:value-type="string">
            <text:p>n</text:p>
          </table:table-cell>
          <table:table-cell table:style-name="ce223" office:value-type="string" calcext:value-type="string">
            <text:p>n</text:p>
          </table:table-cell>
          <table:table-cell table:style-name="ce354" office:value-type="float" office:value="2" calcext:value-type="float">
            <text:p>2</text:p>
          </table:table-cell>
          <table:table-cell table:style-name="ce485" office:value-type="float" office:value="0" calcext:value-type="float">
            <text:p>0</text:p>
          </table:table-cell>
          <table:table-cell table:style-name="ce616" office:value-type="float" office:value="2" calcext:value-type="float">
            <text:p>2</text:p>
          </table:table-cell>
          <table:table-cell office:value-type="string" calcext:value-type="string">
            <text:p>first period is long trend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SS image slightly extended</text:p>
          </table:table-cell>
          <table:table-cell table:style-name="ce1406" office:value-type="string" calcext:value-type="string">
            <text:p>m</text:p>
          </table:table-cell>
          <table:table-cell table:style-name="ce1538" office:value-type="string" calcext:value-type="string">
            <text:p>m</text:p>
          </table:table-cell>
          <table:table-cell table:style-name="ce1670" office:value-type="string" calcext:value-type="string">
            <text:p>n</text:p>
          </table:table-cell>
          <table:table-cell office:value-type="string" calcext:value-type="string">
            <text:p>DSS slightly extended, nothing in 2MASS</text:p>
          </table:table-cell>
        </table:table-row>
        <table:table-row table:style-name="ro1">
          <table:table-cell office:value-type="float" office:value="247254123" calcext:value-type="float">
            <text:p>247254123</text:p>
          </table:table-cell>
          <table:table-cell office:value-type="float" office:value="0.369" calcext:value-type="float">
            <text:p>0.369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369" calcext:value-type="float">
            <text:p>0.369</text:p>
          </table:table-cell>
          <table:table-cell office:value-type="float" office:value="0.1143" calcext:value-type="float">
            <text:p>0.1143</text:p>
          </table:table-cell>
          <table:table-cell office:value-type="float" office:value="11.5586" calcext:value-type="float">
            <text:p>11.5586</text:p>
          </table:table-cell>
          <table:table-cell office:value-type="float" office:value="0.0082" calcext:value-type="float">
            <text:p>0.0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6999" calcext:value-type="float">
            <text:p>0.00699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93" office:value-type="string" calcext:value-type="string">
            <text:p>n</text:p>
          </table:table-cell>
          <table:table-cell table:style-name="ce224" office:value-type="string" calcext:value-type="string">
            <text:p>n</text:p>
          </table:table-cell>
          <table:table-cell table:style-name="ce355" office:value-type="float" office:value="0" calcext:value-type="float">
            <text:p>0</text:p>
          </table:table-cell>
          <table:table-cell table:style-name="ce486" office:value-type="float" office:value="2" calcext:value-type="float">
            <text:p>2</text:p>
          </table:table-cell>
          <table:table-cell table:style-name="ce617" office:value-type="string" calcext:value-type="string">
            <text:p>-</text:p>
          </table:table-cell>
          <table:table-cell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407" office:value-type="string" calcext:value-type="string">
            <text:p>m</text:p>
          </table:table-cell>
          <table:table-cell table:style-name="ce1539" office:value-type="string" calcext:value-type="string">
            <text:p>n</text:p>
          </table:table-cell>
          <table:table-cell table:style-name="ce1671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282522" calcext:value-type="float">
            <text:p>247282522</text:p>
          </table:table-cell>
          <table:table-cell office:value-type="float" office:value="1.4599" calcext:value-type="float">
            <text:p>1.4599</text:p>
          </table:table-cell>
          <table:table-cell office:value-type="float" office:value="0.6371" calcext:value-type="float">
            <text:p>0.6371</text:p>
          </table:table-cell>
          <table:table-cell office:value-type="float" office:value="1.4599" calcext:value-type="float">
            <text:p>1.4599</text:p>
          </table:table-cell>
          <table:table-cell office:value-type="float" office:value="0.6371" calcext:value-type="float">
            <text:p>0.6371</text:p>
          </table:table-cell>
          <table:table-cell office:value-type="float" office:value="44.2338" calcext:value-type="float">
            <text:p>44.2338</text:p>
          </table:table-cell>
          <table:table-cell office:value-type="float" office:value="0.0764" calcext:value-type="float">
            <text:p>0.07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0.007228" calcext:value-type="float">
            <text:p>0.00722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94" office:value-type="string" calcext:value-type="string">
            <text:p>n</text:p>
          </table:table-cell>
          <table:table-cell table:style-name="ce225" office:value-type="string" calcext:value-type="string">
            <text:p>n</text:p>
          </table:table-cell>
          <table:table-cell table:style-name="ce356" office:value-type="float" office:value="0" calcext:value-type="float">
            <text:p>0</text:p>
          </table:table-cell>
          <table:table-cell table:style-name="ce487" office:value-type="float" office:value="2" calcext:value-type="float">
            <text:p>2</text:p>
          </table:table-cell>
          <table:table-cell table:style-name="ce618"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2MASS glint artifact</text:p>
          </table:table-cell>
          <table:table-cell table:style-name="ce1408" office:value-type="string" calcext:value-type="string">
            <text:p>n</text:p>
          </table:table-cell>
          <table:table-cell table:style-name="ce1540" office:value-type="string" calcext:value-type="string">
            <text:p>n</text:p>
          </table:table-cell>
          <table:table-cell table:style-name="ce1672" office:value-type="string" calcext:value-type="string">
            <text:p>n</text:p>
          </table:table-cell>
          <table:table-cell office:value-type="string" calcext:value-type="string">
            <text:p>2MASS glint artifacts</text:p>
          </table:table-cell>
        </table:table-row>
        <table:table-row table:style-name="ro1">
          <table:table-cell office:value-type="float" office:value="247288261" calcext:value-type="float">
            <text:p>247288261</text:p>
          </table:table-cell>
          <table:table-cell office:value-type="float" office:value="0.7944" calcext:value-type="float">
            <text:p>0.7944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7944" calcext:value-type="float">
            <text:p>0.7944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0232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6604" calcext:value-type="float">
            <text:p>0.006604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95" office:value-type="string" calcext:value-type="string">
            <text:p>n</text:p>
          </table:table-cell>
          <table:table-cell table:style-name="ce226" office:value-type="string" calcext:value-type="string">
            <text:p>n</text:p>
          </table:table-cell>
          <table:table-cell table:style-name="ce357" office:value-type="float" office:value="0" calcext:value-type="float">
            <text:p>0</text:p>
          </table:table-cell>
          <table:table-cell table:style-name="ce488" office:value-type="float" office:value="2" calcext:value-type="float">
            <text:p>2</text:p>
          </table:table-cell>
          <table:table-cell table:style-name="ce619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ghter neighbor blended in PSF</text:p>
          </table:table-cell>
          <table:table-cell table:style-name="ce1409" office:value-type="string" calcext:value-type="string">
            <text:p>y</text:p>
          </table:table-cell>
          <table:table-cell table:style-name="ce1541" office:value-type="string" calcext:value-type="string">
            <text:p>y</text:p>
          </table:table-cell>
          <table:table-cell table:style-name="ce1673" office:value-type="string" calcext:value-type="string">
            <text:p>n</text:p>
          </table:table-cell>
          <table:table-cell office:value-type="string" calcext:value-type="string">
            <text:p>slightly brighter neighbor, overlapping PSFs</text:p>
          </table:table-cell>
        </table:table-row>
        <table:table-row table:style-name="ro1">
          <table:table-cell office:value-type="float" office:value="247297768" calcext:value-type="float">
            <text:p>247297768</text:p>
          </table:table-cell>
          <table:table-cell office:value-type="float" office:value="3.7278" calcext:value-type="float">
            <text:p>3.7278</text:p>
          </table:table-cell>
          <table:table-cell office:value-type="float" office:value="0.4701" calcext:value-type="float">
            <text:p>0.4701</text:p>
          </table:table-cell>
          <table:table-cell office:value-type="float" office:value="3.7278" calcext:value-type="float">
            <text:p>3.7278</text:p>
          </table:table-cell>
          <table:table-cell office:value-type="float" office:value="0.4701" calcext:value-type="float">
            <text:p>0.4701</text:p>
          </table:table-cell>
          <table:table-cell office:value-type="float" office:value="1.6841" calcext:value-type="float">
            <text:p>1.6841</text:p>
          </table:table-cell>
          <table:table-cell office:value-type="float" office:value="0.1291" calcext:value-type="float">
            <text:p>0.1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8926" calcext:value-type="float">
            <text:p>0.0089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96" office:value-type="string" calcext:value-type="string">
            <text:p>y</text:p>
          </table:table-cell>
          <table:table-cell table:style-name="ce227" office:value-type="string" calcext:value-type="string">
            <text:p>n</text:p>
          </table:table-cell>
          <table:table-cell table:style-name="ce358" office:value-type="float" office:value="0" calcext:value-type="float">
            <text:p>0</text:p>
          </table:table-cell>
          <table:table-cell table:style-name="ce489" office:value-type="float" office:value="2" calcext:value-type="float">
            <text:p>2</text:p>
          </table:table-cell>
          <table:table-cell table:style-name="ce620" office:value-type="string" calcext:value-type="string">
            <text:p>-</text:p>
          </table:table-cell>
          <table:table-cell/>
          <table:table-cell table:number-columns-repeated="2"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sible DSS companion</text:p>
          </table:table-cell>
          <table:table-cell table:style-name="ce1410" office:value-type="string" calcext:value-type="string">
            <text:p>m</text:p>
          </table:table-cell>
          <table:table-cell table:style-name="ce1542" office:value-type="string" calcext:value-type="string">
            <text:p>m</text:p>
          </table:table-cell>
          <table:table-cell table:style-name="ce1674" office:value-type="string" calcext:value-type="string">
            <text:p>n</text:p>
          </table:table-cell>
          <table:table-cell office:value-type="string" calcext:value-type="string">
            <text:p>I think the DSS image is just a little warped</text:p>
          </table:table-cell>
        </table:table-row>
        <table:table-row table:style-name="ro1">
          <table:table-cell office:value-type="float" office:value="247306074" calcext:value-type="float">
            <text:p>247306074</text:p>
          </table:table-cell>
          <table:table-cell office:value-type="float" office:value="10.5075" calcext:value-type="float">
            <text:p>10.5075</text:p>
          </table:table-cell>
          <table:table-cell office:value-type="float" office:value="0.505" calcext:value-type="float">
            <text:p>0.505</text:p>
          </table:table-cell>
          <table:table-cell office:value-type="float" office:value="10.5075" calcext:value-type="float">
            <text:p>10.5075</text:p>
          </table:table-cell>
          <table:table-cell office:value-type="float" office:value="0.505" calcext:value-type="float">
            <text:p>0.505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899" calcext:value-type="float">
            <text:p>0.00789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97" office:value-type="string" calcext:value-type="string">
            <text:p>n</text:p>
          </table:table-cell>
          <table:table-cell table:style-name="ce228" office:value-type="string" calcext:value-type="string">
            <text:p>n</text:p>
          </table:table-cell>
          <table:table-cell table:style-name="ce359" office:value-type="float" office:value="0" calcext:value-type="float">
            <text:p>0</text:p>
          </table:table-cell>
          <table:table-cell table:style-name="ce490" office:value-type="string" calcext:value-type="string">
            <text:p>-</text:p>
          </table:table-cell>
          <table:table-cell table:style-name="ce621" office:value-type="string" calcext:value-type="string">
            <text:p>-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SS stars right at TPF edges</text:p>
          </table:table-cell>
          <table:table-cell table:style-name="ce1411" office:value-type="string" calcext:value-type="string">
            <text:p>y</text:p>
          </table:table-cell>
          <table:table-cell table:style-name="ce1543" office:value-type="string" calcext:value-type="string">
            <text:p>n</text:p>
          </table:table-cell>
          <table:table-cell table:style-name="ce167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308468" calcext:value-type="float">
            <text:p>247308468</text:p>
          </table:table-cell>
          <table:table-cell office:value-type="float" office:value="70" calcext:value-type="float">
            <text:p>70</text:p>
          </table:table-cell>
          <table:table-cell office:value-type="float" office:value="0.3815" calcext:value-type="float">
            <text:p>0.3815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0862" calcext:value-type="float">
            <text:p>0.0862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684" calcext:value-type="float">
            <text:p>0.00768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98" office:value-type="string" calcext:value-type="string">
            <text:p>n</text:p>
          </table:table-cell>
          <table:table-cell table:style-name="ce229" office:value-type="string" calcext:value-type="string">
            <text:p>n</text:p>
          </table:table-cell>
          <table:table-cell table:style-name="ce360" office:value-type="float" office:value="0" calcext:value-type="float">
            <text:p>0</text:p>
          </table:table-cell>
          <table:table-cell table:style-name="ce491" office:value-type="string" calcext:value-type="string">
            <text:p>-</text:p>
          </table:table-cell>
          <table:table-cell table:style-name="ce622" office:value-type="string" calcext:value-type="string">
            <text:p>-</text:p>
          </table:table-cell>
          <table:table-cell/>
          <table:table-cell table:style-name="ce1"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aint neighbor near PSF edge in DSS only</text:p>
          </table:table-cell>
          <table:table-cell table:style-name="ce1412" office:value-type="string" calcext:value-type="string">
            <text:p>m</text:p>
          </table:table-cell>
          <table:table-cell table:style-name="ce1544" office:value-type="string" calcext:value-type="string">
            <text:p>n</text:p>
          </table:table-cell>
          <table:table-cell table:style-name="ce1676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318877" calcext:value-type="float">
            <text:p>247318877</text:p>
          </table:table-cell>
          <table:table-cell office:value-type="float" office:value="11.9257" calcext:value-type="float">
            <text:p>11.9257</text:p>
          </table:table-cell>
          <table:table-cell office:value-type="float" office:value="0.8709" calcext:value-type="float">
            <text:p>0.8709</text:p>
          </table:table-cell>
          <table:table-cell office:value-type="float" office:value="11.9257" calcext:value-type="float">
            <text:p>11.9257</text:p>
          </table:table-cell>
          <table:table-cell office:value-type="float" office:value="0.8709" calcext:value-type="float">
            <text:p>0.8709</text:p>
          </table:table-cell>
          <table:table-cell office:value-type="float" office:value="5.9266" calcext:value-type="float">
            <text:p>5.9266</text:p>
          </table:table-cell>
          <table:table-cell office:value-type="float" office:value="0.0665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63" calcext:value-type="float">
            <text:p>0.00763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99" office:value-type="string" calcext:value-type="string">
            <text:p>m</text:p>
          </table:table-cell>
          <table:table-cell table:style-name="ce230" office:value-type="string" calcext:value-type="string">
            <text:p>n</text:p>
          </table:table-cell>
          <table:table-cell table:style-name="ce361" office:value-type="float" office:value="0" calcext:value-type="float">
            <text:p>0</text:p>
          </table:table-cell>
          <table:table-cell table:style-name="ce492" office:value-type="float" office:value="2" calcext:value-type="float">
            <text:p>2</text:p>
          </table:table-cell>
          <table:table-cell table:style-name="ce623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413" office:value-type="string" calcext:value-type="string">
            <text:p>n</text:p>
          </table:table-cell>
          <table:table-cell table:style-name="ce1545" office:value-type="string" calcext:value-type="string">
            <text:p>n</text:p>
          </table:table-cell>
          <table:table-cell table:style-name="ce1677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337843" calcext:value-type="float">
            <text:p>247337843</text:p>
          </table:table-cell>
          <table:table-cell office:value-type="float" office:value="10.5444" calcext:value-type="float">
            <text:p>10.5444</text:p>
          </table:table-cell>
          <table:table-cell office:value-type="float" office:value="0.61" calcext:value-type="float">
            <text:p>0.61</text:p>
          </table:table-cell>
          <table:table-cell office:value-type="float" office:value="10.5444" calcext:value-type="float">
            <text:p>10.5444</text:p>
          </table:table-cell>
          <table:table-cell office:value-type="float" office:value="0.61" calcext:value-type="float">
            <text:p>0.61</text:p>
          </table:table-cell>
          <table:table-cell office:value-type="float" office:value="4.9582" calcext:value-type="float">
            <text:p>4.9582</text:p>
          </table:table-cell>
          <table:table-cell office:value-type="float" office:value="0.0629" calcext:value-type="float">
            <text:p>0.0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office:value-type="float" office:value="0.00746" calcext:value-type="float">
            <text:p>0.007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gnificant spot evolution and sinusoidal signal mostly disappears by second half of the campaign; P1 phases OK but may not be quite right</text:p>
          </table:table-cell>
          <table:table-cell table:style-name="ce100" office:value-type="string" calcext:value-type="string">
            <text:p>y</text:p>
          </table:table-cell>
          <table:table-cell table:style-name="ce231" office:value-type="string" calcext:value-type="string">
            <text:p>n</text:p>
          </table:table-cell>
          <table:table-cell table:style-name="ce362" office:value-type="float" office:value="1" calcext:value-type="float">
            <text:p>1</text:p>
          </table:table-cell>
          <table:table-cell table:style-name="ce493" office:value-type="float" office:value="2" calcext:value-type="float">
            <text:p>2</text:p>
          </table:table-cell>
          <table:table-cell table:style-name="ce624" office:value-type="float" office:value="2" calcext:value-type="float">
            <text:p>2</text:p>
          </table:table-cell>
          <table:table-cell office:value-type="string" calcext:value-type="string">
            <text:p>phase drift; the spot modulation drops out in the second half of the campaig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us 2MASS glint artifact</text:p>
          </table:table-cell>
          <table:table-cell table:style-name="ce1414" office:value-type="string" calcext:value-type="string">
            <text:p>y</text:p>
          </table:table-cell>
          <table:table-cell table:style-name="ce1546" office:value-type="string" calcext:value-type="string">
            <text:p>m</text:p>
          </table:table-cell>
          <table:table-cell table:style-name="ce1678" office:value-type="string" calcext:value-type="string">
            <text:p>n</text:p>
          </table:table-cell>
          <table:table-cell office:value-type="string" calcext:value-type="string">
            <text:p>plus 2MASS glint artifacts</text:p>
          </table:table-cell>
        </table:table-row>
        <table:table-row table:style-name="ro1">
          <table:table-cell office:value-type="float" office:value="247363759" calcext:value-type="float">
            <text:p>247363759</text:p>
          </table:table-cell>
          <table:table-cell office:value-type="float" office:value="9.6938" calcext:value-type="float">
            <text:p>9.6938</text:p>
          </table:table-cell>
          <table:table-cell office:value-type="float" office:value="0.2703" calcext:value-type="float">
            <text:p>0.2703</text:p>
          </table:table-cell>
          <table:table-cell office:value-type="float" office:value="9.6938" calcext:value-type="float">
            <text:p>9.6938</text:p>
          </table:table-cell>
          <table:table-cell office:value-type="float" office:value="0.2703" calcext:value-type="float">
            <text:p>0.2703</text:p>
          </table:table-cell>
          <table:table-cell office:value-type="float" office:value="4.862" calcext:value-type="float">
            <text:p>4.862</text:p>
          </table:table-cell>
          <table:table-cell office:value-type="float" office:value="0.1105" calcext:value-type="float">
            <text:p>0.1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8125" calcext:value-type="float">
            <text:p>0.008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olving double-dip pattern</text:p>
          </table:table-cell>
          <table:table-cell table:style-name="ce101" office:value-type="string" calcext:value-type="string">
            <text:p>y</text:p>
          </table:table-cell>
          <table:table-cell table:style-name="ce232" office:value-type="string" calcext:value-type="string">
            <text:p>n</text:p>
          </table:table-cell>
          <table:table-cell table:style-name="ce363" office:value-type="float" office:value="0" calcext:value-type="float">
            <text:p>0</text:p>
          </table:table-cell>
          <table:table-cell table:style-name="ce494" office:value-type="float" office:value="2" calcext:value-type="float">
            <text:p>2</text:p>
          </table:table-cell>
          <table:table-cell table:style-name="ce62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Bright strip down one column of the TPF; 2MASS glint artifact </text:p>
          </table:table-cell>
          <table:table-cell table:style-name="ce1415" office:value-type="string" calcext:value-type="string">
            <text:p>n</text:p>
          </table:table-cell>
          <table:table-cell table:style-name="ce1547" office:value-type="string" calcext:value-type="string">
            <text:p>n</text:p>
          </table:table-cell>
          <table:table-cell table:style-name="ce1679" office:value-type="string" calcext:value-type="string">
            <text:p>n</text:p>
          </table:table-cell>
          <table:table-cell office:value-type="string" calcext:value-type="string">
            <text:p>2MASS glint artifacts</text:p>
          </table:table-cell>
        </table:table-row>
        <table:table-row table:style-name="ro1">
          <table:table-cell office:value-type="float" office:value="247369717" calcext:value-type="float">
            <text:p>247369717</text:p>
          </table:table-cell>
          <table:table-cell office:value-type="float" office:value="6.462" calcext:value-type="float">
            <text:p>6.4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6.462" calcext:value-type="float">
            <text:p>6.4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11.8317" calcext:value-type="float">
            <text:p>11.8317</text:p>
          </table:table-cell>
          <table:table-cell office:value-type="float" office:value="0.1546" calcext:value-type="float">
            <text:p>0.15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822" calcext:value-type="float">
            <text:p>0.008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clear if there are actually multiple periods here, or if it’s just differential rotation; twice the first period is probably the true period</text:p>
          </table:table-cell>
          <table:table-cell table:style-name="ce102" office:value-type="string" calcext:value-type="string">
            <text:p>y</text:p>
          </table:table-cell>
          <table:table-cell table:style-name="ce233" office:value-type="string" calcext:value-type="string">
            <text:p>m</text:p>
          </table:table-cell>
          <table:table-cell table:style-name="ce364" office:value-type="float" office:value="2" calcext:value-type="float">
            <text:p>2</text:p>
          </table:table-cell>
          <table:table-cell table:style-name="ce495" office:value-type="float" office:value="1" calcext:value-type="float">
            <text:p>1</text:p>
          </table:table-cell>
          <table:table-cell table:style-name="ce626" office:value-type="float" office:value="2" calcext:value-type="float">
            <text:p>2</text:p>
          </table:table-cell>
          <table:table-cell office:value-type="string" calcext:value-type="string">
            <text:p>significant variations in the double-dip pattern; twice the first period is probably the true perio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2MASS glint artifact</text:p>
          </table:table-cell>
          <table:table-cell table:style-name="ce1416" office:value-type="string" calcext:value-type="string">
            <text:p>n</text:p>
          </table:table-cell>
          <table:table-cell table:style-name="ce1548" office:value-type="string" calcext:value-type="string">
            <text:p>n</text:p>
          </table:table-cell>
          <table:table-cell table:style-name="ce1680" office:value-type="string" calcext:value-type="string">
            <text:p>n</text:p>
          </table:table-cell>
          <table:table-cell office:value-type="string" calcext:value-type="string">
            <text:p>2MASS glint artifacts</text:p>
          </table:table-cell>
        </table:table-row>
        <table:table-row table:style-name="ro1">
          <table:table-cell office:value-type="float" office:value="247381505" calcext:value-type="float">
            <text:p>247381505</text:p>
          </table:table-cell>
          <table:table-cell office:value-type="float" office:value="33.0438" calcext:value-type="float">
            <text:p>33.0438</text:p>
          </table:table-cell>
          <table:table-cell office:value-type="float" office:value="0.2382" calcext:value-type="float">
            <text:p>0.2382</text:p>
          </table:table-cell>
          <table:table-cell office:value-type="float" office:value="33.0438" calcext:value-type="float">
            <text:p>33.0438</text:p>
          </table:table-cell>
          <table:table-cell office:value-type="float" office:value="0.2382" calcext:value-type="float">
            <text:p>0.2382</text:p>
          </table:table-cell>
          <table:table-cell office:value-type="float" office:value="7.1037" calcext:value-type="float">
            <text:p>7.1037</text:p>
          </table:table-cell>
          <table:table-cell office:value-type="float" office:value="0.0199" calcext:value-type="float">
            <text:p>0.0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7383" calcext:value-type="float">
            <text:p>0.007383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2 phases OK but isn’t real based on the full light curve; P3 phase-folded just looks flat</text:p>
          </table:table-cell>
          <table:table-cell table:style-name="ce103" office:value-type="string" calcext:value-type="string">
            <text:p>n</text:p>
          </table:table-cell>
          <table:table-cell table:style-name="ce234" office:value-type="string" calcext:value-type="string">
            <text:p>n</text:p>
          </table:table-cell>
          <table:table-cell table:style-name="ce365" office:value-type="float" office:value="2" calcext:value-type="float">
            <text:p>2</text:p>
          </table:table-cell>
          <table:table-cell table:style-name="ce496" office:value-type="float" office:value="2" calcext:value-type="float">
            <text:p>2</text:p>
          </table:table-cell>
          <table:table-cell table:style-name="ce627" office:value-type="float" office:value="2" calcext:value-type="float">
            <text:p>2</text:p>
          </table:table-cell>
          <table:table-cell office:value-type="string" calcext:value-type="string">
            <text:p>noisy; nothing phases well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ilar brightness neighbor with slightly overlapping PSF</text:p>
          </table:table-cell>
          <table:table-cell table:style-name="ce1417" office:value-type="string" calcext:value-type="string">
            <text:p>y</text:p>
          </table:table-cell>
          <table:table-cell table:style-name="ce1549" office:value-type="string" calcext:value-type="string">
            <text:p>y</text:p>
          </table:table-cell>
          <table:table-cell table:style-name="ce1681" office:value-type="string" calcext:value-type="string">
            <text:p>n</text:p>
          </table:table-cell>
          <table:table-cell office:value-type="string" calcext:value-type="string">
            <text:p>similar brightness neighbor, overlapping PSFs</text:p>
          </table:table-cell>
        </table:table-row>
        <table:table-row table:style-name="ro1">
          <table:table-cell office:value-type="float" office:value="247395996" calcext:value-type="float">
            <text:p>247395996</text:p>
          </table:table-cell>
          <table:table-cell office:value-type="float" office:value="1.4382" calcext:value-type="float">
            <text:p>1.4382</text:p>
          </table:table-cell>
          <table:table-cell office:value-type="float" office:value="0.7448" calcext:value-type="float">
            <text:p>0.7448</text:p>
          </table:table-cell>
          <table:table-cell office:value-type="float" office:value="1.4382" calcext:value-type="float">
            <text:p>1.4382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0444" calcext:value-type="float">
            <text:p>0.0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49" calcext:value-type="float">
            <text:p>0.0084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04" office:value-type="string" calcext:value-type="string">
            <text:p>n</text:p>
          </table:table-cell>
          <table:table-cell table:style-name="ce235" office:value-type="string" calcext:value-type="string">
            <text:p>n</text:p>
          </table:table-cell>
          <table:table-cell table:style-name="ce366" office:value-type="float" office:value="0" calcext:value-type="float">
            <text:p>0</text:p>
          </table:table-cell>
          <table:table-cell table:style-name="ce497" office:value-type="float" office:value="2" calcext:value-type="float">
            <text:p>2</text:p>
          </table:table-cell>
          <table:table-cell table:style-name="ce628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418" office:value-type="string" calcext:value-type="string">
            <text:p>n</text:p>
          </table:table-cell>
          <table:table-cell table:style-name="ce1550" office:value-type="string" calcext:value-type="string">
            <text:p>n</text:p>
          </table:table-cell>
          <table:table-cell table:style-name="ce168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441866" calcext:value-type="float">
            <text:p>247441866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0197" calcext:value-type="float">
            <text:p>0.0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l-maybe</text:p>
          </table:table-cell>
          <table:table-cell office:value-type="float" office:value="0.007594" calcext:value-type="float">
            <text:p>0.007594</text:p>
          </table:table-cell>
          <table:table-cell table:number-columns-repeated="2"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1 and P2 have almost identical peak heights; P1 phases slightly better</text:p>
          </table:table-cell>
          <table:table-cell table:style-name="ce105" office:value-type="string" calcext:value-type="string">
            <text:p>n</text:p>
          </table:table-cell>
          <table:table-cell table:style-name="ce236" office:value-type="string" calcext:value-type="string">
            <text:p>n</text:p>
          </table:table-cell>
          <table:table-cell table:style-name="ce367" office:value-type="float" office:value="1" calcext:value-type="float">
            <text:p>1</text:p>
          </table:table-cell>
          <table:table-cell table:style-name="ce498" office:value-type="float" office:value="2" calcext:value-type="float">
            <text:p>2</text:p>
          </table:table-cell>
          <table:table-cell table:style-name="ce629" office:value-type="float" office:value="2" calcext:value-type="float">
            <text:p>2</text:p>
          </table:table-cell>
          <table:table-cell office:value-type="string" calcext:value-type="string">
            <text:p>first and second peaks are at the same height; both low amplitude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419" office:value-type="string" calcext:value-type="string">
            <text:p>n</text:p>
          </table:table-cell>
          <table:table-cell table:style-name="ce1551" office:value-type="string" calcext:value-type="string">
            <text:p>n</text:p>
          </table:table-cell>
          <table:table-cell table:style-name="ce1683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444723" calcext:value-type="float">
            <text:p>247444723</text:p>
          </table:table-cell>
          <table:table-cell office:value-type="float" office:value="26.1428" calcext:value-type="float">
            <text:p>26.1428</text:p>
          </table:table-cell>
          <table:table-cell office:value-type="float" office:value="0.4688" calcext:value-type="float">
            <text:p>0.4688</text:p>
          </table:table-cell>
          <table:table-cell office:value-type="float" office:value="26.1428" calcext:value-type="float">
            <text:p>26.1428</text:p>
          </table:table-cell>
          <table:table-cell office:value-type="float" office:value="0.4688" calcext:value-type="float">
            <text:p>0.4688</text:p>
          </table:table-cell>
          <table:table-cell office:value-type="float" office:value="9.4797" calcext:value-type="float">
            <text:p>9.4797</text:p>
          </table:table-cell>
          <table:table-cell office:value-type="float" office:value="0.2003" calcext:value-type="float">
            <text:p>0.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293" calcext:value-type="float">
            <text:p>0.007293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 think this is P2 superimposed on P1</text:p>
          </table:table-cell>
          <table:table-cell table:style-name="ce106" office:value-type="string" calcext:value-type="string">
            <text:p>m</text:p>
          </table:table-cell>
          <table:table-cell table:style-name="ce237" office:value-type="string" calcext:value-type="string">
            <text:p>y</text:p>
          </table:table-cell>
          <table:table-cell table:style-name="ce368" office:value-type="float" office:value="1" calcext:value-type="float">
            <text:p>1</text:p>
          </table:table-cell>
          <table:table-cell table:style-name="ce499" office:value-type="float" office:value="1" calcext:value-type="float">
            <text:p>1</text:p>
          </table:table-cell>
          <table:table-cell table:style-name="ce630" office:value-type="string" calcext:value-type="string">
            <text:p>-</text:p>
          </table:table-cell>
          <table:table-cell office:value-type="string" calcext:value-type="string">
            <text:p>first period is clearly too long, second is too short, but there's not a clear repeating set of double-dips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420" office:value-type="string" calcext:value-type="string">
            <text:p>n</text:p>
          </table:table-cell>
          <table:table-cell table:style-name="ce1552" office:value-type="string" calcext:value-type="string">
            <text:p>n</text:p>
          </table:table-cell>
          <table:table-cell table:style-name="ce168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523445" calcext:value-type="float">
            <text:p>247523445</text:p>
          </table:table-cell>
          <table:table-cell office:value-type="float" office:value="38.0683" calcext:value-type="float">
            <text:p>38.0683</text:p>
          </table:table-cell>
          <table:table-cell office:value-type="float" office:value="0.0027" calcext:value-type="float">
            <text:p>0.0027</text:p>
          </table:table-cell>
          <table:table-cell table:number-columns-repeated="4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8187" calcext:value-type="float">
            <text:p>0.00818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107" office:value-type="string" calcext:value-type="string">
            <text:p>-</text:p>
          </table:table-cell>
          <table:table-cell table:style-name="ce238" office:value-type="string" calcext:value-type="string">
            <text:p>-</text:p>
          </table:table-cell>
          <table:table-cell table:style-name="ce369" office:value-type="float" office:value="3" calcext:value-type="float">
            <text:p>3</text:p>
          </table:table-cell>
          <table:table-cell table:style-name="ce500" office:value-type="string" calcext:value-type="string">
            <text:p>-</text:p>
          </table:table-cell>
          <table:table-cell table:style-name="ce631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421" office:value-type="string" calcext:value-type="string">
            <text:p>n</text:p>
          </table:table-cell>
          <table:table-cell table:style-name="ce1553" office:value-type="string" calcext:value-type="string">
            <text:p>n</text:p>
          </table:table-cell>
          <table:table-cell table:style-name="ce168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556609" calcext:value-type="float">
            <text:p>247556609</text:p>
          </table:table-cell>
          <table:table-cell office:value-type="float" office:value="70" calcext:value-type="float">
            <text:p>70</text:p>
          </table:table-cell>
          <table:table-cell office:value-type="float" office:value="0.5077" calcext:value-type="float">
            <text:p>0.5077</text:p>
          </table:table-cell>
          <table:table-cell office:value-type="float" office:value="11.2135" calcext:value-type="float">
            <text:p>11.213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359" calcext:value-type="float">
            <text:p>0.00735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eriod doesn’t show up in full light curve though there might be a slight single-spot pattern at a longer period; there’s a planet/EB</text:p>
          </table:table-cell>
          <table:table-cell table:style-name="ce108" office:value-type="string" calcext:value-type="string">
            <text:p>y</text:p>
          </table:table-cell>
          <table:table-cell table:style-name="ce239" office:value-type="string" calcext:value-type="string">
            <text:p>n</text:p>
          </table:table-cell>
          <table:table-cell table:style-name="ce370" office:value-type="float" office:value="2" calcext:value-type="float">
            <text:p>2</text:p>
          </table:table-cell>
          <table:table-cell table:style-name="ce501" office:value-type="string" calcext:value-type="string">
            <text:p>-</text:p>
          </table:table-cell>
          <table:table-cell table:style-name="ce632" office:value-type="string" calcext:value-type="string">
            <text:p>-</text:p>
          </table:table-cell>
          <table:table-cell office:value-type="string" calcext:value-type="string">
            <text:p>no clear repeating pattern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422" office:value-type="string" calcext:value-type="string">
            <text:p>n</text:p>
          </table:table-cell>
          <table:table-cell table:style-name="ce1554" office:value-type="string" calcext:value-type="string">
            <text:p>n</text:p>
          </table:table-cell>
          <table:table-cell table:style-name="ce1686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560983" calcext:value-type="float">
            <text:p>247560983</text:p>
          </table:table-cell>
          <table:table-cell office:value-type="float" office:value="0.4951" calcext:value-type="float">
            <text:p>0.4951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4951" calcext:value-type="float">
            <text:p>0.4951</text:p>
          </table:table-cell>
          <table:table-cell office:value-type="float" office:value="0.1043" calcext:value-type="float">
            <text:p>0.1043</text:p>
          </table:table-cell>
          <table:table-cell office:value-type="float" office:value="68.4061" calcext:value-type="float">
            <text:p>68.4061</text:p>
          </table:table-cell>
          <table:table-cell office:value-type="float" office:value="0.0201" calcext:value-type="float">
            <text:p>0.0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6234" calcext:value-type="float">
            <text:p>0.00623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09" office:value-type="string" calcext:value-type="string">
            <text:p>n</text:p>
          </table:table-cell>
          <table:table-cell table:style-name="ce240" office:value-type="string" calcext:value-type="string">
            <text:p>n</text:p>
          </table:table-cell>
          <table:table-cell table:style-name="ce371" office:value-type="float" office:value="0" calcext:value-type="float">
            <text:p>0</text:p>
          </table:table-cell>
          <table:table-cell table:style-name="ce502" office:value-type="float" office:value="2" calcext:value-type="float">
            <text:p>2</text:p>
          </table:table-cell>
          <table:table-cell table:style-name="ce633"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423" office:value-type="string" calcext:value-type="string">
            <text:p>n</text:p>
          </table:table-cell>
          <table:table-cell table:style-name="ce1555" office:value-type="string" calcext:value-type="string">
            <text:p>n</text:p>
          </table:table-cell>
          <table:table-cell table:style-name="ce1687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589423" calcext:value-type="float">
            <text:p>247589423</text:p>
          </table:table-cell>
          <table:table-cell office:value-type="float" office:value="14.9528" calcext:value-type="float">
            <text:p>14.9528</text:p>
          </table:table-cell>
          <table:table-cell office:value-type="float" office:value="0.5361" calcext:value-type="float">
            <text:p>0.5361</text:p>
          </table:table-cell>
          <table:table-cell office:value-type="float" office:value="14.9528" calcext:value-type="float">
            <text:p>14.9528</text:p>
          </table:table-cell>
          <table:table-cell office:value-type="float" office:value="0.5361" calcext:value-type="float">
            <text:p>0.5361</text:p>
          </table:table-cell>
          <table:table-cell office:value-type="float" office:value="6.6626" calcext:value-type="float">
            <text:p>6.6626</text:p>
          </table:table-cell>
          <table:table-cell office:value-type="float" office:value="0.2284" calcext:value-type="float">
            <text:p>0.2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715" calcext:value-type="float">
            <text:p>0.007715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 superimposed on P1 I think</text:p>
          </table:table-cell>
          <table:table-cell table:style-name="ce110" office:value-type="string" calcext:value-type="string">
            <text:p>y</text:p>
          </table:table-cell>
          <table:table-cell table:style-name="ce241" office:value-type="string" calcext:value-type="string">
            <text:p>y</text:p>
          </table:table-cell>
          <table:table-cell table:style-name="ce372" office:value-type="float" office:value="1" calcext:value-type="float">
            <text:p>1</text:p>
          </table:table-cell>
          <table:table-cell table:style-name="ce503" office:value-type="float" office:value="0" calcext:value-type="float">
            <text:p>0</text:p>
          </table:table-cell>
          <table:table-cell table:style-name="ce634" office:value-type="float" office:value="2" calcext:value-type="float">
            <text:p>2</text:p>
          </table:table-cell>
          <table:table-cell office:value-type="string" calcext:value-type="string">
            <text:p>phase drift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424" office:value-type="string" calcext:value-type="string">
            <text:p>n</text:p>
          </table:table-cell>
          <table:table-cell table:style-name="ce1556" office:value-type="string" calcext:value-type="string">
            <text:p>n</text:p>
          </table:table-cell>
          <table:table-cell table:style-name="ce1688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592661" calcext:value-type="float">
            <text:p>247592661</text:p>
          </table:table-cell>
          <table:table-cell office:value-type="float" office:value="2.4996" calcext:value-type="float">
            <text:p>2.4996</text:p>
          </table:table-cell>
          <table:table-cell office:value-type="float" office:value="0.3927" calcext:value-type="float">
            <text:p>0.3927</text:p>
          </table:table-cell>
          <table:table-cell office:value-type="float" office:value="2.4996" calcext:value-type="float">
            <text:p>2.4996</text:p>
          </table:table-cell>
          <table:table-cell office:value-type="float" office:value="0.3927" calcext:value-type="float">
            <text:p>0.3927</text:p>
          </table:table-cell>
          <table:table-cell office:value-type="float" office:value="1.8801" calcext:value-type="float">
            <text:p>1.8801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0.006951" calcext:value-type="float">
            <text:p>0.00695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1" office:value-type="string" calcext:value-type="string">
            <text:p>m</text:p>
          </table:table-cell>
          <table:table-cell table:style-name="ce242" office:value-type="string" calcext:value-type="string">
            <text:p>y</text:p>
          </table:table-cell>
          <table:table-cell table:style-name="ce37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635" office:value-type="float" office:value="2" calcext:value-type="float">
            <text:p>2</text:p>
          </table:table-cell>
          <table:table-cell office:value-type="string" calcext:value-type="string">
            <text:p>phase drift but the first and second periods look distinct and phase OK</text:p>
          </table:table-cell>
          <table:table-cell table:number-columns-repeated="2" table:style-name="ce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inter neighbor in 2MASS only</text:p>
          </table:table-cell>
          <table:table-cell table:style-name="ce1425" office:value-type="string" calcext:value-type="string">
            <text:p>y</text:p>
          </table:table-cell>
          <table:table-cell table:style-name="ce1557" office:value-type="string" calcext:value-type="string">
            <text:p>y</text:p>
          </table:table-cell>
          <table:table-cell table:style-name="ce1689" office:value-type="string" calcext:value-type="string">
            <text:p>n</text:p>
          </table:table-cell>
          <table:table-cell office:value-type="string" calcext:value-type="string">
            <text:p>fainter neighbor in 2MASS only</text:p>
          </table:table-cell>
        </table:table-row>
        <table:table-row table:style-name="ro1">
          <table:table-cell office:value-type="float" office:value="247603230" calcext:value-type="float">
            <text:p>247603230</text:p>
          </table:table-cell>
          <table:table-cell office:value-type="float" office:value="0.5091" calcext:value-type="float">
            <text:p>0.5091</text:p>
          </table:table-cell>
          <table:table-cell office:value-type="float" office:value="0.039" calcext:value-type="float">
            <text:p>0.039</text:p>
          </table:table-cell>
          <table:table-cell office:value-type="float" office:value="0.5091" calcext:value-type="float">
            <text:p>0.5091</text:p>
          </table:table-cell>
          <table:table-cell office:value-type="float" office:value="0.039" calcext:value-type="float">
            <text:p>0.039</text:p>
          </table:table-cell>
          <table:table-cell office:value-type="float" office:value="32.6843" calcext:value-type="float">
            <text:p>32.6843</text:p>
          </table:table-cell>
          <table:table-cell office:value-type="float" office:value="0.0225" calcext:value-type="float">
            <text:p>0.0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0.005524" calcext:value-type="float">
            <text:p>0.00552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12" office:value-type="string" calcext:value-type="string">
            <text:p>n</text:p>
          </table:table-cell>
          <table:table-cell table:style-name="ce243" office:value-type="string" calcext:value-type="string">
            <text:p>n</text:p>
          </table:table-cell>
          <table:table-cell table:style-name="ce374" office:value-type="float" office:value="0" calcext:value-type="float">
            <text:p>0</text:p>
          </table:table-cell>
          <table:table-cell table:style-name="ce505" office:value-type="float" office:value="2" calcext:value-type="float">
            <text:p>2</text:p>
          </table:table-cell>
          <table:table-cell table:style-name="ce636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426" office:value-type="string" calcext:value-type="string">
            <text:p>y</text:p>
          </table:table-cell>
          <table:table-cell table:style-name="ce1558" office:value-type="string" calcext:value-type="string">
            <text:p>n</text:p>
          </table:table-cell>
          <table:table-cell table:style-name="ce1690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610046" calcext:value-type="float">
            <text:p>247610046</text:p>
          </table:table-cell>
          <table:table-cell office:value-type="float" office:value="44.2338" calcext:value-type="float">
            <text:p>44.2338</text:p>
          </table:table-cell>
          <table:table-cell office:value-type="float" office:value="0.0862" calcext:value-type="float">
            <text:p>0.0862</text:p>
          </table:table-cell>
          <table:table-cell office:value-type="float" office:value="44.2338" calcext:value-type="float">
            <text:p>44.2338</text:p>
          </table:table-cell>
          <table:table-cell office:value-type="float" office:value="0.0862" calcext:value-type="float">
            <text:p>0.0862</text:p>
          </table:table-cell>
          <table:table-cell office:value-type="float" office:value="5.8007" calcext:value-type="float">
            <text:p>5.8007</text:p>
          </table:table-cell>
          <table:table-cell office:value-type="float" office:value="0.0204" calcext:value-type="float">
            <text:p>0.0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16" calcext:value-type="float">
            <text:p>0.00716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3" office:value-type="string" calcext:value-type="string">
            <text:p>m</text:p>
          </table:table-cell>
          <table:table-cell table:style-name="ce244" office:value-type="string" calcext:value-type="string">
            <text:p>n</text:p>
          </table:table-cell>
          <table:table-cell table:style-name="ce375" office:value-type="float" office:value="2" calcext:value-type="float">
            <text:p>2</text:p>
          </table:table-cell>
          <table:table-cell table:style-name="ce506" office:value-type="float" office:value="0" calcext:value-type="float">
            <text:p>0</text:p>
          </table:table-cell>
          <table:table-cell table:style-name="ce637"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427" office:value-type="string" calcext:value-type="string">
            <text:p>n</text:p>
          </table:table-cell>
          <table:table-cell table:style-name="ce1559" office:value-type="string" calcext:value-type="string">
            <text:p>n</text:p>
          </table:table-cell>
          <table:table-cell table:style-name="ce1691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611242" calcext:value-type="float">
            <text:p>247611242</text:p>
          </table:table-cell>
          <table:table-cell office:value-type="float" office:value="11.7853" calcext:value-type="float">
            <text:p>11.7853</text:p>
          </table:table-cell>
          <table:table-cell office:value-type="float" office:value="0.4948" calcext:value-type="float">
            <text:p>0.4948</text:p>
          </table:table-cell>
          <table:table-cell office:value-type="float" office:value="11.7853" calcext:value-type="float">
            <text:p>11.7853</text:p>
          </table:table-cell>
          <table:table-cell office:value-type="float" office:value="0.4948" calcext:value-type="float">
            <text:p>0.4948</text:p>
          </table:table-cell>
          <table:table-cell office:value-type="float" office:value="5.7452" calcext:value-type="float">
            <text:p>5.7452</text:p>
          </table:table-cell>
          <table:table-cell office:value-type="float" office:value="0.3678" calcext:value-type="float">
            <text:p>0.36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-maybe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14" office:value-type="string" calcext:value-type="string">
            <text:p>y</text:p>
          </table:table-cell>
          <table:table-cell table:style-name="ce245" office:value-type="string" calcext:value-type="string">
            <text:p>n</text:p>
          </table:table-cell>
          <table:table-cell table:style-name="ce376" office:value-type="float" office:value="0" calcext:value-type="float">
            <text:p>0</text:p>
          </table:table-cell>
          <table:table-cell table:style-name="ce507" office:value-type="float" office:value="2" calcext:value-type="float">
            <text:p>2</text:p>
          </table:table-cell>
          <table:table-cell table:style-name="ce638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428" office:value-type="string" calcext:value-type="string">
            <text:p>y</text:p>
          </table:table-cell>
          <table:table-cell table:style-name="ce1560" office:value-type="string" calcext:value-type="string">
            <text:p>y</text:p>
          </table:table-cell>
          <table:table-cell table:style-name="ce1692" office:value-type="string" calcext:value-type="string">
            <text:p>n</text:p>
          </table:table-cell>
          <table:table-cell office:value-type="string" calcext:value-type="string">
            <text:p>at least one maybe two fainter neighbors</text:p>
          </table:table-cell>
        </table:table-row>
        <table:table-row table:style-name="ro1">
          <table:table-cell office:value-type="float" office:value="247641327" calcext:value-type="float">
            <text:p>247641327</text:p>
          </table:table-cell>
          <table:table-cell office:value-type="float" office:value="35.8001" calcext:value-type="float">
            <text:p>35.8001</text:p>
          </table:table-cell>
          <table:table-cell office:value-type="float" office:value="0.1791" calcext:value-type="float">
            <text:p>0.1791</text:p>
          </table:table-cell>
          <table:table-cell office:value-type="float" office:value="35.8001" calcext:value-type="float">
            <text:p>35.8001</text:p>
          </table:table-cell>
          <table:table-cell office:value-type="float" office:value="0.1791" calcext:value-type="float">
            <text:p>0.1791</text:p>
          </table:table-cell>
          <table:table-cell office:value-type="float" office:value="12.8433" calcext:value-type="float">
            <text:p>12.8433</text:p>
          </table:table-cell>
          <table:table-cell office:value-type="float" office:value="0.0609" calcext:value-type="float">
            <text:p>0.0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805" calcext:value-type="float">
            <text:p>0.007805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15" office:value-type="string" calcext:value-type="string">
            <text:p>n</text:p>
          </table:table-cell>
          <table:table-cell table:style-name="ce246" office:value-type="string" calcext:value-type="string">
            <text:p>n</text:p>
          </table:table-cell>
          <table:table-cell table:style-name="ce377" office:value-type="float" office:value="2" calcext:value-type="float">
            <text:p>2</text:p>
          </table:table-cell>
          <table:table-cell table:style-name="ce508" office:value-type="float" office:value="2" calcext:value-type="float">
            <text:p>2</text:p>
          </table:table-cell>
          <table:table-cell table:style-name="ce639" office:value-type="float" office:value="2" calcext:value-type="float">
            <text:p>2</text:p>
          </table:table-cell>
          <table:table-cell office:value-type="string" calcext:value-type="string">
            <text:p>first period is a long trend but second and third periods don't really phas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429" office:value-type="string" calcext:value-type="string">
            <text:p>y</text:p>
          </table:table-cell>
          <table:table-cell table:style-name="ce1561" office:value-type="string" calcext:value-type="string">
            <text:p>n</text:p>
          </table:table-cell>
          <table:table-cell table:style-name="ce1693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649755" calcext:value-type="float">
            <text:p>247649755</text:p>
          </table:table-cell>
          <table:table-cell office:value-type="float" office:value="21.7831" calcext:value-type="float">
            <text:p>21.7831</text:p>
          </table:table-cell>
          <table:table-cell office:value-type="float" office:value="0.8095" calcext:value-type="float">
            <text:p>0.8095</text:p>
          </table:table-cell>
          <table:table-cell office:value-type="float" office:value="21.7831" calcext:value-type="float">
            <text:p>21.7831</text:p>
          </table:table-cell>
          <table:table-cell office:value-type="float" office:value="0.8095" calcext:value-type="float">
            <text:p>0.8095</text:p>
          </table:table-cell>
          <table:table-cell office:value-type="float" office:value="11.2555" calcext:value-type="float">
            <text:p>11.2555</text:p>
          </table:table-cell>
          <table:table-cell office:value-type="float" office:value="0.0834" calcext:value-type="float">
            <text:p>0.0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657" calcext:value-type="float">
            <text:p>0.00765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16" office:value-type="string" calcext:value-type="string">
            <text:p>y</text:p>
          </table:table-cell>
          <table:table-cell table:style-name="ce247" office:value-type="string" calcext:value-type="string">
            <text:p>n</text:p>
          </table:table-cell>
          <table:table-cell table:style-name="ce378" office:value-type="float" office:value="0" calcext:value-type="float">
            <text:p>0</text:p>
          </table:table-cell>
          <table:table-cell table:style-name="ce509" office:value-type="float" office:value="2" calcext:value-type="float">
            <text:p>2</text:p>
          </table:table-cell>
          <table:table-cell table:style-name="ce640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430" office:value-type="string" calcext:value-type="string">
            <text:p>n</text:p>
          </table:table-cell>
          <table:table-cell table:style-name="ce1562" office:value-type="string" calcext:value-type="string">
            <text:p>n</text:p>
          </table:table-cell>
          <table:table-cell table:style-name="ce169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744104" calcext:value-type="float">
            <text:p>247744104</text:p>
          </table:table-cell>
          <table:table-cell office:value-type="float" office:value="16.2466" calcext:value-type="float">
            <text:p>16.2466</text:p>
          </table:table-cell>
          <table:table-cell office:value-type="float" office:value="0.8648" calcext:value-type="float">
            <text:p>0.8648</text:p>
          </table:table-cell>
          <table:table-cell office:value-type="float" office:value="16.2466" calcext:value-type="float">
            <text:p>16.2466</text:p>
          </table:table-cell>
          <table:table-cell office:value-type="float" office:value="0.8648" calcext:value-type="float">
            <text:p>0.8648</text:p>
          </table:table-cell>
          <table:table-cell office:value-type="float" office:value="7.8663" calcext:value-type="float">
            <text:p>7.8663</text:p>
          </table:table-cell>
          <table:table-cell office:value-type="float" office:value="0.0323" calcext:value-type="float">
            <text:p>0.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8278" calcext:value-type="float">
            <text:p>0.008278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248" office:value-type="string" calcext:value-type="string">
            <text:p>n</text:p>
          </table:table-cell>
          <table:table-cell table:style-name="ce379" office:value-type="float" office:value="0" calcext:value-type="float">
            <text:p>0</text:p>
          </table:table-cell>
          <table:table-cell table:style-name="ce510" office:value-type="float" office:value="2" calcext:value-type="float">
            <text:p>2</text:p>
          </table:table-cell>
          <table:table-cell table:style-name="ce641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431" office:value-type="string" calcext:value-type="string">
            <text:p>n</text:p>
          </table:table-cell>
          <table:table-cell table:style-name="ce1563" office:value-type="string" calcext:value-type="string">
            <text:p>n</text:p>
          </table:table-cell>
          <table:table-cell table:style-name="ce169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755982" calcext:value-type="float">
            <text:p>247755982</text:p>
          </table:table-cell>
          <table:table-cell office:value-type="float" office:value="28.0989" calcext:value-type="float">
            <text:p>28.0989</text:p>
          </table:table-cell>
          <table:table-cell office:value-type="float" office:value="0.4493" calcext:value-type="float">
            <text:p>0.4493</text:p>
          </table:table-cell>
          <table:table-cell office:value-type="float" office:value="28.0989" calcext:value-type="float">
            <text:p>28.0989</text:p>
          </table:table-cell>
          <table:table-cell office:value-type="float" office:value="0.4493" calcext:value-type="float">
            <text:p>0.4493</text:p>
          </table:table-cell>
          <table:table-cell office:value-type="float" office:value="6.5181" calcext:value-type="float">
            <text:p>6.518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352" calcext:value-type="float">
            <text:p>0.00735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17" office:value-type="string" calcext:value-type="string">
            <text:p>n</text:p>
          </table:table-cell>
          <table:table-cell table:style-name="ce249" office:value-type="string" calcext:value-type="string">
            <text:p>n</text:p>
          </table:table-cell>
          <table:table-cell table:style-name="ce380" office:value-type="float" office:value="0" calcext:value-type="float">
            <text:p>0</text:p>
          </table:table-cell>
          <table:table-cell table:style-name="ce511" office:value-type="float" office:value="2" calcext:value-type="float">
            <text:p>2</text:p>
          </table:table-cell>
          <table:table-cell table:style-name="ce642" office:value-type="string" calcext:value-type="string">
            <text:p>-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1432" office:value-type="string" calcext:value-type="string">
            <text:p>y</text:p>
          </table:table-cell>
          <table:table-cell table:style-name="ce1564" office:value-type="string" calcext:value-type="string">
            <text:p>n</text:p>
          </table:table-cell>
          <table:table-cell table:style-name="ce1696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783757" calcext:value-type="float">
            <text:p>247783757</text:p>
          </table:table-cell>
          <table:table-cell office:value-type="float" office:value="1.8264" calcext:value-type="float">
            <text:p>1.8264</text:p>
          </table:table-cell>
          <table:table-cell office:value-type="float" office:value="0.7891" calcext:value-type="float">
            <text:p>0.7891</text:p>
          </table:table-cell>
          <table:table-cell office:value-type="float" office:value="1.8264" calcext:value-type="float">
            <text:p>1.8264</text:p>
          </table:table-cell>
          <table:table-cell office:value-type="float" office:value="0.7891" calcext:value-type="float">
            <text:p>0.7891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31" calcext:value-type="float">
            <text:p>0.0073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118" office:value-type="string" calcext:value-type="string">
            <text:p>n</text:p>
          </table:table-cell>
          <table:table-cell table:style-name="ce250" office:value-type="string" calcext:value-type="string">
            <text:p>n</text:p>
          </table:table-cell>
          <table:table-cell table:style-name="ce381" office:value-type="float" office:value="0" calcext:value-type="float">
            <text:p>0</text:p>
          </table:table-cell>
          <table:table-cell table:style-name="ce512" office:value-type="string" calcext:value-type="string">
            <text:p>-</text:p>
          </table:table-cell>
          <table:table-cell table:style-name="ce643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433" office:value-type="string" calcext:value-type="string">
            <text:p>n</text:p>
          </table:table-cell>
          <table:table-cell table:style-name="ce1565" office:value-type="string" calcext:value-type="string">
            <text:p>n</text:p>
          </table:table-cell>
          <table:table-cell table:style-name="ce1697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793419" calcext:value-type="float">
            <text:p>247793419</text:p>
          </table:table-cell>
          <table:table-cell office:value-type="float" office:value="24.2441" calcext:value-type="float">
            <text:p>24.2441</text:p>
          </table:table-cell>
          <table:table-cell office:value-type="float" office:value="0.7764" calcext:value-type="float">
            <text:p>0.7764</text:p>
          </table:table-cell>
          <table:table-cell office:value-type="float" office:value="24.2441" calcext:value-type="float">
            <text:p>24.2441</text:p>
          </table:table-cell>
          <table:table-cell office:value-type="float" office:value="0.7764" calcext:value-type="float">
            <text:p>0.7764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8005" calcext:value-type="float">
            <text:p>0.00800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119" office:value-type="string" calcext:value-type="string">
            <text:p>n</text:p>
          </table:table-cell>
          <table:table-cell table:style-name="ce251" office:value-type="string" calcext:value-type="string">
            <text:p>n</text:p>
          </table:table-cell>
          <table:table-cell table:style-name="ce382" office:value-type="float" office:value="0" calcext:value-type="float">
            <text:p>0</text:p>
          </table:table-cell>
          <table:table-cell table:style-name="ce513" office:value-type="string" calcext:value-type="string">
            <text:p>-</text:p>
          </table:table-cell>
          <table:table-cell table:style-name="ce644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SS image appears to show a fainter blended star; nothing in 2MASS</text:p>
          </table:table-cell>
          <table:table-cell table:style-name="ce1434" office:value-type="string" calcext:value-type="string">
            <text:p>y</text:p>
          </table:table-cell>
          <table:table-cell table:style-name="ce1566" office:value-type="string" calcext:value-type="string">
            <text:p>y</text:p>
          </table:table-cell>
          <table:table-cell table:style-name="ce1698" office:value-type="string" calcext:value-type="string">
            <text:p>n</text:p>
          </table:table-cell>
          <table:table-cell office:value-type="string" calcext:value-type="string">
            <text:p>fainter blended neighbor only in DSS</text:p>
          </table:table-cell>
        </table:table-row>
        <table:table-row table:style-name="ro1">
          <table:table-cell office:value-type="float" office:value="247796367" calcext:value-type="float">
            <text:p>247796367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0101" calcext:value-type="float">
            <text:p>0.0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449" calcext:value-type="float">
            <text:p>0.00744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20" office:value-type="string" calcext:value-type="string">
            <text:p>n</text:p>
          </table:table-cell>
          <table:table-cell table:style-name="ce252" office:value-type="string" calcext:value-type="string">
            <text:p>n</text:p>
          </table:table-cell>
          <table:table-cell table:style-name="ce383" office:value-type="float" office:value="0" calcext:value-type="float">
            <text:p>0</text:p>
          </table:table-cell>
          <table:table-cell table:style-name="ce514" office:value-type="float" office:value="2" calcext:value-type="float">
            <text:p>2</text:p>
          </table:table-cell>
          <table:table-cell table:style-name="ce645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435" office:value-type="string" calcext:value-type="string">
            <text:p>n</text:p>
          </table:table-cell>
          <table:table-cell table:style-name="ce1567" office:value-type="string" calcext:value-type="string">
            <text:p>n</text:p>
          </table:table-cell>
          <table:table-cell table:style-name="ce1699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799152" calcext:value-type="float">
            <text:p>247799152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0075" calcext:value-type="float">
            <text:p>0.0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6316" calcext:value-type="float">
            <text:p>0.0063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at pattern; likely differential rotation</text:p>
          </table:table-cell>
          <table:table-cell table:style-name="ce121" office:value-type="string" calcext:value-type="string">
            <text:p>y</text:p>
          </table:table-cell>
          <table:table-cell table:style-name="ce253" office:value-type="string" calcext:value-type="string">
            <text:p>n</text:p>
          </table:table-cell>
          <table:table-cell table:style-name="ce384" office:value-type="float" office:value="0" calcext:value-type="float">
            <text:p>0</text:p>
          </table:table-cell>
          <table:table-cell table:style-name="ce515" office:value-type="float" office:value="2" calcext:value-type="float">
            <text:p>2</text:p>
          </table:table-cell>
          <table:table-cell table:style-name="ce646" office:value-type="string" calcext:value-type="string">
            <text:p>-</text:p>
          </table:table-cell>
          <table:table-cell office:value-type="string" calcext:value-type="string">
            <text:p>first phases OK but second is weaker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436" office:value-type="string" calcext:value-type="string">
            <text:p>n</text:p>
          </table:table-cell>
          <table:table-cell table:style-name="ce1568" office:value-type="string" calcext:value-type="string">
            <text:p>n</text:p>
          </table:table-cell>
          <table:table-cell table:style-name="ce1700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813004" calcext:value-type="float">
            <text:p>247813004</text:p>
          </table:table-cell>
          <table:table-cell office:value-type="float" office:value="1.711" calcext:value-type="float">
            <text:p>1.711</text:p>
          </table:table-cell>
          <table:table-cell office:value-type="float" office:value="0.2478" calcext:value-type="float">
            <text:p>0.2478</text:p>
          </table:table-cell>
          <table:table-cell office:value-type="float" office:value="1.711" calcext:value-type="float">
            <text:p>1.71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0738" calcext:value-type="float">
            <text:p>0.07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office:value-type="float" office:value="0.007433" calcext:value-type="float">
            <text:p>0.0074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22" office:value-type="string" calcext:value-type="string">
            <text:p>y</text:p>
          </table:table-cell>
          <table:table-cell table:style-name="ce254" office:value-type="string" calcext:value-type="string">
            <text:p>n</text:p>
          </table:table-cell>
          <table:table-cell table:style-name="ce385" office:value-type="float" office:value="0" calcext:value-type="float">
            <text:p>0</text:p>
          </table:table-cell>
          <table:table-cell table:style-name="ce516" office:value-type="float" office:value="2" calcext:value-type="float">
            <text:p>2</text:p>
          </table:table-cell>
          <table:table-cell table:style-name="ce647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ilar brightness neighbor with overlapping PSF</text:p>
          </table:table-cell>
          <table:table-cell table:style-name="ce1437" office:value-type="string" calcext:value-type="string">
            <text:p>y</text:p>
          </table:table-cell>
          <table:table-cell table:style-name="ce1569" office:value-type="string" calcext:value-type="string">
            <text:p>y</text:p>
          </table:table-cell>
          <table:table-cell table:style-name="ce1701" office:value-type="string" calcext:value-type="string">
            <text:p>n</text:p>
          </table:table-cell>
          <table:table-cell office:value-type="string" calcext:value-type="string">
            <text:p>similar brightness neighbor, overlapping PSFs</text:p>
          </table:table-cell>
        </table:table-row>
        <table:table-row table:style-name="ro1">
          <table:table-cell office:value-type="float" office:value="247829435" calcext:value-type="float">
            <text:p>247829435</text:p>
          </table:table-cell>
          <table:table-cell office:value-type="float" office:value="34.1713" calcext:value-type="float">
            <text:p>34.1713</text:p>
          </table:table-cell>
          <table:table-cell office:value-type="float" office:value="0.2219" calcext:value-type="float">
            <text:p>0.2219</text:p>
          </table:table-cell>
          <table:table-cell office:value-type="float" office:value="34.1713" calcext:value-type="float">
            <text:p>34.1713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0735" calcext:value-type="float">
            <text:p>0.0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659" calcext:value-type="float">
            <text:p>0.00765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style-name="ce123" office:value-type="string" calcext:value-type="string">
            <text:p>n</text:p>
          </table:table-cell>
          <table:table-cell table:style-name="ce255" office:value-type="string" calcext:value-type="string">
            <text:p>n</text:p>
          </table:table-cell>
          <table:table-cell table:style-name="ce386" office:value-type="float" office:value="2" calcext:value-type="float">
            <text:p>2</text:p>
          </table:table-cell>
          <table:table-cell table:style-name="ce517" office:value-type="float" office:value="0" calcext:value-type="float">
            <text:p>0</text:p>
          </table:table-cell>
          <table:table-cell table:style-name="ce648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/>
          <table:table-cell table:style-name="ce1438" office:value-type="string" calcext:value-type="string">
            <text:p>n</text:p>
          </table:table-cell>
          <table:table-cell table:style-name="ce1570" office:value-type="string" calcext:value-type="string">
            <text:p>n</text:p>
          </table:table-cell>
          <table:table-cell table:style-name="ce170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857331" calcext:value-type="float">
            <text:p>247857331</text:p>
          </table:table-cell>
          <table:table-cell office:value-type="float" office:value="7.4749" calcext:value-type="float">
            <text:p>7.4749</text:p>
          </table:table-cell>
          <table:table-cell office:value-type="float" office:value="0.4632" calcext:value-type="float">
            <text:p>0.4632</text:p>
          </table:table-cell>
          <table:table-cell office:value-type="float" office:value="7.4749" calcext:value-type="float">
            <text:p>7.4749</text:p>
          </table:table-cell>
          <table:table-cell office:value-type="float" office:value="0.4632" calcext:value-type="float">
            <text:p>0.4632</text:p>
          </table:table-cell>
          <table:table-cell office:value-type="float" office:value="3.4815" calcext:value-type="float">
            <text:p>3.4815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58" calcext:value-type="float">
            <text:p>0.007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ase drift, Twice P2 may be the true period</text:p>
          </table:table-cell>
          <table:table-cell table:style-name="ce124" office:value-type="string" calcext:value-type="string">
            <text:p>y</text:p>
          </table:table-cell>
          <table:table-cell table:style-name="ce256" office:value-type="string" calcext:value-type="string">
            <text:p>n</text:p>
          </table:table-cell>
          <table:table-cell table:style-name="ce387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649" office:value-type="string" calcext:value-type="string">
            <text:p>-</text:p>
          </table:table-cell>
          <table:table-cell office:value-type="string" calcext:value-type="string">
            <text:p>phase drif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veral neighbors of varying brightness, plus 2MASS glint artifact </text:p>
          </table:table-cell>
          <table:table-cell table:style-name="ce1439" office:value-type="string" calcext:value-type="string">
            <text:p>y</text:p>
          </table:table-cell>
          <table:table-cell table:style-name="ce1571" office:value-type="string" calcext:value-type="string">
            <text:p>y</text:p>
          </table:table-cell>
          <table:table-cell table:style-name="ce1703" office:value-type="string" calcext:value-type="string">
            <text:p>n</text:p>
          </table:table-cell>
          <table:table-cell office:value-type="string" calcext:value-type="string">
            <text:p>several neighbors, including a slightly fainter blended one, plus 2MASS glint artifacts </text:p>
          </table:table-cell>
        </table:table-row>
        <table:table-row table:style-name="ro1">
          <table:table-cell office:value-type="float" office:value="247862511" calcext:value-type="float">
            <text:p>247862511</text:p>
          </table:table-cell>
          <table:table-cell office:value-type="float" office:value="6.5895" calcext:value-type="float">
            <text:p>6.5895</text:p>
          </table:table-cell>
          <table:table-cell office:value-type="float" office:value="0.9444" calcext:value-type="float">
            <text:p>0.9444</text:p>
          </table:table-cell>
          <table:table-cell office:value-type="float" office:value="6.5895" calcext:value-type="float">
            <text:p>6.5895</text:p>
          </table:table-cell>
          <table:table-cell office:value-type="float" office:value="0.9444" calcext:value-type="float">
            <text:p>0.9444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8491" calcext:value-type="float">
            <text:p>0.00849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125" office:value-type="string" calcext:value-type="string">
            <text:p>n</text:p>
          </table:table-cell>
          <table:table-cell table:style-name="ce257" office:value-type="string" calcext:value-type="string">
            <text:p>n</text:p>
          </table:table-cell>
          <table:table-cell table:style-name="ce388" office:value-type="float" office:value="0" calcext:value-type="float">
            <text:p>0</text:p>
          </table:table-cell>
          <table:table-cell table:style-name="ce51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PF background looks odd</text:p>
          </table:table-cell>
          <table:table-cell table:style-name="ce1440" office:value-type="string" calcext:value-type="string">
            <text:p>n</text:p>
          </table:table-cell>
          <table:table-cell table:style-name="ce1572" office:value-type="string" calcext:value-type="string">
            <text:p>n</text:p>
          </table:table-cell>
          <table:table-cell table:style-name="ce170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864824" calcext:value-type="float">
            <text:p>247864824</text:p>
          </table:table-cell>
          <table:table-cell office:value-type="float" office:value="59.002" calcext:value-type="float">
            <text:p>59.002</text:p>
          </table:table-cell>
          <table:table-cell office:value-type="float" office:value="0.8464" calcext:value-type="float">
            <text:p>0.8464</text:p>
          </table:table-cell>
          <table:table-cell office:value-type="float" office:value="59.002" calcext:value-type="float">
            <text:p>59.002</text:p>
          </table:table-cell>
          <table:table-cell office:value-type="float" office:value="0.8464" calcext:value-type="float">
            <text:p>0.8464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846" calcext:value-type="float">
            <text:p>0.00784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126" office:value-type="string" calcext:value-type="string">
            <text:p>n</text:p>
          </table:table-cell>
          <table:table-cell table:style-name="ce258" office:value-type="string" calcext:value-type="string">
            <text:p>n</text:p>
          </table:table-cell>
          <table:table-cell table:style-name="ce389" office:value-type="float" office:value="2" calcext:value-type="float">
            <text:p>2</text:p>
          </table:table-cell>
          <table:table-cell table:style-name="ce520" office:value-type="string" calcext:value-type="string">
            <text:p>-</text:p>
          </table:table-cell>
          <table:table-cell table:style-name="ce651" office:value-type="string" calcext:value-type="string">
            <text:p>-</text:p>
          </table:table-cell>
          <table:table-cell office:value-type="string" calcext:value-type="string">
            <text:p>long trend</text:p>
          </table:table-cell>
          <table:table-cell table:number-columns-repeated="2"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SS image appears to show a fainter blended star but it could be a stitching error; nothing in 2MASS</text:p>
          </table:table-cell>
          <table:table-cell table:style-name="ce1441" office:value-type="string" calcext:value-type="string">
            <text:p>m</text:p>
          </table:table-cell>
          <table:table-cell table:style-name="ce1573" office:value-type="string" calcext:value-type="string">
            <text:p>m</text:p>
          </table:table-cell>
          <table:table-cell table:style-name="ce1705" office:value-type="string" calcext:value-type="string">
            <text:p>n</text:p>
          </table:table-cell>
          <table:table-cell office:value-type="string" calcext:value-type="string">
            <text:p>possible object in DSS but it looks extended/fuzzy</text:p>
          </table:table-cell>
        </table:table-row>
        <table:table-row table:style-name="ro1">
          <table:table-cell office:value-type="float" office:value="247899959" calcext:value-type="float">
            <text:p>247899959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0767" calcext:value-type="float">
            <text:p>0.0767</text:p>
          </table:table-cell>
          <table:table-cell office:value-type="float" office:value="57.8656" calcext:value-type="float">
            <text:p>57.8656</text:p>
          </table:table-cell>
          <table:table-cell office:value-type="float" office:value="0.0603" calcext:value-type="float">
            <text:p>0.06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0.007158" calcext:value-type="float">
            <text:p>0.007158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27" office:value-type="string" calcext:value-type="string">
            <text:p>m</text:p>
          </table:table-cell>
          <table:table-cell table:style-name="ce259" office:value-type="string" calcext:value-type="string">
            <text:p>n</text:p>
          </table:table-cell>
          <table:table-cell table:style-name="ce390" office:value-type="float" office:value="0" calcext:value-type="float">
            <text:p>0</text:p>
          </table:table-cell>
          <table:table-cell table:style-name="ce521" office:value-type="float" office:value="2" calcext:value-type="float">
            <text:p>2</text:p>
          </table:table-cell>
          <table:table-cell table:style-name="ce652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 fainter blended neighbors with overlapping PSFs</text:p>
          </table:table-cell>
          <table:table-cell table:style-name="ce1442" office:value-type="string" calcext:value-type="string">
            <text:p>y</text:p>
          </table:table-cell>
          <table:table-cell table:style-name="ce1574" office:value-type="string" calcext:value-type="string">
            <text:p>y</text:p>
          </table:table-cell>
          <table:table-cell table:style-name="ce1706" office:value-type="string" calcext:value-type="string">
            <text:p>n</text:p>
          </table:table-cell>
          <table:table-cell office:value-type="string" calcext:value-type="string">
            <text:p>2 fainter blended neighbors with overlapping PSFs</text:p>
          </table:table-cell>
        </table:table-row>
        <table:table-row table:style-name="ro1">
          <table:table-cell office:value-type="float" office:value="247969085" calcext:value-type="float">
            <text:p>247969085</text:p>
          </table:table-cell>
          <table:table-cell office:value-type="float" office:value="1.036" calcext:value-type="float">
            <text:p>1.036</text:p>
          </table:table-cell>
          <table:table-cell office:value-type="float" office:value="0.6415" calcext:value-type="float">
            <text:p>0.6415</text:p>
          </table:table-cell>
          <table:table-cell office:value-type="float" office:value="1.036" calcext:value-type="float">
            <text:p>1.036</text:p>
          </table:table-cell>
          <table:table-cell office:value-type="float" office:value="0.6415" calcext:value-type="float">
            <text:p>0.6415</text:p>
          </table:table-cell>
          <table:table-cell office:value-type="float" office:value="0.5179" calcext:value-type="float">
            <text:p>0.5179</text:p>
          </table:table-cell>
          <table:table-cell office:value-type="float" office:value="0.1978" calcext:value-type="float">
            <text:p>0.1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067" calcext:value-type="float">
            <text:p>0.00806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28" office:value-type="string" calcext:value-type="string">
            <text:p>n</text:p>
          </table:table-cell>
          <table:table-cell table:style-name="ce260" office:value-type="string" calcext:value-type="string">
            <text:p>n</text:p>
          </table:table-cell>
          <table:table-cell table:style-name="ce391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65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443" office:value-type="string" calcext:value-type="string">
            <text:p>y</text:p>
          </table:table-cell>
          <table:table-cell table:style-name="ce1575" office:value-type="string" calcext:value-type="string">
            <text:p>y</text:p>
          </table:table-cell>
          <table:table-cell table:style-name="ce1707" office:value-type="string" calcext:value-type="string">
            <text:p>n</text:p>
          </table:table-cell>
          <table:table-cell office:value-type="string" calcext:value-type="string">
            <text:p>fainter blended neighbor</text:p>
          </table:table-cell>
        </table:table-row>
        <table:table-row table:style-name="ro1">
          <table:table-cell office:value-type="float" office:value="247970815" calcext:value-type="float">
            <text:p>247970815</text:p>
          </table:table-cell>
          <table:table-cell office:value-type="float" office:value="57.8656" calcext:value-type="float">
            <text:p>57.8656</text:p>
          </table:table-cell>
          <table:table-cell office:value-type="float" office:value="0.1829" calcext:value-type="float">
            <text:p>0.1829</text:p>
          </table:table-cell>
          <table:table-cell office:value-type="float" office:value="57.8656" calcext:value-type="float">
            <text:p>57.8656</text:p>
          </table:table-cell>
          <table:table-cell office:value-type="float" office:value="0.1829" calcext:value-type="float">
            <text:p>0.1829</text:p>
          </table:table-cell>
          <table:table-cell office:value-type="float" office:value="5.9856" calcext:value-type="float">
            <text:p>5.9856</text:p>
          </table:table-cell>
          <table:table-cell office:value-type="float" office:value="0.0252" calcext:value-type="float">
            <text:p>0.0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643" calcext:value-type="float">
            <text:p>0.0076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usoidal pattern disappears then reappears</text:p>
          </table:table-cell>
          <table:table-cell table:style-name="ce129" office:value-type="string" calcext:value-type="string">
            <text:p>y</text:p>
          </table:table-cell>
          <table:table-cell table:style-name="ce261" office:value-type="string" calcext:value-type="string">
            <text:p>n</text:p>
          </table:table-cell>
          <table:table-cell table:style-name="ce392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style-name="ce654" office:value-type="float" office:value="2" calcext:value-type="float">
            <text:p>2</text:p>
          </table:table-cell>
          <table:table-cell office:value-type="string" calcext:value-type="string">
            <text:p>clear sinusoidal variability comes and goes over the campaign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ject in diffraction spikes on both DSS and 2MASS, it’s not a glint artifact</text:p>
          </table:table-cell>
          <table:table-cell table:style-name="ce1444" office:value-type="string" calcext:value-type="string">
            <text:p>m</text:p>
          </table:table-cell>
          <table:table-cell table:style-name="ce1576" office:value-type="string" calcext:value-type="string">
            <text:p>m</text:p>
          </table:table-cell>
          <table:table-cell table:style-name="ce1708" office:value-type="string" calcext:value-type="string">
            <text:p>n</text:p>
          </table:table-cell>
          <table:table-cell office:value-type="string" calcext:value-type="string">
            <text:p>object in diffraction spikes on both DSS and 2MASS, it’s not a glint artifact</text:p>
          </table:table-cell>
        </table:table-row>
        <table:table-row table:style-name="ro1">
          <table:table-cell office:value-type="float" office:value="248045685" calcext:value-type="float">
            <text:p>248045685</text:p>
          </table:table-cell>
          <table:table-cell office:value-type="float" office:value="40.1008" calcext:value-type="float">
            <text:p>40.1008</text:p>
          </table:table-cell>
          <table:table-cell office:value-type="float" office:value="0.6217" calcext:value-type="float">
            <text:p>0.6217</text:p>
          </table:table-cell>
          <table:table-cell office:value-type="float" office:value="40.1008" calcext:value-type="float">
            <text:p>40.1008</text:p>
          </table:table-cell>
          <table:table-cell office:value-type="float" office:value="0.6217" calcext:value-type="float">
            <text:p>0.6217</text:p>
          </table:table-cell>
          <table:table-cell office:value-type="float" office:value="13.8499" calcext:value-type="float">
            <text:p>13.849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8064" calcext:value-type="float">
            <text:p>0.008064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clear repeating pattern</text:p>
          </table:table-cell>
          <table:table-cell table:style-name="ce130" office:value-type="string" calcext:value-type="string">
            <text:p>n</text:p>
          </table:table-cell>
          <table:table-cell table:style-name="ce262" office:value-type="string" calcext:value-type="string">
            <text:p>n</text:p>
          </table:table-cell>
          <table:table-cell table:style-name="ce393" office:value-type="float" office:value="2" calcext:value-type="float">
            <text:p>2</text:p>
          </table:table-cell>
          <table:table-cell table:style-name="ce524" office:value-type="float" office:value="2" calcext:value-type="float">
            <text:p>2</text:p>
          </table:table-cell>
          <table:table-cell table:style-name="ce655" office:value-type="string" calcext:value-type="string">
            <text:p>-</text:p>
          </table:table-cell>
          <table:table-cell office:value-type="string" calcext:value-type="string">
            <text:p>no clear repeating patter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ossible DSS companion, plus 2MASS glint artifact</text:p>
          </table:table-cell>
          <table:table-cell table:style-name="ce1445" office:value-type="string" calcext:value-type="string">
            <text:p>y</text:p>
          </table:table-cell>
          <table:table-cell table:style-name="ce1577" office:value-type="string" calcext:value-type="string">
            <text:p>n</text:p>
          </table:table-cell>
          <table:table-cell table:style-name="ce1709" office:value-type="string" calcext:value-type="string">
            <text:p>n</text:p>
          </table:table-cell>
          <table:table-cell office:value-type="string" calcext:value-type="string">
            <text:p>2MASS glint artifacts</text:p>
          </table:table-cell>
        </table:table-row>
        <table:table-row table:style-name="ro1">
          <table:table-cell office:value-type="float" office:value="248170923" calcext:value-type="float">
            <text:p>248170923</text:p>
          </table:table-cell>
          <table:table-cell office:value-type="float" office:value="1.4793" calcext:value-type="float">
            <text:p>1.4793</text:p>
          </table:table-cell>
          <table:table-cell office:value-type="float" office:value="0.579" calcext:value-type="float">
            <text:p>0.579</text:p>
          </table:table-cell>
          <table:table-cell office:value-type="float" office:value="1.4793" calcext:value-type="float">
            <text:p>1.4793</text:p>
          </table:table-cell>
          <table:table-cell office:value-type="float" office:value="0.579" calcext:value-type="float">
            <text:p>0.57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1106" calcext:value-type="float">
            <text:p>0.1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795" calcext:value-type="float">
            <text:p>0.0077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31" office:value-type="string" calcext:value-type="string">
            <text:p>y</text:p>
          </table:table-cell>
          <table:table-cell table:style-name="ce263" office:value-type="string" calcext:value-type="string">
            <text:p>n</text:p>
          </table:table-cell>
          <table:table-cell table:style-name="ce394" office:value-type="float" office:value="0" calcext:value-type="float">
            <text:p>0</text:p>
          </table:table-cell>
          <table:table-cell table:style-name="ce525" office:value-type="float" office:value="2" calcext:value-type="float">
            <text:p>2</text:p>
          </table:table-cell>
          <table:table-cell table:style-name="ce656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446" office:value-type="string" calcext:value-type="string">
            <text:p>y</text:p>
          </table:table-cell>
          <table:table-cell table:style-name="ce1578" office:value-type="string" calcext:value-type="string">
            <text:p>y</text:p>
          </table:table-cell>
          <table:table-cell table:style-name="ce1710" office:value-type="string" calcext:value-type="string">
            <text:p>n</text:p>
          </table:table-cell>
          <table:table-cell office:value-type="string" calcext:value-type="string">
            <text:p>faint close neighbor only in DSS</text:p>
          </table:table-cell>
        </table:table-row>
        <table:table-row table:style-name="ro1">
          <table:table-cell office:value-type="float" office:value="248199652" calcext:value-type="float">
            <text:p>248199652</text:p>
          </table:table-cell>
          <table:table-cell office:value-type="float" office:value="66.8832" calcext:value-type="float">
            <text:p>66.8832</text:p>
          </table:table-cell>
          <table:table-cell office:value-type="float" office:value="0.088" calcext:value-type="float">
            <text:p>0.088</text:p>
          </table:table-cell>
          <table:table-cell office:value-type="float" office:value="66.8832" calcext:value-type="float">
            <text:p>66.8832</text:p>
          </table:table-cell>
          <table:table-cell office:value-type="float" office:value="0.088" calcext:value-type="float">
            <text:p>0.088</text:p>
          </table:table-cell>
          <table:table-cell office:value-type="float" office:value="5.9033" calcext:value-type="float">
            <text:p>5.9033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6816" calcext:value-type="float">
            <text:p>0.006816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ise</text:p>
          </table:table-cell>
          <table:table-cell table:style-name="ce132" office:value-type="string" calcext:value-type="string">
            <text:p>n</text:p>
          </table:table-cell>
          <table:table-cell table:style-name="ce264" office:value-type="string" calcext:value-type="string">
            <text:p>n</text:p>
          </table:table-cell>
          <table:table-cell table:style-name="ce395" office:value-type="float" office:value="2" calcext:value-type="float">
            <text:p>2</text:p>
          </table:table-cell>
          <table:table-cell table:style-name="ce526" office:value-type="float" office:value="2" calcext:value-type="float">
            <text:p>2</text:p>
          </table:table-cell>
          <table:table-cell table:style-name="ce657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447" office:value-type="string" calcext:value-type="string">
            <text:p>y</text:p>
          </table:table-cell>
          <table:table-cell table:style-name="ce1579" office:value-type="string" calcext:value-type="string">
            <text:p>y</text:p>
          </table:table-cell>
          <table:table-cell table:style-name="ce1711" office:value-type="string" calcext:value-type="string">
            <text:p>n</text:p>
          </table:table-cell>
          <table:table-cell office:value-type="string" calcext:value-type="string">
            <text:p>faint close neighbor</text:p>
          </table:table-cell>
        </table:table-row>
        <calcext:conditional-formats>
          <calcext:conditional-format calcext:target-range-address="'c13_k2sc_output_2018-05-29_comments2'.Q2:'c13_k2sc_output_2018-05-29_comments2'.Q2">
            <calcext:condition calcext:apply-style-name="Bad" calcext:value="not-contains-text([$'c13_k2sc_output_2018-05-29_comments2'.K2])" calcext:base-cell-address="'c13_k2sc_output_2018-05-29_comments2'.Q2"/>
          </calcext:conditional-format>
          <calcext:conditional-format calcext:target-range-address="'c13_k2sc_output_2018-05-29_comments2'.Q3:'c13_k2sc_output_2018-05-29_comments2'.Q3">
            <calcext:condition calcext:apply-style-name="Bad" calcext:value="not-contains-text([$'c13_k2sc_output_2018-05-29_comments2'.K3])" calcext:base-cell-address="'c13_k2sc_output_2018-05-29_comments2'.Q3"/>
          </calcext:conditional-format>
          <calcext:conditional-format calcext:target-range-address="'c13_k2sc_output_2018-05-29_comments2'.Q4:'c13_k2sc_output_2018-05-29_comments2'.Q4">
            <calcext:condition calcext:apply-style-name="Bad" calcext:value="not-contains-text([$'c13_k2sc_output_2018-05-29_comments2'.K4])" calcext:base-cell-address="'c13_k2sc_output_2018-05-29_comments2'.Q4"/>
          </calcext:conditional-format>
          <calcext:conditional-format calcext:target-range-address="'c13_k2sc_output_2018-05-29_comments2'.Q5:'c13_k2sc_output_2018-05-29_comments2'.Q5">
            <calcext:condition calcext:apply-style-name="Bad" calcext:value="not-contains-text([$'c13_k2sc_output_2018-05-29_comments2'.K5])" calcext:base-cell-address="'c13_k2sc_output_2018-05-29_comments2'.Q5"/>
          </calcext:conditional-format>
          <calcext:conditional-format calcext:target-range-address="'c13_k2sc_output_2018-05-29_comments2'.Q6:'c13_k2sc_output_2018-05-29_comments2'.Q6">
            <calcext:condition calcext:apply-style-name="Bad" calcext:value="not-contains-text([$'c13_k2sc_output_2018-05-29_comments2'.K6])" calcext:base-cell-address="'c13_k2sc_output_2018-05-29_comments2'.Q6"/>
          </calcext:conditional-format>
          <calcext:conditional-format calcext:target-range-address="'c13_k2sc_output_2018-05-29_comments2'.Q7:'c13_k2sc_output_2018-05-29_comments2'.Q7">
            <calcext:condition calcext:apply-style-name="Bad" calcext:value="not-contains-text([$'c13_k2sc_output_2018-05-29_comments2'.K7])" calcext:base-cell-address="'c13_k2sc_output_2018-05-29_comments2'.Q7"/>
          </calcext:conditional-format>
          <calcext:conditional-format calcext:target-range-address="'c13_k2sc_output_2018-05-29_comments2'.Q8:'c13_k2sc_output_2018-05-29_comments2'.Q8">
            <calcext:condition calcext:apply-style-name="Bad" calcext:value="not-contains-text([$'c13_k2sc_output_2018-05-29_comments2'.K8])" calcext:base-cell-address="'c13_k2sc_output_2018-05-29_comments2'.Q8"/>
          </calcext:conditional-format>
          <calcext:conditional-format calcext:target-range-address="'c13_k2sc_output_2018-05-29_comments2'.Q9:'c13_k2sc_output_2018-05-29_comments2'.Q9">
            <calcext:condition calcext:apply-style-name="Bad" calcext:value="not-contains-text([$'c13_k2sc_output_2018-05-29_comments2'.K9])" calcext:base-cell-address="'c13_k2sc_output_2018-05-29_comments2'.Q9"/>
          </calcext:conditional-format>
          <calcext:conditional-format calcext:target-range-address="'c13_k2sc_output_2018-05-29_comments2'.Q10:'c13_k2sc_output_2018-05-29_comments2'.Q10">
            <calcext:condition calcext:apply-style-name="Bad" calcext:value="not-contains-text([$'c13_k2sc_output_2018-05-29_comments2'.K10])" calcext:base-cell-address="'c13_k2sc_output_2018-05-29_comments2'.Q10"/>
          </calcext:conditional-format>
          <calcext:conditional-format calcext:target-range-address="'c13_k2sc_output_2018-05-29_comments2'.Q11:'c13_k2sc_output_2018-05-29_comments2'.Q11">
            <calcext:condition calcext:apply-style-name="Bad" calcext:value="not-contains-text([$'c13_k2sc_output_2018-05-29_comments2'.K11])" calcext:base-cell-address="'c13_k2sc_output_2018-05-29_comments2'.Q11"/>
          </calcext:conditional-format>
          <calcext:conditional-format calcext:target-range-address="'c13_k2sc_output_2018-05-29_comments2'.Q12:'c13_k2sc_output_2018-05-29_comments2'.Q12">
            <calcext:condition calcext:apply-style-name="Bad" calcext:value="not-contains-text([$'c13_k2sc_output_2018-05-29_comments2'.K12])" calcext:base-cell-address="'c13_k2sc_output_2018-05-29_comments2'.Q12"/>
          </calcext:conditional-format>
          <calcext:conditional-format calcext:target-range-address="'c13_k2sc_output_2018-05-29_comments2'.Q13:'c13_k2sc_output_2018-05-29_comments2'.Q13">
            <calcext:condition calcext:apply-style-name="Bad" calcext:value="not-contains-text([$'c13_k2sc_output_2018-05-29_comments2'.K13])" calcext:base-cell-address="'c13_k2sc_output_2018-05-29_comments2'.Q13"/>
          </calcext:conditional-format>
          <calcext:conditional-format calcext:target-range-address="'c13_k2sc_output_2018-05-29_comments2'.Q14:'c13_k2sc_output_2018-05-29_comments2'.Q14">
            <calcext:condition calcext:apply-style-name="Bad" calcext:value="not-contains-text([$'c13_k2sc_output_2018-05-29_comments2'.K14])" calcext:base-cell-address="'c13_k2sc_output_2018-05-29_comments2'.Q14"/>
          </calcext:conditional-format>
          <calcext:conditional-format calcext:target-range-address="'c13_k2sc_output_2018-05-29_comments2'.Q15:'c13_k2sc_output_2018-05-29_comments2'.Q15">
            <calcext:condition calcext:apply-style-name="Bad" calcext:value="not-contains-text([$'c13_k2sc_output_2018-05-29_comments2'.K15])" calcext:base-cell-address="'c13_k2sc_output_2018-05-29_comments2'.Q15"/>
          </calcext:conditional-format>
          <calcext:conditional-format calcext:target-range-address="'c13_k2sc_output_2018-05-29_comments2'.Q16:'c13_k2sc_output_2018-05-29_comments2'.Q16">
            <calcext:condition calcext:apply-style-name="Bad" calcext:value="not-contains-text([$'c13_k2sc_output_2018-05-29_comments2'.K16])" calcext:base-cell-address="'c13_k2sc_output_2018-05-29_comments2'.Q16"/>
          </calcext:conditional-format>
          <calcext:conditional-format calcext:target-range-address="'c13_k2sc_output_2018-05-29_comments2'.Q17:'c13_k2sc_output_2018-05-29_comments2'.Q17">
            <calcext:condition calcext:apply-style-name="Bad" calcext:value="not-contains-text([$'c13_k2sc_output_2018-05-29_comments2'.K17])" calcext:base-cell-address="'c13_k2sc_output_2018-05-29_comments2'.Q17"/>
          </calcext:conditional-format>
          <calcext:conditional-format calcext:target-range-address="'c13_k2sc_output_2018-05-29_comments2'.Q18:'c13_k2sc_output_2018-05-29_comments2'.Q18">
            <calcext:condition calcext:apply-style-name="Bad" calcext:value="not-contains-text([$'c13_k2sc_output_2018-05-29_comments2'.K18])" calcext:base-cell-address="'c13_k2sc_output_2018-05-29_comments2'.Q18"/>
          </calcext:conditional-format>
          <calcext:conditional-format calcext:target-range-address="'c13_k2sc_output_2018-05-29_comments2'.Q19:'c13_k2sc_output_2018-05-29_comments2'.Q19">
            <calcext:condition calcext:apply-style-name="Bad" calcext:value="not-contains-text([$'c13_k2sc_output_2018-05-29_comments2'.K19])" calcext:base-cell-address="'c13_k2sc_output_2018-05-29_comments2'.Q19"/>
          </calcext:conditional-format>
          <calcext:conditional-format calcext:target-range-address="'c13_k2sc_output_2018-05-29_comments2'.Q20:'c13_k2sc_output_2018-05-29_comments2'.Q20">
            <calcext:condition calcext:apply-style-name="Bad" calcext:value="not-contains-text([$'c13_k2sc_output_2018-05-29_comments2'.K20])" calcext:base-cell-address="'c13_k2sc_output_2018-05-29_comments2'.Q20"/>
          </calcext:conditional-format>
          <calcext:conditional-format calcext:target-range-address="'c13_k2sc_output_2018-05-29_comments2'.Q21:'c13_k2sc_output_2018-05-29_comments2'.Q21">
            <calcext:condition calcext:apply-style-name="Bad" calcext:value="not-contains-text([$'c13_k2sc_output_2018-05-29_comments2'.K21])" calcext:base-cell-address="'c13_k2sc_output_2018-05-29_comments2'.Q21"/>
          </calcext:conditional-format>
          <calcext:conditional-format calcext:target-range-address="'c13_k2sc_output_2018-05-29_comments2'.Q22:'c13_k2sc_output_2018-05-29_comments2'.Q22">
            <calcext:condition calcext:apply-style-name="Bad" calcext:value="not-contains-text([$'c13_k2sc_output_2018-05-29_comments2'.K22])" calcext:base-cell-address="'c13_k2sc_output_2018-05-29_comments2'.Q22"/>
          </calcext:conditional-format>
          <calcext:conditional-format calcext:target-range-address="'c13_k2sc_output_2018-05-29_comments2'.Q23:'c13_k2sc_output_2018-05-29_comments2'.Q23">
            <calcext:condition calcext:apply-style-name="Bad" calcext:value="not-contains-text([$'c13_k2sc_output_2018-05-29_comments2'.K23])" calcext:base-cell-address="'c13_k2sc_output_2018-05-29_comments2'.Q23"/>
          </calcext:conditional-format>
          <calcext:conditional-format calcext:target-range-address="'c13_k2sc_output_2018-05-29_comments2'.Q25:'c13_k2sc_output_2018-05-29_comments2'.Q25">
            <calcext:condition calcext:apply-style-name="Bad" calcext:value="not-contains-text([$'c13_k2sc_output_2018-05-29_comments2'.K25])" calcext:base-cell-address="'c13_k2sc_output_2018-05-29_comments2'.Q25"/>
          </calcext:conditional-format>
          <calcext:conditional-format calcext:target-range-address="'c13_k2sc_output_2018-05-29_comments2'.Q26:'c13_k2sc_output_2018-05-29_comments2'.Q26">
            <calcext:condition calcext:apply-style-name="Bad" calcext:value="not-contains-text([$'c13_k2sc_output_2018-05-29_comments2'.K26])" calcext:base-cell-address="'c13_k2sc_output_2018-05-29_comments2'.Q26"/>
          </calcext:conditional-format>
          <calcext:conditional-format calcext:target-range-address="'c13_k2sc_output_2018-05-29_comments2'.Q27:'c13_k2sc_output_2018-05-29_comments2'.Q27">
            <calcext:condition calcext:apply-style-name="Bad" calcext:value="not-contains-text([$'c13_k2sc_output_2018-05-29_comments2'.K27])" calcext:base-cell-address="'c13_k2sc_output_2018-05-29_comments2'.Q27"/>
          </calcext:conditional-format>
          <calcext:conditional-format calcext:target-range-address="'c13_k2sc_output_2018-05-29_comments2'.Q28:'c13_k2sc_output_2018-05-29_comments2'.Q28">
            <calcext:condition calcext:apply-style-name="Bad" calcext:value="not-contains-text([$'c13_k2sc_output_2018-05-29_comments2'.K28])" calcext:base-cell-address="'c13_k2sc_output_2018-05-29_comments2'.Q28"/>
          </calcext:conditional-format>
          <calcext:conditional-format calcext:target-range-address="'c13_k2sc_output_2018-05-29_comments2'.Q29:'c13_k2sc_output_2018-05-29_comments2'.Q29">
            <calcext:condition calcext:apply-style-name="Bad" calcext:value="not-contains-text([$'c13_k2sc_output_2018-05-29_comments2'.K29])" calcext:base-cell-address="'c13_k2sc_output_2018-05-29_comments2'.Q29"/>
          </calcext:conditional-format>
          <calcext:conditional-format calcext:target-range-address="'c13_k2sc_output_2018-05-29_comments2'.Q30:'c13_k2sc_output_2018-05-29_comments2'.Q30">
            <calcext:condition calcext:apply-style-name="Bad" calcext:value="not-contains-text([$'c13_k2sc_output_2018-05-29_comments2'.K30])" calcext:base-cell-address="'c13_k2sc_output_2018-05-29_comments2'.Q30"/>
          </calcext:conditional-format>
          <calcext:conditional-format calcext:target-range-address="'c13_k2sc_output_2018-05-29_comments2'.Q31:'c13_k2sc_output_2018-05-29_comments2'.Q31">
            <calcext:condition calcext:apply-style-name="Bad" calcext:value="not-contains-text([$'c13_k2sc_output_2018-05-29_comments2'.K31])" calcext:base-cell-address="'c13_k2sc_output_2018-05-29_comments2'.Q31"/>
          </calcext:conditional-format>
          <calcext:conditional-format calcext:target-range-address="'c13_k2sc_output_2018-05-29_comments2'.Q32:'c13_k2sc_output_2018-05-29_comments2'.Q32">
            <calcext:condition calcext:apply-style-name="Bad" calcext:value="not-contains-text([$'c13_k2sc_output_2018-05-29_comments2'.K32])" calcext:base-cell-address="'c13_k2sc_output_2018-05-29_comments2'.Q32"/>
          </calcext:conditional-format>
          <calcext:conditional-format calcext:target-range-address="'c13_k2sc_output_2018-05-29_comments2'.Q33:'c13_k2sc_output_2018-05-29_comments2'.Q33">
            <calcext:condition calcext:apply-style-name="Bad" calcext:value="not-contains-text([$'c13_k2sc_output_2018-05-29_comments2'.K33])" calcext:base-cell-address="'c13_k2sc_output_2018-05-29_comments2'.Q33"/>
          </calcext:conditional-format>
          <calcext:conditional-format calcext:target-range-address="'c13_k2sc_output_2018-05-29_comments2'.Q34:'c13_k2sc_output_2018-05-29_comments2'.Q34">
            <calcext:condition calcext:apply-style-name="Bad" calcext:value="not-contains-text([$'c13_k2sc_output_2018-05-29_comments2'.K34])" calcext:base-cell-address="'c13_k2sc_output_2018-05-29_comments2'.Q34"/>
          </calcext:conditional-format>
          <calcext:conditional-format calcext:target-range-address="'c13_k2sc_output_2018-05-29_comments2'.Q35:'c13_k2sc_output_2018-05-29_comments2'.Q35">
            <calcext:condition calcext:apply-style-name="Bad" calcext:value="not-contains-text([$'c13_k2sc_output_2018-05-29_comments2'.K35])" calcext:base-cell-address="'c13_k2sc_output_2018-05-29_comments2'.Q35"/>
          </calcext:conditional-format>
          <calcext:conditional-format calcext:target-range-address="'c13_k2sc_output_2018-05-29_comments2'.Q36:'c13_k2sc_output_2018-05-29_comments2'.Q36">
            <calcext:condition calcext:apply-style-name="Bad" calcext:value="not-contains-text([$'c13_k2sc_output_2018-05-29_comments2'.K36])" calcext:base-cell-address="'c13_k2sc_output_2018-05-29_comments2'.Q36"/>
          </calcext:conditional-format>
          <calcext:conditional-format calcext:target-range-address="'c13_k2sc_output_2018-05-29_comments2'.Q37:'c13_k2sc_output_2018-05-29_comments2'.Q37">
            <calcext:condition calcext:apply-style-name="Bad" calcext:value="not-contains-text([$'c13_k2sc_output_2018-05-29_comments2'.K37])" calcext:base-cell-address="'c13_k2sc_output_2018-05-29_comments2'.Q37"/>
          </calcext:conditional-format>
          <calcext:conditional-format calcext:target-range-address="'c13_k2sc_output_2018-05-29_comments2'.Q38:'c13_k2sc_output_2018-05-29_comments2'.Q38">
            <calcext:condition calcext:apply-style-name="Bad" calcext:value="not-contains-text([$'c13_k2sc_output_2018-05-29_comments2'.K38])" calcext:base-cell-address="'c13_k2sc_output_2018-05-29_comments2'.Q38"/>
          </calcext:conditional-format>
          <calcext:conditional-format calcext:target-range-address="'c13_k2sc_output_2018-05-29_comments2'.Q39:'c13_k2sc_output_2018-05-29_comments2'.Q39">
            <calcext:condition calcext:apply-style-name="Bad" calcext:value="not-contains-text([$'c13_k2sc_output_2018-05-29_comments2'.K39])" calcext:base-cell-address="'c13_k2sc_output_2018-05-29_comments2'.Q39"/>
          </calcext:conditional-format>
          <calcext:conditional-format calcext:target-range-address="'c13_k2sc_output_2018-05-29_comments2'.Q40:'c13_k2sc_output_2018-05-29_comments2'.Q40">
            <calcext:condition calcext:apply-style-name="Bad" calcext:value="not-contains-text([$'c13_k2sc_output_2018-05-29_comments2'.K40])" calcext:base-cell-address="'c13_k2sc_output_2018-05-29_comments2'.Q40"/>
          </calcext:conditional-format>
          <calcext:conditional-format calcext:target-range-address="'c13_k2sc_output_2018-05-29_comments2'.Q41:'c13_k2sc_output_2018-05-29_comments2'.Q41">
            <calcext:condition calcext:apply-style-name="Bad" calcext:value="not-contains-text([$'c13_k2sc_output_2018-05-29_comments2'.K41])" calcext:base-cell-address="'c13_k2sc_output_2018-05-29_comments2'.Q41"/>
          </calcext:conditional-format>
          <calcext:conditional-format calcext:target-range-address="'c13_k2sc_output_2018-05-29_comments2'.Q42:'c13_k2sc_output_2018-05-29_comments2'.Q42">
            <calcext:condition calcext:apply-style-name="Bad" calcext:value="not-contains-text([$'c13_k2sc_output_2018-05-29_comments2'.K42])" calcext:base-cell-address="'c13_k2sc_output_2018-05-29_comments2'.Q42"/>
          </calcext:conditional-format>
          <calcext:conditional-format calcext:target-range-address="'c13_k2sc_output_2018-05-29_comments2'.Q43:'c13_k2sc_output_2018-05-29_comments2'.Q43">
            <calcext:condition calcext:apply-style-name="Bad" calcext:value="not-contains-text([$'c13_k2sc_output_2018-05-29_comments2'.K43])" calcext:base-cell-address="'c13_k2sc_output_2018-05-29_comments2'.Q43"/>
          </calcext:conditional-format>
          <calcext:conditional-format calcext:target-range-address="'c13_k2sc_output_2018-05-29_comments2'.Q44:'c13_k2sc_output_2018-05-29_comments2'.Q44">
            <calcext:condition calcext:apply-style-name="Bad" calcext:value="not-contains-text([$'c13_k2sc_output_2018-05-29_comments2'.K44])" calcext:base-cell-address="'c13_k2sc_output_2018-05-29_comments2'.Q44"/>
          </calcext:conditional-format>
          <calcext:conditional-format calcext:target-range-address="'c13_k2sc_output_2018-05-29_comments2'.Q45:'c13_k2sc_output_2018-05-29_comments2'.Q45">
            <calcext:condition calcext:apply-style-name="Bad" calcext:value="not-contains-text([$'c13_k2sc_output_2018-05-29_comments2'.K45])" calcext:base-cell-address="'c13_k2sc_output_2018-05-29_comments2'.Q45"/>
          </calcext:conditional-format>
          <calcext:conditional-format calcext:target-range-address="'c13_k2sc_output_2018-05-29_comments2'.Q46:'c13_k2sc_output_2018-05-29_comments2'.Q46">
            <calcext:condition calcext:apply-style-name="Bad" calcext:value="not-contains-text([$'c13_k2sc_output_2018-05-29_comments2'.K46])" calcext:base-cell-address="'c13_k2sc_output_2018-05-29_comments2'.Q46"/>
          </calcext:conditional-format>
          <calcext:conditional-format calcext:target-range-address="'c13_k2sc_output_2018-05-29_comments2'.Q47:'c13_k2sc_output_2018-05-29_comments2'.Q47">
            <calcext:condition calcext:apply-style-name="Bad" calcext:value="not-contains-text([$'c13_k2sc_output_2018-05-29_comments2'.K47])" calcext:base-cell-address="'c13_k2sc_output_2018-05-29_comments2'.Q47"/>
          </calcext:conditional-format>
          <calcext:conditional-format calcext:target-range-address="'c13_k2sc_output_2018-05-29_comments2'.Q48:'c13_k2sc_output_2018-05-29_comments2'.Q48">
            <calcext:condition calcext:apply-style-name="Bad" calcext:value="not-contains-text([$'c13_k2sc_output_2018-05-29_comments2'.K48])" calcext:base-cell-address="'c13_k2sc_output_2018-05-29_comments2'.Q48"/>
          </calcext:conditional-format>
          <calcext:conditional-format calcext:target-range-address="'c13_k2sc_output_2018-05-29_comments2'.Q49:'c13_k2sc_output_2018-05-29_comments2'.Q49">
            <calcext:condition calcext:apply-style-name="Bad" calcext:value="not-contains-text([$'c13_k2sc_output_2018-05-29_comments2'.K49])" calcext:base-cell-address="'c13_k2sc_output_2018-05-29_comments2'.Q49"/>
          </calcext:conditional-format>
          <calcext:conditional-format calcext:target-range-address="'c13_k2sc_output_2018-05-29_comments2'.Q50:'c13_k2sc_output_2018-05-29_comments2'.Q50">
            <calcext:condition calcext:apply-style-name="Bad" calcext:value="not-contains-text([$'c13_k2sc_output_2018-05-29_comments2'.K50])" calcext:base-cell-address="'c13_k2sc_output_2018-05-29_comments2'.Q50"/>
          </calcext:conditional-format>
          <calcext:conditional-format calcext:target-range-address="'c13_k2sc_output_2018-05-29_comments2'.Q51:'c13_k2sc_output_2018-05-29_comments2'.Q51">
            <calcext:condition calcext:apply-style-name="Bad" calcext:value="not-contains-text([$'c13_k2sc_output_2018-05-29_comments2'.K51])" calcext:base-cell-address="'c13_k2sc_output_2018-05-29_comments2'.Q51"/>
          </calcext:conditional-format>
          <calcext:conditional-format calcext:target-range-address="'c13_k2sc_output_2018-05-29_comments2'.Q52:'c13_k2sc_output_2018-05-29_comments2'.Q52">
            <calcext:condition calcext:apply-style-name="Bad" calcext:value="not-contains-text([$'c13_k2sc_output_2018-05-29_comments2'.K52])" calcext:base-cell-address="'c13_k2sc_output_2018-05-29_comments2'.Q52"/>
          </calcext:conditional-format>
          <calcext:conditional-format calcext:target-range-address="'c13_k2sc_output_2018-05-29_comments2'.Q53:'c13_k2sc_output_2018-05-29_comments2'.Q53">
            <calcext:condition calcext:apply-style-name="Bad" calcext:value="not-contains-text([$'c13_k2sc_output_2018-05-29_comments2'.K53])" calcext:base-cell-address="'c13_k2sc_output_2018-05-29_comments2'.Q53"/>
          </calcext:conditional-format>
          <calcext:conditional-format calcext:target-range-address="'c13_k2sc_output_2018-05-29_comments2'.Q54:'c13_k2sc_output_2018-05-29_comments2'.Q54">
            <calcext:condition calcext:apply-style-name="Bad" calcext:value="not-contains-text([$'c13_k2sc_output_2018-05-29_comments2'.K54])" calcext:base-cell-address="'c13_k2sc_output_2018-05-29_comments2'.Q54"/>
          </calcext:conditional-format>
          <calcext:conditional-format calcext:target-range-address="'c13_k2sc_output_2018-05-29_comments2'.Q55:'c13_k2sc_output_2018-05-29_comments2'.Q55">
            <calcext:condition calcext:apply-style-name="Bad" calcext:value="not-contains-text([$'c13_k2sc_output_2018-05-29_comments2'.K55])" calcext:base-cell-address="'c13_k2sc_output_2018-05-29_comments2'.Q55"/>
          </calcext:conditional-format>
          <calcext:conditional-format calcext:target-range-address="'c13_k2sc_output_2018-05-29_comments2'.Q56:'c13_k2sc_output_2018-05-29_comments2'.Q56">
            <calcext:condition calcext:apply-style-name="Bad" calcext:value="not-contains-text([$'c13_k2sc_output_2018-05-29_comments2'.K56])" calcext:base-cell-address="'c13_k2sc_output_2018-05-29_comments2'.Q56"/>
          </calcext:conditional-format>
          <calcext:conditional-format calcext:target-range-address="'c13_k2sc_output_2018-05-29_comments2'.Q57:'c13_k2sc_output_2018-05-29_comments2'.Q57">
            <calcext:condition calcext:apply-style-name="Bad" calcext:value="not-contains-text([$'c13_k2sc_output_2018-05-29_comments2'.K57])" calcext:base-cell-address="'c13_k2sc_output_2018-05-29_comments2'.Q57"/>
          </calcext:conditional-format>
          <calcext:conditional-format calcext:target-range-address="'c13_k2sc_output_2018-05-29_comments2'.Q58:'c13_k2sc_output_2018-05-29_comments2'.Q58">
            <calcext:condition calcext:apply-style-name="Bad" calcext:value="not-contains-text([$'c13_k2sc_output_2018-05-29_comments2'.K58])" calcext:base-cell-address="'c13_k2sc_output_2018-05-29_comments2'.Q58"/>
          </calcext:conditional-format>
          <calcext:conditional-format calcext:target-range-address="'c13_k2sc_output_2018-05-29_comments2'.Q59:'c13_k2sc_output_2018-05-29_comments2'.Q59">
            <calcext:condition calcext:apply-style-name="Bad" calcext:value="not-contains-text([$'c13_k2sc_output_2018-05-29_comments2'.K59])" calcext:base-cell-address="'c13_k2sc_output_2018-05-29_comments2'.Q59"/>
          </calcext:conditional-format>
          <calcext:conditional-format calcext:target-range-address="'c13_k2sc_output_2018-05-29_comments2'.Q60:'c13_k2sc_output_2018-05-29_comments2'.Q60">
            <calcext:condition calcext:apply-style-name="Bad" calcext:value="not-contains-text([$'c13_k2sc_output_2018-05-29_comments2'.K60])" calcext:base-cell-address="'c13_k2sc_output_2018-05-29_comments2'.Q60"/>
          </calcext:conditional-format>
          <calcext:conditional-format calcext:target-range-address="'c13_k2sc_output_2018-05-29_comments2'.Q61:'c13_k2sc_output_2018-05-29_comments2'.Q61">
            <calcext:condition calcext:apply-style-name="Bad" calcext:value="not-contains-text([$'c13_k2sc_output_2018-05-29_comments2'.K61])" calcext:base-cell-address="'c13_k2sc_output_2018-05-29_comments2'.Q61"/>
          </calcext:conditional-format>
          <calcext:conditional-format calcext:target-range-address="'c13_k2sc_output_2018-05-29_comments2'.Q62:'c13_k2sc_output_2018-05-29_comments2'.Q62">
            <calcext:condition calcext:apply-style-name="Bad" calcext:value="not-contains-text([$'c13_k2sc_output_2018-05-29_comments2'.K62])" calcext:base-cell-address="'c13_k2sc_output_2018-05-29_comments2'.Q62"/>
          </calcext:conditional-format>
          <calcext:conditional-format calcext:target-range-address="'c13_k2sc_output_2018-05-29_comments2'.Q63:'c13_k2sc_output_2018-05-29_comments2'.Q63">
            <calcext:condition calcext:apply-style-name="Bad" calcext:value="not-contains-text([$'c13_k2sc_output_2018-05-29_comments2'.K63])" calcext:base-cell-address="'c13_k2sc_output_2018-05-29_comments2'.Q63"/>
          </calcext:conditional-format>
          <calcext:conditional-format calcext:target-range-address="'c13_k2sc_output_2018-05-29_comments2'.Q64:'c13_k2sc_output_2018-05-29_comments2'.Q64">
            <calcext:condition calcext:apply-style-name="Bad" calcext:value="not-contains-text([$'c13_k2sc_output_2018-05-29_comments2'.K64])" calcext:base-cell-address="'c13_k2sc_output_2018-05-29_comments2'.Q64"/>
          </calcext:conditional-format>
          <calcext:conditional-format calcext:target-range-address="'c13_k2sc_output_2018-05-29_comments2'.Q65:'c13_k2sc_output_2018-05-29_comments2'.Q65">
            <calcext:condition calcext:apply-style-name="Bad" calcext:value="not-contains-text([$'c13_k2sc_output_2018-05-29_comments2'.K65])" calcext:base-cell-address="'c13_k2sc_output_2018-05-29_comments2'.Q65"/>
          </calcext:conditional-format>
          <calcext:conditional-format calcext:target-range-address="'c13_k2sc_output_2018-05-29_comments2'.Q66:'c13_k2sc_output_2018-05-29_comments2'.Q66">
            <calcext:condition calcext:apply-style-name="Bad" calcext:value="not-contains-text([$'c13_k2sc_output_2018-05-29_comments2'.K66])" calcext:base-cell-address="'c13_k2sc_output_2018-05-29_comments2'.Q66"/>
          </calcext:conditional-format>
          <calcext:conditional-format calcext:target-range-address="'c13_k2sc_output_2018-05-29_comments2'.Q67:'c13_k2sc_output_2018-05-29_comments2'.Q67">
            <calcext:condition calcext:apply-style-name="Bad" calcext:value="not-contains-text([$'c13_k2sc_output_2018-05-29_comments2'.K67])" calcext:base-cell-address="'c13_k2sc_output_2018-05-29_comments2'.Q67"/>
          </calcext:conditional-format>
          <calcext:conditional-format calcext:target-range-address="'c13_k2sc_output_2018-05-29_comments2'.Q68:'c13_k2sc_output_2018-05-29_comments2'.Q68">
            <calcext:condition calcext:apply-style-name="Bad" calcext:value="not-contains-text([$'c13_k2sc_output_2018-05-29_comments2'.K68])" calcext:base-cell-address="'c13_k2sc_output_2018-05-29_comments2'.Q68"/>
          </calcext:conditional-format>
          <calcext:conditional-format calcext:target-range-address="'c13_k2sc_output_2018-05-29_comments2'.Q69:'c13_k2sc_output_2018-05-29_comments2'.Q69">
            <calcext:condition calcext:apply-style-name="Bad" calcext:value="not-contains-text([$'c13_k2sc_output_2018-05-29_comments2'.K69])" calcext:base-cell-address="'c13_k2sc_output_2018-05-29_comments2'.Q69"/>
          </calcext:conditional-format>
          <calcext:conditional-format calcext:target-range-address="'c13_k2sc_output_2018-05-29_comments2'.Q70:'c13_k2sc_output_2018-05-29_comments2'.Q70">
            <calcext:condition calcext:apply-style-name="Bad" calcext:value="not-contains-text([$'c13_k2sc_output_2018-05-29_comments2'.K70])" calcext:base-cell-address="'c13_k2sc_output_2018-05-29_comments2'.Q70"/>
          </calcext:conditional-format>
          <calcext:conditional-format calcext:target-range-address="'c13_k2sc_output_2018-05-29_comments2'.Q71:'c13_k2sc_output_2018-05-29_comments2'.Q71">
            <calcext:condition calcext:apply-style-name="Bad" calcext:value="not-contains-text([$'c13_k2sc_output_2018-05-29_comments2'.K71])" calcext:base-cell-address="'c13_k2sc_output_2018-05-29_comments2'.Q71"/>
          </calcext:conditional-format>
          <calcext:conditional-format calcext:target-range-address="'c13_k2sc_output_2018-05-29_comments2'.Q72:'c13_k2sc_output_2018-05-29_comments2'.Q72">
            <calcext:condition calcext:apply-style-name="Bad" calcext:value="not-contains-text([$'c13_k2sc_output_2018-05-29_comments2'.K72])" calcext:base-cell-address="'c13_k2sc_output_2018-05-29_comments2'.Q72"/>
          </calcext:conditional-format>
          <calcext:conditional-format calcext:target-range-address="'c13_k2sc_output_2018-05-29_comments2'.Q73:'c13_k2sc_output_2018-05-29_comments2'.Q73">
            <calcext:condition calcext:apply-style-name="Bad" calcext:value="not-contains-text([$'c13_k2sc_output_2018-05-29_comments2'.K73])" calcext:base-cell-address="'c13_k2sc_output_2018-05-29_comments2'.Q73"/>
          </calcext:conditional-format>
          <calcext:conditional-format calcext:target-range-address="'c13_k2sc_output_2018-05-29_comments2'.Q74:'c13_k2sc_output_2018-05-29_comments2'.Q74">
            <calcext:condition calcext:apply-style-name="Bad" calcext:value="not-contains-text([$'c13_k2sc_output_2018-05-29_comments2'.K74])" calcext:base-cell-address="'c13_k2sc_output_2018-05-29_comments2'.Q74"/>
          </calcext:conditional-format>
          <calcext:conditional-format calcext:target-range-address="'c13_k2sc_output_2018-05-29_comments2'.Q75:'c13_k2sc_output_2018-05-29_comments2'.Q75">
            <calcext:condition calcext:apply-style-name="Bad" calcext:value="not-contains-text([$'c13_k2sc_output_2018-05-29_comments2'.K75])" calcext:base-cell-address="'c13_k2sc_output_2018-05-29_comments2'.Q75"/>
          </calcext:conditional-format>
          <calcext:conditional-format calcext:target-range-address="'c13_k2sc_output_2018-05-29_comments2'.Q76:'c13_k2sc_output_2018-05-29_comments2'.Q76">
            <calcext:condition calcext:apply-style-name="Bad" calcext:value="not-contains-text([$'c13_k2sc_output_2018-05-29_comments2'.K76])" calcext:base-cell-address="'c13_k2sc_output_2018-05-29_comments2'.Q76"/>
          </calcext:conditional-format>
          <calcext:conditional-format calcext:target-range-address="'c13_k2sc_output_2018-05-29_comments2'.Q77:'c13_k2sc_output_2018-05-29_comments2'.Q77">
            <calcext:condition calcext:apply-style-name="Bad" calcext:value="not-contains-text([$'c13_k2sc_output_2018-05-29_comments2'.K77])" calcext:base-cell-address="'c13_k2sc_output_2018-05-29_comments2'.Q77"/>
          </calcext:conditional-format>
          <calcext:conditional-format calcext:target-range-address="'c13_k2sc_output_2018-05-29_comments2'.Q78:'c13_k2sc_output_2018-05-29_comments2'.Q78">
            <calcext:condition calcext:apply-style-name="Bad" calcext:value="not-contains-text([$'c13_k2sc_output_2018-05-29_comments2'.K78])" calcext:base-cell-address="'c13_k2sc_output_2018-05-29_comments2'.Q78"/>
          </calcext:conditional-format>
          <calcext:conditional-format calcext:target-range-address="'c13_k2sc_output_2018-05-29_comments2'.Q79:'c13_k2sc_output_2018-05-29_comments2'.Q79">
            <calcext:condition calcext:apply-style-name="Bad" calcext:value="not-contains-text([$'c13_k2sc_output_2018-05-29_comments2'.K79])" calcext:base-cell-address="'c13_k2sc_output_2018-05-29_comments2'.Q79"/>
          </calcext:conditional-format>
          <calcext:conditional-format calcext:target-range-address="'c13_k2sc_output_2018-05-29_comments2'.Q80:'c13_k2sc_output_2018-05-29_comments2'.Q80">
            <calcext:condition calcext:apply-style-name="Bad" calcext:value="not-contains-text([$'c13_k2sc_output_2018-05-29_comments2'.K80])" calcext:base-cell-address="'c13_k2sc_output_2018-05-29_comments2'.Q80"/>
          </calcext:conditional-format>
          <calcext:conditional-format calcext:target-range-address="'c13_k2sc_output_2018-05-29_comments2'.Q81:'c13_k2sc_output_2018-05-29_comments2'.Q81">
            <calcext:condition calcext:apply-style-name="Bad" calcext:value="not-contains-text([$'c13_k2sc_output_2018-05-29_comments2'.K81])" calcext:base-cell-address="'c13_k2sc_output_2018-05-29_comments2'.Q81"/>
          </calcext:conditional-format>
          <calcext:conditional-format calcext:target-range-address="'c13_k2sc_output_2018-05-29_comments2'.Q82:'c13_k2sc_output_2018-05-29_comments2'.Q82">
            <calcext:condition calcext:apply-style-name="Bad" calcext:value="not-contains-text([$'c13_k2sc_output_2018-05-29_comments2'.K82])" calcext:base-cell-address="'c13_k2sc_output_2018-05-29_comments2'.Q82"/>
          </calcext:conditional-format>
          <calcext:conditional-format calcext:target-range-address="'c13_k2sc_output_2018-05-29_comments2'.Q83:'c13_k2sc_output_2018-05-29_comments2'.Q83">
            <calcext:condition calcext:apply-style-name="Bad" calcext:value="not-contains-text([$'c13_k2sc_output_2018-05-29_comments2'.K83])" calcext:base-cell-address="'c13_k2sc_output_2018-05-29_comments2'.Q83"/>
          </calcext:conditional-format>
          <calcext:conditional-format calcext:target-range-address="'c13_k2sc_output_2018-05-29_comments2'.Q84:'c13_k2sc_output_2018-05-29_comments2'.Q84">
            <calcext:condition calcext:apply-style-name="Bad" calcext:value="not-contains-text([$'c13_k2sc_output_2018-05-29_comments2'.K84])" calcext:base-cell-address="'c13_k2sc_output_2018-05-29_comments2'.Q84"/>
          </calcext:conditional-format>
          <calcext:conditional-format calcext:target-range-address="'c13_k2sc_output_2018-05-29_comments2'.Q85:'c13_k2sc_output_2018-05-29_comments2'.Q85">
            <calcext:condition calcext:apply-style-name="Bad" calcext:value="not-contains-text([$'c13_k2sc_output_2018-05-29_comments2'.K85])" calcext:base-cell-address="'c13_k2sc_output_2018-05-29_comments2'.Q85"/>
          </calcext:conditional-format>
          <calcext:conditional-format calcext:target-range-address="'c13_k2sc_output_2018-05-29_comments2'.Q86:'c13_k2sc_output_2018-05-29_comments2'.Q86">
            <calcext:condition calcext:apply-style-name="Bad" calcext:value="not-contains-text([$'c13_k2sc_output_2018-05-29_comments2'.K86])" calcext:base-cell-address="'c13_k2sc_output_2018-05-29_comments2'.Q86"/>
          </calcext:conditional-format>
          <calcext:conditional-format calcext:target-range-address="'c13_k2sc_output_2018-05-29_comments2'.Q87:'c13_k2sc_output_2018-05-29_comments2'.Q87">
            <calcext:condition calcext:apply-style-name="Bad" calcext:value="not-contains-text([$'c13_k2sc_output_2018-05-29_comments2'.K87])" calcext:base-cell-address="'c13_k2sc_output_2018-05-29_comments2'.Q87"/>
          </calcext:conditional-format>
          <calcext:conditional-format calcext:target-range-address="'c13_k2sc_output_2018-05-29_comments2'.Q88:'c13_k2sc_output_2018-05-29_comments2'.Q88">
            <calcext:condition calcext:apply-style-name="Bad" calcext:value="not-contains-text([$'c13_k2sc_output_2018-05-29_comments2'.K88])" calcext:base-cell-address="'c13_k2sc_output_2018-05-29_comments2'.Q88"/>
          </calcext:conditional-format>
          <calcext:conditional-format calcext:target-range-address="'c13_k2sc_output_2018-05-29_comments2'.Q89:'c13_k2sc_output_2018-05-29_comments2'.Q89">
            <calcext:condition calcext:apply-style-name="Bad" calcext:value="not-contains-text([$'c13_k2sc_output_2018-05-29_comments2'.K89])" calcext:base-cell-address="'c13_k2sc_output_2018-05-29_comments2'.Q89"/>
          </calcext:conditional-format>
          <calcext:conditional-format calcext:target-range-address="'c13_k2sc_output_2018-05-29_comments2'.Q90:'c13_k2sc_output_2018-05-29_comments2'.Q90">
            <calcext:condition calcext:apply-style-name="Bad" calcext:value="not-contains-text([$'c13_k2sc_output_2018-05-29_comments2'.K90])" calcext:base-cell-address="'c13_k2sc_output_2018-05-29_comments2'.Q90"/>
          </calcext:conditional-format>
          <calcext:conditional-format calcext:target-range-address="'c13_k2sc_output_2018-05-29_comments2'.Q91:'c13_k2sc_output_2018-05-29_comments2'.Q91">
            <calcext:condition calcext:apply-style-name="Bad" calcext:value="not-contains-text([$'c13_k2sc_output_2018-05-29_comments2'.K91])" calcext:base-cell-address="'c13_k2sc_output_2018-05-29_comments2'.Q91"/>
          </calcext:conditional-format>
          <calcext:conditional-format calcext:target-range-address="'c13_k2sc_output_2018-05-29_comments2'.Q92:'c13_k2sc_output_2018-05-29_comments2'.Q92">
            <calcext:condition calcext:apply-style-name="Bad" calcext:value="not-contains-text([$'c13_k2sc_output_2018-05-29_comments2'.K92])" calcext:base-cell-address="'c13_k2sc_output_2018-05-29_comments2'.Q92"/>
          </calcext:conditional-format>
          <calcext:conditional-format calcext:target-range-address="'c13_k2sc_output_2018-05-29_comments2'.Q93:'c13_k2sc_output_2018-05-29_comments2'.Q93">
            <calcext:condition calcext:apply-style-name="Bad" calcext:value="not-contains-text([$'c13_k2sc_output_2018-05-29_comments2'.K93])" calcext:base-cell-address="'c13_k2sc_output_2018-05-29_comments2'.Q93"/>
          </calcext:conditional-format>
          <calcext:conditional-format calcext:target-range-address="'c13_k2sc_output_2018-05-29_comments2'.Q94:'c13_k2sc_output_2018-05-29_comments2'.Q94">
            <calcext:condition calcext:apply-style-name="Bad" calcext:value="not-contains-text([$'c13_k2sc_output_2018-05-29_comments2'.K94])" calcext:base-cell-address="'c13_k2sc_output_2018-05-29_comments2'.Q94"/>
          </calcext:conditional-format>
          <calcext:conditional-format calcext:target-range-address="'c13_k2sc_output_2018-05-29_comments2'.Q95:'c13_k2sc_output_2018-05-29_comments2'.Q95">
            <calcext:condition calcext:apply-style-name="Bad" calcext:value="not-contains-text([$'c13_k2sc_output_2018-05-29_comments2'.K95])" calcext:base-cell-address="'c13_k2sc_output_2018-05-29_comments2'.Q95"/>
          </calcext:conditional-format>
          <calcext:conditional-format calcext:target-range-address="'c13_k2sc_output_2018-05-29_comments2'.Q96:'c13_k2sc_output_2018-05-29_comments2'.Q96">
            <calcext:condition calcext:apply-style-name="Bad" calcext:value="not-contains-text([$'c13_k2sc_output_2018-05-29_comments2'.K96])" calcext:base-cell-address="'c13_k2sc_output_2018-05-29_comments2'.Q96"/>
          </calcext:conditional-format>
          <calcext:conditional-format calcext:target-range-address="'c13_k2sc_output_2018-05-29_comments2'.Q97:'c13_k2sc_output_2018-05-29_comments2'.Q97">
            <calcext:condition calcext:apply-style-name="Bad" calcext:value="not-contains-text([$'c13_k2sc_output_2018-05-29_comments2'.K97])" calcext:base-cell-address="'c13_k2sc_output_2018-05-29_comments2'.Q97"/>
          </calcext:conditional-format>
          <calcext:conditional-format calcext:target-range-address="'c13_k2sc_output_2018-05-29_comments2'.Q98:'c13_k2sc_output_2018-05-29_comments2'.Q98">
            <calcext:condition calcext:apply-style-name="Bad" calcext:value="not-contains-text([$'c13_k2sc_output_2018-05-29_comments2'.K98])" calcext:base-cell-address="'c13_k2sc_output_2018-05-29_comments2'.Q98"/>
          </calcext:conditional-format>
          <calcext:conditional-format calcext:target-range-address="'c13_k2sc_output_2018-05-29_comments2'.Q99:'c13_k2sc_output_2018-05-29_comments2'.Q99">
            <calcext:condition calcext:apply-style-name="Bad" calcext:value="not-contains-text([$'c13_k2sc_output_2018-05-29_comments2'.K99])" calcext:base-cell-address="'c13_k2sc_output_2018-05-29_comments2'.Q99"/>
          </calcext:conditional-format>
          <calcext:conditional-format calcext:target-range-address="'c13_k2sc_output_2018-05-29_comments2'.Q100:'c13_k2sc_output_2018-05-29_comments2'.Q100">
            <calcext:condition calcext:apply-style-name="Bad" calcext:value="not-contains-text([$'c13_k2sc_output_2018-05-29_comments2'.K100])" calcext:base-cell-address="'c13_k2sc_output_2018-05-29_comments2'.Q100"/>
          </calcext:conditional-format>
          <calcext:conditional-format calcext:target-range-address="'c13_k2sc_output_2018-05-29_comments2'.Q101:'c13_k2sc_output_2018-05-29_comments2'.Q101">
            <calcext:condition calcext:apply-style-name="Bad" calcext:value="not-contains-text([$'c13_k2sc_output_2018-05-29_comments2'.K101])" calcext:base-cell-address="'c13_k2sc_output_2018-05-29_comments2'.Q101"/>
          </calcext:conditional-format>
          <calcext:conditional-format calcext:target-range-address="'c13_k2sc_output_2018-05-29_comments2'.Q102:'c13_k2sc_output_2018-05-29_comments2'.Q102">
            <calcext:condition calcext:apply-style-name="Bad" calcext:value="not-contains-text([$'c13_k2sc_output_2018-05-29_comments2'.K102])" calcext:base-cell-address="'c13_k2sc_output_2018-05-29_comments2'.Q102"/>
          </calcext:conditional-format>
          <calcext:conditional-format calcext:target-range-address="'c13_k2sc_output_2018-05-29_comments2'.Q103:'c13_k2sc_output_2018-05-29_comments2'.Q103">
            <calcext:condition calcext:apply-style-name="Bad" calcext:value="not-contains-text([$'c13_k2sc_output_2018-05-29_comments2'.K103])" calcext:base-cell-address="'c13_k2sc_output_2018-05-29_comments2'.Q103"/>
          </calcext:conditional-format>
          <calcext:conditional-format calcext:target-range-address="'c13_k2sc_output_2018-05-29_comments2'.Q104:'c13_k2sc_output_2018-05-29_comments2'.Q104">
            <calcext:condition calcext:apply-style-name="Bad" calcext:value="not-contains-text([$'c13_k2sc_output_2018-05-29_comments2'.K104])" calcext:base-cell-address="'c13_k2sc_output_2018-05-29_comments2'.Q104"/>
          </calcext:conditional-format>
          <calcext:conditional-format calcext:target-range-address="'c13_k2sc_output_2018-05-29_comments2'.Q105:'c13_k2sc_output_2018-05-29_comments2'.Q105">
            <calcext:condition calcext:apply-style-name="Bad" calcext:value="not-contains-text([$'c13_k2sc_output_2018-05-29_comments2'.K105])" calcext:base-cell-address="'c13_k2sc_output_2018-05-29_comments2'.Q105"/>
          </calcext:conditional-format>
          <calcext:conditional-format calcext:target-range-address="'c13_k2sc_output_2018-05-29_comments2'.Q106:'c13_k2sc_output_2018-05-29_comments2'.Q106">
            <calcext:condition calcext:apply-style-name="Bad" calcext:value="not-contains-text([$'c13_k2sc_output_2018-05-29_comments2'.K106])" calcext:base-cell-address="'c13_k2sc_output_2018-05-29_comments2'.Q106"/>
          </calcext:conditional-format>
          <calcext:conditional-format calcext:target-range-address="'c13_k2sc_output_2018-05-29_comments2'.Q107:'c13_k2sc_output_2018-05-29_comments2'.Q107">
            <calcext:condition calcext:apply-style-name="Bad" calcext:value="not-contains-text([$'c13_k2sc_output_2018-05-29_comments2'.K107])" calcext:base-cell-address="'c13_k2sc_output_2018-05-29_comments2'.Q107"/>
          </calcext:conditional-format>
          <calcext:conditional-format calcext:target-range-address="'c13_k2sc_output_2018-05-29_comments2'.Q108:'c13_k2sc_output_2018-05-29_comments2'.Q108">
            <calcext:condition calcext:apply-style-name="Bad" calcext:value="not-contains-text([$'c13_k2sc_output_2018-05-29_comments2'.K108])" calcext:base-cell-address="'c13_k2sc_output_2018-05-29_comments2'.Q108"/>
          </calcext:conditional-format>
          <calcext:conditional-format calcext:target-range-address="'c13_k2sc_output_2018-05-29_comments2'.Q109:'c13_k2sc_output_2018-05-29_comments2'.Q109">
            <calcext:condition calcext:apply-style-name="Bad" calcext:value="not-contains-text([$'c13_k2sc_output_2018-05-29_comments2'.K109])" calcext:base-cell-address="'c13_k2sc_output_2018-05-29_comments2'.Q109"/>
          </calcext:conditional-format>
          <calcext:conditional-format calcext:target-range-address="'c13_k2sc_output_2018-05-29_comments2'.Q110:'c13_k2sc_output_2018-05-29_comments2'.Q110">
            <calcext:condition calcext:apply-style-name="Bad" calcext:value="not-contains-text([$'c13_k2sc_output_2018-05-29_comments2'.K110])" calcext:base-cell-address="'c13_k2sc_output_2018-05-29_comments2'.Q110"/>
          </calcext:conditional-format>
          <calcext:conditional-format calcext:target-range-address="'c13_k2sc_output_2018-05-29_comments2'.Q111:'c13_k2sc_output_2018-05-29_comments2'.Q111">
            <calcext:condition calcext:apply-style-name="Bad" calcext:value="not-contains-text([$'c13_k2sc_output_2018-05-29_comments2'.K111])" calcext:base-cell-address="'c13_k2sc_output_2018-05-29_comments2'.Q111"/>
          </calcext:conditional-format>
          <calcext:conditional-format calcext:target-range-address="'c13_k2sc_output_2018-05-29_comments2'.Q112:'c13_k2sc_output_2018-05-29_comments2'.Q112">
            <calcext:condition calcext:apply-style-name="Bad" calcext:value="not-contains-text([$'c13_k2sc_output_2018-05-29_comments2'.K112])" calcext:base-cell-address="'c13_k2sc_output_2018-05-29_comments2'.Q112"/>
          </calcext:conditional-format>
          <calcext:conditional-format calcext:target-range-address="'c13_k2sc_output_2018-05-29_comments2'.Q113:'c13_k2sc_output_2018-05-29_comments2'.Q113">
            <calcext:condition calcext:apply-style-name="Bad" calcext:value="not-contains-text([$'c13_k2sc_output_2018-05-29_comments2'.K113])" calcext:base-cell-address="'c13_k2sc_output_2018-05-29_comments2'.Q113"/>
          </calcext:conditional-format>
          <calcext:conditional-format calcext:target-range-address="'c13_k2sc_output_2018-05-29_comments2'.Q114:'c13_k2sc_output_2018-05-29_comments2'.Q114">
            <calcext:condition calcext:apply-style-name="Bad" calcext:value="not-contains-text([$'c13_k2sc_output_2018-05-29_comments2'.K114])" calcext:base-cell-address="'c13_k2sc_output_2018-05-29_comments2'.Q114"/>
          </calcext:conditional-format>
          <calcext:conditional-format calcext:target-range-address="'c13_k2sc_output_2018-05-29_comments2'.Q115:'c13_k2sc_output_2018-05-29_comments2'.Q115">
            <calcext:condition calcext:apply-style-name="Bad" calcext:value="not-contains-text([$'c13_k2sc_output_2018-05-29_comments2'.K115])" calcext:base-cell-address="'c13_k2sc_output_2018-05-29_comments2'.Q115"/>
          </calcext:conditional-format>
          <calcext:conditional-format calcext:target-range-address="'c13_k2sc_output_2018-05-29_comments2'.Q116:'c13_k2sc_output_2018-05-29_comments2'.Q116">
            <calcext:condition calcext:apply-style-name="Bad" calcext:value="not-contains-text([$'c13_k2sc_output_2018-05-29_comments2'.K116])" calcext:base-cell-address="'c13_k2sc_output_2018-05-29_comments2'.Q116"/>
          </calcext:conditional-format>
          <calcext:conditional-format calcext:target-range-address="'c13_k2sc_output_2018-05-29_comments2'.Q118:'c13_k2sc_output_2018-05-29_comments2'.Q118">
            <calcext:condition calcext:apply-style-name="Bad" calcext:value="not-contains-text([$'c13_k2sc_output_2018-05-29_comments2'.K118])" calcext:base-cell-address="'c13_k2sc_output_2018-05-29_comments2'.Q118"/>
          </calcext:conditional-format>
          <calcext:conditional-format calcext:target-range-address="'c13_k2sc_output_2018-05-29_comments2'.Q119:'c13_k2sc_output_2018-05-29_comments2'.Q119">
            <calcext:condition calcext:apply-style-name="Bad" calcext:value="not-contains-text([$'c13_k2sc_output_2018-05-29_comments2'.K119])" calcext:base-cell-address="'c13_k2sc_output_2018-05-29_comments2'.Q119"/>
          </calcext:conditional-format>
          <calcext:conditional-format calcext:target-range-address="'c13_k2sc_output_2018-05-29_comments2'.Q120:'c13_k2sc_output_2018-05-29_comments2'.Q120">
            <calcext:condition calcext:apply-style-name="Bad" calcext:value="not-contains-text([$'c13_k2sc_output_2018-05-29_comments2'.K120])" calcext:base-cell-address="'c13_k2sc_output_2018-05-29_comments2'.Q120"/>
          </calcext:conditional-format>
          <calcext:conditional-format calcext:target-range-address="'c13_k2sc_output_2018-05-29_comments2'.Q121:'c13_k2sc_output_2018-05-29_comments2'.Q121">
            <calcext:condition calcext:apply-style-name="Bad" calcext:value="not-contains-text([$'c13_k2sc_output_2018-05-29_comments2'.K121])" calcext:base-cell-address="'c13_k2sc_output_2018-05-29_comments2'.Q121"/>
          </calcext:conditional-format>
          <calcext:conditional-format calcext:target-range-address="'c13_k2sc_output_2018-05-29_comments2'.Q122:'c13_k2sc_output_2018-05-29_comments2'.Q122">
            <calcext:condition calcext:apply-style-name="Bad" calcext:value="not-contains-text([$'c13_k2sc_output_2018-05-29_comments2'.K122])" calcext:base-cell-address="'c13_k2sc_output_2018-05-29_comments2'.Q122"/>
          </calcext:conditional-format>
          <calcext:conditional-format calcext:target-range-address="'c13_k2sc_output_2018-05-29_comments2'.Q123:'c13_k2sc_output_2018-05-29_comments2'.Q123">
            <calcext:condition calcext:apply-style-name="Bad" calcext:value="not-contains-text([$'c13_k2sc_output_2018-05-29_comments2'.K123])" calcext:base-cell-address="'c13_k2sc_output_2018-05-29_comments2'.Q123"/>
          </calcext:conditional-format>
          <calcext:conditional-format calcext:target-range-address="'c13_k2sc_output_2018-05-29_comments2'.Q124:'c13_k2sc_output_2018-05-29_comments2'.Q124">
            <calcext:condition calcext:apply-style-name="Bad" calcext:value="not-contains-text([$'c13_k2sc_output_2018-05-29_comments2'.K124])" calcext:base-cell-address="'c13_k2sc_output_2018-05-29_comments2'.Q124"/>
          </calcext:conditional-format>
          <calcext:conditional-format calcext:target-range-address="'c13_k2sc_output_2018-05-29_comments2'.Q125:'c13_k2sc_output_2018-05-29_comments2'.Q125">
            <calcext:condition calcext:apply-style-name="Bad" calcext:value="not-contains-text([$'c13_k2sc_output_2018-05-29_comments2'.K125])" calcext:base-cell-address="'c13_k2sc_output_2018-05-29_comments2'.Q125"/>
          </calcext:conditional-format>
          <calcext:conditional-format calcext:target-range-address="'c13_k2sc_output_2018-05-29_comments2'.Q126:'c13_k2sc_output_2018-05-29_comments2'.Q126">
            <calcext:condition calcext:apply-style-name="Bad" calcext:value="not-contains-text([$'c13_k2sc_output_2018-05-29_comments2'.K126])" calcext:base-cell-address="'c13_k2sc_output_2018-05-29_comments2'.Q126"/>
          </calcext:conditional-format>
          <calcext:conditional-format calcext:target-range-address="'c13_k2sc_output_2018-05-29_comments2'.Q127:'c13_k2sc_output_2018-05-29_comments2'.Q127">
            <calcext:condition calcext:apply-style-name="Bad" calcext:value="not-contains-text([$'c13_k2sc_output_2018-05-29_comments2'.K127])" calcext:base-cell-address="'c13_k2sc_output_2018-05-29_comments2'.Q127"/>
          </calcext:conditional-format>
          <calcext:conditional-format calcext:target-range-address="'c13_k2sc_output_2018-05-29_comments2'.Q128:'c13_k2sc_output_2018-05-29_comments2'.Q128">
            <calcext:condition calcext:apply-style-name="Bad" calcext:value="not-contains-text([$'c13_k2sc_output_2018-05-29_comments2'.K128])" calcext:base-cell-address="'c13_k2sc_output_2018-05-29_comments2'.Q128"/>
          </calcext:conditional-format>
          <calcext:conditional-format calcext:target-range-address="'c13_k2sc_output_2018-05-29_comments2'.Q129:'c13_k2sc_output_2018-05-29_comments2'.Q129">
            <calcext:condition calcext:apply-style-name="Bad" calcext:value="not-contains-text([$'c13_k2sc_output_2018-05-29_comments2'.K129])" calcext:base-cell-address="'c13_k2sc_output_2018-05-29_comments2'.Q129"/>
          </calcext:conditional-format>
          <calcext:conditional-format calcext:target-range-address="'c13_k2sc_output_2018-05-29_comments2'.Q130:'c13_k2sc_output_2018-05-29_comments2'.Q130">
            <calcext:condition calcext:apply-style-name="Bad" calcext:value="not-contains-text([$'c13_k2sc_output_2018-05-29_comments2'.K130])" calcext:base-cell-address="'c13_k2sc_output_2018-05-29_comments2'.Q130"/>
          </calcext:conditional-format>
          <calcext:conditional-format calcext:target-range-address="'c13_k2sc_output_2018-05-29_comments2'.Q131:'c13_k2sc_output_2018-05-29_comments2'.Q131">
            <calcext:condition calcext:apply-style-name="Bad" calcext:value="not-contains-text([$'c13_k2sc_output_2018-05-29_comments2'.K131])" calcext:base-cell-address="'c13_k2sc_output_2018-05-29_comments2'.Q131"/>
          </calcext:conditional-format>
          <calcext:conditional-format calcext:target-range-address="'c13_k2sc_output_2018-05-29_comments2'.Q132:'c13_k2sc_output_2018-05-29_comments2'.Q132">
            <calcext:condition calcext:apply-style-name="Bad" calcext:value="not-contains-text([$'c13_k2sc_output_2018-05-29_comments2'.K132])" calcext:base-cell-address="'c13_k2sc_output_2018-05-29_comments2'.Q132"/>
          </calcext:conditional-format>
          <calcext:conditional-format calcext:target-range-address="'c13_k2sc_output_2018-05-29_comments2'.Q133:'c13_k2sc_output_2018-05-29_comments2'.Q133">
            <calcext:condition calcext:apply-style-name="Bad" calcext:value="not-contains-text([$'c13_k2sc_output_2018-05-29_comments2'.K133])" calcext:base-cell-address="'c13_k2sc_output_2018-05-29_comments2'.Q133"/>
          </calcext:conditional-format>
          <calcext:conditional-format calcext:target-range-address="'c13_k2sc_output_2018-05-29_comments2'.R2:'c13_k2sc_output_2018-05-29_comments2'.R2">
            <calcext:condition calcext:apply-style-name="Bad" calcext:value="not-contains-text([$'c13_k2sc_output_2018-05-29_comments2'.L2])" calcext:base-cell-address="'c13_k2sc_output_2018-05-29_comments2'.R2"/>
          </calcext:conditional-format>
          <calcext:conditional-format calcext:target-range-address="'c13_k2sc_output_2018-05-29_comments2'.R3:'c13_k2sc_output_2018-05-29_comments2'.R3">
            <calcext:condition calcext:apply-style-name="Bad" calcext:value="not-contains-text([$'c13_k2sc_output_2018-05-29_comments2'.L3])" calcext:base-cell-address="'c13_k2sc_output_2018-05-29_comments2'.R3"/>
          </calcext:conditional-format>
          <calcext:conditional-format calcext:target-range-address="'c13_k2sc_output_2018-05-29_comments2'.R4:'c13_k2sc_output_2018-05-29_comments2'.R4">
            <calcext:condition calcext:apply-style-name="Bad" calcext:value="not-contains-text([$'c13_k2sc_output_2018-05-29_comments2'.L4])" calcext:base-cell-address="'c13_k2sc_output_2018-05-29_comments2'.R4"/>
          </calcext:conditional-format>
          <calcext:conditional-format calcext:target-range-address="'c13_k2sc_output_2018-05-29_comments2'.R5:'c13_k2sc_output_2018-05-29_comments2'.R5">
            <calcext:condition calcext:apply-style-name="Bad" calcext:value="not-contains-text([$'c13_k2sc_output_2018-05-29_comments2'.L5])" calcext:base-cell-address="'c13_k2sc_output_2018-05-29_comments2'.R5"/>
          </calcext:conditional-format>
          <calcext:conditional-format calcext:target-range-address="'c13_k2sc_output_2018-05-29_comments2'.R6:'c13_k2sc_output_2018-05-29_comments2'.R6">
            <calcext:condition calcext:apply-style-name="Bad" calcext:value="not-contains-text([$'c13_k2sc_output_2018-05-29_comments2'.L6])" calcext:base-cell-address="'c13_k2sc_output_2018-05-29_comments2'.R6"/>
          </calcext:conditional-format>
          <calcext:conditional-format calcext:target-range-address="'c13_k2sc_output_2018-05-29_comments2'.R7:'c13_k2sc_output_2018-05-29_comments2'.R7">
            <calcext:condition calcext:apply-style-name="Bad" calcext:value="not-contains-text([$'c13_k2sc_output_2018-05-29_comments2'.L7])" calcext:base-cell-address="'c13_k2sc_output_2018-05-29_comments2'.R7"/>
          </calcext:conditional-format>
          <calcext:conditional-format calcext:target-range-address="'c13_k2sc_output_2018-05-29_comments2'.R8:'c13_k2sc_output_2018-05-29_comments2'.R8">
            <calcext:condition calcext:apply-style-name="Bad" calcext:value="not-contains-text([$'c13_k2sc_output_2018-05-29_comments2'.L8])" calcext:base-cell-address="'c13_k2sc_output_2018-05-29_comments2'.R8"/>
          </calcext:conditional-format>
          <calcext:conditional-format calcext:target-range-address="'c13_k2sc_output_2018-05-29_comments2'.R9:'c13_k2sc_output_2018-05-29_comments2'.R9">
            <calcext:condition calcext:apply-style-name="Bad" calcext:value="not-contains-text([$'c13_k2sc_output_2018-05-29_comments2'.L9])" calcext:base-cell-address="'c13_k2sc_output_2018-05-29_comments2'.R9"/>
          </calcext:conditional-format>
          <calcext:conditional-format calcext:target-range-address="'c13_k2sc_output_2018-05-29_comments2'.R10:'c13_k2sc_output_2018-05-29_comments2'.R10">
            <calcext:condition calcext:apply-style-name="Bad" calcext:value="not-contains-text([$'c13_k2sc_output_2018-05-29_comments2'.L10])" calcext:base-cell-address="'c13_k2sc_output_2018-05-29_comments2'.R10"/>
          </calcext:conditional-format>
          <calcext:conditional-format calcext:target-range-address="'c13_k2sc_output_2018-05-29_comments2'.R11:'c13_k2sc_output_2018-05-29_comments2'.R11">
            <calcext:condition calcext:apply-style-name="Bad" calcext:value="not-contains-text([$'c13_k2sc_output_2018-05-29_comments2'.L11])" calcext:base-cell-address="'c13_k2sc_output_2018-05-29_comments2'.R11"/>
          </calcext:conditional-format>
          <calcext:conditional-format calcext:target-range-address="'c13_k2sc_output_2018-05-29_comments2'.R12:'c13_k2sc_output_2018-05-29_comments2'.R12">
            <calcext:condition calcext:apply-style-name="Bad" calcext:value="not-contains-text([$'c13_k2sc_output_2018-05-29_comments2'.L12])" calcext:base-cell-address="'c13_k2sc_output_2018-05-29_comments2'.R12"/>
          </calcext:conditional-format>
          <calcext:conditional-format calcext:target-range-address="'c13_k2sc_output_2018-05-29_comments2'.R13:'c13_k2sc_output_2018-05-29_comments2'.R13">
            <calcext:condition calcext:apply-style-name="Bad" calcext:value="not-contains-text([$'c13_k2sc_output_2018-05-29_comments2'.L13])" calcext:base-cell-address="'c13_k2sc_output_2018-05-29_comments2'.R13"/>
          </calcext:conditional-format>
          <calcext:conditional-format calcext:target-range-address="'c13_k2sc_output_2018-05-29_comments2'.R14:'c13_k2sc_output_2018-05-29_comments2'.R14">
            <calcext:condition calcext:apply-style-name="Bad" calcext:value="not-contains-text([$'c13_k2sc_output_2018-05-29_comments2'.L14])" calcext:base-cell-address="'c13_k2sc_output_2018-05-29_comments2'.R14"/>
          </calcext:conditional-format>
          <calcext:conditional-format calcext:target-range-address="'c13_k2sc_output_2018-05-29_comments2'.R15:'c13_k2sc_output_2018-05-29_comments2'.R15">
            <calcext:condition calcext:apply-style-name="Bad" calcext:value="not-contains-text([$'c13_k2sc_output_2018-05-29_comments2'.L15])" calcext:base-cell-address="'c13_k2sc_output_2018-05-29_comments2'.R15"/>
          </calcext:conditional-format>
          <calcext:conditional-format calcext:target-range-address="'c13_k2sc_output_2018-05-29_comments2'.R16:'c13_k2sc_output_2018-05-29_comments2'.R16">
            <calcext:condition calcext:apply-style-name="Bad" calcext:value="not-contains-text([$'c13_k2sc_output_2018-05-29_comments2'.L16])" calcext:base-cell-address="'c13_k2sc_output_2018-05-29_comments2'.R16"/>
          </calcext:conditional-format>
          <calcext:conditional-format calcext:target-range-address="'c13_k2sc_output_2018-05-29_comments2'.R17:'c13_k2sc_output_2018-05-29_comments2'.R17">
            <calcext:condition calcext:apply-style-name="Bad" calcext:value="not-contains-text([$'c13_k2sc_output_2018-05-29_comments2'.L17])" calcext:base-cell-address="'c13_k2sc_output_2018-05-29_comments2'.R17"/>
          </calcext:conditional-format>
          <calcext:conditional-format calcext:target-range-address="'c13_k2sc_output_2018-05-29_comments2'.R18:'c13_k2sc_output_2018-05-29_comments2'.R18">
            <calcext:condition calcext:apply-style-name="Bad" calcext:value="not-contains-text([$'c13_k2sc_output_2018-05-29_comments2'.L18])" calcext:base-cell-address="'c13_k2sc_output_2018-05-29_comments2'.R18"/>
          </calcext:conditional-format>
          <calcext:conditional-format calcext:target-range-address="'c13_k2sc_output_2018-05-29_comments2'.R19:'c13_k2sc_output_2018-05-29_comments2'.R19">
            <calcext:condition calcext:apply-style-name="Bad" calcext:value="not-contains-text([$'c13_k2sc_output_2018-05-29_comments2'.L19])" calcext:base-cell-address="'c13_k2sc_output_2018-05-29_comments2'.R19"/>
          </calcext:conditional-format>
          <calcext:conditional-format calcext:target-range-address="'c13_k2sc_output_2018-05-29_comments2'.R20:'c13_k2sc_output_2018-05-29_comments2'.R20">
            <calcext:condition calcext:apply-style-name="Bad" calcext:value="not-contains-text([$'c13_k2sc_output_2018-05-29_comments2'.L20])" calcext:base-cell-address="'c13_k2sc_output_2018-05-29_comments2'.R20"/>
          </calcext:conditional-format>
          <calcext:conditional-format calcext:target-range-address="'c13_k2sc_output_2018-05-29_comments2'.R21:'c13_k2sc_output_2018-05-29_comments2'.R21">
            <calcext:condition calcext:apply-style-name="Bad" calcext:value="not-contains-text([$'c13_k2sc_output_2018-05-29_comments2'.L21])" calcext:base-cell-address="'c13_k2sc_output_2018-05-29_comments2'.R21"/>
          </calcext:conditional-format>
          <calcext:conditional-format calcext:target-range-address="'c13_k2sc_output_2018-05-29_comments2'.R22:'c13_k2sc_output_2018-05-29_comments2'.R22">
            <calcext:condition calcext:apply-style-name="Bad" calcext:value="not-contains-text([$'c13_k2sc_output_2018-05-29_comments2'.L22])" calcext:base-cell-address="'c13_k2sc_output_2018-05-29_comments2'.R22"/>
          </calcext:conditional-format>
          <calcext:conditional-format calcext:target-range-address="'c13_k2sc_output_2018-05-29_comments2'.R23:'c13_k2sc_output_2018-05-29_comments2'.R23">
            <calcext:condition calcext:apply-style-name="Bad" calcext:value="not-contains-text([$'c13_k2sc_output_2018-05-29_comments2'.L23])" calcext:base-cell-address="'c13_k2sc_output_2018-05-29_comments2'.R23"/>
          </calcext:conditional-format>
          <calcext:conditional-format calcext:target-range-address="'c13_k2sc_output_2018-05-29_comments2'.R24:'c13_k2sc_output_2018-05-29_comments2'.R24">
            <calcext:condition calcext:apply-style-name="Bad" calcext:value="not-contains-text([$'c13_k2sc_output_2018-05-29_comments2'.L24])" calcext:base-cell-address="'c13_k2sc_output_2018-05-29_comments2'.R24"/>
          </calcext:conditional-format>
          <calcext:conditional-format calcext:target-range-address="'c13_k2sc_output_2018-05-29_comments2'.R25:'c13_k2sc_output_2018-05-29_comments2'.R25">
            <calcext:condition calcext:apply-style-name="Bad" calcext:value="not-contains-text([$'c13_k2sc_output_2018-05-29_comments2'.L25])" calcext:base-cell-address="'c13_k2sc_output_2018-05-29_comments2'.R25"/>
          </calcext:conditional-format>
          <calcext:conditional-format calcext:target-range-address="'c13_k2sc_output_2018-05-29_comments2'.R26:'c13_k2sc_output_2018-05-29_comments2'.R26">
            <calcext:condition calcext:apply-style-name="Bad" calcext:value="not-contains-text([$'c13_k2sc_output_2018-05-29_comments2'.L26])" calcext:base-cell-address="'c13_k2sc_output_2018-05-29_comments2'.R26"/>
          </calcext:conditional-format>
          <calcext:conditional-format calcext:target-range-address="'c13_k2sc_output_2018-05-29_comments2'.R27:'c13_k2sc_output_2018-05-29_comments2'.R27">
            <calcext:condition calcext:apply-style-name="Bad" calcext:value="not-contains-text([$'c13_k2sc_output_2018-05-29_comments2'.L27])" calcext:base-cell-address="'c13_k2sc_output_2018-05-29_comments2'.R27"/>
          </calcext:conditional-format>
          <calcext:conditional-format calcext:target-range-address="'c13_k2sc_output_2018-05-29_comments2'.R28:'c13_k2sc_output_2018-05-29_comments2'.R28">
            <calcext:condition calcext:apply-style-name="Bad" calcext:value="not-contains-text([$'c13_k2sc_output_2018-05-29_comments2'.L28])" calcext:base-cell-address="'c13_k2sc_output_2018-05-29_comments2'.R28"/>
          </calcext:conditional-format>
          <calcext:conditional-format calcext:target-range-address="'c13_k2sc_output_2018-05-29_comments2'.R29:'c13_k2sc_output_2018-05-29_comments2'.R29">
            <calcext:condition calcext:apply-style-name="Bad" calcext:value="not-contains-text([$'c13_k2sc_output_2018-05-29_comments2'.L29])" calcext:base-cell-address="'c13_k2sc_output_2018-05-29_comments2'.R29"/>
          </calcext:conditional-format>
          <calcext:conditional-format calcext:target-range-address="'c13_k2sc_output_2018-05-29_comments2'.R30:'c13_k2sc_output_2018-05-29_comments2'.R30">
            <calcext:condition calcext:apply-style-name="Bad" calcext:value="not-contains-text([$'c13_k2sc_output_2018-05-29_comments2'.L30])" calcext:base-cell-address="'c13_k2sc_output_2018-05-29_comments2'.R30"/>
          </calcext:conditional-format>
          <calcext:conditional-format calcext:target-range-address="'c13_k2sc_output_2018-05-29_comments2'.R31:'c13_k2sc_output_2018-05-29_comments2'.R31">
            <calcext:condition calcext:apply-style-name="Bad" calcext:value="not-contains-text([$'c13_k2sc_output_2018-05-29_comments2'.L31])" calcext:base-cell-address="'c13_k2sc_output_2018-05-29_comments2'.R31"/>
          </calcext:conditional-format>
          <calcext:conditional-format calcext:target-range-address="'c13_k2sc_output_2018-05-29_comments2'.R32:'c13_k2sc_output_2018-05-29_comments2'.R32">
            <calcext:condition calcext:apply-style-name="Bad" calcext:value="not-contains-text([$'c13_k2sc_output_2018-05-29_comments2'.L32])" calcext:base-cell-address="'c13_k2sc_output_2018-05-29_comments2'.R32"/>
          </calcext:conditional-format>
          <calcext:conditional-format calcext:target-range-address="'c13_k2sc_output_2018-05-29_comments2'.R33:'c13_k2sc_output_2018-05-29_comments2'.R33">
            <calcext:condition calcext:apply-style-name="Bad" calcext:value="not-contains-text([$'c13_k2sc_output_2018-05-29_comments2'.L33])" calcext:base-cell-address="'c13_k2sc_output_2018-05-29_comments2'.R33"/>
          </calcext:conditional-format>
          <calcext:conditional-format calcext:target-range-address="'c13_k2sc_output_2018-05-29_comments2'.R34:'c13_k2sc_output_2018-05-29_comments2'.R34">
            <calcext:condition calcext:apply-style-name="Bad" calcext:value="not-contains-text([$'c13_k2sc_output_2018-05-29_comments2'.L34])" calcext:base-cell-address="'c13_k2sc_output_2018-05-29_comments2'.R34"/>
          </calcext:conditional-format>
          <calcext:conditional-format calcext:target-range-address="'c13_k2sc_output_2018-05-29_comments2'.R35:'c13_k2sc_output_2018-05-29_comments2'.R35">
            <calcext:condition calcext:apply-style-name="Bad" calcext:value="not-contains-text([$'c13_k2sc_output_2018-05-29_comments2'.L35])" calcext:base-cell-address="'c13_k2sc_output_2018-05-29_comments2'.R35"/>
          </calcext:conditional-format>
          <calcext:conditional-format calcext:target-range-address="'c13_k2sc_output_2018-05-29_comments2'.R36:'c13_k2sc_output_2018-05-29_comments2'.R36">
            <calcext:condition calcext:apply-style-name="Bad" calcext:value="not-contains-text([$'c13_k2sc_output_2018-05-29_comments2'.L36])" calcext:base-cell-address="'c13_k2sc_output_2018-05-29_comments2'.R36"/>
          </calcext:conditional-format>
          <calcext:conditional-format calcext:target-range-address="'c13_k2sc_output_2018-05-29_comments2'.R37:'c13_k2sc_output_2018-05-29_comments2'.R37">
            <calcext:condition calcext:apply-style-name="Bad" calcext:value="not-contains-text([$'c13_k2sc_output_2018-05-29_comments2'.L37])" calcext:base-cell-address="'c13_k2sc_output_2018-05-29_comments2'.R37"/>
          </calcext:conditional-format>
          <calcext:conditional-format calcext:target-range-address="'c13_k2sc_output_2018-05-29_comments2'.R38:'c13_k2sc_output_2018-05-29_comments2'.R38">
            <calcext:condition calcext:apply-style-name="Bad" calcext:value="not-contains-text([$'c13_k2sc_output_2018-05-29_comments2'.L38])" calcext:base-cell-address="'c13_k2sc_output_2018-05-29_comments2'.R38"/>
          </calcext:conditional-format>
          <calcext:conditional-format calcext:target-range-address="'c13_k2sc_output_2018-05-29_comments2'.R39:'c13_k2sc_output_2018-05-29_comments2'.R39">
            <calcext:condition calcext:apply-style-name="Bad" calcext:value="not-contains-text([$'c13_k2sc_output_2018-05-29_comments2'.L39])" calcext:base-cell-address="'c13_k2sc_output_2018-05-29_comments2'.R39"/>
          </calcext:conditional-format>
          <calcext:conditional-format calcext:target-range-address="'c13_k2sc_output_2018-05-29_comments2'.R40:'c13_k2sc_output_2018-05-29_comments2'.R40">
            <calcext:condition calcext:apply-style-name="Bad" calcext:value="not-contains-text([$'c13_k2sc_output_2018-05-29_comments2'.L40])" calcext:base-cell-address="'c13_k2sc_output_2018-05-29_comments2'.R40"/>
          </calcext:conditional-format>
          <calcext:conditional-format calcext:target-range-address="'c13_k2sc_output_2018-05-29_comments2'.R41:'c13_k2sc_output_2018-05-29_comments2'.R41">
            <calcext:condition calcext:apply-style-name="Bad" calcext:value="not-contains-text([$'c13_k2sc_output_2018-05-29_comments2'.L41])" calcext:base-cell-address="'c13_k2sc_output_2018-05-29_comments2'.R41"/>
          </calcext:conditional-format>
          <calcext:conditional-format calcext:target-range-address="'c13_k2sc_output_2018-05-29_comments2'.R42:'c13_k2sc_output_2018-05-29_comments2'.R42">
            <calcext:condition calcext:apply-style-name="Bad" calcext:value="not-contains-text([$'c13_k2sc_output_2018-05-29_comments2'.L42])" calcext:base-cell-address="'c13_k2sc_output_2018-05-29_comments2'.R42"/>
          </calcext:conditional-format>
          <calcext:conditional-format calcext:target-range-address="'c13_k2sc_output_2018-05-29_comments2'.R43:'c13_k2sc_output_2018-05-29_comments2'.R43">
            <calcext:condition calcext:apply-style-name="Bad" calcext:value="not-contains-text([$'c13_k2sc_output_2018-05-29_comments2'.L43])" calcext:base-cell-address="'c13_k2sc_output_2018-05-29_comments2'.R43"/>
          </calcext:conditional-format>
          <calcext:conditional-format calcext:target-range-address="'c13_k2sc_output_2018-05-29_comments2'.R44:'c13_k2sc_output_2018-05-29_comments2'.R44">
            <calcext:condition calcext:apply-style-name="Bad" calcext:value="not-contains-text([$'c13_k2sc_output_2018-05-29_comments2'.L44])" calcext:base-cell-address="'c13_k2sc_output_2018-05-29_comments2'.R44"/>
          </calcext:conditional-format>
          <calcext:conditional-format calcext:target-range-address="'c13_k2sc_output_2018-05-29_comments2'.R45:'c13_k2sc_output_2018-05-29_comments2'.R45">
            <calcext:condition calcext:apply-style-name="Bad" calcext:value="not-contains-text([$'c13_k2sc_output_2018-05-29_comments2'.L45])" calcext:base-cell-address="'c13_k2sc_output_2018-05-29_comments2'.R45"/>
          </calcext:conditional-format>
          <calcext:conditional-format calcext:target-range-address="'c13_k2sc_output_2018-05-29_comments2'.R46:'c13_k2sc_output_2018-05-29_comments2'.R46">
            <calcext:condition calcext:apply-style-name="Bad" calcext:value="not-contains-text([$'c13_k2sc_output_2018-05-29_comments2'.L46])" calcext:base-cell-address="'c13_k2sc_output_2018-05-29_comments2'.R46"/>
          </calcext:conditional-format>
          <calcext:conditional-format calcext:target-range-address="'c13_k2sc_output_2018-05-29_comments2'.R47:'c13_k2sc_output_2018-05-29_comments2'.R47">
            <calcext:condition calcext:apply-style-name="Bad" calcext:value="not-contains-text([$'c13_k2sc_output_2018-05-29_comments2'.L47])" calcext:base-cell-address="'c13_k2sc_output_2018-05-29_comments2'.R47"/>
          </calcext:conditional-format>
          <calcext:conditional-format calcext:target-range-address="'c13_k2sc_output_2018-05-29_comments2'.R48:'c13_k2sc_output_2018-05-29_comments2'.R48">
            <calcext:condition calcext:apply-style-name="Bad" calcext:value="not-contains-text([$'c13_k2sc_output_2018-05-29_comments2'.L48])" calcext:base-cell-address="'c13_k2sc_output_2018-05-29_comments2'.R48"/>
          </calcext:conditional-format>
          <calcext:conditional-format calcext:target-range-address="'c13_k2sc_output_2018-05-29_comments2'.R49:'c13_k2sc_output_2018-05-29_comments2'.R49">
            <calcext:condition calcext:apply-style-name="Bad" calcext:value="not-contains-text([$'c13_k2sc_output_2018-05-29_comments2'.L49])" calcext:base-cell-address="'c13_k2sc_output_2018-05-29_comments2'.R49"/>
          </calcext:conditional-format>
          <calcext:conditional-format calcext:target-range-address="'c13_k2sc_output_2018-05-29_comments2'.R50:'c13_k2sc_output_2018-05-29_comments2'.R50">
            <calcext:condition calcext:apply-style-name="Bad" calcext:value="not-contains-text([$'c13_k2sc_output_2018-05-29_comments2'.L50])" calcext:base-cell-address="'c13_k2sc_output_2018-05-29_comments2'.R50"/>
          </calcext:conditional-format>
          <calcext:conditional-format calcext:target-range-address="'c13_k2sc_output_2018-05-29_comments2'.R51:'c13_k2sc_output_2018-05-29_comments2'.R51">
            <calcext:condition calcext:apply-style-name="Bad" calcext:value="not-contains-text([$'c13_k2sc_output_2018-05-29_comments2'.L51])" calcext:base-cell-address="'c13_k2sc_output_2018-05-29_comments2'.R51"/>
          </calcext:conditional-format>
          <calcext:conditional-format calcext:target-range-address="'c13_k2sc_output_2018-05-29_comments2'.R52:'c13_k2sc_output_2018-05-29_comments2'.R52">
            <calcext:condition calcext:apply-style-name="Bad" calcext:value="not-contains-text([$'c13_k2sc_output_2018-05-29_comments2'.L52])" calcext:base-cell-address="'c13_k2sc_output_2018-05-29_comments2'.R52"/>
          </calcext:conditional-format>
          <calcext:conditional-format calcext:target-range-address="'c13_k2sc_output_2018-05-29_comments2'.R53:'c13_k2sc_output_2018-05-29_comments2'.R53">
            <calcext:condition calcext:apply-style-name="Bad" calcext:value="not-contains-text([$'c13_k2sc_output_2018-05-29_comments2'.L53])" calcext:base-cell-address="'c13_k2sc_output_2018-05-29_comments2'.R53"/>
          </calcext:conditional-format>
          <calcext:conditional-format calcext:target-range-address="'c13_k2sc_output_2018-05-29_comments2'.R54:'c13_k2sc_output_2018-05-29_comments2'.R54">
            <calcext:condition calcext:apply-style-name="Bad" calcext:value="not-contains-text([$'c13_k2sc_output_2018-05-29_comments2'.L54])" calcext:base-cell-address="'c13_k2sc_output_2018-05-29_comments2'.R54"/>
          </calcext:conditional-format>
          <calcext:conditional-format calcext:target-range-address="'c13_k2sc_output_2018-05-29_comments2'.R55:'c13_k2sc_output_2018-05-29_comments2'.R55">
            <calcext:condition calcext:apply-style-name="Bad" calcext:value="not-contains-text([$'c13_k2sc_output_2018-05-29_comments2'.L55])" calcext:base-cell-address="'c13_k2sc_output_2018-05-29_comments2'.R55"/>
          </calcext:conditional-format>
          <calcext:conditional-format calcext:target-range-address="'c13_k2sc_output_2018-05-29_comments2'.R56:'c13_k2sc_output_2018-05-29_comments2'.R56">
            <calcext:condition calcext:apply-style-name="Bad" calcext:value="not-contains-text([$'c13_k2sc_output_2018-05-29_comments2'.L56])" calcext:base-cell-address="'c13_k2sc_output_2018-05-29_comments2'.R56"/>
          </calcext:conditional-format>
          <calcext:conditional-format calcext:target-range-address="'c13_k2sc_output_2018-05-29_comments2'.R57:'c13_k2sc_output_2018-05-29_comments2'.R57">
            <calcext:condition calcext:apply-style-name="Bad" calcext:value="not-contains-text([$'c13_k2sc_output_2018-05-29_comments2'.L57])" calcext:base-cell-address="'c13_k2sc_output_2018-05-29_comments2'.R57"/>
          </calcext:conditional-format>
          <calcext:conditional-format calcext:target-range-address="'c13_k2sc_output_2018-05-29_comments2'.R58:'c13_k2sc_output_2018-05-29_comments2'.R58">
            <calcext:condition calcext:apply-style-name="Bad" calcext:value="not-contains-text([$'c13_k2sc_output_2018-05-29_comments2'.L58])" calcext:base-cell-address="'c13_k2sc_output_2018-05-29_comments2'.R58"/>
          </calcext:conditional-format>
          <calcext:conditional-format calcext:target-range-address="'c13_k2sc_output_2018-05-29_comments2'.R59:'c13_k2sc_output_2018-05-29_comments2'.R59">
            <calcext:condition calcext:apply-style-name="Bad" calcext:value="not-contains-text([$'c13_k2sc_output_2018-05-29_comments2'.L59])" calcext:base-cell-address="'c13_k2sc_output_2018-05-29_comments2'.R59"/>
          </calcext:conditional-format>
          <calcext:conditional-format calcext:target-range-address="'c13_k2sc_output_2018-05-29_comments2'.R60:'c13_k2sc_output_2018-05-29_comments2'.R60">
            <calcext:condition calcext:apply-style-name="Bad" calcext:value="not-contains-text([$'c13_k2sc_output_2018-05-29_comments2'.L60])" calcext:base-cell-address="'c13_k2sc_output_2018-05-29_comments2'.R60"/>
          </calcext:conditional-format>
          <calcext:conditional-format calcext:target-range-address="'c13_k2sc_output_2018-05-29_comments2'.R61:'c13_k2sc_output_2018-05-29_comments2'.R61">
            <calcext:condition calcext:apply-style-name="Bad" calcext:value="not-contains-text([$'c13_k2sc_output_2018-05-29_comments2'.L61])" calcext:base-cell-address="'c13_k2sc_output_2018-05-29_comments2'.R61"/>
          </calcext:conditional-format>
          <calcext:conditional-format calcext:target-range-address="'c13_k2sc_output_2018-05-29_comments2'.R62:'c13_k2sc_output_2018-05-29_comments2'.R62">
            <calcext:condition calcext:apply-style-name="Bad" calcext:value="not-contains-text([$'c13_k2sc_output_2018-05-29_comments2'.L62])" calcext:base-cell-address="'c13_k2sc_output_2018-05-29_comments2'.R62"/>
          </calcext:conditional-format>
          <calcext:conditional-format calcext:target-range-address="'c13_k2sc_output_2018-05-29_comments2'.R63:'c13_k2sc_output_2018-05-29_comments2'.R63">
            <calcext:condition calcext:apply-style-name="Bad" calcext:value="not-contains-text([$'c13_k2sc_output_2018-05-29_comments2'.L63])" calcext:base-cell-address="'c13_k2sc_output_2018-05-29_comments2'.R63"/>
          </calcext:conditional-format>
          <calcext:conditional-format calcext:target-range-address="'c13_k2sc_output_2018-05-29_comments2'.R64:'c13_k2sc_output_2018-05-29_comments2'.R64">
            <calcext:condition calcext:apply-style-name="Bad" calcext:value="not-contains-text([$'c13_k2sc_output_2018-05-29_comments2'.L64])" calcext:base-cell-address="'c13_k2sc_output_2018-05-29_comments2'.R64"/>
          </calcext:conditional-format>
          <calcext:conditional-format calcext:target-range-address="'c13_k2sc_output_2018-05-29_comments2'.R65:'c13_k2sc_output_2018-05-29_comments2'.R65">
            <calcext:condition calcext:apply-style-name="Bad" calcext:value="not-contains-text([$'c13_k2sc_output_2018-05-29_comments2'.L65])" calcext:base-cell-address="'c13_k2sc_output_2018-05-29_comments2'.R65"/>
          </calcext:conditional-format>
          <calcext:conditional-format calcext:target-range-address="'c13_k2sc_output_2018-05-29_comments2'.R66:'c13_k2sc_output_2018-05-29_comments2'.R66">
            <calcext:condition calcext:apply-style-name="Bad" calcext:value="not-contains-text([$'c13_k2sc_output_2018-05-29_comments2'.L66])" calcext:base-cell-address="'c13_k2sc_output_2018-05-29_comments2'.R66"/>
          </calcext:conditional-format>
          <calcext:conditional-format calcext:target-range-address="'c13_k2sc_output_2018-05-29_comments2'.R67:'c13_k2sc_output_2018-05-29_comments2'.R67">
            <calcext:condition calcext:apply-style-name="Bad" calcext:value="not-contains-text([$'c13_k2sc_output_2018-05-29_comments2'.L67])" calcext:base-cell-address="'c13_k2sc_output_2018-05-29_comments2'.R67"/>
          </calcext:conditional-format>
          <calcext:conditional-format calcext:target-range-address="'c13_k2sc_output_2018-05-29_comments2'.R68:'c13_k2sc_output_2018-05-29_comments2'.R68">
            <calcext:condition calcext:apply-style-name="Bad" calcext:value="not-contains-text([$'c13_k2sc_output_2018-05-29_comments2'.L68])" calcext:base-cell-address="'c13_k2sc_output_2018-05-29_comments2'.R68"/>
          </calcext:conditional-format>
          <calcext:conditional-format calcext:target-range-address="'c13_k2sc_output_2018-05-29_comments2'.R69:'c13_k2sc_output_2018-05-29_comments2'.R69">
            <calcext:condition calcext:apply-style-name="Bad" calcext:value="not-contains-text([$'c13_k2sc_output_2018-05-29_comments2'.L69])" calcext:base-cell-address="'c13_k2sc_output_2018-05-29_comments2'.R69"/>
          </calcext:conditional-format>
          <calcext:conditional-format calcext:target-range-address="'c13_k2sc_output_2018-05-29_comments2'.R70:'c13_k2sc_output_2018-05-29_comments2'.R70">
            <calcext:condition calcext:apply-style-name="Bad" calcext:value="not-contains-text([$'c13_k2sc_output_2018-05-29_comments2'.L70])" calcext:base-cell-address="'c13_k2sc_output_2018-05-29_comments2'.R70"/>
          </calcext:conditional-format>
          <calcext:conditional-format calcext:target-range-address="'c13_k2sc_output_2018-05-29_comments2'.R71:'c13_k2sc_output_2018-05-29_comments2'.R71">
            <calcext:condition calcext:apply-style-name="Bad" calcext:value="not-contains-text([$'c13_k2sc_output_2018-05-29_comments2'.L71])" calcext:base-cell-address="'c13_k2sc_output_2018-05-29_comments2'.R71"/>
          </calcext:conditional-format>
          <calcext:conditional-format calcext:target-range-address="'c13_k2sc_output_2018-05-29_comments2'.R72:'c13_k2sc_output_2018-05-29_comments2'.R72">
            <calcext:condition calcext:apply-style-name="Bad" calcext:value="not-contains-text([$'c13_k2sc_output_2018-05-29_comments2'.L72])" calcext:base-cell-address="'c13_k2sc_output_2018-05-29_comments2'.R72"/>
          </calcext:conditional-format>
          <calcext:conditional-format calcext:target-range-address="'c13_k2sc_output_2018-05-29_comments2'.R73:'c13_k2sc_output_2018-05-29_comments2'.R73">
            <calcext:condition calcext:apply-style-name="Bad" calcext:value="not-contains-text([$'c13_k2sc_output_2018-05-29_comments2'.L73])" calcext:base-cell-address="'c13_k2sc_output_2018-05-29_comments2'.R73"/>
          </calcext:conditional-format>
          <calcext:conditional-format calcext:target-range-address="'c13_k2sc_output_2018-05-29_comments2'.R74:'c13_k2sc_output_2018-05-29_comments2'.R74">
            <calcext:condition calcext:apply-style-name="Bad" calcext:value="not-contains-text([$'c13_k2sc_output_2018-05-29_comments2'.L74])" calcext:base-cell-address="'c13_k2sc_output_2018-05-29_comments2'.R74"/>
          </calcext:conditional-format>
          <calcext:conditional-format calcext:target-range-address="'c13_k2sc_output_2018-05-29_comments2'.R75:'c13_k2sc_output_2018-05-29_comments2'.R75">
            <calcext:condition calcext:apply-style-name="Bad" calcext:value="not-contains-text([$'c13_k2sc_output_2018-05-29_comments2'.L75])" calcext:base-cell-address="'c13_k2sc_output_2018-05-29_comments2'.R75"/>
          </calcext:conditional-format>
          <calcext:conditional-format calcext:target-range-address="'c13_k2sc_output_2018-05-29_comments2'.R76:'c13_k2sc_output_2018-05-29_comments2'.R76">
            <calcext:condition calcext:apply-style-name="Bad" calcext:value="not-contains-text([$'c13_k2sc_output_2018-05-29_comments2'.L76])" calcext:base-cell-address="'c13_k2sc_output_2018-05-29_comments2'.R76"/>
          </calcext:conditional-format>
          <calcext:conditional-format calcext:target-range-address="'c13_k2sc_output_2018-05-29_comments2'.R77:'c13_k2sc_output_2018-05-29_comments2'.R77">
            <calcext:condition calcext:apply-style-name="Bad" calcext:value="not-contains-text([$'c13_k2sc_output_2018-05-29_comments2'.L77])" calcext:base-cell-address="'c13_k2sc_output_2018-05-29_comments2'.R77"/>
          </calcext:conditional-format>
          <calcext:conditional-format calcext:target-range-address="'c13_k2sc_output_2018-05-29_comments2'.R78:'c13_k2sc_output_2018-05-29_comments2'.R78">
            <calcext:condition calcext:apply-style-name="Bad" calcext:value="not-contains-text([$'c13_k2sc_output_2018-05-29_comments2'.L78])" calcext:base-cell-address="'c13_k2sc_output_2018-05-29_comments2'.R78"/>
          </calcext:conditional-format>
          <calcext:conditional-format calcext:target-range-address="'c13_k2sc_output_2018-05-29_comments2'.R79:'c13_k2sc_output_2018-05-29_comments2'.R79">
            <calcext:condition calcext:apply-style-name="Bad" calcext:value="not-contains-text([$'c13_k2sc_output_2018-05-29_comments2'.L79])" calcext:base-cell-address="'c13_k2sc_output_2018-05-29_comments2'.R79"/>
          </calcext:conditional-format>
          <calcext:conditional-format calcext:target-range-address="'c13_k2sc_output_2018-05-29_comments2'.R80:'c13_k2sc_output_2018-05-29_comments2'.R80">
            <calcext:condition calcext:apply-style-name="Bad" calcext:value="not-contains-text([$'c13_k2sc_output_2018-05-29_comments2'.L80])" calcext:base-cell-address="'c13_k2sc_output_2018-05-29_comments2'.R80"/>
          </calcext:conditional-format>
          <calcext:conditional-format calcext:target-range-address="'c13_k2sc_output_2018-05-29_comments2'.R81:'c13_k2sc_output_2018-05-29_comments2'.R81">
            <calcext:condition calcext:apply-style-name="Bad" calcext:value="not-contains-text([$'c13_k2sc_output_2018-05-29_comments2'.L81])" calcext:base-cell-address="'c13_k2sc_output_2018-05-29_comments2'.R81"/>
          </calcext:conditional-format>
          <calcext:conditional-format calcext:target-range-address="'c13_k2sc_output_2018-05-29_comments2'.R82:'c13_k2sc_output_2018-05-29_comments2'.R82">
            <calcext:condition calcext:apply-style-name="Bad" calcext:value="not-contains-text([$'c13_k2sc_output_2018-05-29_comments2'.L82])" calcext:base-cell-address="'c13_k2sc_output_2018-05-29_comments2'.R82"/>
          </calcext:conditional-format>
          <calcext:conditional-format calcext:target-range-address="'c13_k2sc_output_2018-05-29_comments2'.R83:'c13_k2sc_output_2018-05-29_comments2'.R83">
            <calcext:condition calcext:apply-style-name="Bad" calcext:value="not-contains-text([$'c13_k2sc_output_2018-05-29_comments2'.L83])" calcext:base-cell-address="'c13_k2sc_output_2018-05-29_comments2'.R83"/>
          </calcext:conditional-format>
          <calcext:conditional-format calcext:target-range-address="'c13_k2sc_output_2018-05-29_comments2'.R84:'c13_k2sc_output_2018-05-29_comments2'.R84">
            <calcext:condition calcext:apply-style-name="Bad" calcext:value="not-contains-text([$'c13_k2sc_output_2018-05-29_comments2'.L84])" calcext:base-cell-address="'c13_k2sc_output_2018-05-29_comments2'.R84"/>
          </calcext:conditional-format>
          <calcext:conditional-format calcext:target-range-address="'c13_k2sc_output_2018-05-29_comments2'.R85:'c13_k2sc_output_2018-05-29_comments2'.R85">
            <calcext:condition calcext:apply-style-name="Bad" calcext:value="not-contains-text([$'c13_k2sc_output_2018-05-29_comments2'.L85])" calcext:base-cell-address="'c13_k2sc_output_2018-05-29_comments2'.R85"/>
          </calcext:conditional-format>
          <calcext:conditional-format calcext:target-range-address="'c13_k2sc_output_2018-05-29_comments2'.R86:'c13_k2sc_output_2018-05-29_comments2'.R86">
            <calcext:condition calcext:apply-style-name="Bad" calcext:value="not-contains-text([$'c13_k2sc_output_2018-05-29_comments2'.L86])" calcext:base-cell-address="'c13_k2sc_output_2018-05-29_comments2'.R86"/>
          </calcext:conditional-format>
          <calcext:conditional-format calcext:target-range-address="'c13_k2sc_output_2018-05-29_comments2'.R87:'c13_k2sc_output_2018-05-29_comments2'.R87">
            <calcext:condition calcext:apply-style-name="Bad" calcext:value="not-contains-text([$'c13_k2sc_output_2018-05-29_comments2'.L87])" calcext:base-cell-address="'c13_k2sc_output_2018-05-29_comments2'.R87"/>
          </calcext:conditional-format>
          <calcext:conditional-format calcext:target-range-address="'c13_k2sc_output_2018-05-29_comments2'.R88:'c13_k2sc_output_2018-05-29_comments2'.R88">
            <calcext:condition calcext:apply-style-name="Bad" calcext:value="not-contains-text([$'c13_k2sc_output_2018-05-29_comments2'.L88])" calcext:base-cell-address="'c13_k2sc_output_2018-05-29_comments2'.R88"/>
          </calcext:conditional-format>
          <calcext:conditional-format calcext:target-range-address="'c13_k2sc_output_2018-05-29_comments2'.R89:'c13_k2sc_output_2018-05-29_comments2'.R89">
            <calcext:condition calcext:apply-style-name="Bad" calcext:value="not-contains-text([$'c13_k2sc_output_2018-05-29_comments2'.L89])" calcext:base-cell-address="'c13_k2sc_output_2018-05-29_comments2'.R89"/>
          </calcext:conditional-format>
          <calcext:conditional-format calcext:target-range-address="'c13_k2sc_output_2018-05-29_comments2'.R90:'c13_k2sc_output_2018-05-29_comments2'.R90">
            <calcext:condition calcext:apply-style-name="Bad" calcext:value="not-contains-text([$'c13_k2sc_output_2018-05-29_comments2'.L90])" calcext:base-cell-address="'c13_k2sc_output_2018-05-29_comments2'.R90"/>
          </calcext:conditional-format>
          <calcext:conditional-format calcext:target-range-address="'c13_k2sc_output_2018-05-29_comments2'.R91:'c13_k2sc_output_2018-05-29_comments2'.R91">
            <calcext:condition calcext:apply-style-name="Bad" calcext:value="not-contains-text([$'c13_k2sc_output_2018-05-29_comments2'.L91])" calcext:base-cell-address="'c13_k2sc_output_2018-05-29_comments2'.R91"/>
          </calcext:conditional-format>
          <calcext:conditional-format calcext:target-range-address="'c13_k2sc_output_2018-05-29_comments2'.R92:'c13_k2sc_output_2018-05-29_comments2'.R92">
            <calcext:condition calcext:apply-style-name="Bad" calcext:value="not-contains-text([$'c13_k2sc_output_2018-05-29_comments2'.L92])" calcext:base-cell-address="'c13_k2sc_output_2018-05-29_comments2'.R92"/>
          </calcext:conditional-format>
          <calcext:conditional-format calcext:target-range-address="'c13_k2sc_output_2018-05-29_comments2'.R93:'c13_k2sc_output_2018-05-29_comments2'.R93">
            <calcext:condition calcext:apply-style-name="Bad" calcext:value="not-contains-text([$'c13_k2sc_output_2018-05-29_comments2'.L93])" calcext:base-cell-address="'c13_k2sc_output_2018-05-29_comments2'.R93"/>
          </calcext:conditional-format>
          <calcext:conditional-format calcext:target-range-address="'c13_k2sc_output_2018-05-29_comments2'.R94:'c13_k2sc_output_2018-05-29_comments2'.R94">
            <calcext:condition calcext:apply-style-name="Bad" calcext:value="not-contains-text([$'c13_k2sc_output_2018-05-29_comments2'.L94])" calcext:base-cell-address="'c13_k2sc_output_2018-05-29_comments2'.R94"/>
          </calcext:conditional-format>
          <calcext:conditional-format calcext:target-range-address="'c13_k2sc_output_2018-05-29_comments2'.R95:'c13_k2sc_output_2018-05-29_comments2'.R95">
            <calcext:condition calcext:apply-style-name="Bad" calcext:value="not-contains-text([$'c13_k2sc_output_2018-05-29_comments2'.L95])" calcext:base-cell-address="'c13_k2sc_output_2018-05-29_comments2'.R95"/>
          </calcext:conditional-format>
          <calcext:conditional-format calcext:target-range-address="'c13_k2sc_output_2018-05-29_comments2'.R96:'c13_k2sc_output_2018-05-29_comments2'.R96">
            <calcext:condition calcext:apply-style-name="Bad" calcext:value="not-contains-text([$'c13_k2sc_output_2018-05-29_comments2'.L96])" calcext:base-cell-address="'c13_k2sc_output_2018-05-29_comments2'.R96"/>
          </calcext:conditional-format>
          <calcext:conditional-format calcext:target-range-address="'c13_k2sc_output_2018-05-29_comments2'.R97:'c13_k2sc_output_2018-05-29_comments2'.R97">
            <calcext:condition calcext:apply-style-name="Bad" calcext:value="not-contains-text([$'c13_k2sc_output_2018-05-29_comments2'.L97])" calcext:base-cell-address="'c13_k2sc_output_2018-05-29_comments2'.R97"/>
          </calcext:conditional-format>
          <calcext:conditional-format calcext:target-range-address="'c13_k2sc_output_2018-05-29_comments2'.R98:'c13_k2sc_output_2018-05-29_comments2'.R98">
            <calcext:condition calcext:apply-style-name="Bad" calcext:value="not-contains-text([$'c13_k2sc_output_2018-05-29_comments2'.L98])" calcext:base-cell-address="'c13_k2sc_output_2018-05-29_comments2'.R98"/>
          </calcext:conditional-format>
          <calcext:conditional-format calcext:target-range-address="'c13_k2sc_output_2018-05-29_comments2'.R99:'c13_k2sc_output_2018-05-29_comments2'.R99">
            <calcext:condition calcext:apply-style-name="Bad" calcext:value="not-contains-text([$'c13_k2sc_output_2018-05-29_comments2'.L99])" calcext:base-cell-address="'c13_k2sc_output_2018-05-29_comments2'.R99"/>
          </calcext:conditional-format>
          <calcext:conditional-format calcext:target-range-address="'c13_k2sc_output_2018-05-29_comments2'.R100:'c13_k2sc_output_2018-05-29_comments2'.R100">
            <calcext:condition calcext:apply-style-name="Bad" calcext:value="not-contains-text([$'c13_k2sc_output_2018-05-29_comments2'.L100])" calcext:base-cell-address="'c13_k2sc_output_2018-05-29_comments2'.R100"/>
          </calcext:conditional-format>
          <calcext:conditional-format calcext:target-range-address="'c13_k2sc_output_2018-05-29_comments2'.R101:'c13_k2sc_output_2018-05-29_comments2'.R101">
            <calcext:condition calcext:apply-style-name="Bad" calcext:value="not-contains-text([$'c13_k2sc_output_2018-05-29_comments2'.L101])" calcext:base-cell-address="'c13_k2sc_output_2018-05-29_comments2'.R101"/>
          </calcext:conditional-format>
          <calcext:conditional-format calcext:target-range-address="'c13_k2sc_output_2018-05-29_comments2'.R102:'c13_k2sc_output_2018-05-29_comments2'.R102">
            <calcext:condition calcext:apply-style-name="Bad" calcext:value="not-contains-text([$'c13_k2sc_output_2018-05-29_comments2'.L102])" calcext:base-cell-address="'c13_k2sc_output_2018-05-29_comments2'.R102"/>
          </calcext:conditional-format>
          <calcext:conditional-format calcext:target-range-address="'c13_k2sc_output_2018-05-29_comments2'.R103:'c13_k2sc_output_2018-05-29_comments2'.R103">
            <calcext:condition calcext:apply-style-name="Bad" calcext:value="not-contains-text([$'c13_k2sc_output_2018-05-29_comments2'.L103])" calcext:base-cell-address="'c13_k2sc_output_2018-05-29_comments2'.R103"/>
          </calcext:conditional-format>
          <calcext:conditional-format calcext:target-range-address="'c13_k2sc_output_2018-05-29_comments2'.R104:'c13_k2sc_output_2018-05-29_comments2'.R104">
            <calcext:condition calcext:apply-style-name="Bad" calcext:value="not-contains-text([$'c13_k2sc_output_2018-05-29_comments2'.L104])" calcext:base-cell-address="'c13_k2sc_output_2018-05-29_comments2'.R104"/>
          </calcext:conditional-format>
          <calcext:conditional-format calcext:target-range-address="'c13_k2sc_output_2018-05-29_comments2'.R105:'c13_k2sc_output_2018-05-29_comments2'.R105">
            <calcext:condition calcext:apply-style-name="Bad" calcext:value="not-contains-text([$'c13_k2sc_output_2018-05-29_comments2'.L105])" calcext:base-cell-address="'c13_k2sc_output_2018-05-29_comments2'.R105"/>
          </calcext:conditional-format>
          <calcext:conditional-format calcext:target-range-address="'c13_k2sc_output_2018-05-29_comments2'.R106:'c13_k2sc_output_2018-05-29_comments2'.R106">
            <calcext:condition calcext:apply-style-name="Bad" calcext:value="not-contains-text([$'c13_k2sc_output_2018-05-29_comments2'.L106])" calcext:base-cell-address="'c13_k2sc_output_2018-05-29_comments2'.R106"/>
          </calcext:conditional-format>
          <calcext:conditional-format calcext:target-range-address="'c13_k2sc_output_2018-05-29_comments2'.R107:'c13_k2sc_output_2018-05-29_comments2'.R107">
            <calcext:condition calcext:apply-style-name="Bad" calcext:value="not-contains-text([$'c13_k2sc_output_2018-05-29_comments2'.L107])" calcext:base-cell-address="'c13_k2sc_output_2018-05-29_comments2'.R107"/>
          </calcext:conditional-format>
          <calcext:conditional-format calcext:target-range-address="'c13_k2sc_output_2018-05-29_comments2'.R108:'c13_k2sc_output_2018-05-29_comments2'.R108">
            <calcext:condition calcext:apply-style-name="Bad" calcext:value="not-contains-text([$'c13_k2sc_output_2018-05-29_comments2'.L108])" calcext:base-cell-address="'c13_k2sc_output_2018-05-29_comments2'.R108"/>
          </calcext:conditional-format>
          <calcext:conditional-format calcext:target-range-address="'c13_k2sc_output_2018-05-29_comments2'.R109:'c13_k2sc_output_2018-05-29_comments2'.R109">
            <calcext:condition calcext:apply-style-name="Bad" calcext:value="not-contains-text([$'c13_k2sc_output_2018-05-29_comments2'.L109])" calcext:base-cell-address="'c13_k2sc_output_2018-05-29_comments2'.R109"/>
          </calcext:conditional-format>
          <calcext:conditional-format calcext:target-range-address="'c13_k2sc_output_2018-05-29_comments2'.R110:'c13_k2sc_output_2018-05-29_comments2'.R110">
            <calcext:condition calcext:apply-style-name="Bad" calcext:value="not-contains-text([$'c13_k2sc_output_2018-05-29_comments2'.L110])" calcext:base-cell-address="'c13_k2sc_output_2018-05-29_comments2'.R110"/>
          </calcext:conditional-format>
          <calcext:conditional-format calcext:target-range-address="'c13_k2sc_output_2018-05-29_comments2'.R111:'c13_k2sc_output_2018-05-29_comments2'.R111">
            <calcext:condition calcext:apply-style-name="Bad" calcext:value="not-contains-text([$'c13_k2sc_output_2018-05-29_comments2'.L111])" calcext:base-cell-address="'c13_k2sc_output_2018-05-29_comments2'.R111"/>
          </calcext:conditional-format>
          <calcext:conditional-format calcext:target-range-address="'c13_k2sc_output_2018-05-29_comments2'.R112:'c13_k2sc_output_2018-05-29_comments2'.R112">
            <calcext:condition calcext:apply-style-name="Bad" calcext:value="not-contains-text([$'c13_k2sc_output_2018-05-29_comments2'.L112])" calcext:base-cell-address="'c13_k2sc_output_2018-05-29_comments2'.R112"/>
          </calcext:conditional-format>
          <calcext:conditional-format calcext:target-range-address="'c13_k2sc_output_2018-05-29_comments2'.R113:'c13_k2sc_output_2018-05-29_comments2'.R113">
            <calcext:condition calcext:apply-style-name="Bad" calcext:value="not-contains-text([$'c13_k2sc_output_2018-05-29_comments2'.L113])" calcext:base-cell-address="'c13_k2sc_output_2018-05-29_comments2'.R113"/>
          </calcext:conditional-format>
          <calcext:conditional-format calcext:target-range-address="'c13_k2sc_output_2018-05-29_comments2'.R114:'c13_k2sc_output_2018-05-29_comments2'.R114">
            <calcext:condition calcext:apply-style-name="Bad" calcext:value="not-contains-text([$'c13_k2sc_output_2018-05-29_comments2'.L114])" calcext:base-cell-address="'c13_k2sc_output_2018-05-29_comments2'.R114"/>
          </calcext:conditional-format>
          <calcext:conditional-format calcext:target-range-address="'c13_k2sc_output_2018-05-29_comments2'.R115:'c13_k2sc_output_2018-05-29_comments2'.R115">
            <calcext:condition calcext:apply-style-name="Bad" calcext:value="not-contains-text([$'c13_k2sc_output_2018-05-29_comments2'.L115])" calcext:base-cell-address="'c13_k2sc_output_2018-05-29_comments2'.R115"/>
          </calcext:conditional-format>
          <calcext:conditional-format calcext:target-range-address="'c13_k2sc_output_2018-05-29_comments2'.R116:'c13_k2sc_output_2018-05-29_comments2'.R116">
            <calcext:condition calcext:apply-style-name="Bad" calcext:value="not-contains-text([$'c13_k2sc_output_2018-05-29_comments2'.L116])" calcext:base-cell-address="'c13_k2sc_output_2018-05-29_comments2'.R116"/>
          </calcext:conditional-format>
          <calcext:conditional-format calcext:target-range-address="'c13_k2sc_output_2018-05-29_comments2'.R117:'c13_k2sc_output_2018-05-29_comments2'.R117">
            <calcext:condition calcext:apply-style-name="Bad" calcext:value="not-contains-text([$'c13_k2sc_output_2018-05-29_comments2'.L117])" calcext:base-cell-address="'c13_k2sc_output_2018-05-29_comments2'.R117"/>
          </calcext:conditional-format>
          <calcext:conditional-format calcext:target-range-address="'c13_k2sc_output_2018-05-29_comments2'.R118:'c13_k2sc_output_2018-05-29_comments2'.R118">
            <calcext:condition calcext:apply-style-name="Bad" calcext:value="not-contains-text([$'c13_k2sc_output_2018-05-29_comments2'.L118])" calcext:base-cell-address="'c13_k2sc_output_2018-05-29_comments2'.R118"/>
          </calcext:conditional-format>
          <calcext:conditional-format calcext:target-range-address="'c13_k2sc_output_2018-05-29_comments2'.R119:'c13_k2sc_output_2018-05-29_comments2'.R119">
            <calcext:condition calcext:apply-style-name="Bad" calcext:value="not-contains-text([$'c13_k2sc_output_2018-05-29_comments2'.L119])" calcext:base-cell-address="'c13_k2sc_output_2018-05-29_comments2'.R119"/>
          </calcext:conditional-format>
          <calcext:conditional-format calcext:target-range-address="'c13_k2sc_output_2018-05-29_comments2'.R120:'c13_k2sc_output_2018-05-29_comments2'.R120">
            <calcext:condition calcext:apply-style-name="Bad" calcext:value="not-contains-text([$'c13_k2sc_output_2018-05-29_comments2'.L120])" calcext:base-cell-address="'c13_k2sc_output_2018-05-29_comments2'.R120"/>
          </calcext:conditional-format>
          <calcext:conditional-format calcext:target-range-address="'c13_k2sc_output_2018-05-29_comments2'.R121:'c13_k2sc_output_2018-05-29_comments2'.R121">
            <calcext:condition calcext:apply-style-name="Bad" calcext:value="not-contains-text([$'c13_k2sc_output_2018-05-29_comments2'.L121])" calcext:base-cell-address="'c13_k2sc_output_2018-05-29_comments2'.R121"/>
          </calcext:conditional-format>
          <calcext:conditional-format calcext:target-range-address="'c13_k2sc_output_2018-05-29_comments2'.R122:'c13_k2sc_output_2018-05-29_comments2'.R122">
            <calcext:condition calcext:apply-style-name="Bad" calcext:value="not-contains-text([$'c13_k2sc_output_2018-05-29_comments2'.L122])" calcext:base-cell-address="'c13_k2sc_output_2018-05-29_comments2'.R122"/>
          </calcext:conditional-format>
          <calcext:conditional-format calcext:target-range-address="'c13_k2sc_output_2018-05-29_comments2'.R123:'c13_k2sc_output_2018-05-29_comments2'.R123">
            <calcext:condition calcext:apply-style-name="Bad" calcext:value="not-contains-text([$'c13_k2sc_output_2018-05-29_comments2'.L123])" calcext:base-cell-address="'c13_k2sc_output_2018-05-29_comments2'.R123"/>
          </calcext:conditional-format>
          <calcext:conditional-format calcext:target-range-address="'c13_k2sc_output_2018-05-29_comments2'.R124:'c13_k2sc_output_2018-05-29_comments2'.R124">
            <calcext:condition calcext:apply-style-name="Bad" calcext:value="not-contains-text([$'c13_k2sc_output_2018-05-29_comments2'.L124])" calcext:base-cell-address="'c13_k2sc_output_2018-05-29_comments2'.R124"/>
          </calcext:conditional-format>
          <calcext:conditional-format calcext:target-range-address="'c13_k2sc_output_2018-05-29_comments2'.R125:'c13_k2sc_output_2018-05-29_comments2'.R125">
            <calcext:condition calcext:apply-style-name="Bad" calcext:value="not-contains-text([$'c13_k2sc_output_2018-05-29_comments2'.L125])" calcext:base-cell-address="'c13_k2sc_output_2018-05-29_comments2'.R125"/>
          </calcext:conditional-format>
          <calcext:conditional-format calcext:target-range-address="'c13_k2sc_output_2018-05-29_comments2'.R126:'c13_k2sc_output_2018-05-29_comments2'.R126">
            <calcext:condition calcext:apply-style-name="Bad" calcext:value="not-contains-text([$'c13_k2sc_output_2018-05-29_comments2'.L126])" calcext:base-cell-address="'c13_k2sc_output_2018-05-29_comments2'.R126"/>
          </calcext:conditional-format>
          <calcext:conditional-format calcext:target-range-address="'c13_k2sc_output_2018-05-29_comments2'.R127:'c13_k2sc_output_2018-05-29_comments2'.R127">
            <calcext:condition calcext:apply-style-name="Bad" calcext:value="not-contains-text([$'c13_k2sc_output_2018-05-29_comments2'.L127])" calcext:base-cell-address="'c13_k2sc_output_2018-05-29_comments2'.R127"/>
          </calcext:conditional-format>
          <calcext:conditional-format calcext:target-range-address="'c13_k2sc_output_2018-05-29_comments2'.R128:'c13_k2sc_output_2018-05-29_comments2'.R128">
            <calcext:condition calcext:apply-style-name="Bad" calcext:value="not-contains-text([$'c13_k2sc_output_2018-05-29_comments2'.L128])" calcext:base-cell-address="'c13_k2sc_output_2018-05-29_comments2'.R128"/>
          </calcext:conditional-format>
          <calcext:conditional-format calcext:target-range-address="'c13_k2sc_output_2018-05-29_comments2'.R129:'c13_k2sc_output_2018-05-29_comments2'.R129">
            <calcext:condition calcext:apply-style-name="Bad" calcext:value="not-contains-text([$'c13_k2sc_output_2018-05-29_comments2'.L129])" calcext:base-cell-address="'c13_k2sc_output_2018-05-29_comments2'.R129"/>
          </calcext:conditional-format>
          <calcext:conditional-format calcext:target-range-address="'c13_k2sc_output_2018-05-29_comments2'.R130:'c13_k2sc_output_2018-05-29_comments2'.R130">
            <calcext:condition calcext:apply-style-name="Bad" calcext:value="not-contains-text([$'c13_k2sc_output_2018-05-29_comments2'.L130])" calcext:base-cell-address="'c13_k2sc_output_2018-05-29_comments2'.R130"/>
          </calcext:conditional-format>
          <calcext:conditional-format calcext:target-range-address="'c13_k2sc_output_2018-05-29_comments2'.R131:'c13_k2sc_output_2018-05-29_comments2'.R131">
            <calcext:condition calcext:apply-style-name="Bad" calcext:value="not-contains-text([$'c13_k2sc_output_2018-05-29_comments2'.L131])" calcext:base-cell-address="'c13_k2sc_output_2018-05-29_comments2'.R131"/>
          </calcext:conditional-format>
          <calcext:conditional-format calcext:target-range-address="'c13_k2sc_output_2018-05-29_comments2'.R132:'c13_k2sc_output_2018-05-29_comments2'.R132">
            <calcext:condition calcext:apply-style-name="Bad" calcext:value="not-contains-text([$'c13_k2sc_output_2018-05-29_comments2'.L132])" calcext:base-cell-address="'c13_k2sc_output_2018-05-29_comments2'.R132"/>
          </calcext:conditional-format>
          <calcext:conditional-format calcext:target-range-address="'c13_k2sc_output_2018-05-29_comments2'.R133:'c13_k2sc_output_2018-05-29_comments2'.R133">
            <calcext:condition calcext:apply-style-name="Bad" calcext:value="not-contains-text([$'c13_k2sc_output_2018-05-29_comments2'.L133])" calcext:base-cell-address="'c13_k2sc_output_2018-05-29_comments2'.R133"/>
          </calcext:conditional-format>
          <calcext:conditional-format calcext:target-range-address="'c13_k2sc_output_2018-05-29_comments2'.S3:'c13_k2sc_output_2018-05-29_comments2'.S3">
            <calcext:condition calcext:apply-style-name="Bad" calcext:value="not-contains-text([$'c13_k2sc_output_2018-05-29_comments2'.M3])" calcext:base-cell-address="'c13_k2sc_output_2018-05-29_comments2'.S3"/>
          </calcext:conditional-format>
          <calcext:conditional-format calcext:target-range-address="'c13_k2sc_output_2018-05-29_comments2'.S4:'c13_k2sc_output_2018-05-29_comments2'.S4">
            <calcext:condition calcext:apply-style-name="Bad" calcext:value="not-contains-text([$'c13_k2sc_output_2018-05-29_comments2'.M4])" calcext:base-cell-address="'c13_k2sc_output_2018-05-29_comments2'.S4"/>
          </calcext:conditional-format>
          <calcext:conditional-format calcext:target-range-address="'c13_k2sc_output_2018-05-29_comments2'.S5:'c13_k2sc_output_2018-05-29_comments2'.S5">
            <calcext:condition calcext:apply-style-name="Bad" calcext:value="not-contains-text([$'c13_k2sc_output_2018-05-29_comments2'.M5])" calcext:base-cell-address="'c13_k2sc_output_2018-05-29_comments2'.S5"/>
          </calcext:conditional-format>
          <calcext:conditional-format calcext:target-range-address="'c13_k2sc_output_2018-05-29_comments2'.S6:'c13_k2sc_output_2018-05-29_comments2'.S6">
            <calcext:condition calcext:apply-style-name="Bad" calcext:value="not-contains-text([$'c13_k2sc_output_2018-05-29_comments2'.M6])" calcext:base-cell-address="'c13_k2sc_output_2018-05-29_comments2'.S6"/>
          </calcext:conditional-format>
          <calcext:conditional-format calcext:target-range-address="'c13_k2sc_output_2018-05-29_comments2'.S7:'c13_k2sc_output_2018-05-29_comments2'.S7">
            <calcext:condition calcext:apply-style-name="Bad" calcext:value="not-contains-text([$'c13_k2sc_output_2018-05-29_comments2'.M7])" calcext:base-cell-address="'c13_k2sc_output_2018-05-29_comments2'.S7"/>
          </calcext:conditional-format>
          <calcext:conditional-format calcext:target-range-address="'c13_k2sc_output_2018-05-29_comments2'.S8:'c13_k2sc_output_2018-05-29_comments2'.S8">
            <calcext:condition calcext:apply-style-name="Bad" calcext:value="not-contains-text([$'c13_k2sc_output_2018-05-29_comments2'.M8])" calcext:base-cell-address="'c13_k2sc_output_2018-05-29_comments2'.S8"/>
          </calcext:conditional-format>
          <calcext:conditional-format calcext:target-range-address="'c13_k2sc_output_2018-05-29_comments2'.S9:'c13_k2sc_output_2018-05-29_comments2'.S9">
            <calcext:condition calcext:apply-style-name="Bad" calcext:value="not-contains-text([$'c13_k2sc_output_2018-05-29_comments2'.M9])" calcext:base-cell-address="'c13_k2sc_output_2018-05-29_comments2'.S9"/>
          </calcext:conditional-format>
          <calcext:conditional-format calcext:target-range-address="'c13_k2sc_output_2018-05-29_comments2'.S10:'c13_k2sc_output_2018-05-29_comments2'.S10">
            <calcext:condition calcext:apply-style-name="Bad" calcext:value="not-contains-text([$'c13_k2sc_output_2018-05-29_comments2'.M10])" calcext:base-cell-address="'c13_k2sc_output_2018-05-29_comments2'.S10"/>
          </calcext:conditional-format>
          <calcext:conditional-format calcext:target-range-address="'c13_k2sc_output_2018-05-29_comments2'.S11:'c13_k2sc_output_2018-05-29_comments2'.S11">
            <calcext:condition calcext:apply-style-name="Bad" calcext:value="not-contains-text([$'c13_k2sc_output_2018-05-29_comments2'.M11])" calcext:base-cell-address="'c13_k2sc_output_2018-05-29_comments2'.S11"/>
          </calcext:conditional-format>
          <calcext:conditional-format calcext:target-range-address="'c13_k2sc_output_2018-05-29_comments2'.S12:'c13_k2sc_output_2018-05-29_comments2'.S12">
            <calcext:condition calcext:apply-style-name="Bad" calcext:value="not-contains-text([$'c13_k2sc_output_2018-05-29_comments2'.M12])" calcext:base-cell-address="'c13_k2sc_output_2018-05-29_comments2'.S12"/>
          </calcext:conditional-format>
          <calcext:conditional-format calcext:target-range-address="'c13_k2sc_output_2018-05-29_comments2'.S13:'c13_k2sc_output_2018-05-29_comments2'.S13">
            <calcext:condition calcext:apply-style-name="Bad" calcext:value="not-contains-text([$'c13_k2sc_output_2018-05-29_comments2'.M13])" calcext:base-cell-address="'c13_k2sc_output_2018-05-29_comments2'.S13"/>
          </calcext:conditional-format>
          <calcext:conditional-format calcext:target-range-address="'c13_k2sc_output_2018-05-29_comments2'.S14:'c13_k2sc_output_2018-05-29_comments2'.S14">
            <calcext:condition calcext:apply-style-name="Bad" calcext:value="not-contains-text([$'c13_k2sc_output_2018-05-29_comments2'.M14])" calcext:base-cell-address="'c13_k2sc_output_2018-05-29_comments2'.S14"/>
          </calcext:conditional-format>
          <calcext:conditional-format calcext:target-range-address="'c13_k2sc_output_2018-05-29_comments2'.S15:'c13_k2sc_output_2018-05-29_comments2'.S15">
            <calcext:condition calcext:apply-style-name="Bad" calcext:value="not-contains-text([$'c13_k2sc_output_2018-05-29_comments2'.M15])" calcext:base-cell-address="'c13_k2sc_output_2018-05-29_comments2'.S15"/>
          </calcext:conditional-format>
          <calcext:conditional-format calcext:target-range-address="'c13_k2sc_output_2018-05-29_comments2'.S16:'c13_k2sc_output_2018-05-29_comments2'.S16">
            <calcext:condition calcext:apply-style-name="Bad" calcext:value="not-contains-text([$'c13_k2sc_output_2018-05-29_comments2'.M16])" calcext:base-cell-address="'c13_k2sc_output_2018-05-29_comments2'.S16"/>
          </calcext:conditional-format>
          <calcext:conditional-format calcext:target-range-address="'c13_k2sc_output_2018-05-29_comments2'.S17:'c13_k2sc_output_2018-05-29_comments2'.S17">
            <calcext:condition calcext:apply-style-name="Bad" calcext:value="not-contains-text([$'c13_k2sc_output_2018-05-29_comments2'.M17])" calcext:base-cell-address="'c13_k2sc_output_2018-05-29_comments2'.S17"/>
          </calcext:conditional-format>
          <calcext:conditional-format calcext:target-range-address="'c13_k2sc_output_2018-05-29_comments2'.S18:'c13_k2sc_output_2018-05-29_comments2'.S18">
            <calcext:condition calcext:apply-style-name="Bad" calcext:value="not-contains-text([$'c13_k2sc_output_2018-05-29_comments2'.M18])" calcext:base-cell-address="'c13_k2sc_output_2018-05-29_comments2'.S18"/>
          </calcext:conditional-format>
          <calcext:conditional-format calcext:target-range-address="'c13_k2sc_output_2018-05-29_comments2'.S19:'c13_k2sc_output_2018-05-29_comments2'.S19">
            <calcext:condition calcext:apply-style-name="Bad" calcext:value="not-contains-text([$'c13_k2sc_output_2018-05-29_comments2'.M19])" calcext:base-cell-address="'c13_k2sc_output_2018-05-29_comments2'.S19"/>
          </calcext:conditional-format>
          <calcext:conditional-format calcext:target-range-address="'c13_k2sc_output_2018-05-29_comments2'.S20:'c13_k2sc_output_2018-05-29_comments2'.S20">
            <calcext:condition calcext:apply-style-name="Bad" calcext:value="not-contains-text([$'c13_k2sc_output_2018-05-29_comments2'.M20])" calcext:base-cell-address="'c13_k2sc_output_2018-05-29_comments2'.S20"/>
          </calcext:conditional-format>
          <calcext:conditional-format calcext:target-range-address="'c13_k2sc_output_2018-05-29_comments2'.S21:'c13_k2sc_output_2018-05-29_comments2'.S21">
            <calcext:condition calcext:apply-style-name="Bad" calcext:value="not-contains-text([$'c13_k2sc_output_2018-05-29_comments2'.M21])" calcext:base-cell-address="'c13_k2sc_output_2018-05-29_comments2'.S21"/>
          </calcext:conditional-format>
          <calcext:conditional-format calcext:target-range-address="'c13_k2sc_output_2018-05-29_comments2'.S22:'c13_k2sc_output_2018-05-29_comments2'.S22">
            <calcext:condition calcext:apply-style-name="Bad" calcext:value="not-contains-text([$'c13_k2sc_output_2018-05-29_comments2'.M22])" calcext:base-cell-address="'c13_k2sc_output_2018-05-29_comments2'.S22"/>
          </calcext:conditional-format>
          <calcext:conditional-format calcext:target-range-address="'c13_k2sc_output_2018-05-29_comments2'.S23:'c13_k2sc_output_2018-05-29_comments2'.S23">
            <calcext:condition calcext:apply-style-name="Bad" calcext:value="not-contains-text([$'c13_k2sc_output_2018-05-29_comments2'.M23])" calcext:base-cell-address="'c13_k2sc_output_2018-05-29_comments2'.S23"/>
          </calcext:conditional-format>
          <calcext:conditional-format calcext:target-range-address="'c13_k2sc_output_2018-05-29_comments2'.S24:'c13_k2sc_output_2018-05-29_comments2'.S24">
            <calcext:condition calcext:apply-style-name="Bad" calcext:value="not-contains-text([$'c13_k2sc_output_2018-05-29_comments2'.M24])" calcext:base-cell-address="'c13_k2sc_output_2018-05-29_comments2'.S24"/>
          </calcext:conditional-format>
          <calcext:conditional-format calcext:target-range-address="'c13_k2sc_output_2018-05-29_comments2'.S25:'c13_k2sc_output_2018-05-29_comments2'.S25">
            <calcext:condition calcext:apply-style-name="Bad" calcext:value="not-contains-text([$'c13_k2sc_output_2018-05-29_comments2'.M25])" calcext:base-cell-address="'c13_k2sc_output_2018-05-29_comments2'.S25"/>
          </calcext:conditional-format>
          <calcext:conditional-format calcext:target-range-address="'c13_k2sc_output_2018-05-29_comments2'.S26:'c13_k2sc_output_2018-05-29_comments2'.S26">
            <calcext:condition calcext:apply-style-name="Bad" calcext:value="not-contains-text([$'c13_k2sc_output_2018-05-29_comments2'.M26])" calcext:base-cell-address="'c13_k2sc_output_2018-05-29_comments2'.S26"/>
          </calcext:conditional-format>
          <calcext:conditional-format calcext:target-range-address="'c13_k2sc_output_2018-05-29_comments2'.S27:'c13_k2sc_output_2018-05-29_comments2'.S27">
            <calcext:condition calcext:apply-style-name="Bad" calcext:value="not-contains-text([$'c13_k2sc_output_2018-05-29_comments2'.M27])" calcext:base-cell-address="'c13_k2sc_output_2018-05-29_comments2'.S27"/>
          </calcext:conditional-format>
          <calcext:conditional-format calcext:target-range-address="'c13_k2sc_output_2018-05-29_comments2'.S28:'c13_k2sc_output_2018-05-29_comments2'.S28">
            <calcext:condition calcext:apply-style-name="Bad" calcext:value="not-contains-text([$'c13_k2sc_output_2018-05-29_comments2'.M28])" calcext:base-cell-address="'c13_k2sc_output_2018-05-29_comments2'.S28"/>
          </calcext:conditional-format>
          <calcext:conditional-format calcext:target-range-address="'c13_k2sc_output_2018-05-29_comments2'.S29:'c13_k2sc_output_2018-05-29_comments2'.S29">
            <calcext:condition calcext:apply-style-name="Bad" calcext:value="not-contains-text([$'c13_k2sc_output_2018-05-29_comments2'.M29])" calcext:base-cell-address="'c13_k2sc_output_2018-05-29_comments2'.S29"/>
          </calcext:conditional-format>
          <calcext:conditional-format calcext:target-range-address="'c13_k2sc_output_2018-05-29_comments2'.S30:'c13_k2sc_output_2018-05-29_comments2'.S30">
            <calcext:condition calcext:apply-style-name="Bad" calcext:value="not-contains-text([$'c13_k2sc_output_2018-05-29_comments2'.M30])" calcext:base-cell-address="'c13_k2sc_output_2018-05-29_comments2'.S30"/>
          </calcext:conditional-format>
          <calcext:conditional-format calcext:target-range-address="'c13_k2sc_output_2018-05-29_comments2'.S31:'c13_k2sc_output_2018-05-29_comments2'.S31">
            <calcext:condition calcext:apply-style-name="Bad" calcext:value="not-contains-text([$'c13_k2sc_output_2018-05-29_comments2'.M31])" calcext:base-cell-address="'c13_k2sc_output_2018-05-29_comments2'.S31"/>
          </calcext:conditional-format>
          <calcext:conditional-format calcext:target-range-address="'c13_k2sc_output_2018-05-29_comments2'.S32:'c13_k2sc_output_2018-05-29_comments2'.S32">
            <calcext:condition calcext:apply-style-name="Bad" calcext:value="not-contains-text([$'c13_k2sc_output_2018-05-29_comments2'.M32])" calcext:base-cell-address="'c13_k2sc_output_2018-05-29_comments2'.S32"/>
          </calcext:conditional-format>
          <calcext:conditional-format calcext:target-range-address="'c13_k2sc_output_2018-05-29_comments2'.S33:'c13_k2sc_output_2018-05-29_comments2'.S33">
            <calcext:condition calcext:apply-style-name="Bad" calcext:value="not-contains-text([$'c13_k2sc_output_2018-05-29_comments2'.M33])" calcext:base-cell-address="'c13_k2sc_output_2018-05-29_comments2'.S33"/>
          </calcext:conditional-format>
          <calcext:conditional-format calcext:target-range-address="'c13_k2sc_output_2018-05-29_comments2'.S34:'c13_k2sc_output_2018-05-29_comments2'.S34">
            <calcext:condition calcext:apply-style-name="Bad" calcext:value="not-contains-text([$'c13_k2sc_output_2018-05-29_comments2'.M34])" calcext:base-cell-address="'c13_k2sc_output_2018-05-29_comments2'.S34"/>
          </calcext:conditional-format>
          <calcext:conditional-format calcext:target-range-address="'c13_k2sc_output_2018-05-29_comments2'.S35:'c13_k2sc_output_2018-05-29_comments2'.S35">
            <calcext:condition calcext:apply-style-name="Bad" calcext:value="not-contains-text([$'c13_k2sc_output_2018-05-29_comments2'.M35])" calcext:base-cell-address="'c13_k2sc_output_2018-05-29_comments2'.S35"/>
          </calcext:conditional-format>
          <calcext:conditional-format calcext:target-range-address="'c13_k2sc_output_2018-05-29_comments2'.S36:'c13_k2sc_output_2018-05-29_comments2'.S36">
            <calcext:condition calcext:apply-style-name="Bad" calcext:value="not-contains-text([$'c13_k2sc_output_2018-05-29_comments2'.M36])" calcext:base-cell-address="'c13_k2sc_output_2018-05-29_comments2'.S36"/>
          </calcext:conditional-format>
          <calcext:conditional-format calcext:target-range-address="'c13_k2sc_output_2018-05-29_comments2'.S37:'c13_k2sc_output_2018-05-29_comments2'.S37">
            <calcext:condition calcext:apply-style-name="Bad" calcext:value="not-contains-text([$'c13_k2sc_output_2018-05-29_comments2'.M37])" calcext:base-cell-address="'c13_k2sc_output_2018-05-29_comments2'.S37"/>
          </calcext:conditional-format>
          <calcext:conditional-format calcext:target-range-address="'c13_k2sc_output_2018-05-29_comments2'.S38:'c13_k2sc_output_2018-05-29_comments2'.S38">
            <calcext:condition calcext:apply-style-name="Bad" calcext:value="not-contains-text([$'c13_k2sc_output_2018-05-29_comments2'.M38])" calcext:base-cell-address="'c13_k2sc_output_2018-05-29_comments2'.S38"/>
          </calcext:conditional-format>
          <calcext:conditional-format calcext:target-range-address="'c13_k2sc_output_2018-05-29_comments2'.S39:'c13_k2sc_output_2018-05-29_comments2'.S39">
            <calcext:condition calcext:apply-style-name="Bad" calcext:value="not-contains-text([$'c13_k2sc_output_2018-05-29_comments2'.M39])" calcext:base-cell-address="'c13_k2sc_output_2018-05-29_comments2'.S39"/>
          </calcext:conditional-format>
          <calcext:conditional-format calcext:target-range-address="'c13_k2sc_output_2018-05-29_comments2'.S40:'c13_k2sc_output_2018-05-29_comments2'.S40">
            <calcext:condition calcext:apply-style-name="Bad" calcext:value="not-contains-text([$'c13_k2sc_output_2018-05-29_comments2'.M40])" calcext:base-cell-address="'c13_k2sc_output_2018-05-29_comments2'.S40"/>
          </calcext:conditional-format>
          <calcext:conditional-format calcext:target-range-address="'c13_k2sc_output_2018-05-29_comments2'.S41:'c13_k2sc_output_2018-05-29_comments2'.S41">
            <calcext:condition calcext:apply-style-name="Bad" calcext:value="not-contains-text([$'c13_k2sc_output_2018-05-29_comments2'.M41])" calcext:base-cell-address="'c13_k2sc_output_2018-05-29_comments2'.S41"/>
          </calcext:conditional-format>
          <calcext:conditional-format calcext:target-range-address="'c13_k2sc_output_2018-05-29_comments2'.S42:'c13_k2sc_output_2018-05-29_comments2'.S42">
            <calcext:condition calcext:apply-style-name="Bad" calcext:value="not-contains-text([$'c13_k2sc_output_2018-05-29_comments2'.M42])" calcext:base-cell-address="'c13_k2sc_output_2018-05-29_comments2'.S42"/>
          </calcext:conditional-format>
          <calcext:conditional-format calcext:target-range-address="'c13_k2sc_output_2018-05-29_comments2'.S43:'c13_k2sc_output_2018-05-29_comments2'.S43">
            <calcext:condition calcext:apply-style-name="Bad" calcext:value="not-contains-text([$'c13_k2sc_output_2018-05-29_comments2'.M43])" calcext:base-cell-address="'c13_k2sc_output_2018-05-29_comments2'.S43"/>
          </calcext:conditional-format>
          <calcext:conditional-format calcext:target-range-address="'c13_k2sc_output_2018-05-29_comments2'.S44:'c13_k2sc_output_2018-05-29_comments2'.S44">
            <calcext:condition calcext:apply-style-name="Bad" calcext:value="not-contains-text([$'c13_k2sc_output_2018-05-29_comments2'.M44])" calcext:base-cell-address="'c13_k2sc_output_2018-05-29_comments2'.S44"/>
          </calcext:conditional-format>
          <calcext:conditional-format calcext:target-range-address="'c13_k2sc_output_2018-05-29_comments2'.S45:'c13_k2sc_output_2018-05-29_comments2'.S45">
            <calcext:condition calcext:apply-style-name="Bad" calcext:value="not-contains-text([$'c13_k2sc_output_2018-05-29_comments2'.M45])" calcext:base-cell-address="'c13_k2sc_output_2018-05-29_comments2'.S45"/>
          </calcext:conditional-format>
          <calcext:conditional-format calcext:target-range-address="'c13_k2sc_output_2018-05-29_comments2'.S46:'c13_k2sc_output_2018-05-29_comments2'.S46">
            <calcext:condition calcext:apply-style-name="Bad" calcext:value="not-contains-text([$'c13_k2sc_output_2018-05-29_comments2'.M46])" calcext:base-cell-address="'c13_k2sc_output_2018-05-29_comments2'.S46"/>
          </calcext:conditional-format>
          <calcext:conditional-format calcext:target-range-address="'c13_k2sc_output_2018-05-29_comments2'.S47:'c13_k2sc_output_2018-05-29_comments2'.S47">
            <calcext:condition calcext:apply-style-name="Bad" calcext:value="not-contains-text([$'c13_k2sc_output_2018-05-29_comments2'.M47])" calcext:base-cell-address="'c13_k2sc_output_2018-05-29_comments2'.S47"/>
          </calcext:conditional-format>
          <calcext:conditional-format calcext:target-range-address="'c13_k2sc_output_2018-05-29_comments2'.S48:'c13_k2sc_output_2018-05-29_comments2'.S48">
            <calcext:condition calcext:apply-style-name="Bad" calcext:value="not-contains-text([$'c13_k2sc_output_2018-05-29_comments2'.M48])" calcext:base-cell-address="'c13_k2sc_output_2018-05-29_comments2'.S48"/>
          </calcext:conditional-format>
          <calcext:conditional-format calcext:target-range-address="'c13_k2sc_output_2018-05-29_comments2'.S49:'c13_k2sc_output_2018-05-29_comments2'.S49">
            <calcext:condition calcext:apply-style-name="Bad" calcext:value="not-contains-text([$'c13_k2sc_output_2018-05-29_comments2'.M49])" calcext:base-cell-address="'c13_k2sc_output_2018-05-29_comments2'.S49"/>
          </calcext:conditional-format>
          <calcext:conditional-format calcext:target-range-address="'c13_k2sc_output_2018-05-29_comments2'.S50:'c13_k2sc_output_2018-05-29_comments2'.S50">
            <calcext:condition calcext:apply-style-name="Bad" calcext:value="not-contains-text([$'c13_k2sc_output_2018-05-29_comments2'.M50])" calcext:base-cell-address="'c13_k2sc_output_2018-05-29_comments2'.S50"/>
          </calcext:conditional-format>
          <calcext:conditional-format calcext:target-range-address="'c13_k2sc_output_2018-05-29_comments2'.S51:'c13_k2sc_output_2018-05-29_comments2'.S51">
            <calcext:condition calcext:apply-style-name="Bad" calcext:value="not-contains-text([$'c13_k2sc_output_2018-05-29_comments2'.M51])" calcext:base-cell-address="'c13_k2sc_output_2018-05-29_comments2'.S51"/>
          </calcext:conditional-format>
          <calcext:conditional-format calcext:target-range-address="'c13_k2sc_output_2018-05-29_comments2'.S52:'c13_k2sc_output_2018-05-29_comments2'.S52">
            <calcext:condition calcext:apply-style-name="Bad" calcext:value="not-contains-text([$'c13_k2sc_output_2018-05-29_comments2'.M52])" calcext:base-cell-address="'c13_k2sc_output_2018-05-29_comments2'.S52"/>
          </calcext:conditional-format>
          <calcext:conditional-format calcext:target-range-address="'c13_k2sc_output_2018-05-29_comments2'.S53:'c13_k2sc_output_2018-05-29_comments2'.S53">
            <calcext:condition calcext:apply-style-name="Bad" calcext:value="not-contains-text([$'c13_k2sc_output_2018-05-29_comments2'.M53])" calcext:base-cell-address="'c13_k2sc_output_2018-05-29_comments2'.S53"/>
          </calcext:conditional-format>
          <calcext:conditional-format calcext:target-range-address="'c13_k2sc_output_2018-05-29_comments2'.S54:'c13_k2sc_output_2018-05-29_comments2'.S54">
            <calcext:condition calcext:apply-style-name="Bad" calcext:value="not-contains-text([$'c13_k2sc_output_2018-05-29_comments2'.M54])" calcext:base-cell-address="'c13_k2sc_output_2018-05-29_comments2'.S54"/>
          </calcext:conditional-format>
          <calcext:conditional-format calcext:target-range-address="'c13_k2sc_output_2018-05-29_comments2'.S55:'c13_k2sc_output_2018-05-29_comments2'.S55">
            <calcext:condition calcext:apply-style-name="Bad" calcext:value="not-contains-text([$'c13_k2sc_output_2018-05-29_comments2'.M55])" calcext:base-cell-address="'c13_k2sc_output_2018-05-29_comments2'.S55"/>
          </calcext:conditional-format>
          <calcext:conditional-format calcext:target-range-address="'c13_k2sc_output_2018-05-29_comments2'.S56:'c13_k2sc_output_2018-05-29_comments2'.S56">
            <calcext:condition calcext:apply-style-name="Bad" calcext:value="not-contains-text([$'c13_k2sc_output_2018-05-29_comments2'.M56])" calcext:base-cell-address="'c13_k2sc_output_2018-05-29_comments2'.S56"/>
          </calcext:conditional-format>
          <calcext:conditional-format calcext:target-range-address="'c13_k2sc_output_2018-05-29_comments2'.S57:'c13_k2sc_output_2018-05-29_comments2'.S57">
            <calcext:condition calcext:apply-style-name="Bad" calcext:value="not-contains-text([$'c13_k2sc_output_2018-05-29_comments2'.M57])" calcext:base-cell-address="'c13_k2sc_output_2018-05-29_comments2'.S57"/>
          </calcext:conditional-format>
          <calcext:conditional-format calcext:target-range-address="'c13_k2sc_output_2018-05-29_comments2'.S58:'c13_k2sc_output_2018-05-29_comments2'.S58">
            <calcext:condition calcext:apply-style-name="Bad" calcext:value="not-contains-text([$'c13_k2sc_output_2018-05-29_comments2'.M58])" calcext:base-cell-address="'c13_k2sc_output_2018-05-29_comments2'.S58"/>
          </calcext:conditional-format>
          <calcext:conditional-format calcext:target-range-address="'c13_k2sc_output_2018-05-29_comments2'.S59:'c13_k2sc_output_2018-05-29_comments2'.S59">
            <calcext:condition calcext:apply-style-name="Bad" calcext:value="not-contains-text([$'c13_k2sc_output_2018-05-29_comments2'.M59])" calcext:base-cell-address="'c13_k2sc_output_2018-05-29_comments2'.S59"/>
          </calcext:conditional-format>
          <calcext:conditional-format calcext:target-range-address="'c13_k2sc_output_2018-05-29_comments2'.S60:'c13_k2sc_output_2018-05-29_comments2'.S60">
            <calcext:condition calcext:apply-style-name="Bad" calcext:value="not-contains-text([$'c13_k2sc_output_2018-05-29_comments2'.M60])" calcext:base-cell-address="'c13_k2sc_output_2018-05-29_comments2'.S60"/>
          </calcext:conditional-format>
          <calcext:conditional-format calcext:target-range-address="'c13_k2sc_output_2018-05-29_comments2'.S61:'c13_k2sc_output_2018-05-29_comments2'.S61">
            <calcext:condition calcext:apply-style-name="Bad" calcext:value="not-contains-text([$'c13_k2sc_output_2018-05-29_comments2'.M61])" calcext:base-cell-address="'c13_k2sc_output_2018-05-29_comments2'.S61"/>
          </calcext:conditional-format>
          <calcext:conditional-format calcext:target-range-address="'c13_k2sc_output_2018-05-29_comments2'.S62:'c13_k2sc_output_2018-05-29_comments2'.S62">
            <calcext:condition calcext:apply-style-name="Bad" calcext:value="not-contains-text([$'c13_k2sc_output_2018-05-29_comments2'.M62])" calcext:base-cell-address="'c13_k2sc_output_2018-05-29_comments2'.S62"/>
          </calcext:conditional-format>
          <calcext:conditional-format calcext:target-range-address="'c13_k2sc_output_2018-05-29_comments2'.S63:'c13_k2sc_output_2018-05-29_comments2'.S63">
            <calcext:condition calcext:apply-style-name="Bad" calcext:value="not-contains-text([$'c13_k2sc_output_2018-05-29_comments2'.M63])" calcext:base-cell-address="'c13_k2sc_output_2018-05-29_comments2'.S63"/>
          </calcext:conditional-format>
          <calcext:conditional-format calcext:target-range-address="'c13_k2sc_output_2018-05-29_comments2'.S64:'c13_k2sc_output_2018-05-29_comments2'.S64">
            <calcext:condition calcext:apply-style-name="Bad" calcext:value="not-contains-text([$'c13_k2sc_output_2018-05-29_comments2'.M64])" calcext:base-cell-address="'c13_k2sc_output_2018-05-29_comments2'.S64"/>
          </calcext:conditional-format>
          <calcext:conditional-format calcext:target-range-address="'c13_k2sc_output_2018-05-29_comments2'.S65:'c13_k2sc_output_2018-05-29_comments2'.S65">
            <calcext:condition calcext:apply-style-name="Bad" calcext:value="not-contains-text([$'c13_k2sc_output_2018-05-29_comments2'.M65])" calcext:base-cell-address="'c13_k2sc_output_2018-05-29_comments2'.S65"/>
          </calcext:conditional-format>
          <calcext:conditional-format calcext:target-range-address="'c13_k2sc_output_2018-05-29_comments2'.S66:'c13_k2sc_output_2018-05-29_comments2'.S66">
            <calcext:condition calcext:apply-style-name="Bad" calcext:value="not-contains-text([$'c13_k2sc_output_2018-05-29_comments2'.M66])" calcext:base-cell-address="'c13_k2sc_output_2018-05-29_comments2'.S66"/>
          </calcext:conditional-format>
          <calcext:conditional-format calcext:target-range-address="'c13_k2sc_output_2018-05-29_comments2'.S67:'c13_k2sc_output_2018-05-29_comments2'.S67">
            <calcext:condition calcext:apply-style-name="Bad" calcext:value="not-contains-text([$'c13_k2sc_output_2018-05-29_comments2'.M67])" calcext:base-cell-address="'c13_k2sc_output_2018-05-29_comments2'.S67"/>
          </calcext:conditional-format>
          <calcext:conditional-format calcext:target-range-address="'c13_k2sc_output_2018-05-29_comments2'.S68:'c13_k2sc_output_2018-05-29_comments2'.S68">
            <calcext:condition calcext:apply-style-name="Bad" calcext:value="not-contains-text([$'c13_k2sc_output_2018-05-29_comments2'.M68])" calcext:base-cell-address="'c13_k2sc_output_2018-05-29_comments2'.S68"/>
          </calcext:conditional-format>
          <calcext:conditional-format calcext:target-range-address="'c13_k2sc_output_2018-05-29_comments2'.S69:'c13_k2sc_output_2018-05-29_comments2'.S69">
            <calcext:condition calcext:apply-style-name="Bad" calcext:value="not-contains-text([$'c13_k2sc_output_2018-05-29_comments2'.M69])" calcext:base-cell-address="'c13_k2sc_output_2018-05-29_comments2'.S69"/>
          </calcext:conditional-format>
          <calcext:conditional-format calcext:target-range-address="'c13_k2sc_output_2018-05-29_comments2'.S70:'c13_k2sc_output_2018-05-29_comments2'.S70">
            <calcext:condition calcext:apply-style-name="Bad" calcext:value="not-contains-text([$'c13_k2sc_output_2018-05-29_comments2'.M70])" calcext:base-cell-address="'c13_k2sc_output_2018-05-29_comments2'.S70"/>
          </calcext:conditional-format>
          <calcext:conditional-format calcext:target-range-address="'c13_k2sc_output_2018-05-29_comments2'.S71:'c13_k2sc_output_2018-05-29_comments2'.S71">
            <calcext:condition calcext:apply-style-name="Bad" calcext:value="not-contains-text([$'c13_k2sc_output_2018-05-29_comments2'.M71])" calcext:base-cell-address="'c13_k2sc_output_2018-05-29_comments2'.S71"/>
          </calcext:conditional-format>
          <calcext:conditional-format calcext:target-range-address="'c13_k2sc_output_2018-05-29_comments2'.S72:'c13_k2sc_output_2018-05-29_comments2'.S72">
            <calcext:condition calcext:apply-style-name="Bad" calcext:value="not-contains-text([$'c13_k2sc_output_2018-05-29_comments2'.M72])" calcext:base-cell-address="'c13_k2sc_output_2018-05-29_comments2'.S72"/>
          </calcext:conditional-format>
          <calcext:conditional-format calcext:target-range-address="'c13_k2sc_output_2018-05-29_comments2'.S73:'c13_k2sc_output_2018-05-29_comments2'.S73">
            <calcext:condition calcext:apply-style-name="Bad" calcext:value="not-contains-text([$'c13_k2sc_output_2018-05-29_comments2'.M73])" calcext:base-cell-address="'c13_k2sc_output_2018-05-29_comments2'.S73"/>
          </calcext:conditional-format>
          <calcext:conditional-format calcext:target-range-address="'c13_k2sc_output_2018-05-29_comments2'.S74:'c13_k2sc_output_2018-05-29_comments2'.S74">
            <calcext:condition calcext:apply-style-name="Bad" calcext:value="not-contains-text([$'c13_k2sc_output_2018-05-29_comments2'.M74])" calcext:base-cell-address="'c13_k2sc_output_2018-05-29_comments2'.S74"/>
          </calcext:conditional-format>
          <calcext:conditional-format calcext:target-range-address="'c13_k2sc_output_2018-05-29_comments2'.S75:'c13_k2sc_output_2018-05-29_comments2'.S75">
            <calcext:condition calcext:apply-style-name="Bad" calcext:value="not-contains-text([$'c13_k2sc_output_2018-05-29_comments2'.M75])" calcext:base-cell-address="'c13_k2sc_output_2018-05-29_comments2'.S75"/>
          </calcext:conditional-format>
          <calcext:conditional-format calcext:target-range-address="'c13_k2sc_output_2018-05-29_comments2'.S76:'c13_k2sc_output_2018-05-29_comments2'.S76">
            <calcext:condition calcext:apply-style-name="Bad" calcext:value="not-contains-text([$'c13_k2sc_output_2018-05-29_comments2'.M76])" calcext:base-cell-address="'c13_k2sc_output_2018-05-29_comments2'.S76"/>
          </calcext:conditional-format>
          <calcext:conditional-format calcext:target-range-address="'c13_k2sc_output_2018-05-29_comments2'.S77:'c13_k2sc_output_2018-05-29_comments2'.S77">
            <calcext:condition calcext:apply-style-name="Bad" calcext:value="not-contains-text([$'c13_k2sc_output_2018-05-29_comments2'.M77])" calcext:base-cell-address="'c13_k2sc_output_2018-05-29_comments2'.S77"/>
          </calcext:conditional-format>
          <calcext:conditional-format calcext:target-range-address="'c13_k2sc_output_2018-05-29_comments2'.S78:'c13_k2sc_output_2018-05-29_comments2'.S78">
            <calcext:condition calcext:apply-style-name="Bad" calcext:value="not-contains-text([$'c13_k2sc_output_2018-05-29_comments2'.M78])" calcext:base-cell-address="'c13_k2sc_output_2018-05-29_comments2'.S78"/>
          </calcext:conditional-format>
          <calcext:conditional-format calcext:target-range-address="'c13_k2sc_output_2018-05-29_comments2'.S79:'c13_k2sc_output_2018-05-29_comments2'.S79">
            <calcext:condition calcext:apply-style-name="Bad" calcext:value="not-contains-text([$'c13_k2sc_output_2018-05-29_comments2'.M79])" calcext:base-cell-address="'c13_k2sc_output_2018-05-29_comments2'.S79"/>
          </calcext:conditional-format>
          <calcext:conditional-format calcext:target-range-address="'c13_k2sc_output_2018-05-29_comments2'.S80:'c13_k2sc_output_2018-05-29_comments2'.S80">
            <calcext:condition calcext:apply-style-name="Bad" calcext:value="not-contains-text([$'c13_k2sc_output_2018-05-29_comments2'.M80])" calcext:base-cell-address="'c13_k2sc_output_2018-05-29_comments2'.S80"/>
          </calcext:conditional-format>
          <calcext:conditional-format calcext:target-range-address="'c13_k2sc_output_2018-05-29_comments2'.S81:'c13_k2sc_output_2018-05-29_comments2'.S81">
            <calcext:condition calcext:apply-style-name="Bad" calcext:value="not-contains-text([$'c13_k2sc_output_2018-05-29_comments2'.M81])" calcext:base-cell-address="'c13_k2sc_output_2018-05-29_comments2'.S81"/>
          </calcext:conditional-format>
          <calcext:conditional-format calcext:target-range-address="'c13_k2sc_output_2018-05-29_comments2'.S82:'c13_k2sc_output_2018-05-29_comments2'.S82">
            <calcext:condition calcext:apply-style-name="Bad" calcext:value="not-contains-text([$'c13_k2sc_output_2018-05-29_comments2'.M82])" calcext:base-cell-address="'c13_k2sc_output_2018-05-29_comments2'.S82"/>
          </calcext:conditional-format>
          <calcext:conditional-format calcext:target-range-address="'c13_k2sc_output_2018-05-29_comments2'.S83:'c13_k2sc_output_2018-05-29_comments2'.S83">
            <calcext:condition calcext:apply-style-name="Bad" calcext:value="not-contains-text([$'c13_k2sc_output_2018-05-29_comments2'.M83])" calcext:base-cell-address="'c13_k2sc_output_2018-05-29_comments2'.S83"/>
          </calcext:conditional-format>
          <calcext:conditional-format calcext:target-range-address="'c13_k2sc_output_2018-05-29_comments2'.S84:'c13_k2sc_output_2018-05-29_comments2'.S84">
            <calcext:condition calcext:apply-style-name="Bad" calcext:value="not-contains-text([$'c13_k2sc_output_2018-05-29_comments2'.M84])" calcext:base-cell-address="'c13_k2sc_output_2018-05-29_comments2'.S84"/>
          </calcext:conditional-format>
          <calcext:conditional-format calcext:target-range-address="'c13_k2sc_output_2018-05-29_comments2'.S85:'c13_k2sc_output_2018-05-29_comments2'.S85">
            <calcext:condition calcext:apply-style-name="Bad" calcext:value="not-contains-text([$'c13_k2sc_output_2018-05-29_comments2'.M85])" calcext:base-cell-address="'c13_k2sc_output_2018-05-29_comments2'.S85"/>
          </calcext:conditional-format>
          <calcext:conditional-format calcext:target-range-address="'c13_k2sc_output_2018-05-29_comments2'.S86:'c13_k2sc_output_2018-05-29_comments2'.S86">
            <calcext:condition calcext:apply-style-name="Bad" calcext:value="not-contains-text([$'c13_k2sc_output_2018-05-29_comments2'.M86])" calcext:base-cell-address="'c13_k2sc_output_2018-05-29_comments2'.S86"/>
          </calcext:conditional-format>
          <calcext:conditional-format calcext:target-range-address="'c13_k2sc_output_2018-05-29_comments2'.S87:'c13_k2sc_output_2018-05-29_comments2'.S87">
            <calcext:condition calcext:apply-style-name="Bad" calcext:value="not-contains-text([$'c13_k2sc_output_2018-05-29_comments2'.M87])" calcext:base-cell-address="'c13_k2sc_output_2018-05-29_comments2'.S87"/>
          </calcext:conditional-format>
          <calcext:conditional-format calcext:target-range-address="'c13_k2sc_output_2018-05-29_comments2'.S88:'c13_k2sc_output_2018-05-29_comments2'.S88">
            <calcext:condition calcext:apply-style-name="Bad" calcext:value="not-contains-text([$'c13_k2sc_output_2018-05-29_comments2'.M88])" calcext:base-cell-address="'c13_k2sc_output_2018-05-29_comments2'.S88"/>
          </calcext:conditional-format>
          <calcext:conditional-format calcext:target-range-address="'c13_k2sc_output_2018-05-29_comments2'.S89:'c13_k2sc_output_2018-05-29_comments2'.S89">
            <calcext:condition calcext:apply-style-name="Bad" calcext:value="not-contains-text([$'c13_k2sc_output_2018-05-29_comments2'.M89])" calcext:base-cell-address="'c13_k2sc_output_2018-05-29_comments2'.S89"/>
          </calcext:conditional-format>
          <calcext:conditional-format calcext:target-range-address="'c13_k2sc_output_2018-05-29_comments2'.S90:'c13_k2sc_output_2018-05-29_comments2'.S90">
            <calcext:condition calcext:apply-style-name="Bad" calcext:value="not-contains-text([$'c13_k2sc_output_2018-05-29_comments2'.M90])" calcext:base-cell-address="'c13_k2sc_output_2018-05-29_comments2'.S90"/>
          </calcext:conditional-format>
          <calcext:conditional-format calcext:target-range-address="'c13_k2sc_output_2018-05-29_comments2'.S91:'c13_k2sc_output_2018-05-29_comments2'.S91">
            <calcext:condition calcext:apply-style-name="Bad" calcext:value="not-contains-text([$'c13_k2sc_output_2018-05-29_comments2'.M91])" calcext:base-cell-address="'c13_k2sc_output_2018-05-29_comments2'.S91"/>
          </calcext:conditional-format>
          <calcext:conditional-format calcext:target-range-address="'c13_k2sc_output_2018-05-29_comments2'.S92:'c13_k2sc_output_2018-05-29_comments2'.S92">
            <calcext:condition calcext:apply-style-name="Bad" calcext:value="not-contains-text([$'c13_k2sc_output_2018-05-29_comments2'.M92])" calcext:base-cell-address="'c13_k2sc_output_2018-05-29_comments2'.S92"/>
          </calcext:conditional-format>
          <calcext:conditional-format calcext:target-range-address="'c13_k2sc_output_2018-05-29_comments2'.S93:'c13_k2sc_output_2018-05-29_comments2'.S93">
            <calcext:condition calcext:apply-style-name="Bad" calcext:value="not-contains-text([$'c13_k2sc_output_2018-05-29_comments2'.M93])" calcext:base-cell-address="'c13_k2sc_output_2018-05-29_comments2'.S93"/>
          </calcext:conditional-format>
          <calcext:conditional-format calcext:target-range-address="'c13_k2sc_output_2018-05-29_comments2'.S94:'c13_k2sc_output_2018-05-29_comments2'.S94">
            <calcext:condition calcext:apply-style-name="Bad" calcext:value="not-contains-text([$'c13_k2sc_output_2018-05-29_comments2'.M94])" calcext:base-cell-address="'c13_k2sc_output_2018-05-29_comments2'.S94"/>
          </calcext:conditional-format>
          <calcext:conditional-format calcext:target-range-address="'c13_k2sc_output_2018-05-29_comments2'.S95:'c13_k2sc_output_2018-05-29_comments2'.S95">
            <calcext:condition calcext:apply-style-name="Bad" calcext:value="not-contains-text([$'c13_k2sc_output_2018-05-29_comments2'.M95])" calcext:base-cell-address="'c13_k2sc_output_2018-05-29_comments2'.S95"/>
          </calcext:conditional-format>
          <calcext:conditional-format calcext:target-range-address="'c13_k2sc_output_2018-05-29_comments2'.S96:'c13_k2sc_output_2018-05-29_comments2'.S96">
            <calcext:condition calcext:apply-style-name="Bad" calcext:value="not-contains-text([$'c13_k2sc_output_2018-05-29_comments2'.M96])" calcext:base-cell-address="'c13_k2sc_output_2018-05-29_comments2'.S96"/>
          </calcext:conditional-format>
          <calcext:conditional-format calcext:target-range-address="'c13_k2sc_output_2018-05-29_comments2'.S97:'c13_k2sc_output_2018-05-29_comments2'.S97">
            <calcext:condition calcext:apply-style-name="Bad" calcext:value="not-contains-text([$'c13_k2sc_output_2018-05-29_comments2'.M97])" calcext:base-cell-address="'c13_k2sc_output_2018-05-29_comments2'.S97"/>
          </calcext:conditional-format>
          <calcext:conditional-format calcext:target-range-address="'c13_k2sc_output_2018-05-29_comments2'.S98:'c13_k2sc_output_2018-05-29_comments2'.S98">
            <calcext:condition calcext:apply-style-name="Bad" calcext:value="not-contains-text([$'c13_k2sc_output_2018-05-29_comments2'.M98])" calcext:base-cell-address="'c13_k2sc_output_2018-05-29_comments2'.S98"/>
          </calcext:conditional-format>
          <calcext:conditional-format calcext:target-range-address="'c13_k2sc_output_2018-05-29_comments2'.S99:'c13_k2sc_output_2018-05-29_comments2'.S99">
            <calcext:condition calcext:apply-style-name="Bad" calcext:value="not-contains-text([$'c13_k2sc_output_2018-05-29_comments2'.M99])" calcext:base-cell-address="'c13_k2sc_output_2018-05-29_comments2'.S99"/>
          </calcext:conditional-format>
          <calcext:conditional-format calcext:target-range-address="'c13_k2sc_output_2018-05-29_comments2'.S100:'c13_k2sc_output_2018-05-29_comments2'.S100">
            <calcext:condition calcext:apply-style-name="Bad" calcext:value="not-contains-text([$'c13_k2sc_output_2018-05-29_comments2'.M100])" calcext:base-cell-address="'c13_k2sc_output_2018-05-29_comments2'.S100"/>
          </calcext:conditional-format>
          <calcext:conditional-format calcext:target-range-address="'c13_k2sc_output_2018-05-29_comments2'.S101:'c13_k2sc_output_2018-05-29_comments2'.S101">
            <calcext:condition calcext:apply-style-name="Bad" calcext:value="not-contains-text([$'c13_k2sc_output_2018-05-29_comments2'.M101])" calcext:base-cell-address="'c13_k2sc_output_2018-05-29_comments2'.S101"/>
          </calcext:conditional-format>
          <calcext:conditional-format calcext:target-range-address="'c13_k2sc_output_2018-05-29_comments2'.S102:'c13_k2sc_output_2018-05-29_comments2'.S102">
            <calcext:condition calcext:apply-style-name="Bad" calcext:value="not-contains-text([$'c13_k2sc_output_2018-05-29_comments2'.M102])" calcext:base-cell-address="'c13_k2sc_output_2018-05-29_comments2'.S102"/>
          </calcext:conditional-format>
          <calcext:conditional-format calcext:target-range-address="'c13_k2sc_output_2018-05-29_comments2'.S103:'c13_k2sc_output_2018-05-29_comments2'.S103">
            <calcext:condition calcext:apply-style-name="Bad" calcext:value="not-contains-text([$'c13_k2sc_output_2018-05-29_comments2'.M103])" calcext:base-cell-address="'c13_k2sc_output_2018-05-29_comments2'.S103"/>
          </calcext:conditional-format>
          <calcext:conditional-format calcext:target-range-address="'c13_k2sc_output_2018-05-29_comments2'.S104:'c13_k2sc_output_2018-05-29_comments2'.S104">
            <calcext:condition calcext:apply-style-name="Bad" calcext:value="not-contains-text([$'c13_k2sc_output_2018-05-29_comments2'.M104])" calcext:base-cell-address="'c13_k2sc_output_2018-05-29_comments2'.S104"/>
          </calcext:conditional-format>
          <calcext:conditional-format calcext:target-range-address="'c13_k2sc_output_2018-05-29_comments2'.S105:'c13_k2sc_output_2018-05-29_comments2'.S105">
            <calcext:condition calcext:apply-style-name="Bad" calcext:value="not-contains-text([$'c13_k2sc_output_2018-05-29_comments2'.M105])" calcext:base-cell-address="'c13_k2sc_output_2018-05-29_comments2'.S105"/>
          </calcext:conditional-format>
          <calcext:conditional-format calcext:target-range-address="'c13_k2sc_output_2018-05-29_comments2'.S106:'c13_k2sc_output_2018-05-29_comments2'.S106">
            <calcext:condition calcext:apply-style-name="Bad" calcext:value="not-contains-text([$'c13_k2sc_output_2018-05-29_comments2'.M106])" calcext:base-cell-address="'c13_k2sc_output_2018-05-29_comments2'.S106"/>
          </calcext:conditional-format>
          <calcext:conditional-format calcext:target-range-address="'c13_k2sc_output_2018-05-29_comments2'.S107:'c13_k2sc_output_2018-05-29_comments2'.S107">
            <calcext:condition calcext:apply-style-name="Bad" calcext:value="not-contains-text([$'c13_k2sc_output_2018-05-29_comments2'.M107])" calcext:base-cell-address="'c13_k2sc_output_2018-05-29_comments2'.S107"/>
          </calcext:conditional-format>
          <calcext:conditional-format calcext:target-range-address="'c13_k2sc_output_2018-05-29_comments2'.S108:'c13_k2sc_output_2018-05-29_comments2'.S108">
            <calcext:condition calcext:apply-style-name="Bad" calcext:value="not-contains-text([$'c13_k2sc_output_2018-05-29_comments2'.M108])" calcext:base-cell-address="'c13_k2sc_output_2018-05-29_comments2'.S108"/>
          </calcext:conditional-format>
          <calcext:conditional-format calcext:target-range-address="'c13_k2sc_output_2018-05-29_comments2'.S109:'c13_k2sc_output_2018-05-29_comments2'.S109">
            <calcext:condition calcext:apply-style-name="Bad" calcext:value="not-contains-text([$'c13_k2sc_output_2018-05-29_comments2'.M109])" calcext:base-cell-address="'c13_k2sc_output_2018-05-29_comments2'.S109"/>
          </calcext:conditional-format>
          <calcext:conditional-format calcext:target-range-address="'c13_k2sc_output_2018-05-29_comments2'.S110:'c13_k2sc_output_2018-05-29_comments2'.S110">
            <calcext:condition calcext:apply-style-name="Bad" calcext:value="not-contains-text([$'c13_k2sc_output_2018-05-29_comments2'.M110])" calcext:base-cell-address="'c13_k2sc_output_2018-05-29_comments2'.S110"/>
          </calcext:conditional-format>
          <calcext:conditional-format calcext:target-range-address="'c13_k2sc_output_2018-05-29_comments2'.S111:'c13_k2sc_output_2018-05-29_comments2'.S111">
            <calcext:condition calcext:apply-style-name="Bad" calcext:value="not-contains-text([$'c13_k2sc_output_2018-05-29_comments2'.M111])" calcext:base-cell-address="'c13_k2sc_output_2018-05-29_comments2'.S111"/>
          </calcext:conditional-format>
          <calcext:conditional-format calcext:target-range-address="'c13_k2sc_output_2018-05-29_comments2'.S112:'c13_k2sc_output_2018-05-29_comments2'.S112">
            <calcext:condition calcext:apply-style-name="Bad" calcext:value="not-contains-text([$'c13_k2sc_output_2018-05-29_comments2'.M112])" calcext:base-cell-address="'c13_k2sc_output_2018-05-29_comments2'.S112"/>
          </calcext:conditional-format>
          <calcext:conditional-format calcext:target-range-address="'c13_k2sc_output_2018-05-29_comments2'.S113:'c13_k2sc_output_2018-05-29_comments2'.S113">
            <calcext:condition calcext:apply-style-name="Bad" calcext:value="not-contains-text([$'c13_k2sc_output_2018-05-29_comments2'.M113])" calcext:base-cell-address="'c13_k2sc_output_2018-05-29_comments2'.S113"/>
          </calcext:conditional-format>
          <calcext:conditional-format calcext:target-range-address="'c13_k2sc_output_2018-05-29_comments2'.S114:'c13_k2sc_output_2018-05-29_comments2'.S114">
            <calcext:condition calcext:apply-style-name="Bad" calcext:value="not-contains-text([$'c13_k2sc_output_2018-05-29_comments2'.M114])" calcext:base-cell-address="'c13_k2sc_output_2018-05-29_comments2'.S114"/>
          </calcext:conditional-format>
          <calcext:conditional-format calcext:target-range-address="'c13_k2sc_output_2018-05-29_comments2'.S115:'c13_k2sc_output_2018-05-29_comments2'.S115">
            <calcext:condition calcext:apply-style-name="Bad" calcext:value="not-contains-text([$'c13_k2sc_output_2018-05-29_comments2'.M115])" calcext:base-cell-address="'c13_k2sc_output_2018-05-29_comments2'.S115"/>
          </calcext:conditional-format>
          <calcext:conditional-format calcext:target-range-address="'c13_k2sc_output_2018-05-29_comments2'.S116:'c13_k2sc_output_2018-05-29_comments2'.S116">
            <calcext:condition calcext:apply-style-name="Bad" calcext:value="not-contains-text([$'c13_k2sc_output_2018-05-29_comments2'.M116])" calcext:base-cell-address="'c13_k2sc_output_2018-05-29_comments2'.S116"/>
          </calcext:conditional-format>
          <calcext:conditional-format calcext:target-range-address="'c13_k2sc_output_2018-05-29_comments2'.S117:'c13_k2sc_output_2018-05-29_comments2'.S117">
            <calcext:condition calcext:apply-style-name="Bad" calcext:value="not-contains-text([$'c13_k2sc_output_2018-05-29_comments2'.M117])" calcext:base-cell-address="'c13_k2sc_output_2018-05-29_comments2'.S117"/>
          </calcext:conditional-format>
          <calcext:conditional-format calcext:target-range-address="'c13_k2sc_output_2018-05-29_comments2'.S118:'c13_k2sc_output_2018-05-29_comments2'.S118">
            <calcext:condition calcext:apply-style-name="Bad" calcext:value="not-contains-text([$'c13_k2sc_output_2018-05-29_comments2'.M118])" calcext:base-cell-address="'c13_k2sc_output_2018-05-29_comments2'.S118"/>
          </calcext:conditional-format>
          <calcext:conditional-format calcext:target-range-address="'c13_k2sc_output_2018-05-29_comments2'.S119:'c13_k2sc_output_2018-05-29_comments2'.S119">
            <calcext:condition calcext:apply-style-name="Bad" calcext:value="not-contains-text([$'c13_k2sc_output_2018-05-29_comments2'.M119])" calcext:base-cell-address="'c13_k2sc_output_2018-05-29_comments2'.S119"/>
          </calcext:conditional-format>
          <calcext:conditional-format calcext:target-range-address="'c13_k2sc_output_2018-05-29_comments2'.S120:'c13_k2sc_output_2018-05-29_comments2'.S120">
            <calcext:condition calcext:apply-style-name="Bad" calcext:value="not-contains-text([$'c13_k2sc_output_2018-05-29_comments2'.M120])" calcext:base-cell-address="'c13_k2sc_output_2018-05-29_comments2'.S120"/>
          </calcext:conditional-format>
          <calcext:conditional-format calcext:target-range-address="'c13_k2sc_output_2018-05-29_comments2'.S121:'c13_k2sc_output_2018-05-29_comments2'.S121">
            <calcext:condition calcext:apply-style-name="Bad" calcext:value="not-contains-text([$'c13_k2sc_output_2018-05-29_comments2'.M121])" calcext:base-cell-address="'c13_k2sc_output_2018-05-29_comments2'.S121"/>
          </calcext:conditional-format>
          <calcext:conditional-format calcext:target-range-address="'c13_k2sc_output_2018-05-29_comments2'.S122:'c13_k2sc_output_2018-05-29_comments2'.S122">
            <calcext:condition calcext:apply-style-name="Bad" calcext:value="not-contains-text([$'c13_k2sc_output_2018-05-29_comments2'.M122])" calcext:base-cell-address="'c13_k2sc_output_2018-05-29_comments2'.S122"/>
          </calcext:conditional-format>
          <calcext:conditional-format calcext:target-range-address="'c13_k2sc_output_2018-05-29_comments2'.S123:'c13_k2sc_output_2018-05-29_comments2'.S123">
            <calcext:condition calcext:apply-style-name="Bad" calcext:value="not-contains-text([$'c13_k2sc_output_2018-05-29_comments2'.M123])" calcext:base-cell-address="'c13_k2sc_output_2018-05-29_comments2'.S123"/>
          </calcext:conditional-format>
          <calcext:conditional-format calcext:target-range-address="'c13_k2sc_output_2018-05-29_comments2'.S124:'c13_k2sc_output_2018-05-29_comments2'.S124">
            <calcext:condition calcext:apply-style-name="Bad" calcext:value="not-contains-text([$'c13_k2sc_output_2018-05-29_comments2'.M124])" calcext:base-cell-address="'c13_k2sc_output_2018-05-29_comments2'.S124"/>
          </calcext:conditional-format>
          <calcext:conditional-format calcext:target-range-address="'c13_k2sc_output_2018-05-29_comments2'.S125:'c13_k2sc_output_2018-05-29_comments2'.S125">
            <calcext:condition calcext:apply-style-name="Bad" calcext:value="not-contains-text([$'c13_k2sc_output_2018-05-29_comments2'.M125])" calcext:base-cell-address="'c13_k2sc_output_2018-05-29_comments2'.S125"/>
          </calcext:conditional-format>
          <calcext:conditional-format calcext:target-range-address="'c13_k2sc_output_2018-05-29_comments2'.S126:'c13_k2sc_output_2018-05-29_comments2'.S126">
            <calcext:condition calcext:apply-style-name="Bad" calcext:value="not-contains-text([$'c13_k2sc_output_2018-05-29_comments2'.M126])" calcext:base-cell-address="'c13_k2sc_output_2018-05-29_comments2'.S126"/>
          </calcext:conditional-format>
          <calcext:conditional-format calcext:target-range-address="'c13_k2sc_output_2018-05-29_comments2'.S127:'c13_k2sc_output_2018-05-29_comments2'.S127">
            <calcext:condition calcext:apply-style-name="Bad" calcext:value="not-contains-text([$'c13_k2sc_output_2018-05-29_comments2'.M127])" calcext:base-cell-address="'c13_k2sc_output_2018-05-29_comments2'.S127"/>
          </calcext:conditional-format>
          <calcext:conditional-format calcext:target-range-address="'c13_k2sc_output_2018-05-29_comments2'.S128:'c13_k2sc_output_2018-05-29_comments2'.S128">
            <calcext:condition calcext:apply-style-name="Bad" calcext:value="not-contains-text([$'c13_k2sc_output_2018-05-29_comments2'.M128])" calcext:base-cell-address="'c13_k2sc_output_2018-05-29_comments2'.S128"/>
          </calcext:conditional-format>
          <calcext:conditional-format calcext:target-range-address="'c13_k2sc_output_2018-05-29_comments2'.S129:'c13_k2sc_output_2018-05-29_comments2'.S129">
            <calcext:condition calcext:apply-style-name="Bad" calcext:value="not-contains-text([$'c13_k2sc_output_2018-05-29_comments2'.M129])" calcext:base-cell-address="'c13_k2sc_output_2018-05-29_comments2'.S129"/>
          </calcext:conditional-format>
          <calcext:conditional-format calcext:target-range-address="'c13_k2sc_output_2018-05-29_comments2'.S130:'c13_k2sc_output_2018-05-29_comments2'.S130">
            <calcext:condition calcext:apply-style-name="Bad" calcext:value="not-contains-text([$'c13_k2sc_output_2018-05-29_comments2'.M130])" calcext:base-cell-address="'c13_k2sc_output_2018-05-29_comments2'.S130"/>
          </calcext:conditional-format>
          <calcext:conditional-format calcext:target-range-address="'c13_k2sc_output_2018-05-29_comments2'.S131:'c13_k2sc_output_2018-05-29_comments2'.S131">
            <calcext:condition calcext:apply-style-name="Bad" calcext:value="not-contains-text([$'c13_k2sc_output_2018-05-29_comments2'.M131])" calcext:base-cell-address="'c13_k2sc_output_2018-05-29_comments2'.S131"/>
          </calcext:conditional-format>
          <calcext:conditional-format calcext:target-range-address="'c13_k2sc_output_2018-05-29_comments2'.S132:'c13_k2sc_output_2018-05-29_comments2'.S132">
            <calcext:condition calcext:apply-style-name="Bad" calcext:value="not-contains-text([$'c13_k2sc_output_2018-05-29_comments2'.M132])" calcext:base-cell-address="'c13_k2sc_output_2018-05-29_comments2'.S132"/>
          </calcext:conditional-format>
          <calcext:conditional-format calcext:target-range-address="'c13_k2sc_output_2018-05-29_comments2'.S133:'c13_k2sc_output_2018-05-29_comments2'.S133">
            <calcext:condition calcext:apply-style-name="Bad" calcext:value="not-contains-text([$'c13_k2sc_output_2018-05-29_comments2'.M133])" calcext:base-cell-address="'c13_k2sc_output_2018-05-29_comments2'.S133"/>
          </calcext:conditional-format>
          <calcext:conditional-format calcext:target-range-address="'c13_k2sc_output_2018-05-29_comments2'.T3:'c13_k2sc_output_2018-05-29_comments2'.T3">
            <calcext:condition calcext:apply-style-name="Bad" calcext:value="not-contains-text([$'c13_k2sc_output_2018-05-29_comments2'.N3])" calcext:base-cell-address="'c13_k2sc_output_2018-05-29_comments2'.T3"/>
          </calcext:conditional-format>
          <calcext:conditional-format calcext:target-range-address="'c13_k2sc_output_2018-05-29_comments2'.T4:'c13_k2sc_output_2018-05-29_comments2'.T4">
            <calcext:condition calcext:apply-style-name="Bad" calcext:value="not-contains-text([$'c13_k2sc_output_2018-05-29_comments2'.N4])" calcext:base-cell-address="'c13_k2sc_output_2018-05-29_comments2'.T4"/>
          </calcext:conditional-format>
          <calcext:conditional-format calcext:target-range-address="'c13_k2sc_output_2018-05-29_comments2'.T5:'c13_k2sc_output_2018-05-29_comments2'.T5">
            <calcext:condition calcext:apply-style-name="Bad" calcext:value="not-contains-text([$'c13_k2sc_output_2018-05-29_comments2'.N5])" calcext:base-cell-address="'c13_k2sc_output_2018-05-29_comments2'.T5"/>
          </calcext:conditional-format>
          <calcext:conditional-format calcext:target-range-address="'c13_k2sc_output_2018-05-29_comments2'.T6:'c13_k2sc_output_2018-05-29_comments2'.T6">
            <calcext:condition calcext:apply-style-name="Bad" calcext:value="not-contains-text([$'c13_k2sc_output_2018-05-29_comments2'.N6])" calcext:base-cell-address="'c13_k2sc_output_2018-05-29_comments2'.T6"/>
          </calcext:conditional-format>
          <calcext:conditional-format calcext:target-range-address="'c13_k2sc_output_2018-05-29_comments2'.T7:'c13_k2sc_output_2018-05-29_comments2'.T7">
            <calcext:condition calcext:apply-style-name="Bad" calcext:value="not-contains-text([$'c13_k2sc_output_2018-05-29_comments2'.N7])" calcext:base-cell-address="'c13_k2sc_output_2018-05-29_comments2'.T7"/>
          </calcext:conditional-format>
          <calcext:conditional-format calcext:target-range-address="'c13_k2sc_output_2018-05-29_comments2'.T8:'c13_k2sc_output_2018-05-29_comments2'.T8">
            <calcext:condition calcext:apply-style-name="Bad" calcext:value="not-contains-text([$'c13_k2sc_output_2018-05-29_comments2'.N8])" calcext:base-cell-address="'c13_k2sc_output_2018-05-29_comments2'.T8"/>
          </calcext:conditional-format>
          <calcext:conditional-format calcext:target-range-address="'c13_k2sc_output_2018-05-29_comments2'.T9:'c13_k2sc_output_2018-05-29_comments2'.T9">
            <calcext:condition calcext:apply-style-name="Bad" calcext:value="not-contains-text([$'c13_k2sc_output_2018-05-29_comments2'.N9])" calcext:base-cell-address="'c13_k2sc_output_2018-05-29_comments2'.T9"/>
          </calcext:conditional-format>
          <calcext:conditional-format calcext:target-range-address="'c13_k2sc_output_2018-05-29_comments2'.T10:'c13_k2sc_output_2018-05-29_comments2'.T10">
            <calcext:condition calcext:apply-style-name="Bad" calcext:value="not-contains-text([$'c13_k2sc_output_2018-05-29_comments2'.N10])" calcext:base-cell-address="'c13_k2sc_output_2018-05-29_comments2'.T10"/>
          </calcext:conditional-format>
          <calcext:conditional-format calcext:target-range-address="'c13_k2sc_output_2018-05-29_comments2'.T11:'c13_k2sc_output_2018-05-29_comments2'.T11">
            <calcext:condition calcext:apply-style-name="Bad" calcext:value="not-contains-text([$'c13_k2sc_output_2018-05-29_comments2'.N11])" calcext:base-cell-address="'c13_k2sc_output_2018-05-29_comments2'.T11"/>
          </calcext:conditional-format>
          <calcext:conditional-format calcext:target-range-address="'c13_k2sc_output_2018-05-29_comments2'.T12:'c13_k2sc_output_2018-05-29_comments2'.T12">
            <calcext:condition calcext:apply-style-name="Bad" calcext:value="not-contains-text([$'c13_k2sc_output_2018-05-29_comments2'.N12])" calcext:base-cell-address="'c13_k2sc_output_2018-05-29_comments2'.T12"/>
          </calcext:conditional-format>
          <calcext:conditional-format calcext:target-range-address="'c13_k2sc_output_2018-05-29_comments2'.T13:'c13_k2sc_output_2018-05-29_comments2'.T13">
            <calcext:condition calcext:apply-style-name="Bad" calcext:value="not-contains-text([$'c13_k2sc_output_2018-05-29_comments2'.N13])" calcext:base-cell-address="'c13_k2sc_output_2018-05-29_comments2'.T13"/>
          </calcext:conditional-format>
          <calcext:conditional-format calcext:target-range-address="'c13_k2sc_output_2018-05-29_comments2'.T14:'c13_k2sc_output_2018-05-29_comments2'.T14">
            <calcext:condition calcext:apply-style-name="Bad" calcext:value="not-contains-text([$'c13_k2sc_output_2018-05-29_comments2'.N14])" calcext:base-cell-address="'c13_k2sc_output_2018-05-29_comments2'.T14"/>
          </calcext:conditional-format>
          <calcext:conditional-format calcext:target-range-address="'c13_k2sc_output_2018-05-29_comments2'.T15:'c13_k2sc_output_2018-05-29_comments2'.T15">
            <calcext:condition calcext:apply-style-name="Bad" calcext:value="not-contains-text([$'c13_k2sc_output_2018-05-29_comments2'.N15])" calcext:base-cell-address="'c13_k2sc_output_2018-05-29_comments2'.T15"/>
          </calcext:conditional-format>
          <calcext:conditional-format calcext:target-range-address="'c13_k2sc_output_2018-05-29_comments2'.T16:'c13_k2sc_output_2018-05-29_comments2'.T16">
            <calcext:condition calcext:apply-style-name="Bad" calcext:value="not-contains-text([$'c13_k2sc_output_2018-05-29_comments2'.N16])" calcext:base-cell-address="'c13_k2sc_output_2018-05-29_comments2'.T16"/>
          </calcext:conditional-format>
          <calcext:conditional-format calcext:target-range-address="'c13_k2sc_output_2018-05-29_comments2'.T17:'c13_k2sc_output_2018-05-29_comments2'.T17">
            <calcext:condition calcext:apply-style-name="Bad" calcext:value="not-contains-text([$'c13_k2sc_output_2018-05-29_comments2'.N17])" calcext:base-cell-address="'c13_k2sc_output_2018-05-29_comments2'.T17"/>
          </calcext:conditional-format>
          <calcext:conditional-format calcext:target-range-address="'c13_k2sc_output_2018-05-29_comments2'.T18:'c13_k2sc_output_2018-05-29_comments2'.T18">
            <calcext:condition calcext:apply-style-name="Bad" calcext:value="not-contains-text([$'c13_k2sc_output_2018-05-29_comments2'.N18])" calcext:base-cell-address="'c13_k2sc_output_2018-05-29_comments2'.T18"/>
          </calcext:conditional-format>
          <calcext:conditional-format calcext:target-range-address="'c13_k2sc_output_2018-05-29_comments2'.T19:'c13_k2sc_output_2018-05-29_comments2'.T19">
            <calcext:condition calcext:apply-style-name="Bad" calcext:value="not-contains-text([$'c13_k2sc_output_2018-05-29_comments2'.N19])" calcext:base-cell-address="'c13_k2sc_output_2018-05-29_comments2'.T19"/>
          </calcext:conditional-format>
          <calcext:conditional-format calcext:target-range-address="'c13_k2sc_output_2018-05-29_comments2'.T20:'c13_k2sc_output_2018-05-29_comments2'.T20">
            <calcext:condition calcext:apply-style-name="Bad" calcext:value="not-contains-text([$'c13_k2sc_output_2018-05-29_comments2'.N20])" calcext:base-cell-address="'c13_k2sc_output_2018-05-29_comments2'.T20"/>
          </calcext:conditional-format>
          <calcext:conditional-format calcext:target-range-address="'c13_k2sc_output_2018-05-29_comments2'.T21:'c13_k2sc_output_2018-05-29_comments2'.T21">
            <calcext:condition calcext:apply-style-name="Bad" calcext:value="not-contains-text([$'c13_k2sc_output_2018-05-29_comments2'.N21])" calcext:base-cell-address="'c13_k2sc_output_2018-05-29_comments2'.T21"/>
          </calcext:conditional-format>
          <calcext:conditional-format calcext:target-range-address="'c13_k2sc_output_2018-05-29_comments2'.T22:'c13_k2sc_output_2018-05-29_comments2'.T22">
            <calcext:condition calcext:apply-style-name="Bad" calcext:value="not-contains-text([$'c13_k2sc_output_2018-05-29_comments2'.N22])" calcext:base-cell-address="'c13_k2sc_output_2018-05-29_comments2'.T22"/>
          </calcext:conditional-format>
          <calcext:conditional-format calcext:target-range-address="'c13_k2sc_output_2018-05-29_comments2'.T23:'c13_k2sc_output_2018-05-29_comments2'.T23">
            <calcext:condition calcext:apply-style-name="Bad" calcext:value="not-contains-text([$'c13_k2sc_output_2018-05-29_comments2'.N23])" calcext:base-cell-address="'c13_k2sc_output_2018-05-29_comments2'.T23"/>
          </calcext:conditional-format>
          <calcext:conditional-format calcext:target-range-address="'c13_k2sc_output_2018-05-29_comments2'.T24:'c13_k2sc_output_2018-05-29_comments2'.T24">
            <calcext:condition calcext:apply-style-name="Bad" calcext:value="not-contains-text([$'c13_k2sc_output_2018-05-29_comments2'.N24])" calcext:base-cell-address="'c13_k2sc_output_2018-05-29_comments2'.T24"/>
          </calcext:conditional-format>
          <calcext:conditional-format calcext:target-range-address="'c13_k2sc_output_2018-05-29_comments2'.T25:'c13_k2sc_output_2018-05-29_comments2'.T25">
            <calcext:condition calcext:apply-style-name="Bad" calcext:value="not-contains-text([$'c13_k2sc_output_2018-05-29_comments2'.N25])" calcext:base-cell-address="'c13_k2sc_output_2018-05-29_comments2'.T25"/>
          </calcext:conditional-format>
          <calcext:conditional-format calcext:target-range-address="'c13_k2sc_output_2018-05-29_comments2'.T26:'c13_k2sc_output_2018-05-29_comments2'.T26">
            <calcext:condition calcext:apply-style-name="Bad" calcext:value="not-contains-text([$'c13_k2sc_output_2018-05-29_comments2'.N26])" calcext:base-cell-address="'c13_k2sc_output_2018-05-29_comments2'.T26"/>
          </calcext:conditional-format>
          <calcext:conditional-format calcext:target-range-address="'c13_k2sc_output_2018-05-29_comments2'.T27:'c13_k2sc_output_2018-05-29_comments2'.T27">
            <calcext:condition calcext:apply-style-name="Bad" calcext:value="not-contains-text([$'c13_k2sc_output_2018-05-29_comments2'.N27])" calcext:base-cell-address="'c13_k2sc_output_2018-05-29_comments2'.T27"/>
          </calcext:conditional-format>
          <calcext:conditional-format calcext:target-range-address="'c13_k2sc_output_2018-05-29_comments2'.T28:'c13_k2sc_output_2018-05-29_comments2'.T28">
            <calcext:condition calcext:apply-style-name="Bad" calcext:value="not-contains-text([$'c13_k2sc_output_2018-05-29_comments2'.N28])" calcext:base-cell-address="'c13_k2sc_output_2018-05-29_comments2'.T28"/>
          </calcext:conditional-format>
          <calcext:conditional-format calcext:target-range-address="'c13_k2sc_output_2018-05-29_comments2'.T29:'c13_k2sc_output_2018-05-29_comments2'.T29">
            <calcext:condition calcext:apply-style-name="Bad" calcext:value="not-contains-text([$'c13_k2sc_output_2018-05-29_comments2'.N29])" calcext:base-cell-address="'c13_k2sc_output_2018-05-29_comments2'.T29"/>
          </calcext:conditional-format>
          <calcext:conditional-format calcext:target-range-address="'c13_k2sc_output_2018-05-29_comments2'.T30:'c13_k2sc_output_2018-05-29_comments2'.T30">
            <calcext:condition calcext:apply-style-name="Bad" calcext:value="not-contains-text([$'c13_k2sc_output_2018-05-29_comments2'.N30])" calcext:base-cell-address="'c13_k2sc_output_2018-05-29_comments2'.T30"/>
          </calcext:conditional-format>
          <calcext:conditional-format calcext:target-range-address="'c13_k2sc_output_2018-05-29_comments2'.T31:'c13_k2sc_output_2018-05-29_comments2'.T31">
            <calcext:condition calcext:apply-style-name="Bad" calcext:value="not-contains-text([$'c13_k2sc_output_2018-05-29_comments2'.N31])" calcext:base-cell-address="'c13_k2sc_output_2018-05-29_comments2'.T31"/>
          </calcext:conditional-format>
          <calcext:conditional-format calcext:target-range-address="'c13_k2sc_output_2018-05-29_comments2'.T32:'c13_k2sc_output_2018-05-29_comments2'.T32">
            <calcext:condition calcext:apply-style-name="Bad" calcext:value="not-contains-text([$'c13_k2sc_output_2018-05-29_comments2'.N32])" calcext:base-cell-address="'c13_k2sc_output_2018-05-29_comments2'.T32"/>
          </calcext:conditional-format>
          <calcext:conditional-format calcext:target-range-address="'c13_k2sc_output_2018-05-29_comments2'.T33:'c13_k2sc_output_2018-05-29_comments2'.T33">
            <calcext:condition calcext:apply-style-name="Bad" calcext:value="not-contains-text([$'c13_k2sc_output_2018-05-29_comments2'.N33])" calcext:base-cell-address="'c13_k2sc_output_2018-05-29_comments2'.T33"/>
          </calcext:conditional-format>
          <calcext:conditional-format calcext:target-range-address="'c13_k2sc_output_2018-05-29_comments2'.T34:'c13_k2sc_output_2018-05-29_comments2'.T34">
            <calcext:condition calcext:apply-style-name="Bad" calcext:value="not-contains-text([$'c13_k2sc_output_2018-05-29_comments2'.N34])" calcext:base-cell-address="'c13_k2sc_output_2018-05-29_comments2'.T34"/>
          </calcext:conditional-format>
          <calcext:conditional-format calcext:target-range-address="'c13_k2sc_output_2018-05-29_comments2'.T35:'c13_k2sc_output_2018-05-29_comments2'.T35">
            <calcext:condition calcext:apply-style-name="Bad" calcext:value="not-contains-text([$'c13_k2sc_output_2018-05-29_comments2'.N35])" calcext:base-cell-address="'c13_k2sc_output_2018-05-29_comments2'.T35"/>
          </calcext:conditional-format>
          <calcext:conditional-format calcext:target-range-address="'c13_k2sc_output_2018-05-29_comments2'.T36:'c13_k2sc_output_2018-05-29_comments2'.T36">
            <calcext:condition calcext:apply-style-name="Bad" calcext:value="not-contains-text([$'c13_k2sc_output_2018-05-29_comments2'.N36])" calcext:base-cell-address="'c13_k2sc_output_2018-05-29_comments2'.T36"/>
          </calcext:conditional-format>
          <calcext:conditional-format calcext:target-range-address="'c13_k2sc_output_2018-05-29_comments2'.T37:'c13_k2sc_output_2018-05-29_comments2'.T37">
            <calcext:condition calcext:apply-style-name="Bad" calcext:value="not-contains-text([$'c13_k2sc_output_2018-05-29_comments2'.N37])" calcext:base-cell-address="'c13_k2sc_output_2018-05-29_comments2'.T37"/>
          </calcext:conditional-format>
          <calcext:conditional-format calcext:target-range-address="'c13_k2sc_output_2018-05-29_comments2'.T38:'c13_k2sc_output_2018-05-29_comments2'.T38">
            <calcext:condition calcext:apply-style-name="Bad" calcext:value="not-contains-text([$'c13_k2sc_output_2018-05-29_comments2'.N38])" calcext:base-cell-address="'c13_k2sc_output_2018-05-29_comments2'.T38"/>
          </calcext:conditional-format>
          <calcext:conditional-format calcext:target-range-address="'c13_k2sc_output_2018-05-29_comments2'.T39:'c13_k2sc_output_2018-05-29_comments2'.T39">
            <calcext:condition calcext:apply-style-name="Bad" calcext:value="not-contains-text([$'c13_k2sc_output_2018-05-29_comments2'.N39])" calcext:base-cell-address="'c13_k2sc_output_2018-05-29_comments2'.T39"/>
          </calcext:conditional-format>
          <calcext:conditional-format calcext:target-range-address="'c13_k2sc_output_2018-05-29_comments2'.T40:'c13_k2sc_output_2018-05-29_comments2'.T40">
            <calcext:condition calcext:apply-style-name="Bad" calcext:value="not-contains-text([$'c13_k2sc_output_2018-05-29_comments2'.N40])" calcext:base-cell-address="'c13_k2sc_output_2018-05-29_comments2'.T40"/>
          </calcext:conditional-format>
          <calcext:conditional-format calcext:target-range-address="'c13_k2sc_output_2018-05-29_comments2'.T41:'c13_k2sc_output_2018-05-29_comments2'.T41">
            <calcext:condition calcext:apply-style-name="Bad" calcext:value="not-contains-text([$'c13_k2sc_output_2018-05-29_comments2'.N41])" calcext:base-cell-address="'c13_k2sc_output_2018-05-29_comments2'.T41"/>
          </calcext:conditional-format>
          <calcext:conditional-format calcext:target-range-address="'c13_k2sc_output_2018-05-29_comments2'.T42:'c13_k2sc_output_2018-05-29_comments2'.T42">
            <calcext:condition calcext:apply-style-name="Bad" calcext:value="not-contains-text([$'c13_k2sc_output_2018-05-29_comments2'.N42])" calcext:base-cell-address="'c13_k2sc_output_2018-05-29_comments2'.T42"/>
          </calcext:conditional-format>
          <calcext:conditional-format calcext:target-range-address="'c13_k2sc_output_2018-05-29_comments2'.T43:'c13_k2sc_output_2018-05-29_comments2'.T43">
            <calcext:condition calcext:apply-style-name="Bad" calcext:value="not-contains-text([$'c13_k2sc_output_2018-05-29_comments2'.N43])" calcext:base-cell-address="'c13_k2sc_output_2018-05-29_comments2'.T43"/>
          </calcext:conditional-format>
          <calcext:conditional-format calcext:target-range-address="'c13_k2sc_output_2018-05-29_comments2'.T44:'c13_k2sc_output_2018-05-29_comments2'.T44">
            <calcext:condition calcext:apply-style-name="Bad" calcext:value="not-contains-text([$'c13_k2sc_output_2018-05-29_comments2'.N44])" calcext:base-cell-address="'c13_k2sc_output_2018-05-29_comments2'.T44"/>
          </calcext:conditional-format>
          <calcext:conditional-format calcext:target-range-address="'c13_k2sc_output_2018-05-29_comments2'.T45:'c13_k2sc_output_2018-05-29_comments2'.T45">
            <calcext:condition calcext:apply-style-name="Bad" calcext:value="not-contains-text([$'c13_k2sc_output_2018-05-29_comments2'.N45])" calcext:base-cell-address="'c13_k2sc_output_2018-05-29_comments2'.T45"/>
          </calcext:conditional-format>
          <calcext:conditional-format calcext:target-range-address="'c13_k2sc_output_2018-05-29_comments2'.T46:'c13_k2sc_output_2018-05-29_comments2'.T46">
            <calcext:condition calcext:apply-style-name="Bad" calcext:value="not-contains-text([$'c13_k2sc_output_2018-05-29_comments2'.N46])" calcext:base-cell-address="'c13_k2sc_output_2018-05-29_comments2'.T46"/>
          </calcext:conditional-format>
          <calcext:conditional-format calcext:target-range-address="'c13_k2sc_output_2018-05-29_comments2'.T47:'c13_k2sc_output_2018-05-29_comments2'.T47">
            <calcext:condition calcext:apply-style-name="Bad" calcext:value="not-contains-text([$'c13_k2sc_output_2018-05-29_comments2'.N47])" calcext:base-cell-address="'c13_k2sc_output_2018-05-29_comments2'.T47"/>
          </calcext:conditional-format>
          <calcext:conditional-format calcext:target-range-address="'c13_k2sc_output_2018-05-29_comments2'.T48:'c13_k2sc_output_2018-05-29_comments2'.T48">
            <calcext:condition calcext:apply-style-name="Bad" calcext:value="not-contains-text([$'c13_k2sc_output_2018-05-29_comments2'.N48])" calcext:base-cell-address="'c13_k2sc_output_2018-05-29_comments2'.T48"/>
          </calcext:conditional-format>
          <calcext:conditional-format calcext:target-range-address="'c13_k2sc_output_2018-05-29_comments2'.T49:'c13_k2sc_output_2018-05-29_comments2'.T49">
            <calcext:condition calcext:apply-style-name="Bad" calcext:value="not-contains-text([$'c13_k2sc_output_2018-05-29_comments2'.N49])" calcext:base-cell-address="'c13_k2sc_output_2018-05-29_comments2'.T49"/>
          </calcext:conditional-format>
          <calcext:conditional-format calcext:target-range-address="'c13_k2sc_output_2018-05-29_comments2'.T50:'c13_k2sc_output_2018-05-29_comments2'.T50">
            <calcext:condition calcext:apply-style-name="Bad" calcext:value="not-contains-text([$'c13_k2sc_output_2018-05-29_comments2'.N50])" calcext:base-cell-address="'c13_k2sc_output_2018-05-29_comments2'.T50"/>
          </calcext:conditional-format>
          <calcext:conditional-format calcext:target-range-address="'c13_k2sc_output_2018-05-29_comments2'.T51:'c13_k2sc_output_2018-05-29_comments2'.T51">
            <calcext:condition calcext:apply-style-name="Bad" calcext:value="not-contains-text([$'c13_k2sc_output_2018-05-29_comments2'.N51])" calcext:base-cell-address="'c13_k2sc_output_2018-05-29_comments2'.T51"/>
          </calcext:conditional-format>
          <calcext:conditional-format calcext:target-range-address="'c13_k2sc_output_2018-05-29_comments2'.T52:'c13_k2sc_output_2018-05-29_comments2'.T52">
            <calcext:condition calcext:apply-style-name="Bad" calcext:value="not-contains-text([$'c13_k2sc_output_2018-05-29_comments2'.N52])" calcext:base-cell-address="'c13_k2sc_output_2018-05-29_comments2'.T52"/>
          </calcext:conditional-format>
          <calcext:conditional-format calcext:target-range-address="'c13_k2sc_output_2018-05-29_comments2'.T53:'c13_k2sc_output_2018-05-29_comments2'.T53">
            <calcext:condition calcext:apply-style-name="Bad" calcext:value="not-contains-text([$'c13_k2sc_output_2018-05-29_comments2'.N53])" calcext:base-cell-address="'c13_k2sc_output_2018-05-29_comments2'.T53"/>
          </calcext:conditional-format>
          <calcext:conditional-format calcext:target-range-address="'c13_k2sc_output_2018-05-29_comments2'.T54:'c13_k2sc_output_2018-05-29_comments2'.T54">
            <calcext:condition calcext:apply-style-name="Bad" calcext:value="not-contains-text([$'c13_k2sc_output_2018-05-29_comments2'.N54])" calcext:base-cell-address="'c13_k2sc_output_2018-05-29_comments2'.T54"/>
          </calcext:conditional-format>
          <calcext:conditional-format calcext:target-range-address="'c13_k2sc_output_2018-05-29_comments2'.T55:'c13_k2sc_output_2018-05-29_comments2'.T55">
            <calcext:condition calcext:apply-style-name="Bad" calcext:value="not-contains-text([$'c13_k2sc_output_2018-05-29_comments2'.N55])" calcext:base-cell-address="'c13_k2sc_output_2018-05-29_comments2'.T55"/>
          </calcext:conditional-format>
          <calcext:conditional-format calcext:target-range-address="'c13_k2sc_output_2018-05-29_comments2'.T56:'c13_k2sc_output_2018-05-29_comments2'.T56">
            <calcext:condition calcext:apply-style-name="Bad" calcext:value="not-contains-text([$'c13_k2sc_output_2018-05-29_comments2'.N56])" calcext:base-cell-address="'c13_k2sc_output_2018-05-29_comments2'.T56"/>
          </calcext:conditional-format>
          <calcext:conditional-format calcext:target-range-address="'c13_k2sc_output_2018-05-29_comments2'.T57:'c13_k2sc_output_2018-05-29_comments2'.T57">
            <calcext:condition calcext:apply-style-name="Bad" calcext:value="not-contains-text([$'c13_k2sc_output_2018-05-29_comments2'.N57])" calcext:base-cell-address="'c13_k2sc_output_2018-05-29_comments2'.T57"/>
          </calcext:conditional-format>
          <calcext:conditional-format calcext:target-range-address="'c13_k2sc_output_2018-05-29_comments2'.T58:'c13_k2sc_output_2018-05-29_comments2'.T58">
            <calcext:condition calcext:apply-style-name="Bad" calcext:value="not-contains-text([$'c13_k2sc_output_2018-05-29_comments2'.N58])" calcext:base-cell-address="'c13_k2sc_output_2018-05-29_comments2'.T58"/>
          </calcext:conditional-format>
          <calcext:conditional-format calcext:target-range-address="'c13_k2sc_output_2018-05-29_comments2'.T59:'c13_k2sc_output_2018-05-29_comments2'.T59">
            <calcext:condition calcext:apply-style-name="Bad" calcext:value="not-contains-text([$'c13_k2sc_output_2018-05-29_comments2'.N59])" calcext:base-cell-address="'c13_k2sc_output_2018-05-29_comments2'.T59"/>
          </calcext:conditional-format>
          <calcext:conditional-format calcext:target-range-address="'c13_k2sc_output_2018-05-29_comments2'.T60:'c13_k2sc_output_2018-05-29_comments2'.T60">
            <calcext:condition calcext:apply-style-name="Bad" calcext:value="not-contains-text([$'c13_k2sc_output_2018-05-29_comments2'.N60])" calcext:base-cell-address="'c13_k2sc_output_2018-05-29_comments2'.T60"/>
          </calcext:conditional-format>
          <calcext:conditional-format calcext:target-range-address="'c13_k2sc_output_2018-05-29_comments2'.T61:'c13_k2sc_output_2018-05-29_comments2'.T61">
            <calcext:condition calcext:apply-style-name="Bad" calcext:value="not-contains-text([$'c13_k2sc_output_2018-05-29_comments2'.N61])" calcext:base-cell-address="'c13_k2sc_output_2018-05-29_comments2'.T61"/>
          </calcext:conditional-format>
          <calcext:conditional-format calcext:target-range-address="'c13_k2sc_output_2018-05-29_comments2'.T62:'c13_k2sc_output_2018-05-29_comments2'.T62">
            <calcext:condition calcext:apply-style-name="Bad" calcext:value="not-contains-text([$'c13_k2sc_output_2018-05-29_comments2'.N62])" calcext:base-cell-address="'c13_k2sc_output_2018-05-29_comments2'.T62"/>
          </calcext:conditional-format>
          <calcext:conditional-format calcext:target-range-address="'c13_k2sc_output_2018-05-29_comments2'.T63:'c13_k2sc_output_2018-05-29_comments2'.T63">
            <calcext:condition calcext:apply-style-name="Bad" calcext:value="not-contains-text([$'c13_k2sc_output_2018-05-29_comments2'.N63])" calcext:base-cell-address="'c13_k2sc_output_2018-05-29_comments2'.T63"/>
          </calcext:conditional-format>
          <calcext:conditional-format calcext:target-range-address="'c13_k2sc_output_2018-05-29_comments2'.T64:'c13_k2sc_output_2018-05-29_comments2'.T64">
            <calcext:condition calcext:apply-style-name="Bad" calcext:value="not-contains-text([$'c13_k2sc_output_2018-05-29_comments2'.N64])" calcext:base-cell-address="'c13_k2sc_output_2018-05-29_comments2'.T64"/>
          </calcext:conditional-format>
          <calcext:conditional-format calcext:target-range-address="'c13_k2sc_output_2018-05-29_comments2'.T65:'c13_k2sc_output_2018-05-29_comments2'.T65">
            <calcext:condition calcext:apply-style-name="Bad" calcext:value="not-contains-text([$'c13_k2sc_output_2018-05-29_comments2'.N65])" calcext:base-cell-address="'c13_k2sc_output_2018-05-29_comments2'.T65"/>
          </calcext:conditional-format>
          <calcext:conditional-format calcext:target-range-address="'c13_k2sc_output_2018-05-29_comments2'.T66:'c13_k2sc_output_2018-05-29_comments2'.T66">
            <calcext:condition calcext:apply-style-name="Bad" calcext:value="not-contains-text([$'c13_k2sc_output_2018-05-29_comments2'.N66])" calcext:base-cell-address="'c13_k2sc_output_2018-05-29_comments2'.T66"/>
          </calcext:conditional-format>
          <calcext:conditional-format calcext:target-range-address="'c13_k2sc_output_2018-05-29_comments2'.T67:'c13_k2sc_output_2018-05-29_comments2'.T67">
            <calcext:condition calcext:apply-style-name="Bad" calcext:value="not-contains-text([$'c13_k2sc_output_2018-05-29_comments2'.N67])" calcext:base-cell-address="'c13_k2sc_output_2018-05-29_comments2'.T67"/>
          </calcext:conditional-format>
          <calcext:conditional-format calcext:target-range-address="'c13_k2sc_output_2018-05-29_comments2'.T68:'c13_k2sc_output_2018-05-29_comments2'.T68">
            <calcext:condition calcext:apply-style-name="Bad" calcext:value="not-contains-text([$'c13_k2sc_output_2018-05-29_comments2'.N68])" calcext:base-cell-address="'c13_k2sc_output_2018-05-29_comments2'.T68"/>
          </calcext:conditional-format>
          <calcext:conditional-format calcext:target-range-address="'c13_k2sc_output_2018-05-29_comments2'.T69:'c13_k2sc_output_2018-05-29_comments2'.T69">
            <calcext:condition calcext:apply-style-name="Bad" calcext:value="not-contains-text([$'c13_k2sc_output_2018-05-29_comments2'.N69])" calcext:base-cell-address="'c13_k2sc_output_2018-05-29_comments2'.T69"/>
          </calcext:conditional-format>
          <calcext:conditional-format calcext:target-range-address="'c13_k2sc_output_2018-05-29_comments2'.T70:'c13_k2sc_output_2018-05-29_comments2'.T70">
            <calcext:condition calcext:apply-style-name="Bad" calcext:value="not-contains-text([$'c13_k2sc_output_2018-05-29_comments2'.N70])" calcext:base-cell-address="'c13_k2sc_output_2018-05-29_comments2'.T70"/>
          </calcext:conditional-format>
          <calcext:conditional-format calcext:target-range-address="'c13_k2sc_output_2018-05-29_comments2'.T71:'c13_k2sc_output_2018-05-29_comments2'.T71">
            <calcext:condition calcext:apply-style-name="Bad" calcext:value="not-contains-text([$'c13_k2sc_output_2018-05-29_comments2'.N71])" calcext:base-cell-address="'c13_k2sc_output_2018-05-29_comments2'.T71"/>
          </calcext:conditional-format>
          <calcext:conditional-format calcext:target-range-address="'c13_k2sc_output_2018-05-29_comments2'.T72:'c13_k2sc_output_2018-05-29_comments2'.T72">
            <calcext:condition calcext:apply-style-name="Bad" calcext:value="not-contains-text([$'c13_k2sc_output_2018-05-29_comments2'.N72])" calcext:base-cell-address="'c13_k2sc_output_2018-05-29_comments2'.T72"/>
          </calcext:conditional-format>
          <calcext:conditional-format calcext:target-range-address="'c13_k2sc_output_2018-05-29_comments2'.T73:'c13_k2sc_output_2018-05-29_comments2'.T73">
            <calcext:condition calcext:apply-style-name="Bad" calcext:value="not-contains-text([$'c13_k2sc_output_2018-05-29_comments2'.N73])" calcext:base-cell-address="'c13_k2sc_output_2018-05-29_comments2'.T73"/>
          </calcext:conditional-format>
          <calcext:conditional-format calcext:target-range-address="'c13_k2sc_output_2018-05-29_comments2'.T74:'c13_k2sc_output_2018-05-29_comments2'.T74">
            <calcext:condition calcext:apply-style-name="Bad" calcext:value="not-contains-text([$'c13_k2sc_output_2018-05-29_comments2'.N74])" calcext:base-cell-address="'c13_k2sc_output_2018-05-29_comments2'.T74"/>
          </calcext:conditional-format>
          <calcext:conditional-format calcext:target-range-address="'c13_k2sc_output_2018-05-29_comments2'.T75:'c13_k2sc_output_2018-05-29_comments2'.T75">
            <calcext:condition calcext:apply-style-name="Bad" calcext:value="not-contains-text([$'c13_k2sc_output_2018-05-29_comments2'.N75])" calcext:base-cell-address="'c13_k2sc_output_2018-05-29_comments2'.T75"/>
          </calcext:conditional-format>
          <calcext:conditional-format calcext:target-range-address="'c13_k2sc_output_2018-05-29_comments2'.T76:'c13_k2sc_output_2018-05-29_comments2'.T76">
            <calcext:condition calcext:apply-style-name="Bad" calcext:value="not-contains-text([$'c13_k2sc_output_2018-05-29_comments2'.N76])" calcext:base-cell-address="'c13_k2sc_output_2018-05-29_comments2'.T76"/>
          </calcext:conditional-format>
          <calcext:conditional-format calcext:target-range-address="'c13_k2sc_output_2018-05-29_comments2'.T77:'c13_k2sc_output_2018-05-29_comments2'.T77">
            <calcext:condition calcext:apply-style-name="Bad" calcext:value="not-contains-text([$'c13_k2sc_output_2018-05-29_comments2'.N77])" calcext:base-cell-address="'c13_k2sc_output_2018-05-29_comments2'.T77"/>
          </calcext:conditional-format>
          <calcext:conditional-format calcext:target-range-address="'c13_k2sc_output_2018-05-29_comments2'.T78:'c13_k2sc_output_2018-05-29_comments2'.T78">
            <calcext:condition calcext:apply-style-name="Bad" calcext:value="not-contains-text([$'c13_k2sc_output_2018-05-29_comments2'.N78])" calcext:base-cell-address="'c13_k2sc_output_2018-05-29_comments2'.T78"/>
          </calcext:conditional-format>
          <calcext:conditional-format calcext:target-range-address="'c13_k2sc_output_2018-05-29_comments2'.T79:'c13_k2sc_output_2018-05-29_comments2'.T79">
            <calcext:condition calcext:apply-style-name="Bad" calcext:value="not-contains-text([$'c13_k2sc_output_2018-05-29_comments2'.N79])" calcext:base-cell-address="'c13_k2sc_output_2018-05-29_comments2'.T79"/>
          </calcext:conditional-format>
          <calcext:conditional-format calcext:target-range-address="'c13_k2sc_output_2018-05-29_comments2'.T80:'c13_k2sc_output_2018-05-29_comments2'.T80">
            <calcext:condition calcext:apply-style-name="Bad" calcext:value="not-contains-text([$'c13_k2sc_output_2018-05-29_comments2'.N80])" calcext:base-cell-address="'c13_k2sc_output_2018-05-29_comments2'.T80"/>
          </calcext:conditional-format>
          <calcext:conditional-format calcext:target-range-address="'c13_k2sc_output_2018-05-29_comments2'.T81:'c13_k2sc_output_2018-05-29_comments2'.T81">
            <calcext:condition calcext:apply-style-name="Bad" calcext:value="not-contains-text([$'c13_k2sc_output_2018-05-29_comments2'.N81])" calcext:base-cell-address="'c13_k2sc_output_2018-05-29_comments2'.T81"/>
          </calcext:conditional-format>
          <calcext:conditional-format calcext:target-range-address="'c13_k2sc_output_2018-05-29_comments2'.T82:'c13_k2sc_output_2018-05-29_comments2'.T82">
            <calcext:condition calcext:apply-style-name="Bad" calcext:value="not-contains-text([$'c13_k2sc_output_2018-05-29_comments2'.N82])" calcext:base-cell-address="'c13_k2sc_output_2018-05-29_comments2'.T82"/>
          </calcext:conditional-format>
          <calcext:conditional-format calcext:target-range-address="'c13_k2sc_output_2018-05-29_comments2'.T83:'c13_k2sc_output_2018-05-29_comments2'.T83">
            <calcext:condition calcext:apply-style-name="Bad" calcext:value="not-contains-text([$'c13_k2sc_output_2018-05-29_comments2'.N83])" calcext:base-cell-address="'c13_k2sc_output_2018-05-29_comments2'.T83"/>
          </calcext:conditional-format>
          <calcext:conditional-format calcext:target-range-address="'c13_k2sc_output_2018-05-29_comments2'.T84:'c13_k2sc_output_2018-05-29_comments2'.T84">
            <calcext:condition calcext:apply-style-name="Bad" calcext:value="not-contains-text([$'c13_k2sc_output_2018-05-29_comments2'.N84])" calcext:base-cell-address="'c13_k2sc_output_2018-05-29_comments2'.T84"/>
          </calcext:conditional-format>
          <calcext:conditional-format calcext:target-range-address="'c13_k2sc_output_2018-05-29_comments2'.T85:'c13_k2sc_output_2018-05-29_comments2'.T85">
            <calcext:condition calcext:apply-style-name="Bad" calcext:value="not-contains-text([$'c13_k2sc_output_2018-05-29_comments2'.N85])" calcext:base-cell-address="'c13_k2sc_output_2018-05-29_comments2'.T85"/>
          </calcext:conditional-format>
          <calcext:conditional-format calcext:target-range-address="'c13_k2sc_output_2018-05-29_comments2'.T86:'c13_k2sc_output_2018-05-29_comments2'.T86">
            <calcext:condition calcext:apply-style-name="Bad" calcext:value="not-contains-text([$'c13_k2sc_output_2018-05-29_comments2'.N86])" calcext:base-cell-address="'c13_k2sc_output_2018-05-29_comments2'.T86"/>
          </calcext:conditional-format>
          <calcext:conditional-format calcext:target-range-address="'c13_k2sc_output_2018-05-29_comments2'.T87:'c13_k2sc_output_2018-05-29_comments2'.T87">
            <calcext:condition calcext:apply-style-name="Bad" calcext:value="not-contains-text([$'c13_k2sc_output_2018-05-29_comments2'.N87])" calcext:base-cell-address="'c13_k2sc_output_2018-05-29_comments2'.T87"/>
          </calcext:conditional-format>
          <calcext:conditional-format calcext:target-range-address="'c13_k2sc_output_2018-05-29_comments2'.T88:'c13_k2sc_output_2018-05-29_comments2'.T88">
            <calcext:condition calcext:apply-style-name="Bad" calcext:value="not-contains-text([$'c13_k2sc_output_2018-05-29_comments2'.N88])" calcext:base-cell-address="'c13_k2sc_output_2018-05-29_comments2'.T88"/>
          </calcext:conditional-format>
          <calcext:conditional-format calcext:target-range-address="'c13_k2sc_output_2018-05-29_comments2'.T89:'c13_k2sc_output_2018-05-29_comments2'.T89">
            <calcext:condition calcext:apply-style-name="Bad" calcext:value="not-contains-text([$'c13_k2sc_output_2018-05-29_comments2'.N89])" calcext:base-cell-address="'c13_k2sc_output_2018-05-29_comments2'.T89"/>
          </calcext:conditional-format>
          <calcext:conditional-format calcext:target-range-address="'c13_k2sc_output_2018-05-29_comments2'.T90:'c13_k2sc_output_2018-05-29_comments2'.T90">
            <calcext:condition calcext:apply-style-name="Bad" calcext:value="not-contains-text([$'c13_k2sc_output_2018-05-29_comments2'.N90])" calcext:base-cell-address="'c13_k2sc_output_2018-05-29_comments2'.T90"/>
          </calcext:conditional-format>
          <calcext:conditional-format calcext:target-range-address="'c13_k2sc_output_2018-05-29_comments2'.T91:'c13_k2sc_output_2018-05-29_comments2'.T91">
            <calcext:condition calcext:apply-style-name="Bad" calcext:value="not-contains-text([$'c13_k2sc_output_2018-05-29_comments2'.N91])" calcext:base-cell-address="'c13_k2sc_output_2018-05-29_comments2'.T91"/>
          </calcext:conditional-format>
          <calcext:conditional-format calcext:target-range-address="'c13_k2sc_output_2018-05-29_comments2'.T92:'c13_k2sc_output_2018-05-29_comments2'.T92">
            <calcext:condition calcext:apply-style-name="Bad" calcext:value="not-contains-text([$'c13_k2sc_output_2018-05-29_comments2'.N92])" calcext:base-cell-address="'c13_k2sc_output_2018-05-29_comments2'.T92"/>
          </calcext:conditional-format>
          <calcext:conditional-format calcext:target-range-address="'c13_k2sc_output_2018-05-29_comments2'.T93:'c13_k2sc_output_2018-05-29_comments2'.T93">
            <calcext:condition calcext:apply-style-name="Bad" calcext:value="not-contains-text([$'c13_k2sc_output_2018-05-29_comments2'.N93])" calcext:base-cell-address="'c13_k2sc_output_2018-05-29_comments2'.T93"/>
          </calcext:conditional-format>
          <calcext:conditional-format calcext:target-range-address="'c13_k2sc_output_2018-05-29_comments2'.T94:'c13_k2sc_output_2018-05-29_comments2'.T94">
            <calcext:condition calcext:apply-style-name="Bad" calcext:value="not-contains-text([$'c13_k2sc_output_2018-05-29_comments2'.N94])" calcext:base-cell-address="'c13_k2sc_output_2018-05-29_comments2'.T94"/>
          </calcext:conditional-format>
          <calcext:conditional-format calcext:target-range-address="'c13_k2sc_output_2018-05-29_comments2'.T95:'c13_k2sc_output_2018-05-29_comments2'.T95">
            <calcext:condition calcext:apply-style-name="Bad" calcext:value="not-contains-text([$'c13_k2sc_output_2018-05-29_comments2'.N95])" calcext:base-cell-address="'c13_k2sc_output_2018-05-29_comments2'.T95"/>
          </calcext:conditional-format>
          <calcext:conditional-format calcext:target-range-address="'c13_k2sc_output_2018-05-29_comments2'.T96:'c13_k2sc_output_2018-05-29_comments2'.T96">
            <calcext:condition calcext:apply-style-name="Bad" calcext:value="not-contains-text([$'c13_k2sc_output_2018-05-29_comments2'.N96])" calcext:base-cell-address="'c13_k2sc_output_2018-05-29_comments2'.T96"/>
          </calcext:conditional-format>
          <calcext:conditional-format calcext:target-range-address="'c13_k2sc_output_2018-05-29_comments2'.T97:'c13_k2sc_output_2018-05-29_comments2'.T97">
            <calcext:condition calcext:apply-style-name="Bad" calcext:value="not-contains-text([$'c13_k2sc_output_2018-05-29_comments2'.N97])" calcext:base-cell-address="'c13_k2sc_output_2018-05-29_comments2'.T97"/>
          </calcext:conditional-format>
          <calcext:conditional-format calcext:target-range-address="'c13_k2sc_output_2018-05-29_comments2'.T98:'c13_k2sc_output_2018-05-29_comments2'.T98">
            <calcext:condition calcext:apply-style-name="Bad" calcext:value="not-contains-text([$'c13_k2sc_output_2018-05-29_comments2'.N98])" calcext:base-cell-address="'c13_k2sc_output_2018-05-29_comments2'.T98"/>
          </calcext:conditional-format>
          <calcext:conditional-format calcext:target-range-address="'c13_k2sc_output_2018-05-29_comments2'.T99:'c13_k2sc_output_2018-05-29_comments2'.T99">
            <calcext:condition calcext:apply-style-name="Bad" calcext:value="not-contains-text([$'c13_k2sc_output_2018-05-29_comments2'.N99])" calcext:base-cell-address="'c13_k2sc_output_2018-05-29_comments2'.T99"/>
          </calcext:conditional-format>
          <calcext:conditional-format calcext:target-range-address="'c13_k2sc_output_2018-05-29_comments2'.T100:'c13_k2sc_output_2018-05-29_comments2'.T100">
            <calcext:condition calcext:apply-style-name="Bad" calcext:value="not-contains-text([$'c13_k2sc_output_2018-05-29_comments2'.N100])" calcext:base-cell-address="'c13_k2sc_output_2018-05-29_comments2'.T100"/>
          </calcext:conditional-format>
          <calcext:conditional-format calcext:target-range-address="'c13_k2sc_output_2018-05-29_comments2'.T101:'c13_k2sc_output_2018-05-29_comments2'.T101">
            <calcext:condition calcext:apply-style-name="Bad" calcext:value="not-contains-text([$'c13_k2sc_output_2018-05-29_comments2'.N101])" calcext:base-cell-address="'c13_k2sc_output_2018-05-29_comments2'.T101"/>
          </calcext:conditional-format>
          <calcext:conditional-format calcext:target-range-address="'c13_k2sc_output_2018-05-29_comments2'.T102:'c13_k2sc_output_2018-05-29_comments2'.T102">
            <calcext:condition calcext:apply-style-name="Bad" calcext:value="not-contains-text([$'c13_k2sc_output_2018-05-29_comments2'.N102])" calcext:base-cell-address="'c13_k2sc_output_2018-05-29_comments2'.T102"/>
          </calcext:conditional-format>
          <calcext:conditional-format calcext:target-range-address="'c13_k2sc_output_2018-05-29_comments2'.T103:'c13_k2sc_output_2018-05-29_comments2'.T103">
            <calcext:condition calcext:apply-style-name="Bad" calcext:value="not-contains-text([$'c13_k2sc_output_2018-05-29_comments2'.N103])" calcext:base-cell-address="'c13_k2sc_output_2018-05-29_comments2'.T103"/>
          </calcext:conditional-format>
          <calcext:conditional-format calcext:target-range-address="'c13_k2sc_output_2018-05-29_comments2'.T104:'c13_k2sc_output_2018-05-29_comments2'.T104">
            <calcext:condition calcext:apply-style-name="Bad" calcext:value="not-contains-text([$'c13_k2sc_output_2018-05-29_comments2'.N104])" calcext:base-cell-address="'c13_k2sc_output_2018-05-29_comments2'.T104"/>
          </calcext:conditional-format>
          <calcext:conditional-format calcext:target-range-address="'c13_k2sc_output_2018-05-29_comments2'.T105:'c13_k2sc_output_2018-05-29_comments2'.T105">
            <calcext:condition calcext:apply-style-name="Bad" calcext:value="not-contains-text([$'c13_k2sc_output_2018-05-29_comments2'.N105])" calcext:base-cell-address="'c13_k2sc_output_2018-05-29_comments2'.T105"/>
          </calcext:conditional-format>
          <calcext:conditional-format calcext:target-range-address="'c13_k2sc_output_2018-05-29_comments2'.T106:'c13_k2sc_output_2018-05-29_comments2'.T106">
            <calcext:condition calcext:apply-style-name="Bad" calcext:value="not-contains-text([$'c13_k2sc_output_2018-05-29_comments2'.N106])" calcext:base-cell-address="'c13_k2sc_output_2018-05-29_comments2'.T106"/>
          </calcext:conditional-format>
          <calcext:conditional-format calcext:target-range-address="'c13_k2sc_output_2018-05-29_comments2'.T107:'c13_k2sc_output_2018-05-29_comments2'.T107">
            <calcext:condition calcext:apply-style-name="Bad" calcext:value="not-contains-text([$'c13_k2sc_output_2018-05-29_comments2'.N107])" calcext:base-cell-address="'c13_k2sc_output_2018-05-29_comments2'.T107"/>
          </calcext:conditional-format>
          <calcext:conditional-format calcext:target-range-address="'c13_k2sc_output_2018-05-29_comments2'.T108:'c13_k2sc_output_2018-05-29_comments2'.T108">
            <calcext:condition calcext:apply-style-name="Bad" calcext:value="not-contains-text([$'c13_k2sc_output_2018-05-29_comments2'.N108])" calcext:base-cell-address="'c13_k2sc_output_2018-05-29_comments2'.T108"/>
          </calcext:conditional-format>
          <calcext:conditional-format calcext:target-range-address="'c13_k2sc_output_2018-05-29_comments2'.T109:'c13_k2sc_output_2018-05-29_comments2'.T109">
            <calcext:condition calcext:apply-style-name="Bad" calcext:value="not-contains-text([$'c13_k2sc_output_2018-05-29_comments2'.N109])" calcext:base-cell-address="'c13_k2sc_output_2018-05-29_comments2'.T109"/>
          </calcext:conditional-format>
          <calcext:conditional-format calcext:target-range-address="'c13_k2sc_output_2018-05-29_comments2'.T110:'c13_k2sc_output_2018-05-29_comments2'.T110">
            <calcext:condition calcext:apply-style-name="Bad" calcext:value="not-contains-text([$'c13_k2sc_output_2018-05-29_comments2'.N110])" calcext:base-cell-address="'c13_k2sc_output_2018-05-29_comments2'.T110"/>
          </calcext:conditional-format>
          <calcext:conditional-format calcext:target-range-address="'c13_k2sc_output_2018-05-29_comments2'.T111:'c13_k2sc_output_2018-05-29_comments2'.T111">
            <calcext:condition calcext:apply-style-name="Bad" calcext:value="not-contains-text([$'c13_k2sc_output_2018-05-29_comments2'.N111])" calcext:base-cell-address="'c13_k2sc_output_2018-05-29_comments2'.T111"/>
          </calcext:conditional-format>
          <calcext:conditional-format calcext:target-range-address="'c13_k2sc_output_2018-05-29_comments2'.T112:'c13_k2sc_output_2018-05-29_comments2'.T112">
            <calcext:condition calcext:apply-style-name="Bad" calcext:value="not-contains-text([$'c13_k2sc_output_2018-05-29_comments2'.N112])" calcext:base-cell-address="'c13_k2sc_output_2018-05-29_comments2'.T112"/>
          </calcext:conditional-format>
          <calcext:conditional-format calcext:target-range-address="'c13_k2sc_output_2018-05-29_comments2'.T113:'c13_k2sc_output_2018-05-29_comments2'.T113">
            <calcext:condition calcext:apply-style-name="Bad" calcext:value="not-contains-text([$'c13_k2sc_output_2018-05-29_comments2'.N113])" calcext:base-cell-address="'c13_k2sc_output_2018-05-29_comments2'.T113"/>
          </calcext:conditional-format>
          <calcext:conditional-format calcext:target-range-address="'c13_k2sc_output_2018-05-29_comments2'.T114:'c13_k2sc_output_2018-05-29_comments2'.T114">
            <calcext:condition calcext:apply-style-name="Bad" calcext:value="not-contains-text([$'c13_k2sc_output_2018-05-29_comments2'.N114])" calcext:base-cell-address="'c13_k2sc_output_2018-05-29_comments2'.T114"/>
          </calcext:conditional-format>
          <calcext:conditional-format calcext:target-range-address="'c13_k2sc_output_2018-05-29_comments2'.T115:'c13_k2sc_output_2018-05-29_comments2'.T115">
            <calcext:condition calcext:apply-style-name="Bad" calcext:value="not-contains-text([$'c13_k2sc_output_2018-05-29_comments2'.N115])" calcext:base-cell-address="'c13_k2sc_output_2018-05-29_comments2'.T115"/>
          </calcext:conditional-format>
          <calcext:conditional-format calcext:target-range-address="'c13_k2sc_output_2018-05-29_comments2'.T116:'c13_k2sc_output_2018-05-29_comments2'.T116">
            <calcext:condition calcext:apply-style-name="Bad" calcext:value="not-contains-text([$'c13_k2sc_output_2018-05-29_comments2'.N116])" calcext:base-cell-address="'c13_k2sc_output_2018-05-29_comments2'.T116"/>
          </calcext:conditional-format>
          <calcext:conditional-format calcext:target-range-address="'c13_k2sc_output_2018-05-29_comments2'.T117:'c13_k2sc_output_2018-05-29_comments2'.T117">
            <calcext:condition calcext:apply-style-name="Bad" calcext:value="not-contains-text([$'c13_k2sc_output_2018-05-29_comments2'.N117])" calcext:base-cell-address="'c13_k2sc_output_2018-05-29_comments2'.T117"/>
          </calcext:conditional-format>
          <calcext:conditional-format calcext:target-range-address="'c13_k2sc_output_2018-05-29_comments2'.T118:'c13_k2sc_output_2018-05-29_comments2'.T118">
            <calcext:condition calcext:apply-style-name="Bad" calcext:value="not-contains-text([$'c13_k2sc_output_2018-05-29_comments2'.N118])" calcext:base-cell-address="'c13_k2sc_output_2018-05-29_comments2'.T118"/>
          </calcext:conditional-format>
          <calcext:conditional-format calcext:target-range-address="'c13_k2sc_output_2018-05-29_comments2'.T119:'c13_k2sc_output_2018-05-29_comments2'.T119">
            <calcext:condition calcext:apply-style-name="Bad" calcext:value="not-contains-text([$'c13_k2sc_output_2018-05-29_comments2'.N119])" calcext:base-cell-address="'c13_k2sc_output_2018-05-29_comments2'.T119"/>
          </calcext:conditional-format>
          <calcext:conditional-format calcext:target-range-address="'c13_k2sc_output_2018-05-29_comments2'.T120:'c13_k2sc_output_2018-05-29_comments2'.T120">
            <calcext:condition calcext:apply-style-name="Bad" calcext:value="not-contains-text([$'c13_k2sc_output_2018-05-29_comments2'.N120])" calcext:base-cell-address="'c13_k2sc_output_2018-05-29_comments2'.T120"/>
          </calcext:conditional-format>
          <calcext:conditional-format calcext:target-range-address="'c13_k2sc_output_2018-05-29_comments2'.T121:'c13_k2sc_output_2018-05-29_comments2'.T121">
            <calcext:condition calcext:apply-style-name="Bad" calcext:value="not-contains-text([$'c13_k2sc_output_2018-05-29_comments2'.N121])" calcext:base-cell-address="'c13_k2sc_output_2018-05-29_comments2'.T121"/>
          </calcext:conditional-format>
          <calcext:conditional-format calcext:target-range-address="'c13_k2sc_output_2018-05-29_comments2'.T122:'c13_k2sc_output_2018-05-29_comments2'.T122">
            <calcext:condition calcext:apply-style-name="Bad" calcext:value="not-contains-text([$'c13_k2sc_output_2018-05-29_comments2'.N122])" calcext:base-cell-address="'c13_k2sc_output_2018-05-29_comments2'.T122"/>
          </calcext:conditional-format>
          <calcext:conditional-format calcext:target-range-address="'c13_k2sc_output_2018-05-29_comments2'.T123:'c13_k2sc_output_2018-05-29_comments2'.T123">
            <calcext:condition calcext:apply-style-name="Bad" calcext:value="not-contains-text([$'c13_k2sc_output_2018-05-29_comments2'.N123])" calcext:base-cell-address="'c13_k2sc_output_2018-05-29_comments2'.T123"/>
          </calcext:conditional-format>
          <calcext:conditional-format calcext:target-range-address="'c13_k2sc_output_2018-05-29_comments2'.T124:'c13_k2sc_output_2018-05-29_comments2'.T124">
            <calcext:condition calcext:apply-style-name="Bad" calcext:value="not-contains-text([$'c13_k2sc_output_2018-05-29_comments2'.N124])" calcext:base-cell-address="'c13_k2sc_output_2018-05-29_comments2'.T124"/>
          </calcext:conditional-format>
          <calcext:conditional-format calcext:target-range-address="'c13_k2sc_output_2018-05-29_comments2'.T125:'c13_k2sc_output_2018-05-29_comments2'.T125">
            <calcext:condition calcext:apply-style-name="Bad" calcext:value="not-contains-text([$'c13_k2sc_output_2018-05-29_comments2'.N125])" calcext:base-cell-address="'c13_k2sc_output_2018-05-29_comments2'.T125"/>
          </calcext:conditional-format>
          <calcext:conditional-format calcext:target-range-address="'c13_k2sc_output_2018-05-29_comments2'.T126:'c13_k2sc_output_2018-05-29_comments2'.T126">
            <calcext:condition calcext:apply-style-name="Bad" calcext:value="not-contains-text([$'c13_k2sc_output_2018-05-29_comments2'.N126])" calcext:base-cell-address="'c13_k2sc_output_2018-05-29_comments2'.T126"/>
          </calcext:conditional-format>
          <calcext:conditional-format calcext:target-range-address="'c13_k2sc_output_2018-05-29_comments2'.T127:'c13_k2sc_output_2018-05-29_comments2'.T127">
            <calcext:condition calcext:apply-style-name="Bad" calcext:value="not-contains-text([$'c13_k2sc_output_2018-05-29_comments2'.N127])" calcext:base-cell-address="'c13_k2sc_output_2018-05-29_comments2'.T127"/>
          </calcext:conditional-format>
          <calcext:conditional-format calcext:target-range-address="'c13_k2sc_output_2018-05-29_comments2'.T128:'c13_k2sc_output_2018-05-29_comments2'.T128">
            <calcext:condition calcext:apply-style-name="Bad" calcext:value="not-contains-text([$'c13_k2sc_output_2018-05-29_comments2'.N128])" calcext:base-cell-address="'c13_k2sc_output_2018-05-29_comments2'.T128"/>
          </calcext:conditional-format>
          <calcext:conditional-format calcext:target-range-address="'c13_k2sc_output_2018-05-29_comments2'.T129:'c13_k2sc_output_2018-05-29_comments2'.T129">
            <calcext:condition calcext:apply-style-name="Bad" calcext:value="not-contains-text([$'c13_k2sc_output_2018-05-29_comments2'.N129])" calcext:base-cell-address="'c13_k2sc_output_2018-05-29_comments2'.T129"/>
          </calcext:conditional-format>
          <calcext:conditional-format calcext:target-range-address="'c13_k2sc_output_2018-05-29_comments2'.T130:'c13_k2sc_output_2018-05-29_comments2'.T130">
            <calcext:condition calcext:apply-style-name="Bad" calcext:value="not-contains-text([$'c13_k2sc_output_2018-05-29_comments2'.N130])" calcext:base-cell-address="'c13_k2sc_output_2018-05-29_comments2'.T130"/>
          </calcext:conditional-format>
          <calcext:conditional-format calcext:target-range-address="'c13_k2sc_output_2018-05-29_comments2'.T131:'c13_k2sc_output_2018-05-29_comments2'.T131">
            <calcext:condition calcext:apply-style-name="Bad" calcext:value="not-contains-text([$'c13_k2sc_output_2018-05-29_comments2'.N131])" calcext:base-cell-address="'c13_k2sc_output_2018-05-29_comments2'.T131"/>
          </calcext:conditional-format>
          <calcext:conditional-format calcext:target-range-address="'c13_k2sc_output_2018-05-29_comments2'.T132:'c13_k2sc_output_2018-05-29_comments2'.T132">
            <calcext:condition calcext:apply-style-name="Bad" calcext:value="not-contains-text([$'c13_k2sc_output_2018-05-29_comments2'.N132])" calcext:base-cell-address="'c13_k2sc_output_2018-05-29_comments2'.T132"/>
          </calcext:conditional-format>
          <calcext:conditional-format calcext:target-range-address="'c13_k2sc_output_2018-05-29_comments2'.T133:'c13_k2sc_output_2018-05-29_comments2'.T133">
            <calcext:condition calcext:apply-style-name="Bad" calcext:value="not-contains-text([$'c13_k2sc_output_2018-05-29_comments2'.N133])" calcext:base-cell-address="'c13_k2sc_output_2018-05-29_comments2'.T133"/>
          </calcext:conditional-format>
          <calcext:conditional-format calcext:target-range-address="'c13_k2sc_output_2018-05-29_comments2'.U3:'c13_k2sc_output_2018-05-29_comments2'.U3">
            <calcext:condition calcext:apply-style-name="Bad" calcext:value="not-contains-text([$'c13_k2sc_output_2018-05-29_comments2'.O3])" calcext:base-cell-address="'c13_k2sc_output_2018-05-29_comments2'.U3"/>
          </calcext:conditional-format>
          <calcext:conditional-format calcext:target-range-address="'c13_k2sc_output_2018-05-29_comments2'.U4:'c13_k2sc_output_2018-05-29_comments2'.U4">
            <calcext:condition calcext:apply-style-name="Bad" calcext:value="not-contains-text([$'c13_k2sc_output_2018-05-29_comments2'.O4])" calcext:base-cell-address="'c13_k2sc_output_2018-05-29_comments2'.U4"/>
          </calcext:conditional-format>
          <calcext:conditional-format calcext:target-range-address="'c13_k2sc_output_2018-05-29_comments2'.U5:'c13_k2sc_output_2018-05-29_comments2'.U5">
            <calcext:condition calcext:apply-style-name="Bad" calcext:value="not-contains-text([$'c13_k2sc_output_2018-05-29_comments2'.O5])" calcext:base-cell-address="'c13_k2sc_output_2018-05-29_comments2'.U5"/>
          </calcext:conditional-format>
          <calcext:conditional-format calcext:target-range-address="'c13_k2sc_output_2018-05-29_comments2'.U6:'c13_k2sc_output_2018-05-29_comments2'.U6">
            <calcext:condition calcext:apply-style-name="Bad" calcext:value="not-contains-text([$'c13_k2sc_output_2018-05-29_comments2'.O6])" calcext:base-cell-address="'c13_k2sc_output_2018-05-29_comments2'.U6"/>
          </calcext:conditional-format>
          <calcext:conditional-format calcext:target-range-address="'c13_k2sc_output_2018-05-29_comments2'.U7:'c13_k2sc_output_2018-05-29_comments2'.U7">
            <calcext:condition calcext:apply-style-name="Bad" calcext:value="not-contains-text([$'c13_k2sc_output_2018-05-29_comments2'.O7])" calcext:base-cell-address="'c13_k2sc_output_2018-05-29_comments2'.U7"/>
          </calcext:conditional-format>
          <calcext:conditional-format calcext:target-range-address="'c13_k2sc_output_2018-05-29_comments2'.U8:'c13_k2sc_output_2018-05-29_comments2'.U8">
            <calcext:condition calcext:apply-style-name="Bad" calcext:value="not-contains-text([$'c13_k2sc_output_2018-05-29_comments2'.O8])" calcext:base-cell-address="'c13_k2sc_output_2018-05-29_comments2'.U8"/>
          </calcext:conditional-format>
          <calcext:conditional-format calcext:target-range-address="'c13_k2sc_output_2018-05-29_comments2'.U9:'c13_k2sc_output_2018-05-29_comments2'.U9">
            <calcext:condition calcext:apply-style-name="Bad" calcext:value="not-contains-text([$'c13_k2sc_output_2018-05-29_comments2'.O9])" calcext:base-cell-address="'c13_k2sc_output_2018-05-29_comments2'.U9"/>
          </calcext:conditional-format>
          <calcext:conditional-format calcext:target-range-address="'c13_k2sc_output_2018-05-29_comments2'.U10:'c13_k2sc_output_2018-05-29_comments2'.U10">
            <calcext:condition calcext:apply-style-name="Bad" calcext:value="not-contains-text([$'c13_k2sc_output_2018-05-29_comments2'.O10])" calcext:base-cell-address="'c13_k2sc_output_2018-05-29_comments2'.U10"/>
          </calcext:conditional-format>
          <calcext:conditional-format calcext:target-range-address="'c13_k2sc_output_2018-05-29_comments2'.U11:'c13_k2sc_output_2018-05-29_comments2'.U11">
            <calcext:condition calcext:apply-style-name="Bad" calcext:value="not-contains-text([$'c13_k2sc_output_2018-05-29_comments2'.O11])" calcext:base-cell-address="'c13_k2sc_output_2018-05-29_comments2'.U11"/>
          </calcext:conditional-format>
          <calcext:conditional-format calcext:target-range-address="'c13_k2sc_output_2018-05-29_comments2'.U12:'c13_k2sc_output_2018-05-29_comments2'.U12">
            <calcext:condition calcext:apply-style-name="Bad" calcext:value="not-contains-text([$'c13_k2sc_output_2018-05-29_comments2'.O12])" calcext:base-cell-address="'c13_k2sc_output_2018-05-29_comments2'.U12"/>
          </calcext:conditional-format>
          <calcext:conditional-format calcext:target-range-address="'c13_k2sc_output_2018-05-29_comments2'.U13:'c13_k2sc_output_2018-05-29_comments2'.U13">
            <calcext:condition calcext:apply-style-name="Bad" calcext:value="not-contains-text([$'c13_k2sc_output_2018-05-29_comments2'.O13])" calcext:base-cell-address="'c13_k2sc_output_2018-05-29_comments2'.U13"/>
          </calcext:conditional-format>
          <calcext:conditional-format calcext:target-range-address="'c13_k2sc_output_2018-05-29_comments2'.U14:'c13_k2sc_output_2018-05-29_comments2'.U14">
            <calcext:condition calcext:apply-style-name="Bad" calcext:value="not-contains-text([$'c13_k2sc_output_2018-05-29_comments2'.O14])" calcext:base-cell-address="'c13_k2sc_output_2018-05-29_comments2'.U14"/>
          </calcext:conditional-format>
          <calcext:conditional-format calcext:target-range-address="'c13_k2sc_output_2018-05-29_comments2'.U15:'c13_k2sc_output_2018-05-29_comments2'.U15">
            <calcext:condition calcext:apply-style-name="Bad" calcext:value="not-contains-text([$'c13_k2sc_output_2018-05-29_comments2'.O15])" calcext:base-cell-address="'c13_k2sc_output_2018-05-29_comments2'.U15"/>
          </calcext:conditional-format>
          <calcext:conditional-format calcext:target-range-address="'c13_k2sc_output_2018-05-29_comments2'.U16:'c13_k2sc_output_2018-05-29_comments2'.U16">
            <calcext:condition calcext:apply-style-name="Bad" calcext:value="not-contains-text([$'c13_k2sc_output_2018-05-29_comments2'.O16])" calcext:base-cell-address="'c13_k2sc_output_2018-05-29_comments2'.U16"/>
          </calcext:conditional-format>
          <calcext:conditional-format calcext:target-range-address="'c13_k2sc_output_2018-05-29_comments2'.U17:'c13_k2sc_output_2018-05-29_comments2'.U17">
            <calcext:condition calcext:apply-style-name="Bad" calcext:value="not-contains-text([$'c13_k2sc_output_2018-05-29_comments2'.O17])" calcext:base-cell-address="'c13_k2sc_output_2018-05-29_comments2'.U17"/>
          </calcext:conditional-format>
          <calcext:conditional-format calcext:target-range-address="'c13_k2sc_output_2018-05-29_comments2'.U18:'c13_k2sc_output_2018-05-29_comments2'.U18">
            <calcext:condition calcext:apply-style-name="Bad" calcext:value="not-contains-text([$'c13_k2sc_output_2018-05-29_comments2'.O18])" calcext:base-cell-address="'c13_k2sc_output_2018-05-29_comments2'.U18"/>
          </calcext:conditional-format>
          <calcext:conditional-format calcext:target-range-address="'c13_k2sc_output_2018-05-29_comments2'.U19:'c13_k2sc_output_2018-05-29_comments2'.U19">
            <calcext:condition calcext:apply-style-name="Bad" calcext:value="not-contains-text([$'c13_k2sc_output_2018-05-29_comments2'.O19])" calcext:base-cell-address="'c13_k2sc_output_2018-05-29_comments2'.U19"/>
          </calcext:conditional-format>
          <calcext:conditional-format calcext:target-range-address="'c13_k2sc_output_2018-05-29_comments2'.U20:'c13_k2sc_output_2018-05-29_comments2'.U20">
            <calcext:condition calcext:apply-style-name="Bad" calcext:value="not-contains-text([$'c13_k2sc_output_2018-05-29_comments2'.O20])" calcext:base-cell-address="'c13_k2sc_output_2018-05-29_comments2'.U20"/>
          </calcext:conditional-format>
          <calcext:conditional-format calcext:target-range-address="'c13_k2sc_output_2018-05-29_comments2'.U21:'c13_k2sc_output_2018-05-29_comments2'.U21">
            <calcext:condition calcext:apply-style-name="Bad" calcext:value="not-contains-text([$'c13_k2sc_output_2018-05-29_comments2'.O21])" calcext:base-cell-address="'c13_k2sc_output_2018-05-29_comments2'.U21"/>
          </calcext:conditional-format>
          <calcext:conditional-format calcext:target-range-address="'c13_k2sc_output_2018-05-29_comments2'.U22:'c13_k2sc_output_2018-05-29_comments2'.U22">
            <calcext:condition calcext:apply-style-name="Bad" calcext:value="not-contains-text([$'c13_k2sc_output_2018-05-29_comments2'.O22])" calcext:base-cell-address="'c13_k2sc_output_2018-05-29_comments2'.U22"/>
          </calcext:conditional-format>
          <calcext:conditional-format calcext:target-range-address="'c13_k2sc_output_2018-05-29_comments2'.U23:'c13_k2sc_output_2018-05-29_comments2'.U23">
            <calcext:condition calcext:apply-style-name="Bad" calcext:value="not-contains-text([$'c13_k2sc_output_2018-05-29_comments2'.O23])" calcext:base-cell-address="'c13_k2sc_output_2018-05-29_comments2'.U23"/>
          </calcext:conditional-format>
          <calcext:conditional-format calcext:target-range-address="'c13_k2sc_output_2018-05-29_comments2'.U24:'c13_k2sc_output_2018-05-29_comments2'.U24">
            <calcext:condition calcext:apply-style-name="Bad" calcext:value="not-contains-text([$'c13_k2sc_output_2018-05-29_comments2'.O24])" calcext:base-cell-address="'c13_k2sc_output_2018-05-29_comments2'.U24"/>
          </calcext:conditional-format>
          <calcext:conditional-format calcext:target-range-address="'c13_k2sc_output_2018-05-29_comments2'.U25:'c13_k2sc_output_2018-05-29_comments2'.U25">
            <calcext:condition calcext:apply-style-name="Bad" calcext:value="not-contains-text([$'c13_k2sc_output_2018-05-29_comments2'.O25])" calcext:base-cell-address="'c13_k2sc_output_2018-05-29_comments2'.U25"/>
          </calcext:conditional-format>
          <calcext:conditional-format calcext:target-range-address="'c13_k2sc_output_2018-05-29_comments2'.U26:'c13_k2sc_output_2018-05-29_comments2'.U26">
            <calcext:condition calcext:apply-style-name="Bad" calcext:value="not-contains-text([$'c13_k2sc_output_2018-05-29_comments2'.O26])" calcext:base-cell-address="'c13_k2sc_output_2018-05-29_comments2'.U26"/>
          </calcext:conditional-format>
          <calcext:conditional-format calcext:target-range-address="'c13_k2sc_output_2018-05-29_comments2'.U27:'c13_k2sc_output_2018-05-29_comments2'.U27">
            <calcext:condition calcext:apply-style-name="Bad" calcext:value="not-contains-text([$'c13_k2sc_output_2018-05-29_comments2'.O27])" calcext:base-cell-address="'c13_k2sc_output_2018-05-29_comments2'.U27"/>
          </calcext:conditional-format>
          <calcext:conditional-format calcext:target-range-address="'c13_k2sc_output_2018-05-29_comments2'.U28:'c13_k2sc_output_2018-05-29_comments2'.U28">
            <calcext:condition calcext:apply-style-name="Bad" calcext:value="not-contains-text([$'c13_k2sc_output_2018-05-29_comments2'.O28])" calcext:base-cell-address="'c13_k2sc_output_2018-05-29_comments2'.U28"/>
          </calcext:conditional-format>
          <calcext:conditional-format calcext:target-range-address="'c13_k2sc_output_2018-05-29_comments2'.U29:'c13_k2sc_output_2018-05-29_comments2'.U29">
            <calcext:condition calcext:apply-style-name="Bad" calcext:value="not-contains-text([$'c13_k2sc_output_2018-05-29_comments2'.O29])" calcext:base-cell-address="'c13_k2sc_output_2018-05-29_comments2'.U29"/>
          </calcext:conditional-format>
          <calcext:conditional-format calcext:target-range-address="'c13_k2sc_output_2018-05-29_comments2'.U30:'c13_k2sc_output_2018-05-29_comments2'.U30">
            <calcext:condition calcext:apply-style-name="Bad" calcext:value="not-contains-text([$'c13_k2sc_output_2018-05-29_comments2'.O30])" calcext:base-cell-address="'c13_k2sc_output_2018-05-29_comments2'.U30"/>
          </calcext:conditional-format>
          <calcext:conditional-format calcext:target-range-address="'c13_k2sc_output_2018-05-29_comments2'.U31:'c13_k2sc_output_2018-05-29_comments2'.U31">
            <calcext:condition calcext:apply-style-name="Bad" calcext:value="not-contains-text([$'c13_k2sc_output_2018-05-29_comments2'.O31])" calcext:base-cell-address="'c13_k2sc_output_2018-05-29_comments2'.U31"/>
          </calcext:conditional-format>
          <calcext:conditional-format calcext:target-range-address="'c13_k2sc_output_2018-05-29_comments2'.U32:'c13_k2sc_output_2018-05-29_comments2'.U32">
            <calcext:condition calcext:apply-style-name="Bad" calcext:value="not-contains-text([$'c13_k2sc_output_2018-05-29_comments2'.O32])" calcext:base-cell-address="'c13_k2sc_output_2018-05-29_comments2'.U32"/>
          </calcext:conditional-format>
          <calcext:conditional-format calcext:target-range-address="'c13_k2sc_output_2018-05-29_comments2'.U33:'c13_k2sc_output_2018-05-29_comments2'.U33">
            <calcext:condition calcext:apply-style-name="Bad" calcext:value="not-contains-text([$'c13_k2sc_output_2018-05-29_comments2'.O33])" calcext:base-cell-address="'c13_k2sc_output_2018-05-29_comments2'.U33"/>
          </calcext:conditional-format>
          <calcext:conditional-format calcext:target-range-address="'c13_k2sc_output_2018-05-29_comments2'.U34:'c13_k2sc_output_2018-05-29_comments2'.U34">
            <calcext:condition calcext:apply-style-name="Bad" calcext:value="not-contains-text([$'c13_k2sc_output_2018-05-29_comments2'.O34])" calcext:base-cell-address="'c13_k2sc_output_2018-05-29_comments2'.U34"/>
          </calcext:conditional-format>
          <calcext:conditional-format calcext:target-range-address="'c13_k2sc_output_2018-05-29_comments2'.U35:'c13_k2sc_output_2018-05-29_comments2'.U35">
            <calcext:condition calcext:apply-style-name="Bad" calcext:value="not-contains-text([$'c13_k2sc_output_2018-05-29_comments2'.O35])" calcext:base-cell-address="'c13_k2sc_output_2018-05-29_comments2'.U35"/>
          </calcext:conditional-format>
          <calcext:conditional-format calcext:target-range-address="'c13_k2sc_output_2018-05-29_comments2'.U36:'c13_k2sc_output_2018-05-29_comments2'.U36">
            <calcext:condition calcext:apply-style-name="Bad" calcext:value="not-contains-text([$'c13_k2sc_output_2018-05-29_comments2'.O36])" calcext:base-cell-address="'c13_k2sc_output_2018-05-29_comments2'.U36"/>
          </calcext:conditional-format>
          <calcext:conditional-format calcext:target-range-address="'c13_k2sc_output_2018-05-29_comments2'.U37:'c13_k2sc_output_2018-05-29_comments2'.U37">
            <calcext:condition calcext:apply-style-name="Bad" calcext:value="not-contains-text([$'c13_k2sc_output_2018-05-29_comments2'.O37])" calcext:base-cell-address="'c13_k2sc_output_2018-05-29_comments2'.U37"/>
          </calcext:conditional-format>
          <calcext:conditional-format calcext:target-range-address="'c13_k2sc_output_2018-05-29_comments2'.U38:'c13_k2sc_output_2018-05-29_comments2'.U38">
            <calcext:condition calcext:apply-style-name="Bad" calcext:value="not-contains-text([$'c13_k2sc_output_2018-05-29_comments2'.O38])" calcext:base-cell-address="'c13_k2sc_output_2018-05-29_comments2'.U38"/>
          </calcext:conditional-format>
          <calcext:conditional-format calcext:target-range-address="'c13_k2sc_output_2018-05-29_comments2'.U39:'c13_k2sc_output_2018-05-29_comments2'.U39">
            <calcext:condition calcext:apply-style-name="Bad" calcext:value="not-contains-text([$'c13_k2sc_output_2018-05-29_comments2'.O39])" calcext:base-cell-address="'c13_k2sc_output_2018-05-29_comments2'.U39"/>
          </calcext:conditional-format>
          <calcext:conditional-format calcext:target-range-address="'c13_k2sc_output_2018-05-29_comments2'.U40:'c13_k2sc_output_2018-05-29_comments2'.U40">
            <calcext:condition calcext:apply-style-name="Bad" calcext:value="not-contains-text([$'c13_k2sc_output_2018-05-29_comments2'.O40])" calcext:base-cell-address="'c13_k2sc_output_2018-05-29_comments2'.U40"/>
          </calcext:conditional-format>
          <calcext:conditional-format calcext:target-range-address="'c13_k2sc_output_2018-05-29_comments2'.U41:'c13_k2sc_output_2018-05-29_comments2'.U41">
            <calcext:condition calcext:apply-style-name="Bad" calcext:value="not-contains-text([$'c13_k2sc_output_2018-05-29_comments2'.O41])" calcext:base-cell-address="'c13_k2sc_output_2018-05-29_comments2'.U41"/>
          </calcext:conditional-format>
          <calcext:conditional-format calcext:target-range-address="'c13_k2sc_output_2018-05-29_comments2'.U42:'c13_k2sc_output_2018-05-29_comments2'.U42">
            <calcext:condition calcext:apply-style-name="Bad" calcext:value="not-contains-text([$'c13_k2sc_output_2018-05-29_comments2'.O42])" calcext:base-cell-address="'c13_k2sc_output_2018-05-29_comments2'.U42"/>
          </calcext:conditional-format>
          <calcext:conditional-format calcext:target-range-address="'c13_k2sc_output_2018-05-29_comments2'.U43:'c13_k2sc_output_2018-05-29_comments2'.U43">
            <calcext:condition calcext:apply-style-name="Bad" calcext:value="not-contains-text([$'c13_k2sc_output_2018-05-29_comments2'.O43])" calcext:base-cell-address="'c13_k2sc_output_2018-05-29_comments2'.U43"/>
          </calcext:conditional-format>
          <calcext:conditional-format calcext:target-range-address="'c13_k2sc_output_2018-05-29_comments2'.U44:'c13_k2sc_output_2018-05-29_comments2'.U44">
            <calcext:condition calcext:apply-style-name="Bad" calcext:value="not-contains-text([$'c13_k2sc_output_2018-05-29_comments2'.O44])" calcext:base-cell-address="'c13_k2sc_output_2018-05-29_comments2'.U44"/>
          </calcext:conditional-format>
          <calcext:conditional-format calcext:target-range-address="'c13_k2sc_output_2018-05-29_comments2'.U45:'c13_k2sc_output_2018-05-29_comments2'.U45">
            <calcext:condition calcext:apply-style-name="Bad" calcext:value="not-contains-text([$'c13_k2sc_output_2018-05-29_comments2'.O45])" calcext:base-cell-address="'c13_k2sc_output_2018-05-29_comments2'.U45"/>
          </calcext:conditional-format>
          <calcext:conditional-format calcext:target-range-address="'c13_k2sc_output_2018-05-29_comments2'.U46:'c13_k2sc_output_2018-05-29_comments2'.U46">
            <calcext:condition calcext:apply-style-name="Bad" calcext:value="not-contains-text([$'c13_k2sc_output_2018-05-29_comments2'.O46])" calcext:base-cell-address="'c13_k2sc_output_2018-05-29_comments2'.U46"/>
          </calcext:conditional-format>
          <calcext:conditional-format calcext:target-range-address="'c13_k2sc_output_2018-05-29_comments2'.U47:'c13_k2sc_output_2018-05-29_comments2'.U47">
            <calcext:condition calcext:apply-style-name="Bad" calcext:value="not-contains-text([$'c13_k2sc_output_2018-05-29_comments2'.O47])" calcext:base-cell-address="'c13_k2sc_output_2018-05-29_comments2'.U47"/>
          </calcext:conditional-format>
          <calcext:conditional-format calcext:target-range-address="'c13_k2sc_output_2018-05-29_comments2'.U48:'c13_k2sc_output_2018-05-29_comments2'.U48">
            <calcext:condition calcext:apply-style-name="Bad" calcext:value="not-contains-text([$'c13_k2sc_output_2018-05-29_comments2'.O48])" calcext:base-cell-address="'c13_k2sc_output_2018-05-29_comments2'.U48"/>
          </calcext:conditional-format>
          <calcext:conditional-format calcext:target-range-address="'c13_k2sc_output_2018-05-29_comments2'.U49:'c13_k2sc_output_2018-05-29_comments2'.U49">
            <calcext:condition calcext:apply-style-name="Bad" calcext:value="not-contains-text([$'c13_k2sc_output_2018-05-29_comments2'.O49])" calcext:base-cell-address="'c13_k2sc_output_2018-05-29_comments2'.U49"/>
          </calcext:conditional-format>
          <calcext:conditional-format calcext:target-range-address="'c13_k2sc_output_2018-05-29_comments2'.U50:'c13_k2sc_output_2018-05-29_comments2'.U50">
            <calcext:condition calcext:apply-style-name="Bad" calcext:value="not-contains-text([$'c13_k2sc_output_2018-05-29_comments2'.O50])" calcext:base-cell-address="'c13_k2sc_output_2018-05-29_comments2'.U50"/>
          </calcext:conditional-format>
          <calcext:conditional-format calcext:target-range-address="'c13_k2sc_output_2018-05-29_comments2'.U51:'c13_k2sc_output_2018-05-29_comments2'.U51">
            <calcext:condition calcext:apply-style-name="Bad" calcext:value="not-contains-text([$'c13_k2sc_output_2018-05-29_comments2'.O51])" calcext:base-cell-address="'c13_k2sc_output_2018-05-29_comments2'.U51"/>
          </calcext:conditional-format>
          <calcext:conditional-format calcext:target-range-address="'c13_k2sc_output_2018-05-29_comments2'.U52:'c13_k2sc_output_2018-05-29_comments2'.U52">
            <calcext:condition calcext:apply-style-name="Bad" calcext:value="not-contains-text([$'c13_k2sc_output_2018-05-29_comments2'.O52])" calcext:base-cell-address="'c13_k2sc_output_2018-05-29_comments2'.U52"/>
          </calcext:conditional-format>
          <calcext:conditional-format calcext:target-range-address="'c13_k2sc_output_2018-05-29_comments2'.U53:'c13_k2sc_output_2018-05-29_comments2'.U53">
            <calcext:condition calcext:apply-style-name="Bad" calcext:value="not-contains-text([$'c13_k2sc_output_2018-05-29_comments2'.O53])" calcext:base-cell-address="'c13_k2sc_output_2018-05-29_comments2'.U53"/>
          </calcext:conditional-format>
          <calcext:conditional-format calcext:target-range-address="'c13_k2sc_output_2018-05-29_comments2'.U54:'c13_k2sc_output_2018-05-29_comments2'.U54">
            <calcext:condition calcext:apply-style-name="Bad" calcext:value="not-contains-text([$'c13_k2sc_output_2018-05-29_comments2'.O54])" calcext:base-cell-address="'c13_k2sc_output_2018-05-29_comments2'.U54"/>
          </calcext:conditional-format>
          <calcext:conditional-format calcext:target-range-address="'c13_k2sc_output_2018-05-29_comments2'.U55:'c13_k2sc_output_2018-05-29_comments2'.U55">
            <calcext:condition calcext:apply-style-name="Bad" calcext:value="not-contains-text([$'c13_k2sc_output_2018-05-29_comments2'.O55])" calcext:base-cell-address="'c13_k2sc_output_2018-05-29_comments2'.U55"/>
          </calcext:conditional-format>
          <calcext:conditional-format calcext:target-range-address="'c13_k2sc_output_2018-05-29_comments2'.U56:'c13_k2sc_output_2018-05-29_comments2'.U56">
            <calcext:condition calcext:apply-style-name="Bad" calcext:value="not-contains-text([$'c13_k2sc_output_2018-05-29_comments2'.O56])" calcext:base-cell-address="'c13_k2sc_output_2018-05-29_comments2'.U56"/>
          </calcext:conditional-format>
          <calcext:conditional-format calcext:target-range-address="'c13_k2sc_output_2018-05-29_comments2'.U57:'c13_k2sc_output_2018-05-29_comments2'.U57">
            <calcext:condition calcext:apply-style-name="Bad" calcext:value="not-contains-text([$'c13_k2sc_output_2018-05-29_comments2'.O57])" calcext:base-cell-address="'c13_k2sc_output_2018-05-29_comments2'.U57"/>
          </calcext:conditional-format>
          <calcext:conditional-format calcext:target-range-address="'c13_k2sc_output_2018-05-29_comments2'.U58:'c13_k2sc_output_2018-05-29_comments2'.U58">
            <calcext:condition calcext:apply-style-name="Bad" calcext:value="not-contains-text([$'c13_k2sc_output_2018-05-29_comments2'.O58])" calcext:base-cell-address="'c13_k2sc_output_2018-05-29_comments2'.U58"/>
          </calcext:conditional-format>
          <calcext:conditional-format calcext:target-range-address="'c13_k2sc_output_2018-05-29_comments2'.U59:'c13_k2sc_output_2018-05-29_comments2'.U59">
            <calcext:condition calcext:apply-style-name="Bad" calcext:value="not-contains-text([$'c13_k2sc_output_2018-05-29_comments2'.O59])" calcext:base-cell-address="'c13_k2sc_output_2018-05-29_comments2'.U59"/>
          </calcext:conditional-format>
          <calcext:conditional-format calcext:target-range-address="'c13_k2sc_output_2018-05-29_comments2'.U60:'c13_k2sc_output_2018-05-29_comments2'.U60">
            <calcext:condition calcext:apply-style-name="Bad" calcext:value="not-contains-text([$'c13_k2sc_output_2018-05-29_comments2'.O60])" calcext:base-cell-address="'c13_k2sc_output_2018-05-29_comments2'.U60"/>
          </calcext:conditional-format>
          <calcext:conditional-format calcext:target-range-address="'c13_k2sc_output_2018-05-29_comments2'.U61:'c13_k2sc_output_2018-05-29_comments2'.U61">
            <calcext:condition calcext:apply-style-name="Bad" calcext:value="not-contains-text([$'c13_k2sc_output_2018-05-29_comments2'.O61])" calcext:base-cell-address="'c13_k2sc_output_2018-05-29_comments2'.U61"/>
          </calcext:conditional-format>
          <calcext:conditional-format calcext:target-range-address="'c13_k2sc_output_2018-05-29_comments2'.U62:'c13_k2sc_output_2018-05-29_comments2'.U62">
            <calcext:condition calcext:apply-style-name="Bad" calcext:value="not-contains-text([$'c13_k2sc_output_2018-05-29_comments2'.O62])" calcext:base-cell-address="'c13_k2sc_output_2018-05-29_comments2'.U62"/>
          </calcext:conditional-format>
          <calcext:conditional-format calcext:target-range-address="'c13_k2sc_output_2018-05-29_comments2'.U63:'c13_k2sc_output_2018-05-29_comments2'.U63">
            <calcext:condition calcext:apply-style-name="Bad" calcext:value="not-contains-text([$'c13_k2sc_output_2018-05-29_comments2'.O63])" calcext:base-cell-address="'c13_k2sc_output_2018-05-29_comments2'.U63"/>
          </calcext:conditional-format>
          <calcext:conditional-format calcext:target-range-address="'c13_k2sc_output_2018-05-29_comments2'.U64:'c13_k2sc_output_2018-05-29_comments2'.U64">
            <calcext:condition calcext:apply-style-name="Bad" calcext:value="not-contains-text([$'c13_k2sc_output_2018-05-29_comments2'.O64])" calcext:base-cell-address="'c13_k2sc_output_2018-05-29_comments2'.U64"/>
          </calcext:conditional-format>
          <calcext:conditional-format calcext:target-range-address="'c13_k2sc_output_2018-05-29_comments2'.U65:'c13_k2sc_output_2018-05-29_comments2'.U65">
            <calcext:condition calcext:apply-style-name="Bad" calcext:value="not-contains-text([$'c13_k2sc_output_2018-05-29_comments2'.O65])" calcext:base-cell-address="'c13_k2sc_output_2018-05-29_comments2'.U65"/>
          </calcext:conditional-format>
          <calcext:conditional-format calcext:target-range-address="'c13_k2sc_output_2018-05-29_comments2'.U66:'c13_k2sc_output_2018-05-29_comments2'.U66">
            <calcext:condition calcext:apply-style-name="Bad" calcext:value="not-contains-text([$'c13_k2sc_output_2018-05-29_comments2'.O66])" calcext:base-cell-address="'c13_k2sc_output_2018-05-29_comments2'.U66"/>
          </calcext:conditional-format>
          <calcext:conditional-format calcext:target-range-address="'c13_k2sc_output_2018-05-29_comments2'.U67:'c13_k2sc_output_2018-05-29_comments2'.U67">
            <calcext:condition calcext:apply-style-name="Bad" calcext:value="not-contains-text([$'c13_k2sc_output_2018-05-29_comments2'.O67])" calcext:base-cell-address="'c13_k2sc_output_2018-05-29_comments2'.U67"/>
          </calcext:conditional-format>
          <calcext:conditional-format calcext:target-range-address="'c13_k2sc_output_2018-05-29_comments2'.U68:'c13_k2sc_output_2018-05-29_comments2'.U68">
            <calcext:condition calcext:apply-style-name="Bad" calcext:value="not-contains-text([$'c13_k2sc_output_2018-05-29_comments2'.O68])" calcext:base-cell-address="'c13_k2sc_output_2018-05-29_comments2'.U68"/>
          </calcext:conditional-format>
          <calcext:conditional-format calcext:target-range-address="'c13_k2sc_output_2018-05-29_comments2'.U69:'c13_k2sc_output_2018-05-29_comments2'.U69">
            <calcext:condition calcext:apply-style-name="Bad" calcext:value="not-contains-text([$'c13_k2sc_output_2018-05-29_comments2'.O69])" calcext:base-cell-address="'c13_k2sc_output_2018-05-29_comments2'.U69"/>
          </calcext:conditional-format>
          <calcext:conditional-format calcext:target-range-address="'c13_k2sc_output_2018-05-29_comments2'.U70:'c13_k2sc_output_2018-05-29_comments2'.U70">
            <calcext:condition calcext:apply-style-name="Bad" calcext:value="not-contains-text([$'c13_k2sc_output_2018-05-29_comments2'.O70])" calcext:base-cell-address="'c13_k2sc_output_2018-05-29_comments2'.U70"/>
          </calcext:conditional-format>
          <calcext:conditional-format calcext:target-range-address="'c13_k2sc_output_2018-05-29_comments2'.U71:'c13_k2sc_output_2018-05-29_comments2'.U71">
            <calcext:condition calcext:apply-style-name="Bad" calcext:value="not-contains-text([$'c13_k2sc_output_2018-05-29_comments2'.O71])" calcext:base-cell-address="'c13_k2sc_output_2018-05-29_comments2'.U71"/>
          </calcext:conditional-format>
          <calcext:conditional-format calcext:target-range-address="'c13_k2sc_output_2018-05-29_comments2'.U72:'c13_k2sc_output_2018-05-29_comments2'.U72">
            <calcext:condition calcext:apply-style-name="Bad" calcext:value="not-contains-text([$'c13_k2sc_output_2018-05-29_comments2'.O72])" calcext:base-cell-address="'c13_k2sc_output_2018-05-29_comments2'.U72"/>
          </calcext:conditional-format>
          <calcext:conditional-format calcext:target-range-address="'c13_k2sc_output_2018-05-29_comments2'.U73:'c13_k2sc_output_2018-05-29_comments2'.U73">
            <calcext:condition calcext:apply-style-name="Bad" calcext:value="not-contains-text([$'c13_k2sc_output_2018-05-29_comments2'.O73])" calcext:base-cell-address="'c13_k2sc_output_2018-05-29_comments2'.U73"/>
          </calcext:conditional-format>
          <calcext:conditional-format calcext:target-range-address="'c13_k2sc_output_2018-05-29_comments2'.U74:'c13_k2sc_output_2018-05-29_comments2'.U74">
            <calcext:condition calcext:apply-style-name="Bad" calcext:value="not-contains-text([$'c13_k2sc_output_2018-05-29_comments2'.O74])" calcext:base-cell-address="'c13_k2sc_output_2018-05-29_comments2'.U74"/>
          </calcext:conditional-format>
          <calcext:conditional-format calcext:target-range-address="'c13_k2sc_output_2018-05-29_comments2'.U75:'c13_k2sc_output_2018-05-29_comments2'.U75">
            <calcext:condition calcext:apply-style-name="Bad" calcext:value="not-contains-text([$'c13_k2sc_output_2018-05-29_comments2'.O75])" calcext:base-cell-address="'c13_k2sc_output_2018-05-29_comments2'.U75"/>
          </calcext:conditional-format>
          <calcext:conditional-format calcext:target-range-address="'c13_k2sc_output_2018-05-29_comments2'.U76:'c13_k2sc_output_2018-05-29_comments2'.U76">
            <calcext:condition calcext:apply-style-name="Bad" calcext:value="not-contains-text([$'c13_k2sc_output_2018-05-29_comments2'.O76])" calcext:base-cell-address="'c13_k2sc_output_2018-05-29_comments2'.U76"/>
          </calcext:conditional-format>
          <calcext:conditional-format calcext:target-range-address="'c13_k2sc_output_2018-05-29_comments2'.U77:'c13_k2sc_output_2018-05-29_comments2'.U77">
            <calcext:condition calcext:apply-style-name="Bad" calcext:value="not-contains-text([$'c13_k2sc_output_2018-05-29_comments2'.O77])" calcext:base-cell-address="'c13_k2sc_output_2018-05-29_comments2'.U77"/>
          </calcext:conditional-format>
          <calcext:conditional-format calcext:target-range-address="'c13_k2sc_output_2018-05-29_comments2'.U78:'c13_k2sc_output_2018-05-29_comments2'.U78">
            <calcext:condition calcext:apply-style-name="Bad" calcext:value="not-contains-text([$'c13_k2sc_output_2018-05-29_comments2'.O78])" calcext:base-cell-address="'c13_k2sc_output_2018-05-29_comments2'.U78"/>
          </calcext:conditional-format>
          <calcext:conditional-format calcext:target-range-address="'c13_k2sc_output_2018-05-29_comments2'.U79:'c13_k2sc_output_2018-05-29_comments2'.U79">
            <calcext:condition calcext:apply-style-name="Bad" calcext:value="not-contains-text([$'c13_k2sc_output_2018-05-29_comments2'.O79])" calcext:base-cell-address="'c13_k2sc_output_2018-05-29_comments2'.U79"/>
          </calcext:conditional-format>
          <calcext:conditional-format calcext:target-range-address="'c13_k2sc_output_2018-05-29_comments2'.U80:'c13_k2sc_output_2018-05-29_comments2'.U80">
            <calcext:condition calcext:apply-style-name="Bad" calcext:value="not-contains-text([$'c13_k2sc_output_2018-05-29_comments2'.O80])" calcext:base-cell-address="'c13_k2sc_output_2018-05-29_comments2'.U80"/>
          </calcext:conditional-format>
          <calcext:conditional-format calcext:target-range-address="'c13_k2sc_output_2018-05-29_comments2'.U81:'c13_k2sc_output_2018-05-29_comments2'.U81">
            <calcext:condition calcext:apply-style-name="Bad" calcext:value="not-contains-text([$'c13_k2sc_output_2018-05-29_comments2'.O81])" calcext:base-cell-address="'c13_k2sc_output_2018-05-29_comments2'.U81"/>
          </calcext:conditional-format>
          <calcext:conditional-format calcext:target-range-address="'c13_k2sc_output_2018-05-29_comments2'.U82:'c13_k2sc_output_2018-05-29_comments2'.U82">
            <calcext:condition calcext:apply-style-name="Bad" calcext:value="not-contains-text([$'c13_k2sc_output_2018-05-29_comments2'.O82])" calcext:base-cell-address="'c13_k2sc_output_2018-05-29_comments2'.U82"/>
          </calcext:conditional-format>
          <calcext:conditional-format calcext:target-range-address="'c13_k2sc_output_2018-05-29_comments2'.U83:'c13_k2sc_output_2018-05-29_comments2'.U83">
            <calcext:condition calcext:apply-style-name="Bad" calcext:value="not-contains-text([$'c13_k2sc_output_2018-05-29_comments2'.O83])" calcext:base-cell-address="'c13_k2sc_output_2018-05-29_comments2'.U83"/>
          </calcext:conditional-format>
          <calcext:conditional-format calcext:target-range-address="'c13_k2sc_output_2018-05-29_comments2'.U84:'c13_k2sc_output_2018-05-29_comments2'.U84">
            <calcext:condition calcext:apply-style-name="Bad" calcext:value="not-contains-text([$'c13_k2sc_output_2018-05-29_comments2'.O84])" calcext:base-cell-address="'c13_k2sc_output_2018-05-29_comments2'.U84"/>
          </calcext:conditional-format>
          <calcext:conditional-format calcext:target-range-address="'c13_k2sc_output_2018-05-29_comments2'.U85:'c13_k2sc_output_2018-05-29_comments2'.U85">
            <calcext:condition calcext:apply-style-name="Bad" calcext:value="not-contains-text([$'c13_k2sc_output_2018-05-29_comments2'.O85])" calcext:base-cell-address="'c13_k2sc_output_2018-05-29_comments2'.U85"/>
          </calcext:conditional-format>
          <calcext:conditional-format calcext:target-range-address="'c13_k2sc_output_2018-05-29_comments2'.U86:'c13_k2sc_output_2018-05-29_comments2'.U86">
            <calcext:condition calcext:apply-style-name="Bad" calcext:value="not-contains-text([$'c13_k2sc_output_2018-05-29_comments2'.O86])" calcext:base-cell-address="'c13_k2sc_output_2018-05-29_comments2'.U86"/>
          </calcext:conditional-format>
          <calcext:conditional-format calcext:target-range-address="'c13_k2sc_output_2018-05-29_comments2'.U87:'c13_k2sc_output_2018-05-29_comments2'.U87">
            <calcext:condition calcext:apply-style-name="Bad" calcext:value="not-contains-text([$'c13_k2sc_output_2018-05-29_comments2'.O87])" calcext:base-cell-address="'c13_k2sc_output_2018-05-29_comments2'.U87"/>
          </calcext:conditional-format>
          <calcext:conditional-format calcext:target-range-address="'c13_k2sc_output_2018-05-29_comments2'.U88:'c13_k2sc_output_2018-05-29_comments2'.U88">
            <calcext:condition calcext:apply-style-name="Bad" calcext:value="not-contains-text([$'c13_k2sc_output_2018-05-29_comments2'.O88])" calcext:base-cell-address="'c13_k2sc_output_2018-05-29_comments2'.U88"/>
          </calcext:conditional-format>
          <calcext:conditional-format calcext:target-range-address="'c13_k2sc_output_2018-05-29_comments2'.U89:'c13_k2sc_output_2018-05-29_comments2'.U89">
            <calcext:condition calcext:apply-style-name="Bad" calcext:value="not-contains-text([$'c13_k2sc_output_2018-05-29_comments2'.O89])" calcext:base-cell-address="'c13_k2sc_output_2018-05-29_comments2'.U89"/>
          </calcext:conditional-format>
          <calcext:conditional-format calcext:target-range-address="'c13_k2sc_output_2018-05-29_comments2'.U90:'c13_k2sc_output_2018-05-29_comments2'.U90">
            <calcext:condition calcext:apply-style-name="Bad" calcext:value="not-contains-text([$'c13_k2sc_output_2018-05-29_comments2'.O90])" calcext:base-cell-address="'c13_k2sc_output_2018-05-29_comments2'.U90"/>
          </calcext:conditional-format>
          <calcext:conditional-format calcext:target-range-address="'c13_k2sc_output_2018-05-29_comments2'.U91:'c13_k2sc_output_2018-05-29_comments2'.U91">
            <calcext:condition calcext:apply-style-name="Bad" calcext:value="not-contains-text([$'c13_k2sc_output_2018-05-29_comments2'.O91])" calcext:base-cell-address="'c13_k2sc_output_2018-05-29_comments2'.U91"/>
          </calcext:conditional-format>
          <calcext:conditional-format calcext:target-range-address="'c13_k2sc_output_2018-05-29_comments2'.U92:'c13_k2sc_output_2018-05-29_comments2'.U92">
            <calcext:condition calcext:apply-style-name="Bad" calcext:value="not-contains-text([$'c13_k2sc_output_2018-05-29_comments2'.O92])" calcext:base-cell-address="'c13_k2sc_output_2018-05-29_comments2'.U92"/>
          </calcext:conditional-format>
          <calcext:conditional-format calcext:target-range-address="'c13_k2sc_output_2018-05-29_comments2'.U93:'c13_k2sc_output_2018-05-29_comments2'.U93">
            <calcext:condition calcext:apply-style-name="Bad" calcext:value="not-contains-text([$'c13_k2sc_output_2018-05-29_comments2'.O93])" calcext:base-cell-address="'c13_k2sc_output_2018-05-29_comments2'.U93"/>
          </calcext:conditional-format>
          <calcext:conditional-format calcext:target-range-address="'c13_k2sc_output_2018-05-29_comments2'.U94:'c13_k2sc_output_2018-05-29_comments2'.U94">
            <calcext:condition calcext:apply-style-name="Bad" calcext:value="not-contains-text([$'c13_k2sc_output_2018-05-29_comments2'.O94])" calcext:base-cell-address="'c13_k2sc_output_2018-05-29_comments2'.U94"/>
          </calcext:conditional-format>
          <calcext:conditional-format calcext:target-range-address="'c13_k2sc_output_2018-05-29_comments2'.U95:'c13_k2sc_output_2018-05-29_comments2'.U95">
            <calcext:condition calcext:apply-style-name="Bad" calcext:value="not-contains-text([$'c13_k2sc_output_2018-05-29_comments2'.O95])" calcext:base-cell-address="'c13_k2sc_output_2018-05-29_comments2'.U95"/>
          </calcext:conditional-format>
          <calcext:conditional-format calcext:target-range-address="'c13_k2sc_output_2018-05-29_comments2'.U96:'c13_k2sc_output_2018-05-29_comments2'.U96">
            <calcext:condition calcext:apply-style-name="Bad" calcext:value="not-contains-text([$'c13_k2sc_output_2018-05-29_comments2'.O96])" calcext:base-cell-address="'c13_k2sc_output_2018-05-29_comments2'.U96"/>
          </calcext:conditional-format>
          <calcext:conditional-format calcext:target-range-address="'c13_k2sc_output_2018-05-29_comments2'.U97:'c13_k2sc_output_2018-05-29_comments2'.U97">
            <calcext:condition calcext:apply-style-name="Bad" calcext:value="not-contains-text([$'c13_k2sc_output_2018-05-29_comments2'.O97])" calcext:base-cell-address="'c13_k2sc_output_2018-05-29_comments2'.U97"/>
          </calcext:conditional-format>
          <calcext:conditional-format calcext:target-range-address="'c13_k2sc_output_2018-05-29_comments2'.U98:'c13_k2sc_output_2018-05-29_comments2'.U98">
            <calcext:condition calcext:apply-style-name="Bad" calcext:value="not-contains-text([$'c13_k2sc_output_2018-05-29_comments2'.O98])" calcext:base-cell-address="'c13_k2sc_output_2018-05-29_comments2'.U98"/>
          </calcext:conditional-format>
          <calcext:conditional-format calcext:target-range-address="'c13_k2sc_output_2018-05-29_comments2'.U99:'c13_k2sc_output_2018-05-29_comments2'.U99">
            <calcext:condition calcext:apply-style-name="Bad" calcext:value="not-contains-text([$'c13_k2sc_output_2018-05-29_comments2'.O99])" calcext:base-cell-address="'c13_k2sc_output_2018-05-29_comments2'.U99"/>
          </calcext:conditional-format>
          <calcext:conditional-format calcext:target-range-address="'c13_k2sc_output_2018-05-29_comments2'.U100:'c13_k2sc_output_2018-05-29_comments2'.U100">
            <calcext:condition calcext:apply-style-name="Bad" calcext:value="not-contains-text([$'c13_k2sc_output_2018-05-29_comments2'.O100])" calcext:base-cell-address="'c13_k2sc_output_2018-05-29_comments2'.U100"/>
          </calcext:conditional-format>
          <calcext:conditional-format calcext:target-range-address="'c13_k2sc_output_2018-05-29_comments2'.U101:'c13_k2sc_output_2018-05-29_comments2'.U101">
            <calcext:condition calcext:apply-style-name="Bad" calcext:value="not-contains-text([$'c13_k2sc_output_2018-05-29_comments2'.O101])" calcext:base-cell-address="'c13_k2sc_output_2018-05-29_comments2'.U101"/>
          </calcext:conditional-format>
          <calcext:conditional-format calcext:target-range-address="'c13_k2sc_output_2018-05-29_comments2'.U102:'c13_k2sc_output_2018-05-29_comments2'.U102">
            <calcext:condition calcext:apply-style-name="Bad" calcext:value="not-contains-text([$'c13_k2sc_output_2018-05-29_comments2'.O102])" calcext:base-cell-address="'c13_k2sc_output_2018-05-29_comments2'.U102"/>
          </calcext:conditional-format>
          <calcext:conditional-format calcext:target-range-address="'c13_k2sc_output_2018-05-29_comments2'.U103:'c13_k2sc_output_2018-05-29_comments2'.U103">
            <calcext:condition calcext:apply-style-name="Bad" calcext:value="not-contains-text([$'c13_k2sc_output_2018-05-29_comments2'.O103])" calcext:base-cell-address="'c13_k2sc_output_2018-05-29_comments2'.U103"/>
          </calcext:conditional-format>
          <calcext:conditional-format calcext:target-range-address="'c13_k2sc_output_2018-05-29_comments2'.U104:'c13_k2sc_output_2018-05-29_comments2'.U104">
            <calcext:condition calcext:apply-style-name="Bad" calcext:value="not-contains-text([$'c13_k2sc_output_2018-05-29_comments2'.O104])" calcext:base-cell-address="'c13_k2sc_output_2018-05-29_comments2'.U104"/>
          </calcext:conditional-format>
          <calcext:conditional-format calcext:target-range-address="'c13_k2sc_output_2018-05-29_comments2'.U105:'c13_k2sc_output_2018-05-29_comments2'.U105">
            <calcext:condition calcext:apply-style-name="Bad" calcext:value="not-contains-text([$'c13_k2sc_output_2018-05-29_comments2'.O105])" calcext:base-cell-address="'c13_k2sc_output_2018-05-29_comments2'.U105"/>
          </calcext:conditional-format>
          <calcext:conditional-format calcext:target-range-address="'c13_k2sc_output_2018-05-29_comments2'.U106:'c13_k2sc_output_2018-05-29_comments2'.U106">
            <calcext:condition calcext:apply-style-name="Bad" calcext:value="not-contains-text([$'c13_k2sc_output_2018-05-29_comments2'.O106])" calcext:base-cell-address="'c13_k2sc_output_2018-05-29_comments2'.U106"/>
          </calcext:conditional-format>
          <calcext:conditional-format calcext:target-range-address="'c13_k2sc_output_2018-05-29_comments2'.U107:'c13_k2sc_output_2018-05-29_comments2'.U107">
            <calcext:condition calcext:apply-style-name="Bad" calcext:value="not-contains-text([$'c13_k2sc_output_2018-05-29_comments2'.O107])" calcext:base-cell-address="'c13_k2sc_output_2018-05-29_comments2'.U107"/>
          </calcext:conditional-format>
          <calcext:conditional-format calcext:target-range-address="'c13_k2sc_output_2018-05-29_comments2'.U108:'c13_k2sc_output_2018-05-29_comments2'.U108">
            <calcext:condition calcext:apply-style-name="Bad" calcext:value="not-contains-text([$'c13_k2sc_output_2018-05-29_comments2'.O108])" calcext:base-cell-address="'c13_k2sc_output_2018-05-29_comments2'.U108"/>
          </calcext:conditional-format>
          <calcext:conditional-format calcext:target-range-address="'c13_k2sc_output_2018-05-29_comments2'.U109:'c13_k2sc_output_2018-05-29_comments2'.U109">
            <calcext:condition calcext:apply-style-name="Bad" calcext:value="not-contains-text([$'c13_k2sc_output_2018-05-29_comments2'.O109])" calcext:base-cell-address="'c13_k2sc_output_2018-05-29_comments2'.U109"/>
          </calcext:conditional-format>
          <calcext:conditional-format calcext:target-range-address="'c13_k2sc_output_2018-05-29_comments2'.U110:'c13_k2sc_output_2018-05-29_comments2'.U110">
            <calcext:condition calcext:apply-style-name="Bad" calcext:value="not-contains-text([$'c13_k2sc_output_2018-05-29_comments2'.O110])" calcext:base-cell-address="'c13_k2sc_output_2018-05-29_comments2'.U110"/>
          </calcext:conditional-format>
          <calcext:conditional-format calcext:target-range-address="'c13_k2sc_output_2018-05-29_comments2'.U111:'c13_k2sc_output_2018-05-29_comments2'.U111">
            <calcext:condition calcext:apply-style-name="Bad" calcext:value="not-contains-text([$'c13_k2sc_output_2018-05-29_comments2'.O111])" calcext:base-cell-address="'c13_k2sc_output_2018-05-29_comments2'.U111"/>
          </calcext:conditional-format>
          <calcext:conditional-format calcext:target-range-address="'c13_k2sc_output_2018-05-29_comments2'.U112:'c13_k2sc_output_2018-05-29_comments2'.U112">
            <calcext:condition calcext:apply-style-name="Bad" calcext:value="not-contains-text([$'c13_k2sc_output_2018-05-29_comments2'.O112])" calcext:base-cell-address="'c13_k2sc_output_2018-05-29_comments2'.U112"/>
          </calcext:conditional-format>
          <calcext:conditional-format calcext:target-range-address="'c13_k2sc_output_2018-05-29_comments2'.U113:'c13_k2sc_output_2018-05-29_comments2'.U113">
            <calcext:condition calcext:apply-style-name="Bad" calcext:value="not-contains-text([$'c13_k2sc_output_2018-05-29_comments2'.O113])" calcext:base-cell-address="'c13_k2sc_output_2018-05-29_comments2'.U113"/>
          </calcext:conditional-format>
          <calcext:conditional-format calcext:target-range-address="'c13_k2sc_output_2018-05-29_comments2'.U114:'c13_k2sc_output_2018-05-29_comments2'.U114">
            <calcext:condition calcext:apply-style-name="Bad" calcext:value="not-contains-text([$'c13_k2sc_output_2018-05-29_comments2'.O114])" calcext:base-cell-address="'c13_k2sc_output_2018-05-29_comments2'.U114"/>
          </calcext:conditional-format>
          <calcext:conditional-format calcext:target-range-address="'c13_k2sc_output_2018-05-29_comments2'.U115:'c13_k2sc_output_2018-05-29_comments2'.U115">
            <calcext:condition calcext:apply-style-name="Bad" calcext:value="not-contains-text([$'c13_k2sc_output_2018-05-29_comments2'.O115])" calcext:base-cell-address="'c13_k2sc_output_2018-05-29_comments2'.U115"/>
          </calcext:conditional-format>
          <calcext:conditional-format calcext:target-range-address="'c13_k2sc_output_2018-05-29_comments2'.U116:'c13_k2sc_output_2018-05-29_comments2'.U116">
            <calcext:condition calcext:apply-style-name="Bad" calcext:value="not-contains-text([$'c13_k2sc_output_2018-05-29_comments2'.O116])" calcext:base-cell-address="'c13_k2sc_output_2018-05-29_comments2'.U116"/>
          </calcext:conditional-format>
          <calcext:conditional-format calcext:target-range-address="'c13_k2sc_output_2018-05-29_comments2'.U117:'c13_k2sc_output_2018-05-29_comments2'.U117">
            <calcext:condition calcext:apply-style-name="Bad" calcext:value="not-contains-text([$'c13_k2sc_output_2018-05-29_comments2'.O117])" calcext:base-cell-address="'c13_k2sc_output_2018-05-29_comments2'.U117"/>
          </calcext:conditional-format>
          <calcext:conditional-format calcext:target-range-address="'c13_k2sc_output_2018-05-29_comments2'.U118:'c13_k2sc_output_2018-05-29_comments2'.U118">
            <calcext:condition calcext:apply-style-name="Bad" calcext:value="not-contains-text([$'c13_k2sc_output_2018-05-29_comments2'.O118])" calcext:base-cell-address="'c13_k2sc_output_2018-05-29_comments2'.U118"/>
          </calcext:conditional-format>
          <calcext:conditional-format calcext:target-range-address="'c13_k2sc_output_2018-05-29_comments2'.U119:'c13_k2sc_output_2018-05-29_comments2'.U119">
            <calcext:condition calcext:apply-style-name="Bad" calcext:value="not-contains-text([$'c13_k2sc_output_2018-05-29_comments2'.O119])" calcext:base-cell-address="'c13_k2sc_output_2018-05-29_comments2'.U119"/>
          </calcext:conditional-format>
          <calcext:conditional-format calcext:target-range-address="'c13_k2sc_output_2018-05-29_comments2'.U120:'c13_k2sc_output_2018-05-29_comments2'.U120">
            <calcext:condition calcext:apply-style-name="Bad" calcext:value="not-contains-text([$'c13_k2sc_output_2018-05-29_comments2'.O120])" calcext:base-cell-address="'c13_k2sc_output_2018-05-29_comments2'.U120"/>
          </calcext:conditional-format>
          <calcext:conditional-format calcext:target-range-address="'c13_k2sc_output_2018-05-29_comments2'.U121:'c13_k2sc_output_2018-05-29_comments2'.U121">
            <calcext:condition calcext:apply-style-name="Bad" calcext:value="not-contains-text([$'c13_k2sc_output_2018-05-29_comments2'.O121])" calcext:base-cell-address="'c13_k2sc_output_2018-05-29_comments2'.U121"/>
          </calcext:conditional-format>
          <calcext:conditional-format calcext:target-range-address="'c13_k2sc_output_2018-05-29_comments2'.U122:'c13_k2sc_output_2018-05-29_comments2'.U122">
            <calcext:condition calcext:apply-style-name="Bad" calcext:value="not-contains-text([$'c13_k2sc_output_2018-05-29_comments2'.O122])" calcext:base-cell-address="'c13_k2sc_output_2018-05-29_comments2'.U122"/>
          </calcext:conditional-format>
          <calcext:conditional-format calcext:target-range-address="'c13_k2sc_output_2018-05-29_comments2'.U123:'c13_k2sc_output_2018-05-29_comments2'.U123">
            <calcext:condition calcext:apply-style-name="Bad" calcext:value="not-contains-text([$'c13_k2sc_output_2018-05-29_comments2'.O123])" calcext:base-cell-address="'c13_k2sc_output_2018-05-29_comments2'.U123"/>
          </calcext:conditional-format>
          <calcext:conditional-format calcext:target-range-address="'c13_k2sc_output_2018-05-29_comments2'.U124:'c13_k2sc_output_2018-05-29_comments2'.U124">
            <calcext:condition calcext:apply-style-name="Bad" calcext:value="not-contains-text([$'c13_k2sc_output_2018-05-29_comments2'.O124])" calcext:base-cell-address="'c13_k2sc_output_2018-05-29_comments2'.U124"/>
          </calcext:conditional-format>
          <calcext:conditional-format calcext:target-range-address="'c13_k2sc_output_2018-05-29_comments2'.U125:'c13_k2sc_output_2018-05-29_comments2'.U125">
            <calcext:condition calcext:apply-style-name="Bad" calcext:value="not-contains-text([$'c13_k2sc_output_2018-05-29_comments2'.O125])" calcext:base-cell-address="'c13_k2sc_output_2018-05-29_comments2'.U125"/>
          </calcext:conditional-format>
          <calcext:conditional-format calcext:target-range-address="'c13_k2sc_output_2018-05-29_comments2'.U126:'c13_k2sc_output_2018-05-29_comments2'.U126">
            <calcext:condition calcext:apply-style-name="Bad" calcext:value="not-contains-text([$'c13_k2sc_output_2018-05-29_comments2'.O126])" calcext:base-cell-address="'c13_k2sc_output_2018-05-29_comments2'.U126"/>
          </calcext:conditional-format>
          <calcext:conditional-format calcext:target-range-address="'c13_k2sc_output_2018-05-29_comments2'.U127:'c13_k2sc_output_2018-05-29_comments2'.U127">
            <calcext:condition calcext:apply-style-name="Bad" calcext:value="not-contains-text([$'c13_k2sc_output_2018-05-29_comments2'.O127])" calcext:base-cell-address="'c13_k2sc_output_2018-05-29_comments2'.U127"/>
          </calcext:conditional-format>
          <calcext:conditional-format calcext:target-range-address="'c13_k2sc_output_2018-05-29_comments2'.U128:'c13_k2sc_output_2018-05-29_comments2'.U128">
            <calcext:condition calcext:apply-style-name="Bad" calcext:value="not-contains-text([$'c13_k2sc_output_2018-05-29_comments2'.O128])" calcext:base-cell-address="'c13_k2sc_output_2018-05-29_comments2'.U128"/>
          </calcext:conditional-format>
          <calcext:conditional-format calcext:target-range-address="'c13_k2sc_output_2018-05-29_comments2'.U129:'c13_k2sc_output_2018-05-29_comments2'.U129">
            <calcext:condition calcext:apply-style-name="Bad" calcext:value="not-contains-text([$'c13_k2sc_output_2018-05-29_comments2'.O129])" calcext:base-cell-address="'c13_k2sc_output_2018-05-29_comments2'.U129"/>
          </calcext:conditional-format>
          <calcext:conditional-format calcext:target-range-address="'c13_k2sc_output_2018-05-29_comments2'.U130:'c13_k2sc_output_2018-05-29_comments2'.U130">
            <calcext:condition calcext:apply-style-name="Bad" calcext:value="not-contains-text([$'c13_k2sc_output_2018-05-29_comments2'.O130])" calcext:base-cell-address="'c13_k2sc_output_2018-05-29_comments2'.U130"/>
          </calcext:conditional-format>
          <calcext:conditional-format calcext:target-range-address="'c13_k2sc_output_2018-05-29_comments2'.U131:'c13_k2sc_output_2018-05-29_comments2'.U131">
            <calcext:condition calcext:apply-style-name="Bad" calcext:value="not-contains-text([$'c13_k2sc_output_2018-05-29_comments2'.O131])" calcext:base-cell-address="'c13_k2sc_output_2018-05-29_comments2'.U131"/>
          </calcext:conditional-format>
          <calcext:conditional-format calcext:target-range-address="'c13_k2sc_output_2018-05-29_comments2'.U132:'c13_k2sc_output_2018-05-29_comments2'.U132">
            <calcext:condition calcext:apply-style-name="Bad" calcext:value="not-contains-text([$'c13_k2sc_output_2018-05-29_comments2'.O132])" calcext:base-cell-address="'c13_k2sc_output_2018-05-29_comments2'.U132"/>
          </calcext:conditional-format>
          <calcext:conditional-format calcext:target-range-address="'c13_k2sc_output_2018-05-29_comments2'.U133:'c13_k2sc_output_2018-05-29_comments2'.U133">
            <calcext:condition calcext:apply-style-name="Bad" calcext:value="not-contains-text([$'c13_k2sc_output_2018-05-29_comments2'.O133])" calcext:base-cell-address="'c13_k2sc_output_2018-05-29_comments2'.U133"/>
          </calcext:conditional-format>
          <calcext:conditional-format calcext:target-range-address="'c13_k2sc_output_2018-05-29_comments2'.Q24:'c13_k2sc_output_2018-05-29_comments2'.Q24">
            <calcext:condition calcext:apply-style-name="Bad" calcext:value="not-contains-text([$'c13_k2sc_output_2018-05-29_comments2'.K24])" calcext:base-cell-address="'c13_k2sc_output_2018-05-29_comments2'.Q24"/>
          </calcext:conditional-format>
          <calcext:conditional-format calcext:target-range-address="'c13_k2sc_output_2018-05-29_comments2'.AA2:'c13_k2sc_output_2018-05-29_comments2'.AA2">
            <calcext:condition calcext:apply-style-name="Bad" calcext:value="not-contains-text([$'c13_k2sc_output_2018-05-29_comments2'.W2])" calcext:base-cell-address="'c13_k2sc_output_2018-05-29_comments2'.AA2"/>
          </calcext:conditional-format>
          <calcext:conditional-format calcext:target-range-address="'c13_k2sc_output_2018-05-29_comments2'.AB2:'c13_k2sc_output_2018-05-29_comments2'.AB2">
            <calcext:condition calcext:apply-style-name="Bad" calcext:value="not-contains-text([$'c13_k2sc_output_2018-05-29_comments2'.X2])" calcext:base-cell-address="'c13_k2sc_output_2018-05-29_comments2'.AB2"/>
          </calcext:conditional-format>
          <calcext:conditional-format calcext:target-range-address="'c13_k2sc_output_2018-05-29_comments2'.AC2:'c13_k2sc_output_2018-05-29_comments2'.AC2">
            <calcext:condition calcext:apply-style-name="Bad" calcext:value="not-contains-text([$'c13_k2sc_output_2018-05-29_comments2'.Y2])" calcext:base-cell-address="'c13_k2sc_output_2018-05-29_comments2'.AC2"/>
          </calcext:conditional-format>
          <calcext:conditional-format calcext:target-range-address="'c13_k2sc_output_2018-05-29_comments2'.AA3:'c13_k2sc_output_2018-05-29_comments2'.AA3">
            <calcext:condition calcext:apply-style-name="Bad" calcext:value="not-contains-text([$'c13_k2sc_output_2018-05-29_comments2'.W3])" calcext:base-cell-address="'c13_k2sc_output_2018-05-29_comments2'.AA3"/>
          </calcext:conditional-format>
          <calcext:conditional-format calcext:target-range-address="'c13_k2sc_output_2018-05-29_comments2'.AA4:'c13_k2sc_output_2018-05-29_comments2'.AA4">
            <calcext:condition calcext:apply-style-name="Bad" calcext:value="not-contains-text([$'c13_k2sc_output_2018-05-29_comments2'.W4])" calcext:base-cell-address="'c13_k2sc_output_2018-05-29_comments2'.AA4"/>
          </calcext:conditional-format>
          <calcext:conditional-format calcext:target-range-address="'c13_k2sc_output_2018-05-29_comments2'.AA5:'c13_k2sc_output_2018-05-29_comments2'.AA5">
            <calcext:condition calcext:apply-style-name="Bad" calcext:value="not-contains-text([$'c13_k2sc_output_2018-05-29_comments2'.W5])" calcext:base-cell-address="'c13_k2sc_output_2018-05-29_comments2'.AA5"/>
          </calcext:conditional-format>
          <calcext:conditional-format calcext:target-range-address="'c13_k2sc_output_2018-05-29_comments2'.AA6:'c13_k2sc_output_2018-05-29_comments2'.AA6">
            <calcext:condition calcext:apply-style-name="Bad" calcext:value="not-contains-text([$'c13_k2sc_output_2018-05-29_comments2'.W6])" calcext:base-cell-address="'c13_k2sc_output_2018-05-29_comments2'.AA6"/>
          </calcext:conditional-format>
          <calcext:conditional-format calcext:target-range-address="'c13_k2sc_output_2018-05-29_comments2'.AB3:'c13_k2sc_output_2018-05-29_comments2'.AB3">
            <calcext:condition calcext:apply-style-name="Bad" calcext:value="not-contains-text([$'c13_k2sc_output_2018-05-29_comments2'.X3])" calcext:base-cell-address="'c13_k2sc_output_2018-05-29_comments2'.AB3"/>
          </calcext:conditional-format>
          <calcext:conditional-format calcext:target-range-address="'c13_k2sc_output_2018-05-29_comments2'.AB4:'c13_k2sc_output_2018-05-29_comments2'.AB4">
            <calcext:condition calcext:apply-style-name="Bad" calcext:value="not-contains-text([$'c13_k2sc_output_2018-05-29_comments2'.X4])" calcext:base-cell-address="'c13_k2sc_output_2018-05-29_comments2'.AB4"/>
          </calcext:conditional-format>
          <calcext:conditional-format calcext:target-range-address="'c13_k2sc_output_2018-05-29_comments2'.AB5:'c13_k2sc_output_2018-05-29_comments2'.AB5">
            <calcext:condition calcext:apply-style-name="Bad" calcext:value="not-contains-text([$'c13_k2sc_output_2018-05-29_comments2'.X5])" calcext:base-cell-address="'c13_k2sc_output_2018-05-29_comments2'.AB5"/>
          </calcext:conditional-format>
          <calcext:conditional-format calcext:target-range-address="'c13_k2sc_output_2018-05-29_comments2'.AB6:'c13_k2sc_output_2018-05-29_comments2'.AB6">
            <calcext:condition calcext:apply-style-name="Bad" calcext:value="not-contains-text([$'c13_k2sc_output_2018-05-29_comments2'.X6])" calcext:base-cell-address="'c13_k2sc_output_2018-05-29_comments2'.AB6"/>
          </calcext:conditional-format>
          <calcext:conditional-format calcext:target-range-address="'c13_k2sc_output_2018-05-29_comments2'.AC3:'c13_k2sc_output_2018-05-29_comments2'.AC3">
            <calcext:condition calcext:apply-style-name="Bad" calcext:value="not-contains-text([$'c13_k2sc_output_2018-05-29_comments2'.Y3])" calcext:base-cell-address="'c13_k2sc_output_2018-05-29_comments2'.AC3"/>
          </calcext:conditional-format>
          <calcext:conditional-format calcext:target-range-address="'c13_k2sc_output_2018-05-29_comments2'.AC4:'c13_k2sc_output_2018-05-29_comments2'.AC4">
            <calcext:condition calcext:apply-style-name="Bad" calcext:value="not-contains-text([$'c13_k2sc_output_2018-05-29_comments2'.Y4])" calcext:base-cell-address="'c13_k2sc_output_2018-05-29_comments2'.AC4"/>
          </calcext:conditional-format>
          <calcext:conditional-format calcext:target-range-address="'c13_k2sc_output_2018-05-29_comments2'.AC5:'c13_k2sc_output_2018-05-29_comments2'.AC5">
            <calcext:condition calcext:apply-style-name="Bad" calcext:value="not-contains-text([$'c13_k2sc_output_2018-05-29_comments2'.Y5])" calcext:base-cell-address="'c13_k2sc_output_2018-05-29_comments2'.AC5"/>
          </calcext:conditional-format>
          <calcext:conditional-format calcext:target-range-address="'c13_k2sc_output_2018-05-29_comments2'.AC6:'c13_k2sc_output_2018-05-29_comments2'.AC6">
            <calcext:condition calcext:apply-style-name="Bad" calcext:value="not-contains-text([$'c13_k2sc_output_2018-05-29_comments2'.Y6])" calcext:base-cell-address="'c13_k2sc_output_2018-05-29_comments2'.AC6"/>
          </calcext:conditional-format>
          <calcext:conditional-format calcext:target-range-address="'c13_k2sc_output_2018-05-29_comments2'.AA7:'c13_k2sc_output_2018-05-29_comments2'.AA7">
            <calcext:condition calcext:apply-style-name="Bad" calcext:value="not-contains-text([$'c13_k2sc_output_2018-05-29_comments2'.W7])" calcext:base-cell-address="'c13_k2sc_output_2018-05-29_comments2'.AA7"/>
          </calcext:conditional-format>
          <calcext:conditional-format calcext:target-range-address="'c13_k2sc_output_2018-05-29_comments2'.AA8:'c13_k2sc_output_2018-05-29_comments2'.AA8">
            <calcext:condition calcext:apply-style-name="Bad" calcext:value="not-contains-text([$'c13_k2sc_output_2018-05-29_comments2'.W8])" calcext:base-cell-address="'c13_k2sc_output_2018-05-29_comments2'.AA8"/>
          </calcext:conditional-format>
          <calcext:conditional-format calcext:target-range-address="'c13_k2sc_output_2018-05-29_comments2'.AA9:'c13_k2sc_output_2018-05-29_comments2'.AA9">
            <calcext:condition calcext:apply-style-name="Bad" calcext:value="not-contains-text([$'c13_k2sc_output_2018-05-29_comments2'.W9])" calcext:base-cell-address="'c13_k2sc_output_2018-05-29_comments2'.AA9"/>
          </calcext:conditional-format>
          <calcext:conditional-format calcext:target-range-address="'c13_k2sc_output_2018-05-29_comments2'.AA10:'c13_k2sc_output_2018-05-29_comments2'.AA10">
            <calcext:condition calcext:apply-style-name="Bad" calcext:value="not-contains-text([$'c13_k2sc_output_2018-05-29_comments2'.W10])" calcext:base-cell-address="'c13_k2sc_output_2018-05-29_comments2'.AA10"/>
          </calcext:conditional-format>
          <calcext:conditional-format calcext:target-range-address="'c13_k2sc_output_2018-05-29_comments2'.AA11:'c13_k2sc_output_2018-05-29_comments2'.AA11">
            <calcext:condition calcext:apply-style-name="Bad" calcext:value="not-contains-text([$'c13_k2sc_output_2018-05-29_comments2'.W11])" calcext:base-cell-address="'c13_k2sc_output_2018-05-29_comments2'.AA11"/>
          </calcext:conditional-format>
          <calcext:conditional-format calcext:target-range-address="'c13_k2sc_output_2018-05-29_comments2'.AA12:'c13_k2sc_output_2018-05-29_comments2'.AA12">
            <calcext:condition calcext:apply-style-name="Bad" calcext:value="not-contains-text([$'c13_k2sc_output_2018-05-29_comments2'.W12])" calcext:base-cell-address="'c13_k2sc_output_2018-05-29_comments2'.AA12"/>
          </calcext:conditional-format>
          <calcext:conditional-format calcext:target-range-address="'c13_k2sc_output_2018-05-29_comments2'.AA13:'c13_k2sc_output_2018-05-29_comments2'.AA13">
            <calcext:condition calcext:apply-style-name="Bad" calcext:value="not-contains-text([$'c13_k2sc_output_2018-05-29_comments2'.W13])" calcext:base-cell-address="'c13_k2sc_output_2018-05-29_comments2'.AA13"/>
          </calcext:conditional-format>
          <calcext:conditional-format calcext:target-range-address="'c13_k2sc_output_2018-05-29_comments2'.AA14:'c13_k2sc_output_2018-05-29_comments2'.AA14">
            <calcext:condition calcext:apply-style-name="Bad" calcext:value="not-contains-text([$'c13_k2sc_output_2018-05-29_comments2'.W14])" calcext:base-cell-address="'c13_k2sc_output_2018-05-29_comments2'.AA14"/>
          </calcext:conditional-format>
          <calcext:conditional-format calcext:target-range-address="'c13_k2sc_output_2018-05-29_comments2'.AA15:'c13_k2sc_output_2018-05-29_comments2'.AA15">
            <calcext:condition calcext:apply-style-name="Bad" calcext:value="not-contains-text([$'c13_k2sc_output_2018-05-29_comments2'.W15])" calcext:base-cell-address="'c13_k2sc_output_2018-05-29_comments2'.AA15"/>
          </calcext:conditional-format>
          <calcext:conditional-format calcext:target-range-address="'c13_k2sc_output_2018-05-29_comments2'.AA16:'c13_k2sc_output_2018-05-29_comments2'.AA16">
            <calcext:condition calcext:apply-style-name="Bad" calcext:value="not-contains-text([$'c13_k2sc_output_2018-05-29_comments2'.W16])" calcext:base-cell-address="'c13_k2sc_output_2018-05-29_comments2'.AA16"/>
          </calcext:conditional-format>
          <calcext:conditional-format calcext:target-range-address="'c13_k2sc_output_2018-05-29_comments2'.AA17:'c13_k2sc_output_2018-05-29_comments2'.AA17">
            <calcext:condition calcext:apply-style-name="Bad" calcext:value="not-contains-text([$'c13_k2sc_output_2018-05-29_comments2'.W17])" calcext:base-cell-address="'c13_k2sc_output_2018-05-29_comments2'.AA17"/>
          </calcext:conditional-format>
          <calcext:conditional-format calcext:target-range-address="'c13_k2sc_output_2018-05-29_comments2'.AA18:'c13_k2sc_output_2018-05-29_comments2'.AA18">
            <calcext:condition calcext:apply-style-name="Bad" calcext:value="not-contains-text([$'c13_k2sc_output_2018-05-29_comments2'.W18])" calcext:base-cell-address="'c13_k2sc_output_2018-05-29_comments2'.AA18"/>
          </calcext:conditional-format>
          <calcext:conditional-format calcext:target-range-address="'c13_k2sc_output_2018-05-29_comments2'.AA19:'c13_k2sc_output_2018-05-29_comments2'.AA19">
            <calcext:condition calcext:apply-style-name="Bad" calcext:value="not-contains-text([$'c13_k2sc_output_2018-05-29_comments2'.W19])" calcext:base-cell-address="'c13_k2sc_output_2018-05-29_comments2'.AA19"/>
          </calcext:conditional-format>
          <calcext:conditional-format calcext:target-range-address="'c13_k2sc_output_2018-05-29_comments2'.AA20:'c13_k2sc_output_2018-05-29_comments2'.AA20">
            <calcext:condition calcext:apply-style-name="Bad" calcext:value="not-contains-text([$'c13_k2sc_output_2018-05-29_comments2'.W20])" calcext:base-cell-address="'c13_k2sc_output_2018-05-29_comments2'.AA20"/>
          </calcext:conditional-format>
          <calcext:conditional-format calcext:target-range-address="'c13_k2sc_output_2018-05-29_comments2'.AA21:'c13_k2sc_output_2018-05-29_comments2'.AA21">
            <calcext:condition calcext:apply-style-name="Bad" calcext:value="not-contains-text([$'c13_k2sc_output_2018-05-29_comments2'.W21])" calcext:base-cell-address="'c13_k2sc_output_2018-05-29_comments2'.AA21"/>
          </calcext:conditional-format>
          <calcext:conditional-format calcext:target-range-address="'c13_k2sc_output_2018-05-29_comments2'.AA22:'c13_k2sc_output_2018-05-29_comments2'.AA22">
            <calcext:condition calcext:apply-style-name="Bad" calcext:value="not-contains-text([$'c13_k2sc_output_2018-05-29_comments2'.W22])" calcext:base-cell-address="'c13_k2sc_output_2018-05-29_comments2'.AA22"/>
          </calcext:conditional-format>
          <calcext:conditional-format calcext:target-range-address="'c13_k2sc_output_2018-05-29_comments2'.AA23:'c13_k2sc_output_2018-05-29_comments2'.AA23">
            <calcext:condition calcext:apply-style-name="Bad" calcext:value="not-contains-text([$'c13_k2sc_output_2018-05-29_comments2'.W23])" calcext:base-cell-address="'c13_k2sc_output_2018-05-29_comments2'.AA23"/>
          </calcext:conditional-format>
          <calcext:conditional-format calcext:target-range-address="'c13_k2sc_output_2018-05-29_comments2'.AA24:'c13_k2sc_output_2018-05-29_comments2'.AA24">
            <calcext:condition calcext:apply-style-name="Bad" calcext:value="not-contains-text([$'c13_k2sc_output_2018-05-29_comments2'.W24])" calcext:base-cell-address="'c13_k2sc_output_2018-05-29_comments2'.AA24"/>
          </calcext:conditional-format>
          <calcext:conditional-format calcext:target-range-address="'c13_k2sc_output_2018-05-29_comments2'.AA25:'c13_k2sc_output_2018-05-29_comments2'.AA25">
            <calcext:condition calcext:apply-style-name="Bad" calcext:value="not-contains-text([$'c13_k2sc_output_2018-05-29_comments2'.W25])" calcext:base-cell-address="'c13_k2sc_output_2018-05-29_comments2'.AA25"/>
          </calcext:conditional-format>
          <calcext:conditional-format calcext:target-range-address="'c13_k2sc_output_2018-05-29_comments2'.AA26:'c13_k2sc_output_2018-05-29_comments2'.AA26">
            <calcext:condition calcext:apply-style-name="Bad" calcext:value="not-contains-text([$'c13_k2sc_output_2018-05-29_comments2'.W26])" calcext:base-cell-address="'c13_k2sc_output_2018-05-29_comments2'.AA26"/>
          </calcext:conditional-format>
          <calcext:conditional-format calcext:target-range-address="'c13_k2sc_output_2018-05-29_comments2'.AA27:'c13_k2sc_output_2018-05-29_comments2'.AA27">
            <calcext:condition calcext:apply-style-name="Bad" calcext:value="not-contains-text([$'c13_k2sc_output_2018-05-29_comments2'.W27])" calcext:base-cell-address="'c13_k2sc_output_2018-05-29_comments2'.AA27"/>
          </calcext:conditional-format>
          <calcext:conditional-format calcext:target-range-address="'c13_k2sc_output_2018-05-29_comments2'.AA28:'c13_k2sc_output_2018-05-29_comments2'.AA28">
            <calcext:condition calcext:apply-style-name="Bad" calcext:value="not-contains-text([$'c13_k2sc_output_2018-05-29_comments2'.W28])" calcext:base-cell-address="'c13_k2sc_output_2018-05-29_comments2'.AA28"/>
          </calcext:conditional-format>
          <calcext:conditional-format calcext:target-range-address="'c13_k2sc_output_2018-05-29_comments2'.AA29:'c13_k2sc_output_2018-05-29_comments2'.AA29">
            <calcext:condition calcext:apply-style-name="Bad" calcext:value="not-contains-text([$'c13_k2sc_output_2018-05-29_comments2'.W29])" calcext:base-cell-address="'c13_k2sc_output_2018-05-29_comments2'.AA29"/>
          </calcext:conditional-format>
          <calcext:conditional-format calcext:target-range-address="'c13_k2sc_output_2018-05-29_comments2'.AA30:'c13_k2sc_output_2018-05-29_comments2'.AA30">
            <calcext:condition calcext:apply-style-name="Bad" calcext:value="not-contains-text([$'c13_k2sc_output_2018-05-29_comments2'.W30])" calcext:base-cell-address="'c13_k2sc_output_2018-05-29_comments2'.AA30"/>
          </calcext:conditional-format>
          <calcext:conditional-format calcext:target-range-address="'c13_k2sc_output_2018-05-29_comments2'.AA31:'c13_k2sc_output_2018-05-29_comments2'.AA31">
            <calcext:condition calcext:apply-style-name="Bad" calcext:value="not-contains-text([$'c13_k2sc_output_2018-05-29_comments2'.W31])" calcext:base-cell-address="'c13_k2sc_output_2018-05-29_comments2'.AA31"/>
          </calcext:conditional-format>
          <calcext:conditional-format calcext:target-range-address="'c13_k2sc_output_2018-05-29_comments2'.AA32:'c13_k2sc_output_2018-05-29_comments2'.AA32">
            <calcext:condition calcext:apply-style-name="Bad" calcext:value="not-contains-text([$'c13_k2sc_output_2018-05-29_comments2'.W32])" calcext:base-cell-address="'c13_k2sc_output_2018-05-29_comments2'.AA32"/>
          </calcext:conditional-format>
          <calcext:conditional-format calcext:target-range-address="'c13_k2sc_output_2018-05-29_comments2'.AA33:'c13_k2sc_output_2018-05-29_comments2'.AA33">
            <calcext:condition calcext:apply-style-name="Bad" calcext:value="not-contains-text([$'c13_k2sc_output_2018-05-29_comments2'.W33])" calcext:base-cell-address="'c13_k2sc_output_2018-05-29_comments2'.AA33"/>
          </calcext:conditional-format>
          <calcext:conditional-format calcext:target-range-address="'c13_k2sc_output_2018-05-29_comments2'.AA34:'c13_k2sc_output_2018-05-29_comments2'.AA34">
            <calcext:condition calcext:apply-style-name="Bad" calcext:value="not-contains-text([$'c13_k2sc_output_2018-05-29_comments2'.W34])" calcext:base-cell-address="'c13_k2sc_output_2018-05-29_comments2'.AA34"/>
          </calcext:conditional-format>
          <calcext:conditional-format calcext:target-range-address="'c13_k2sc_output_2018-05-29_comments2'.AA35:'c13_k2sc_output_2018-05-29_comments2'.AA35">
            <calcext:condition calcext:apply-style-name="Bad" calcext:value="not-contains-text([$'c13_k2sc_output_2018-05-29_comments2'.W35])" calcext:base-cell-address="'c13_k2sc_output_2018-05-29_comments2'.AA35"/>
          </calcext:conditional-format>
          <calcext:conditional-format calcext:target-range-address="'c13_k2sc_output_2018-05-29_comments2'.AA36:'c13_k2sc_output_2018-05-29_comments2'.AA36">
            <calcext:condition calcext:apply-style-name="Bad" calcext:value="not-contains-text([$'c13_k2sc_output_2018-05-29_comments2'.W36])" calcext:base-cell-address="'c13_k2sc_output_2018-05-29_comments2'.AA36"/>
          </calcext:conditional-format>
          <calcext:conditional-format calcext:target-range-address="'c13_k2sc_output_2018-05-29_comments2'.AA37:'c13_k2sc_output_2018-05-29_comments2'.AA37">
            <calcext:condition calcext:apply-style-name="Bad" calcext:value="not-contains-text([$'c13_k2sc_output_2018-05-29_comments2'.W37])" calcext:base-cell-address="'c13_k2sc_output_2018-05-29_comments2'.AA37"/>
          </calcext:conditional-format>
          <calcext:conditional-format calcext:target-range-address="'c13_k2sc_output_2018-05-29_comments2'.AA38:'c13_k2sc_output_2018-05-29_comments2'.AA38">
            <calcext:condition calcext:apply-style-name="Bad" calcext:value="not-contains-text([$'c13_k2sc_output_2018-05-29_comments2'.W38])" calcext:base-cell-address="'c13_k2sc_output_2018-05-29_comments2'.AA38"/>
          </calcext:conditional-format>
          <calcext:conditional-format calcext:target-range-address="'c13_k2sc_output_2018-05-29_comments2'.AA39:'c13_k2sc_output_2018-05-29_comments2'.AA39">
            <calcext:condition calcext:apply-style-name="Bad" calcext:value="not-contains-text([$'c13_k2sc_output_2018-05-29_comments2'.W39])" calcext:base-cell-address="'c13_k2sc_output_2018-05-29_comments2'.AA39"/>
          </calcext:conditional-format>
          <calcext:conditional-format calcext:target-range-address="'c13_k2sc_output_2018-05-29_comments2'.AA40:'c13_k2sc_output_2018-05-29_comments2'.AA40">
            <calcext:condition calcext:apply-style-name="Bad" calcext:value="not-contains-text([$'c13_k2sc_output_2018-05-29_comments2'.W40])" calcext:base-cell-address="'c13_k2sc_output_2018-05-29_comments2'.AA40"/>
          </calcext:conditional-format>
          <calcext:conditional-format calcext:target-range-address="'c13_k2sc_output_2018-05-29_comments2'.AA41:'c13_k2sc_output_2018-05-29_comments2'.AA41">
            <calcext:condition calcext:apply-style-name="Bad" calcext:value="not-contains-text([$'c13_k2sc_output_2018-05-29_comments2'.W41])" calcext:base-cell-address="'c13_k2sc_output_2018-05-29_comments2'.AA41"/>
          </calcext:conditional-format>
          <calcext:conditional-format calcext:target-range-address="'c13_k2sc_output_2018-05-29_comments2'.AA42:'c13_k2sc_output_2018-05-29_comments2'.AA42">
            <calcext:condition calcext:apply-style-name="Bad" calcext:value="not-contains-text([$'c13_k2sc_output_2018-05-29_comments2'.W42])" calcext:base-cell-address="'c13_k2sc_output_2018-05-29_comments2'.AA42"/>
          </calcext:conditional-format>
          <calcext:conditional-format calcext:target-range-address="'c13_k2sc_output_2018-05-29_comments2'.AA43:'c13_k2sc_output_2018-05-29_comments2'.AA43">
            <calcext:condition calcext:apply-style-name="Bad" calcext:value="not-contains-text([$'c13_k2sc_output_2018-05-29_comments2'.W43])" calcext:base-cell-address="'c13_k2sc_output_2018-05-29_comments2'.AA43"/>
          </calcext:conditional-format>
          <calcext:conditional-format calcext:target-range-address="'c13_k2sc_output_2018-05-29_comments2'.AA44:'c13_k2sc_output_2018-05-29_comments2'.AA44">
            <calcext:condition calcext:apply-style-name="Bad" calcext:value="not-contains-text([$'c13_k2sc_output_2018-05-29_comments2'.W44])" calcext:base-cell-address="'c13_k2sc_output_2018-05-29_comments2'.AA44"/>
          </calcext:conditional-format>
          <calcext:conditional-format calcext:target-range-address="'c13_k2sc_output_2018-05-29_comments2'.AA45:'c13_k2sc_output_2018-05-29_comments2'.AA45">
            <calcext:condition calcext:apply-style-name="Bad" calcext:value="not-contains-text([$'c13_k2sc_output_2018-05-29_comments2'.W45])" calcext:base-cell-address="'c13_k2sc_output_2018-05-29_comments2'.AA45"/>
          </calcext:conditional-format>
          <calcext:conditional-format calcext:target-range-address="'c13_k2sc_output_2018-05-29_comments2'.AA46:'c13_k2sc_output_2018-05-29_comments2'.AA46">
            <calcext:condition calcext:apply-style-name="Bad" calcext:value="not-contains-text([$'c13_k2sc_output_2018-05-29_comments2'.W46])" calcext:base-cell-address="'c13_k2sc_output_2018-05-29_comments2'.AA46"/>
          </calcext:conditional-format>
          <calcext:conditional-format calcext:target-range-address="'c13_k2sc_output_2018-05-29_comments2'.AA47:'c13_k2sc_output_2018-05-29_comments2'.AA47">
            <calcext:condition calcext:apply-style-name="Bad" calcext:value="not-contains-text([$'c13_k2sc_output_2018-05-29_comments2'.W47])" calcext:base-cell-address="'c13_k2sc_output_2018-05-29_comments2'.AA47"/>
          </calcext:conditional-format>
          <calcext:conditional-format calcext:target-range-address="'c13_k2sc_output_2018-05-29_comments2'.AA48:'c13_k2sc_output_2018-05-29_comments2'.AA48">
            <calcext:condition calcext:apply-style-name="Bad" calcext:value="not-contains-text([$'c13_k2sc_output_2018-05-29_comments2'.W48])" calcext:base-cell-address="'c13_k2sc_output_2018-05-29_comments2'.AA48"/>
          </calcext:conditional-format>
          <calcext:conditional-format calcext:target-range-address="'c13_k2sc_output_2018-05-29_comments2'.AA49:'c13_k2sc_output_2018-05-29_comments2'.AA49">
            <calcext:condition calcext:apply-style-name="Bad" calcext:value="not-contains-text([$'c13_k2sc_output_2018-05-29_comments2'.W49])" calcext:base-cell-address="'c13_k2sc_output_2018-05-29_comments2'.AA49"/>
          </calcext:conditional-format>
          <calcext:conditional-format calcext:target-range-address="'c13_k2sc_output_2018-05-29_comments2'.AA50:'c13_k2sc_output_2018-05-29_comments2'.AA50">
            <calcext:condition calcext:apply-style-name="Bad" calcext:value="not-contains-text([$'c13_k2sc_output_2018-05-29_comments2'.W50])" calcext:base-cell-address="'c13_k2sc_output_2018-05-29_comments2'.AA50"/>
          </calcext:conditional-format>
          <calcext:conditional-format calcext:target-range-address="'c13_k2sc_output_2018-05-29_comments2'.AA51:'c13_k2sc_output_2018-05-29_comments2'.AA51">
            <calcext:condition calcext:apply-style-name="Bad" calcext:value="not-contains-text([$'c13_k2sc_output_2018-05-29_comments2'.W51])" calcext:base-cell-address="'c13_k2sc_output_2018-05-29_comments2'.AA51"/>
          </calcext:conditional-format>
          <calcext:conditional-format calcext:target-range-address="'c13_k2sc_output_2018-05-29_comments2'.AA52:'c13_k2sc_output_2018-05-29_comments2'.AA52">
            <calcext:condition calcext:apply-style-name="Bad" calcext:value="not-contains-text([$'c13_k2sc_output_2018-05-29_comments2'.W52])" calcext:base-cell-address="'c13_k2sc_output_2018-05-29_comments2'.AA52"/>
          </calcext:conditional-format>
          <calcext:conditional-format calcext:target-range-address="'c13_k2sc_output_2018-05-29_comments2'.AA53:'c13_k2sc_output_2018-05-29_comments2'.AA53">
            <calcext:condition calcext:apply-style-name="Bad" calcext:value="not-contains-text([$'c13_k2sc_output_2018-05-29_comments2'.W53])" calcext:base-cell-address="'c13_k2sc_output_2018-05-29_comments2'.AA53"/>
          </calcext:conditional-format>
          <calcext:conditional-format calcext:target-range-address="'c13_k2sc_output_2018-05-29_comments2'.AA54:'c13_k2sc_output_2018-05-29_comments2'.AA54">
            <calcext:condition calcext:apply-style-name="Bad" calcext:value="not-contains-text([$'c13_k2sc_output_2018-05-29_comments2'.W54])" calcext:base-cell-address="'c13_k2sc_output_2018-05-29_comments2'.AA54"/>
          </calcext:conditional-format>
          <calcext:conditional-format calcext:target-range-address="'c13_k2sc_output_2018-05-29_comments2'.AA55:'c13_k2sc_output_2018-05-29_comments2'.AA55">
            <calcext:condition calcext:apply-style-name="Bad" calcext:value="not-contains-text([$'c13_k2sc_output_2018-05-29_comments2'.W55])" calcext:base-cell-address="'c13_k2sc_output_2018-05-29_comments2'.AA55"/>
          </calcext:conditional-format>
          <calcext:conditional-format calcext:target-range-address="'c13_k2sc_output_2018-05-29_comments2'.AA56:'c13_k2sc_output_2018-05-29_comments2'.AA56">
            <calcext:condition calcext:apply-style-name="Bad" calcext:value="not-contains-text([$'c13_k2sc_output_2018-05-29_comments2'.W56])" calcext:base-cell-address="'c13_k2sc_output_2018-05-29_comments2'.AA56"/>
          </calcext:conditional-format>
          <calcext:conditional-format calcext:target-range-address="'c13_k2sc_output_2018-05-29_comments2'.AA57:'c13_k2sc_output_2018-05-29_comments2'.AA57">
            <calcext:condition calcext:apply-style-name="Bad" calcext:value="not-contains-text([$'c13_k2sc_output_2018-05-29_comments2'.W57])" calcext:base-cell-address="'c13_k2sc_output_2018-05-29_comments2'.AA57"/>
          </calcext:conditional-format>
          <calcext:conditional-format calcext:target-range-address="'c13_k2sc_output_2018-05-29_comments2'.AA58:'c13_k2sc_output_2018-05-29_comments2'.AA58">
            <calcext:condition calcext:apply-style-name="Bad" calcext:value="not-contains-text([$'c13_k2sc_output_2018-05-29_comments2'.W58])" calcext:base-cell-address="'c13_k2sc_output_2018-05-29_comments2'.AA58"/>
          </calcext:conditional-format>
          <calcext:conditional-format calcext:target-range-address="'c13_k2sc_output_2018-05-29_comments2'.AA59:'c13_k2sc_output_2018-05-29_comments2'.AA59">
            <calcext:condition calcext:apply-style-name="Bad" calcext:value="not-contains-text([$'c13_k2sc_output_2018-05-29_comments2'.W59])" calcext:base-cell-address="'c13_k2sc_output_2018-05-29_comments2'.AA59"/>
          </calcext:conditional-format>
          <calcext:conditional-format calcext:target-range-address="'c13_k2sc_output_2018-05-29_comments2'.AA60:'c13_k2sc_output_2018-05-29_comments2'.AA60">
            <calcext:condition calcext:apply-style-name="Bad" calcext:value="not-contains-text([$'c13_k2sc_output_2018-05-29_comments2'.W60])" calcext:base-cell-address="'c13_k2sc_output_2018-05-29_comments2'.AA60"/>
          </calcext:conditional-format>
          <calcext:conditional-format calcext:target-range-address="'c13_k2sc_output_2018-05-29_comments2'.AA61:'c13_k2sc_output_2018-05-29_comments2'.AA61">
            <calcext:condition calcext:apply-style-name="Bad" calcext:value="not-contains-text([$'c13_k2sc_output_2018-05-29_comments2'.W61])" calcext:base-cell-address="'c13_k2sc_output_2018-05-29_comments2'.AA61"/>
          </calcext:conditional-format>
          <calcext:conditional-format calcext:target-range-address="'c13_k2sc_output_2018-05-29_comments2'.AA62:'c13_k2sc_output_2018-05-29_comments2'.AA62">
            <calcext:condition calcext:apply-style-name="Bad" calcext:value="not-contains-text([$'c13_k2sc_output_2018-05-29_comments2'.W62])" calcext:base-cell-address="'c13_k2sc_output_2018-05-29_comments2'.AA62"/>
          </calcext:conditional-format>
          <calcext:conditional-format calcext:target-range-address="'c13_k2sc_output_2018-05-29_comments2'.AA63:'c13_k2sc_output_2018-05-29_comments2'.AA63">
            <calcext:condition calcext:apply-style-name="Bad" calcext:value="not-contains-text([$'c13_k2sc_output_2018-05-29_comments2'.W63])" calcext:base-cell-address="'c13_k2sc_output_2018-05-29_comments2'.AA63"/>
          </calcext:conditional-format>
          <calcext:conditional-format calcext:target-range-address="'c13_k2sc_output_2018-05-29_comments2'.AA64:'c13_k2sc_output_2018-05-29_comments2'.AA64">
            <calcext:condition calcext:apply-style-name="Bad" calcext:value="not-contains-text([$'c13_k2sc_output_2018-05-29_comments2'.W64])" calcext:base-cell-address="'c13_k2sc_output_2018-05-29_comments2'.AA64"/>
          </calcext:conditional-format>
          <calcext:conditional-format calcext:target-range-address="'c13_k2sc_output_2018-05-29_comments2'.AA65:'c13_k2sc_output_2018-05-29_comments2'.AA65">
            <calcext:condition calcext:apply-style-name="Bad" calcext:value="not-contains-text([$'c13_k2sc_output_2018-05-29_comments2'.W65])" calcext:base-cell-address="'c13_k2sc_output_2018-05-29_comments2'.AA65"/>
          </calcext:conditional-format>
          <calcext:conditional-format calcext:target-range-address="'c13_k2sc_output_2018-05-29_comments2'.AA66:'c13_k2sc_output_2018-05-29_comments2'.AA66">
            <calcext:condition calcext:apply-style-name="Bad" calcext:value="not-contains-text([$'c13_k2sc_output_2018-05-29_comments2'.W66])" calcext:base-cell-address="'c13_k2sc_output_2018-05-29_comments2'.AA66"/>
          </calcext:conditional-format>
          <calcext:conditional-format calcext:target-range-address="'c13_k2sc_output_2018-05-29_comments2'.AA67:'c13_k2sc_output_2018-05-29_comments2'.AA67">
            <calcext:condition calcext:apply-style-name="Bad" calcext:value="not-contains-text([$'c13_k2sc_output_2018-05-29_comments2'.W67])" calcext:base-cell-address="'c13_k2sc_output_2018-05-29_comments2'.AA67"/>
          </calcext:conditional-format>
          <calcext:conditional-format calcext:target-range-address="'c13_k2sc_output_2018-05-29_comments2'.AA68:'c13_k2sc_output_2018-05-29_comments2'.AA68">
            <calcext:condition calcext:apply-style-name="Bad" calcext:value="not-contains-text([$'c13_k2sc_output_2018-05-29_comments2'.W68])" calcext:base-cell-address="'c13_k2sc_output_2018-05-29_comments2'.AA68"/>
          </calcext:conditional-format>
          <calcext:conditional-format calcext:target-range-address="'c13_k2sc_output_2018-05-29_comments2'.AA69:'c13_k2sc_output_2018-05-29_comments2'.AA69">
            <calcext:condition calcext:apply-style-name="Bad" calcext:value="not-contains-text([$'c13_k2sc_output_2018-05-29_comments2'.W69])" calcext:base-cell-address="'c13_k2sc_output_2018-05-29_comments2'.AA69"/>
          </calcext:conditional-format>
          <calcext:conditional-format calcext:target-range-address="'c13_k2sc_output_2018-05-29_comments2'.AA70:'c13_k2sc_output_2018-05-29_comments2'.AA70">
            <calcext:condition calcext:apply-style-name="Bad" calcext:value="not-contains-text([$'c13_k2sc_output_2018-05-29_comments2'.W70])" calcext:base-cell-address="'c13_k2sc_output_2018-05-29_comments2'.AA70"/>
          </calcext:conditional-format>
          <calcext:conditional-format calcext:target-range-address="'c13_k2sc_output_2018-05-29_comments2'.AA71:'c13_k2sc_output_2018-05-29_comments2'.AA71">
            <calcext:condition calcext:apply-style-name="Bad" calcext:value="not-contains-text([$'c13_k2sc_output_2018-05-29_comments2'.W71])" calcext:base-cell-address="'c13_k2sc_output_2018-05-29_comments2'.AA71"/>
          </calcext:conditional-format>
          <calcext:conditional-format calcext:target-range-address="'c13_k2sc_output_2018-05-29_comments2'.AA72:'c13_k2sc_output_2018-05-29_comments2'.AA72">
            <calcext:condition calcext:apply-style-name="Bad" calcext:value="not-contains-text([$'c13_k2sc_output_2018-05-29_comments2'.W72])" calcext:base-cell-address="'c13_k2sc_output_2018-05-29_comments2'.AA72"/>
          </calcext:conditional-format>
          <calcext:conditional-format calcext:target-range-address="'c13_k2sc_output_2018-05-29_comments2'.AA73:'c13_k2sc_output_2018-05-29_comments2'.AA73">
            <calcext:condition calcext:apply-style-name="Bad" calcext:value="not-contains-text([$'c13_k2sc_output_2018-05-29_comments2'.W73])" calcext:base-cell-address="'c13_k2sc_output_2018-05-29_comments2'.AA73"/>
          </calcext:conditional-format>
          <calcext:conditional-format calcext:target-range-address="'c13_k2sc_output_2018-05-29_comments2'.AA74:'c13_k2sc_output_2018-05-29_comments2'.AA74">
            <calcext:condition calcext:apply-style-name="Bad" calcext:value="not-contains-text([$'c13_k2sc_output_2018-05-29_comments2'.W74])" calcext:base-cell-address="'c13_k2sc_output_2018-05-29_comments2'.AA74"/>
          </calcext:conditional-format>
          <calcext:conditional-format calcext:target-range-address="'c13_k2sc_output_2018-05-29_comments2'.AA75:'c13_k2sc_output_2018-05-29_comments2'.AA75">
            <calcext:condition calcext:apply-style-name="Bad" calcext:value="not-contains-text([$'c13_k2sc_output_2018-05-29_comments2'.W75])" calcext:base-cell-address="'c13_k2sc_output_2018-05-29_comments2'.AA75"/>
          </calcext:conditional-format>
          <calcext:conditional-format calcext:target-range-address="'c13_k2sc_output_2018-05-29_comments2'.AA76:'c13_k2sc_output_2018-05-29_comments2'.AA76">
            <calcext:condition calcext:apply-style-name="Bad" calcext:value="not-contains-text([$'c13_k2sc_output_2018-05-29_comments2'.W76])" calcext:base-cell-address="'c13_k2sc_output_2018-05-29_comments2'.AA76"/>
          </calcext:conditional-format>
          <calcext:conditional-format calcext:target-range-address="'c13_k2sc_output_2018-05-29_comments2'.AA77:'c13_k2sc_output_2018-05-29_comments2'.AA77">
            <calcext:condition calcext:apply-style-name="Bad" calcext:value="not-contains-text([$'c13_k2sc_output_2018-05-29_comments2'.W77])" calcext:base-cell-address="'c13_k2sc_output_2018-05-29_comments2'.AA77"/>
          </calcext:conditional-format>
          <calcext:conditional-format calcext:target-range-address="'c13_k2sc_output_2018-05-29_comments2'.AA78:'c13_k2sc_output_2018-05-29_comments2'.AA78">
            <calcext:condition calcext:apply-style-name="Bad" calcext:value="not-contains-text([$'c13_k2sc_output_2018-05-29_comments2'.W78])" calcext:base-cell-address="'c13_k2sc_output_2018-05-29_comments2'.AA78"/>
          </calcext:conditional-format>
          <calcext:conditional-format calcext:target-range-address="'c13_k2sc_output_2018-05-29_comments2'.AA79:'c13_k2sc_output_2018-05-29_comments2'.AA79">
            <calcext:condition calcext:apply-style-name="Bad" calcext:value="not-contains-text([$'c13_k2sc_output_2018-05-29_comments2'.W79])" calcext:base-cell-address="'c13_k2sc_output_2018-05-29_comments2'.AA79"/>
          </calcext:conditional-format>
          <calcext:conditional-format calcext:target-range-address="'c13_k2sc_output_2018-05-29_comments2'.AA80:'c13_k2sc_output_2018-05-29_comments2'.AA80">
            <calcext:condition calcext:apply-style-name="Bad" calcext:value="not-contains-text([$'c13_k2sc_output_2018-05-29_comments2'.W80])" calcext:base-cell-address="'c13_k2sc_output_2018-05-29_comments2'.AA80"/>
          </calcext:conditional-format>
          <calcext:conditional-format calcext:target-range-address="'c13_k2sc_output_2018-05-29_comments2'.AA81:'c13_k2sc_output_2018-05-29_comments2'.AA81">
            <calcext:condition calcext:apply-style-name="Bad" calcext:value="not-contains-text([$'c13_k2sc_output_2018-05-29_comments2'.W81])" calcext:base-cell-address="'c13_k2sc_output_2018-05-29_comments2'.AA81"/>
          </calcext:conditional-format>
          <calcext:conditional-format calcext:target-range-address="'c13_k2sc_output_2018-05-29_comments2'.AA82:'c13_k2sc_output_2018-05-29_comments2'.AA82">
            <calcext:condition calcext:apply-style-name="Bad" calcext:value="not-contains-text([$'c13_k2sc_output_2018-05-29_comments2'.W82])" calcext:base-cell-address="'c13_k2sc_output_2018-05-29_comments2'.AA82"/>
          </calcext:conditional-format>
          <calcext:conditional-format calcext:target-range-address="'c13_k2sc_output_2018-05-29_comments2'.AA83:'c13_k2sc_output_2018-05-29_comments2'.AA83">
            <calcext:condition calcext:apply-style-name="Bad" calcext:value="not-contains-text([$'c13_k2sc_output_2018-05-29_comments2'.W83])" calcext:base-cell-address="'c13_k2sc_output_2018-05-29_comments2'.AA83"/>
          </calcext:conditional-format>
          <calcext:conditional-format calcext:target-range-address="'c13_k2sc_output_2018-05-29_comments2'.AA84:'c13_k2sc_output_2018-05-29_comments2'.AA84">
            <calcext:condition calcext:apply-style-name="Bad" calcext:value="not-contains-text([$'c13_k2sc_output_2018-05-29_comments2'.W84])" calcext:base-cell-address="'c13_k2sc_output_2018-05-29_comments2'.AA84"/>
          </calcext:conditional-format>
          <calcext:conditional-format calcext:target-range-address="'c13_k2sc_output_2018-05-29_comments2'.AA85:'c13_k2sc_output_2018-05-29_comments2'.AA85">
            <calcext:condition calcext:apply-style-name="Bad" calcext:value="not-contains-text([$'c13_k2sc_output_2018-05-29_comments2'.W85])" calcext:base-cell-address="'c13_k2sc_output_2018-05-29_comments2'.AA85"/>
          </calcext:conditional-format>
          <calcext:conditional-format calcext:target-range-address="'c13_k2sc_output_2018-05-29_comments2'.AA86:'c13_k2sc_output_2018-05-29_comments2'.AA86">
            <calcext:condition calcext:apply-style-name="Bad" calcext:value="not-contains-text([$'c13_k2sc_output_2018-05-29_comments2'.W86])" calcext:base-cell-address="'c13_k2sc_output_2018-05-29_comments2'.AA86"/>
          </calcext:conditional-format>
          <calcext:conditional-format calcext:target-range-address="'c13_k2sc_output_2018-05-29_comments2'.AA87:'c13_k2sc_output_2018-05-29_comments2'.AA87">
            <calcext:condition calcext:apply-style-name="Bad" calcext:value="not-contains-text([$'c13_k2sc_output_2018-05-29_comments2'.W87])" calcext:base-cell-address="'c13_k2sc_output_2018-05-29_comments2'.AA87"/>
          </calcext:conditional-format>
          <calcext:conditional-format calcext:target-range-address="'c13_k2sc_output_2018-05-29_comments2'.AA88:'c13_k2sc_output_2018-05-29_comments2'.AA88">
            <calcext:condition calcext:apply-style-name="Bad" calcext:value="not-contains-text([$'c13_k2sc_output_2018-05-29_comments2'.W88])" calcext:base-cell-address="'c13_k2sc_output_2018-05-29_comments2'.AA88"/>
          </calcext:conditional-format>
          <calcext:conditional-format calcext:target-range-address="'c13_k2sc_output_2018-05-29_comments2'.AA89:'c13_k2sc_output_2018-05-29_comments2'.AA89">
            <calcext:condition calcext:apply-style-name="Bad" calcext:value="not-contains-text([$'c13_k2sc_output_2018-05-29_comments2'.W89])" calcext:base-cell-address="'c13_k2sc_output_2018-05-29_comments2'.AA89"/>
          </calcext:conditional-format>
          <calcext:conditional-format calcext:target-range-address="'c13_k2sc_output_2018-05-29_comments2'.AA90:'c13_k2sc_output_2018-05-29_comments2'.AA90">
            <calcext:condition calcext:apply-style-name="Bad" calcext:value="not-contains-text([$'c13_k2sc_output_2018-05-29_comments2'.W90])" calcext:base-cell-address="'c13_k2sc_output_2018-05-29_comments2'.AA90"/>
          </calcext:conditional-format>
          <calcext:conditional-format calcext:target-range-address="'c13_k2sc_output_2018-05-29_comments2'.AA91:'c13_k2sc_output_2018-05-29_comments2'.AA91">
            <calcext:condition calcext:apply-style-name="Bad" calcext:value="not-contains-text([$'c13_k2sc_output_2018-05-29_comments2'.W91])" calcext:base-cell-address="'c13_k2sc_output_2018-05-29_comments2'.AA91"/>
          </calcext:conditional-format>
          <calcext:conditional-format calcext:target-range-address="'c13_k2sc_output_2018-05-29_comments2'.AA92:'c13_k2sc_output_2018-05-29_comments2'.AA92">
            <calcext:condition calcext:apply-style-name="Bad" calcext:value="not-contains-text([$'c13_k2sc_output_2018-05-29_comments2'.W92])" calcext:base-cell-address="'c13_k2sc_output_2018-05-29_comments2'.AA92"/>
          </calcext:conditional-format>
          <calcext:conditional-format calcext:target-range-address="'c13_k2sc_output_2018-05-29_comments2'.AA93:'c13_k2sc_output_2018-05-29_comments2'.AA93">
            <calcext:condition calcext:apply-style-name="Bad" calcext:value="not-contains-text([$'c13_k2sc_output_2018-05-29_comments2'.W93])" calcext:base-cell-address="'c13_k2sc_output_2018-05-29_comments2'.AA93"/>
          </calcext:conditional-format>
          <calcext:conditional-format calcext:target-range-address="'c13_k2sc_output_2018-05-29_comments2'.AA94:'c13_k2sc_output_2018-05-29_comments2'.AA94">
            <calcext:condition calcext:apply-style-name="Bad" calcext:value="not-contains-text([$'c13_k2sc_output_2018-05-29_comments2'.W94])" calcext:base-cell-address="'c13_k2sc_output_2018-05-29_comments2'.AA94"/>
          </calcext:conditional-format>
          <calcext:conditional-format calcext:target-range-address="'c13_k2sc_output_2018-05-29_comments2'.AA95:'c13_k2sc_output_2018-05-29_comments2'.AA95">
            <calcext:condition calcext:apply-style-name="Bad" calcext:value="not-contains-text([$'c13_k2sc_output_2018-05-29_comments2'.W95])" calcext:base-cell-address="'c13_k2sc_output_2018-05-29_comments2'.AA95"/>
          </calcext:conditional-format>
          <calcext:conditional-format calcext:target-range-address="'c13_k2sc_output_2018-05-29_comments2'.AA96:'c13_k2sc_output_2018-05-29_comments2'.AA96">
            <calcext:condition calcext:apply-style-name="Bad" calcext:value="not-contains-text([$'c13_k2sc_output_2018-05-29_comments2'.W96])" calcext:base-cell-address="'c13_k2sc_output_2018-05-29_comments2'.AA96"/>
          </calcext:conditional-format>
          <calcext:conditional-format calcext:target-range-address="'c13_k2sc_output_2018-05-29_comments2'.AA97:'c13_k2sc_output_2018-05-29_comments2'.AA97">
            <calcext:condition calcext:apply-style-name="Bad" calcext:value="not-contains-text([$'c13_k2sc_output_2018-05-29_comments2'.W97])" calcext:base-cell-address="'c13_k2sc_output_2018-05-29_comments2'.AA97"/>
          </calcext:conditional-format>
          <calcext:conditional-format calcext:target-range-address="'c13_k2sc_output_2018-05-29_comments2'.AA98:'c13_k2sc_output_2018-05-29_comments2'.AA98">
            <calcext:condition calcext:apply-style-name="Bad" calcext:value="not-contains-text([$'c13_k2sc_output_2018-05-29_comments2'.W98])" calcext:base-cell-address="'c13_k2sc_output_2018-05-29_comments2'.AA98"/>
          </calcext:conditional-format>
          <calcext:conditional-format calcext:target-range-address="'c13_k2sc_output_2018-05-29_comments2'.AA99:'c13_k2sc_output_2018-05-29_comments2'.AA99">
            <calcext:condition calcext:apply-style-name="Bad" calcext:value="not-contains-text([$'c13_k2sc_output_2018-05-29_comments2'.W99])" calcext:base-cell-address="'c13_k2sc_output_2018-05-29_comments2'.AA99"/>
          </calcext:conditional-format>
          <calcext:conditional-format calcext:target-range-address="'c13_k2sc_output_2018-05-29_comments2'.AA100:'c13_k2sc_output_2018-05-29_comments2'.AA100">
            <calcext:condition calcext:apply-style-name="Bad" calcext:value="not-contains-text([$'c13_k2sc_output_2018-05-29_comments2'.W100])" calcext:base-cell-address="'c13_k2sc_output_2018-05-29_comments2'.AA100"/>
          </calcext:conditional-format>
          <calcext:conditional-format calcext:target-range-address="'c13_k2sc_output_2018-05-29_comments2'.AA101:'c13_k2sc_output_2018-05-29_comments2'.AA101">
            <calcext:condition calcext:apply-style-name="Bad" calcext:value="not-contains-text([$'c13_k2sc_output_2018-05-29_comments2'.W101])" calcext:base-cell-address="'c13_k2sc_output_2018-05-29_comments2'.AA101"/>
          </calcext:conditional-format>
          <calcext:conditional-format calcext:target-range-address="'c13_k2sc_output_2018-05-29_comments2'.AA102:'c13_k2sc_output_2018-05-29_comments2'.AA102">
            <calcext:condition calcext:apply-style-name="Bad" calcext:value="not-contains-text([$'c13_k2sc_output_2018-05-29_comments2'.W102])" calcext:base-cell-address="'c13_k2sc_output_2018-05-29_comments2'.AA102"/>
          </calcext:conditional-format>
          <calcext:conditional-format calcext:target-range-address="'c13_k2sc_output_2018-05-29_comments2'.AA103:'c13_k2sc_output_2018-05-29_comments2'.AA103">
            <calcext:condition calcext:apply-style-name="Bad" calcext:value="not-contains-text([$'c13_k2sc_output_2018-05-29_comments2'.W103])" calcext:base-cell-address="'c13_k2sc_output_2018-05-29_comments2'.AA103"/>
          </calcext:conditional-format>
          <calcext:conditional-format calcext:target-range-address="'c13_k2sc_output_2018-05-29_comments2'.AA104:'c13_k2sc_output_2018-05-29_comments2'.AA104">
            <calcext:condition calcext:apply-style-name="Bad" calcext:value="not-contains-text([$'c13_k2sc_output_2018-05-29_comments2'.W104])" calcext:base-cell-address="'c13_k2sc_output_2018-05-29_comments2'.AA104"/>
          </calcext:conditional-format>
          <calcext:conditional-format calcext:target-range-address="'c13_k2sc_output_2018-05-29_comments2'.AA105:'c13_k2sc_output_2018-05-29_comments2'.AA105">
            <calcext:condition calcext:apply-style-name="Bad" calcext:value="not-contains-text([$'c13_k2sc_output_2018-05-29_comments2'.W105])" calcext:base-cell-address="'c13_k2sc_output_2018-05-29_comments2'.AA105"/>
          </calcext:conditional-format>
          <calcext:conditional-format calcext:target-range-address="'c13_k2sc_output_2018-05-29_comments2'.AA106:'c13_k2sc_output_2018-05-29_comments2'.AA106">
            <calcext:condition calcext:apply-style-name="Bad" calcext:value="not-contains-text([$'c13_k2sc_output_2018-05-29_comments2'.W106])" calcext:base-cell-address="'c13_k2sc_output_2018-05-29_comments2'.AA106"/>
          </calcext:conditional-format>
          <calcext:conditional-format calcext:target-range-address="'c13_k2sc_output_2018-05-29_comments2'.AA107:'c13_k2sc_output_2018-05-29_comments2'.AA107">
            <calcext:condition calcext:apply-style-name="Bad" calcext:value="not-contains-text([$'c13_k2sc_output_2018-05-29_comments2'.W107])" calcext:base-cell-address="'c13_k2sc_output_2018-05-29_comments2'.AA107"/>
          </calcext:conditional-format>
          <calcext:conditional-format calcext:target-range-address="'c13_k2sc_output_2018-05-29_comments2'.AA108:'c13_k2sc_output_2018-05-29_comments2'.AA108">
            <calcext:condition calcext:apply-style-name="Bad" calcext:value="not-contains-text([$'c13_k2sc_output_2018-05-29_comments2'.W108])" calcext:base-cell-address="'c13_k2sc_output_2018-05-29_comments2'.AA108"/>
          </calcext:conditional-format>
          <calcext:conditional-format calcext:target-range-address="'c13_k2sc_output_2018-05-29_comments2'.AA109:'c13_k2sc_output_2018-05-29_comments2'.AA109">
            <calcext:condition calcext:apply-style-name="Bad" calcext:value="not-contains-text([$'c13_k2sc_output_2018-05-29_comments2'.W109])" calcext:base-cell-address="'c13_k2sc_output_2018-05-29_comments2'.AA109"/>
          </calcext:conditional-format>
          <calcext:conditional-format calcext:target-range-address="'c13_k2sc_output_2018-05-29_comments2'.AA110:'c13_k2sc_output_2018-05-29_comments2'.AA110">
            <calcext:condition calcext:apply-style-name="Bad" calcext:value="not-contains-text([$'c13_k2sc_output_2018-05-29_comments2'.W110])" calcext:base-cell-address="'c13_k2sc_output_2018-05-29_comments2'.AA110"/>
          </calcext:conditional-format>
          <calcext:conditional-format calcext:target-range-address="'c13_k2sc_output_2018-05-29_comments2'.AA111:'c13_k2sc_output_2018-05-29_comments2'.AA111">
            <calcext:condition calcext:apply-style-name="Bad" calcext:value="not-contains-text([$'c13_k2sc_output_2018-05-29_comments2'.W111])" calcext:base-cell-address="'c13_k2sc_output_2018-05-29_comments2'.AA111"/>
          </calcext:conditional-format>
          <calcext:conditional-format calcext:target-range-address="'c13_k2sc_output_2018-05-29_comments2'.AA112:'c13_k2sc_output_2018-05-29_comments2'.AA112">
            <calcext:condition calcext:apply-style-name="Bad" calcext:value="not-contains-text([$'c13_k2sc_output_2018-05-29_comments2'.W112])" calcext:base-cell-address="'c13_k2sc_output_2018-05-29_comments2'.AA112"/>
          </calcext:conditional-format>
          <calcext:conditional-format calcext:target-range-address="'c13_k2sc_output_2018-05-29_comments2'.AA113:'c13_k2sc_output_2018-05-29_comments2'.AA113">
            <calcext:condition calcext:apply-style-name="Bad" calcext:value="not-contains-text([$'c13_k2sc_output_2018-05-29_comments2'.W113])" calcext:base-cell-address="'c13_k2sc_output_2018-05-29_comments2'.AA113"/>
          </calcext:conditional-format>
          <calcext:conditional-format calcext:target-range-address="'c13_k2sc_output_2018-05-29_comments2'.AA114:'c13_k2sc_output_2018-05-29_comments2'.AA114">
            <calcext:condition calcext:apply-style-name="Bad" calcext:value="not-contains-text([$'c13_k2sc_output_2018-05-29_comments2'.W114])" calcext:base-cell-address="'c13_k2sc_output_2018-05-29_comments2'.AA114"/>
          </calcext:conditional-format>
          <calcext:conditional-format calcext:target-range-address="'c13_k2sc_output_2018-05-29_comments2'.AA115:'c13_k2sc_output_2018-05-29_comments2'.AA115">
            <calcext:condition calcext:apply-style-name="Bad" calcext:value="not-contains-text([$'c13_k2sc_output_2018-05-29_comments2'.W115])" calcext:base-cell-address="'c13_k2sc_output_2018-05-29_comments2'.AA115"/>
          </calcext:conditional-format>
          <calcext:conditional-format calcext:target-range-address="'c13_k2sc_output_2018-05-29_comments2'.AA116:'c13_k2sc_output_2018-05-29_comments2'.AA116">
            <calcext:condition calcext:apply-style-name="Bad" calcext:value="not-contains-text([$'c13_k2sc_output_2018-05-29_comments2'.W116])" calcext:base-cell-address="'c13_k2sc_output_2018-05-29_comments2'.AA116"/>
          </calcext:conditional-format>
          <calcext:conditional-format calcext:target-range-address="'c13_k2sc_output_2018-05-29_comments2'.AA117:'c13_k2sc_output_2018-05-29_comments2'.AA117">
            <calcext:condition calcext:apply-style-name="Bad" calcext:value="not-contains-text([$'c13_k2sc_output_2018-05-29_comments2'.W117])" calcext:base-cell-address="'c13_k2sc_output_2018-05-29_comments2'.AA117"/>
          </calcext:conditional-format>
          <calcext:conditional-format calcext:target-range-address="'c13_k2sc_output_2018-05-29_comments2'.AA118:'c13_k2sc_output_2018-05-29_comments2'.AA118">
            <calcext:condition calcext:apply-style-name="Bad" calcext:value="not-contains-text([$'c13_k2sc_output_2018-05-29_comments2'.W118])" calcext:base-cell-address="'c13_k2sc_output_2018-05-29_comments2'.AA118"/>
          </calcext:conditional-format>
          <calcext:conditional-format calcext:target-range-address="'c13_k2sc_output_2018-05-29_comments2'.AA119:'c13_k2sc_output_2018-05-29_comments2'.AA119">
            <calcext:condition calcext:apply-style-name="Bad" calcext:value="not-contains-text([$'c13_k2sc_output_2018-05-29_comments2'.W119])" calcext:base-cell-address="'c13_k2sc_output_2018-05-29_comments2'.AA119"/>
          </calcext:conditional-format>
          <calcext:conditional-format calcext:target-range-address="'c13_k2sc_output_2018-05-29_comments2'.AA120:'c13_k2sc_output_2018-05-29_comments2'.AA120">
            <calcext:condition calcext:apply-style-name="Bad" calcext:value="not-contains-text([$'c13_k2sc_output_2018-05-29_comments2'.W120])" calcext:base-cell-address="'c13_k2sc_output_2018-05-29_comments2'.AA120"/>
          </calcext:conditional-format>
          <calcext:conditional-format calcext:target-range-address="'c13_k2sc_output_2018-05-29_comments2'.AA121:'c13_k2sc_output_2018-05-29_comments2'.AA121">
            <calcext:condition calcext:apply-style-name="Bad" calcext:value="not-contains-text([$'c13_k2sc_output_2018-05-29_comments2'.W121])" calcext:base-cell-address="'c13_k2sc_output_2018-05-29_comments2'.AA121"/>
          </calcext:conditional-format>
          <calcext:conditional-format calcext:target-range-address="'c13_k2sc_output_2018-05-29_comments2'.AA122:'c13_k2sc_output_2018-05-29_comments2'.AA122">
            <calcext:condition calcext:apply-style-name="Bad" calcext:value="not-contains-text([$'c13_k2sc_output_2018-05-29_comments2'.W122])" calcext:base-cell-address="'c13_k2sc_output_2018-05-29_comments2'.AA122"/>
          </calcext:conditional-format>
          <calcext:conditional-format calcext:target-range-address="'c13_k2sc_output_2018-05-29_comments2'.AA123:'c13_k2sc_output_2018-05-29_comments2'.AA123">
            <calcext:condition calcext:apply-style-name="Bad" calcext:value="not-contains-text([$'c13_k2sc_output_2018-05-29_comments2'.W123])" calcext:base-cell-address="'c13_k2sc_output_2018-05-29_comments2'.AA123"/>
          </calcext:conditional-format>
          <calcext:conditional-format calcext:target-range-address="'c13_k2sc_output_2018-05-29_comments2'.AA124:'c13_k2sc_output_2018-05-29_comments2'.AA124">
            <calcext:condition calcext:apply-style-name="Bad" calcext:value="not-contains-text([$'c13_k2sc_output_2018-05-29_comments2'.W124])" calcext:base-cell-address="'c13_k2sc_output_2018-05-29_comments2'.AA124"/>
          </calcext:conditional-format>
          <calcext:conditional-format calcext:target-range-address="'c13_k2sc_output_2018-05-29_comments2'.AA125:'c13_k2sc_output_2018-05-29_comments2'.AA125">
            <calcext:condition calcext:apply-style-name="Bad" calcext:value="not-contains-text([$'c13_k2sc_output_2018-05-29_comments2'.W125])" calcext:base-cell-address="'c13_k2sc_output_2018-05-29_comments2'.AA125"/>
          </calcext:conditional-format>
          <calcext:conditional-format calcext:target-range-address="'c13_k2sc_output_2018-05-29_comments2'.AA126:'c13_k2sc_output_2018-05-29_comments2'.AA126">
            <calcext:condition calcext:apply-style-name="Bad" calcext:value="not-contains-text([$'c13_k2sc_output_2018-05-29_comments2'.W126])" calcext:base-cell-address="'c13_k2sc_output_2018-05-29_comments2'.AA126"/>
          </calcext:conditional-format>
          <calcext:conditional-format calcext:target-range-address="'c13_k2sc_output_2018-05-29_comments2'.AA127:'c13_k2sc_output_2018-05-29_comments2'.AA127">
            <calcext:condition calcext:apply-style-name="Bad" calcext:value="not-contains-text([$'c13_k2sc_output_2018-05-29_comments2'.W127])" calcext:base-cell-address="'c13_k2sc_output_2018-05-29_comments2'.AA127"/>
          </calcext:conditional-format>
          <calcext:conditional-format calcext:target-range-address="'c13_k2sc_output_2018-05-29_comments2'.AA128:'c13_k2sc_output_2018-05-29_comments2'.AA128">
            <calcext:condition calcext:apply-style-name="Bad" calcext:value="not-contains-text([$'c13_k2sc_output_2018-05-29_comments2'.W128])" calcext:base-cell-address="'c13_k2sc_output_2018-05-29_comments2'.AA128"/>
          </calcext:conditional-format>
          <calcext:conditional-format calcext:target-range-address="'c13_k2sc_output_2018-05-29_comments2'.AA129:'c13_k2sc_output_2018-05-29_comments2'.AA129">
            <calcext:condition calcext:apply-style-name="Bad" calcext:value="not-contains-text([$'c13_k2sc_output_2018-05-29_comments2'.W129])" calcext:base-cell-address="'c13_k2sc_output_2018-05-29_comments2'.AA129"/>
          </calcext:conditional-format>
          <calcext:conditional-format calcext:target-range-address="'c13_k2sc_output_2018-05-29_comments2'.AA130:'c13_k2sc_output_2018-05-29_comments2'.AA130">
            <calcext:condition calcext:apply-style-name="Bad" calcext:value="not-contains-text([$'c13_k2sc_output_2018-05-29_comments2'.W130])" calcext:base-cell-address="'c13_k2sc_output_2018-05-29_comments2'.AA130"/>
          </calcext:conditional-format>
          <calcext:conditional-format calcext:target-range-address="'c13_k2sc_output_2018-05-29_comments2'.AA131:'c13_k2sc_output_2018-05-29_comments2'.AA131">
            <calcext:condition calcext:apply-style-name="Bad" calcext:value="not-contains-text([$'c13_k2sc_output_2018-05-29_comments2'.W131])" calcext:base-cell-address="'c13_k2sc_output_2018-05-29_comments2'.AA131"/>
          </calcext:conditional-format>
          <calcext:conditional-format calcext:target-range-address="'c13_k2sc_output_2018-05-29_comments2'.AA132:'c13_k2sc_output_2018-05-29_comments2'.AA132">
            <calcext:condition calcext:apply-style-name="Bad" calcext:value="not-contains-text([$'c13_k2sc_output_2018-05-29_comments2'.W132])" calcext:base-cell-address="'c13_k2sc_output_2018-05-29_comments2'.AA132"/>
          </calcext:conditional-format>
          <calcext:conditional-format calcext:target-range-address="'c13_k2sc_output_2018-05-29_comments2'.AA133:'c13_k2sc_output_2018-05-29_comments2'.AA133">
            <calcext:condition calcext:apply-style-name="Bad" calcext:value="not-contains-text([$'c13_k2sc_output_2018-05-29_comments2'.W133])" calcext:base-cell-address="'c13_k2sc_output_2018-05-29_comments2'.AA133"/>
          </calcext:conditional-format>
          <calcext:conditional-format calcext:target-range-address="'c13_k2sc_output_2018-05-29_comments2'.AB7:'c13_k2sc_output_2018-05-29_comments2'.AB7">
            <calcext:condition calcext:apply-style-name="Bad" calcext:value="not-contains-text([$'c13_k2sc_output_2018-05-29_comments2'.X7])" calcext:base-cell-address="'c13_k2sc_output_2018-05-29_comments2'.AB7"/>
          </calcext:conditional-format>
          <calcext:conditional-format calcext:target-range-address="'c13_k2sc_output_2018-05-29_comments2'.AB8:'c13_k2sc_output_2018-05-29_comments2'.AB8">
            <calcext:condition calcext:apply-style-name="Bad" calcext:value="not-contains-text([$'c13_k2sc_output_2018-05-29_comments2'.X8])" calcext:base-cell-address="'c13_k2sc_output_2018-05-29_comments2'.AB8"/>
          </calcext:conditional-format>
          <calcext:conditional-format calcext:target-range-address="'c13_k2sc_output_2018-05-29_comments2'.AB9:'c13_k2sc_output_2018-05-29_comments2'.AB9">
            <calcext:condition calcext:apply-style-name="Bad" calcext:value="not-contains-text([$'c13_k2sc_output_2018-05-29_comments2'.X9])" calcext:base-cell-address="'c13_k2sc_output_2018-05-29_comments2'.AB9"/>
          </calcext:conditional-format>
          <calcext:conditional-format calcext:target-range-address="'c13_k2sc_output_2018-05-29_comments2'.AB10:'c13_k2sc_output_2018-05-29_comments2'.AB10">
            <calcext:condition calcext:apply-style-name="Bad" calcext:value="not-contains-text([$'c13_k2sc_output_2018-05-29_comments2'.X10])" calcext:base-cell-address="'c13_k2sc_output_2018-05-29_comments2'.AB10"/>
          </calcext:conditional-format>
          <calcext:conditional-format calcext:target-range-address="'c13_k2sc_output_2018-05-29_comments2'.AB11:'c13_k2sc_output_2018-05-29_comments2'.AB11">
            <calcext:condition calcext:apply-style-name="Bad" calcext:value="not-contains-text([$'c13_k2sc_output_2018-05-29_comments2'.X11])" calcext:base-cell-address="'c13_k2sc_output_2018-05-29_comments2'.AB11"/>
          </calcext:conditional-format>
          <calcext:conditional-format calcext:target-range-address="'c13_k2sc_output_2018-05-29_comments2'.AB12:'c13_k2sc_output_2018-05-29_comments2'.AB12">
            <calcext:condition calcext:apply-style-name="Bad" calcext:value="not-contains-text([$'c13_k2sc_output_2018-05-29_comments2'.X12])" calcext:base-cell-address="'c13_k2sc_output_2018-05-29_comments2'.AB12"/>
          </calcext:conditional-format>
          <calcext:conditional-format calcext:target-range-address="'c13_k2sc_output_2018-05-29_comments2'.AB13:'c13_k2sc_output_2018-05-29_comments2'.AB13">
            <calcext:condition calcext:apply-style-name="Bad" calcext:value="not-contains-text([$'c13_k2sc_output_2018-05-29_comments2'.X13])" calcext:base-cell-address="'c13_k2sc_output_2018-05-29_comments2'.AB13"/>
          </calcext:conditional-format>
          <calcext:conditional-format calcext:target-range-address="'c13_k2sc_output_2018-05-29_comments2'.AB14:'c13_k2sc_output_2018-05-29_comments2'.AB14">
            <calcext:condition calcext:apply-style-name="Bad" calcext:value="not-contains-text([$'c13_k2sc_output_2018-05-29_comments2'.X14])" calcext:base-cell-address="'c13_k2sc_output_2018-05-29_comments2'.AB14"/>
          </calcext:conditional-format>
          <calcext:conditional-format calcext:target-range-address="'c13_k2sc_output_2018-05-29_comments2'.AB15:'c13_k2sc_output_2018-05-29_comments2'.AB15">
            <calcext:condition calcext:apply-style-name="Bad" calcext:value="not-contains-text([$'c13_k2sc_output_2018-05-29_comments2'.X15])" calcext:base-cell-address="'c13_k2sc_output_2018-05-29_comments2'.AB15"/>
          </calcext:conditional-format>
          <calcext:conditional-format calcext:target-range-address="'c13_k2sc_output_2018-05-29_comments2'.AB16:'c13_k2sc_output_2018-05-29_comments2'.AB16">
            <calcext:condition calcext:apply-style-name="Bad" calcext:value="not-contains-text([$'c13_k2sc_output_2018-05-29_comments2'.X16])" calcext:base-cell-address="'c13_k2sc_output_2018-05-29_comments2'.AB16"/>
          </calcext:conditional-format>
          <calcext:conditional-format calcext:target-range-address="'c13_k2sc_output_2018-05-29_comments2'.AB17:'c13_k2sc_output_2018-05-29_comments2'.AB17">
            <calcext:condition calcext:apply-style-name="Bad" calcext:value="not-contains-text([$'c13_k2sc_output_2018-05-29_comments2'.X17])" calcext:base-cell-address="'c13_k2sc_output_2018-05-29_comments2'.AB17"/>
          </calcext:conditional-format>
          <calcext:conditional-format calcext:target-range-address="'c13_k2sc_output_2018-05-29_comments2'.AB18:'c13_k2sc_output_2018-05-29_comments2'.AB18">
            <calcext:condition calcext:apply-style-name="Bad" calcext:value="not-contains-text([$'c13_k2sc_output_2018-05-29_comments2'.X18])" calcext:base-cell-address="'c13_k2sc_output_2018-05-29_comments2'.AB18"/>
          </calcext:conditional-format>
          <calcext:conditional-format calcext:target-range-address="'c13_k2sc_output_2018-05-29_comments2'.AB19:'c13_k2sc_output_2018-05-29_comments2'.AB19">
            <calcext:condition calcext:apply-style-name="Bad" calcext:value="not-contains-text([$'c13_k2sc_output_2018-05-29_comments2'.X19])" calcext:base-cell-address="'c13_k2sc_output_2018-05-29_comments2'.AB19"/>
          </calcext:conditional-format>
          <calcext:conditional-format calcext:target-range-address="'c13_k2sc_output_2018-05-29_comments2'.AB20:'c13_k2sc_output_2018-05-29_comments2'.AB20">
            <calcext:condition calcext:apply-style-name="Bad" calcext:value="not-contains-text([$'c13_k2sc_output_2018-05-29_comments2'.X20])" calcext:base-cell-address="'c13_k2sc_output_2018-05-29_comments2'.AB20"/>
          </calcext:conditional-format>
          <calcext:conditional-format calcext:target-range-address="'c13_k2sc_output_2018-05-29_comments2'.AB21:'c13_k2sc_output_2018-05-29_comments2'.AB21">
            <calcext:condition calcext:apply-style-name="Bad" calcext:value="not-contains-text([$'c13_k2sc_output_2018-05-29_comments2'.X21])" calcext:base-cell-address="'c13_k2sc_output_2018-05-29_comments2'.AB21"/>
          </calcext:conditional-format>
          <calcext:conditional-format calcext:target-range-address="'c13_k2sc_output_2018-05-29_comments2'.AB22:'c13_k2sc_output_2018-05-29_comments2'.AB22">
            <calcext:condition calcext:apply-style-name="Bad" calcext:value="not-contains-text([$'c13_k2sc_output_2018-05-29_comments2'.X22])" calcext:base-cell-address="'c13_k2sc_output_2018-05-29_comments2'.AB22"/>
          </calcext:conditional-format>
          <calcext:conditional-format calcext:target-range-address="'c13_k2sc_output_2018-05-29_comments2'.AB23:'c13_k2sc_output_2018-05-29_comments2'.AB23">
            <calcext:condition calcext:apply-style-name="Bad" calcext:value="not-contains-text([$'c13_k2sc_output_2018-05-29_comments2'.X23])" calcext:base-cell-address="'c13_k2sc_output_2018-05-29_comments2'.AB23"/>
          </calcext:conditional-format>
          <calcext:conditional-format calcext:target-range-address="'c13_k2sc_output_2018-05-29_comments2'.AB24:'c13_k2sc_output_2018-05-29_comments2'.AB24">
            <calcext:condition calcext:apply-style-name="Bad" calcext:value="not-contains-text([$'c13_k2sc_output_2018-05-29_comments2'.X24])" calcext:base-cell-address="'c13_k2sc_output_2018-05-29_comments2'.AB24"/>
          </calcext:conditional-format>
          <calcext:conditional-format calcext:target-range-address="'c13_k2sc_output_2018-05-29_comments2'.AB25:'c13_k2sc_output_2018-05-29_comments2'.AB25">
            <calcext:condition calcext:apply-style-name="Bad" calcext:value="not-contains-text([$'c13_k2sc_output_2018-05-29_comments2'.X25])" calcext:base-cell-address="'c13_k2sc_output_2018-05-29_comments2'.AB25"/>
          </calcext:conditional-format>
          <calcext:conditional-format calcext:target-range-address="'c13_k2sc_output_2018-05-29_comments2'.AB26:'c13_k2sc_output_2018-05-29_comments2'.AB26">
            <calcext:condition calcext:apply-style-name="Bad" calcext:value="not-contains-text([$'c13_k2sc_output_2018-05-29_comments2'.X26])" calcext:base-cell-address="'c13_k2sc_output_2018-05-29_comments2'.AB26"/>
          </calcext:conditional-format>
          <calcext:conditional-format calcext:target-range-address="'c13_k2sc_output_2018-05-29_comments2'.AB27:'c13_k2sc_output_2018-05-29_comments2'.AB27">
            <calcext:condition calcext:apply-style-name="Bad" calcext:value="not-contains-text([$'c13_k2sc_output_2018-05-29_comments2'.X27])" calcext:base-cell-address="'c13_k2sc_output_2018-05-29_comments2'.AB27"/>
          </calcext:conditional-format>
          <calcext:conditional-format calcext:target-range-address="'c13_k2sc_output_2018-05-29_comments2'.AB28:'c13_k2sc_output_2018-05-29_comments2'.AB28">
            <calcext:condition calcext:apply-style-name="Bad" calcext:value="not-contains-text([$'c13_k2sc_output_2018-05-29_comments2'.X28])" calcext:base-cell-address="'c13_k2sc_output_2018-05-29_comments2'.AB28"/>
          </calcext:conditional-format>
          <calcext:conditional-format calcext:target-range-address="'c13_k2sc_output_2018-05-29_comments2'.AB29:'c13_k2sc_output_2018-05-29_comments2'.AB29">
            <calcext:condition calcext:apply-style-name="Bad" calcext:value="not-contains-text([$'c13_k2sc_output_2018-05-29_comments2'.X29])" calcext:base-cell-address="'c13_k2sc_output_2018-05-29_comments2'.AB29"/>
          </calcext:conditional-format>
          <calcext:conditional-format calcext:target-range-address="'c13_k2sc_output_2018-05-29_comments2'.AB30:'c13_k2sc_output_2018-05-29_comments2'.AB30">
            <calcext:condition calcext:apply-style-name="Bad" calcext:value="not-contains-text([$'c13_k2sc_output_2018-05-29_comments2'.X30])" calcext:base-cell-address="'c13_k2sc_output_2018-05-29_comments2'.AB30"/>
          </calcext:conditional-format>
          <calcext:conditional-format calcext:target-range-address="'c13_k2sc_output_2018-05-29_comments2'.AB31:'c13_k2sc_output_2018-05-29_comments2'.AB31">
            <calcext:condition calcext:apply-style-name="Bad" calcext:value="not-contains-text([$'c13_k2sc_output_2018-05-29_comments2'.X31])" calcext:base-cell-address="'c13_k2sc_output_2018-05-29_comments2'.AB31"/>
          </calcext:conditional-format>
          <calcext:conditional-format calcext:target-range-address="'c13_k2sc_output_2018-05-29_comments2'.AB32:'c13_k2sc_output_2018-05-29_comments2'.AB32">
            <calcext:condition calcext:apply-style-name="Bad" calcext:value="not-contains-text([$'c13_k2sc_output_2018-05-29_comments2'.X32])" calcext:base-cell-address="'c13_k2sc_output_2018-05-29_comments2'.AB32"/>
          </calcext:conditional-format>
          <calcext:conditional-format calcext:target-range-address="'c13_k2sc_output_2018-05-29_comments2'.AB33:'c13_k2sc_output_2018-05-29_comments2'.AB33">
            <calcext:condition calcext:apply-style-name="Bad" calcext:value="not-contains-text([$'c13_k2sc_output_2018-05-29_comments2'.X33])" calcext:base-cell-address="'c13_k2sc_output_2018-05-29_comments2'.AB33"/>
          </calcext:conditional-format>
          <calcext:conditional-format calcext:target-range-address="'c13_k2sc_output_2018-05-29_comments2'.AB34:'c13_k2sc_output_2018-05-29_comments2'.AB34">
            <calcext:condition calcext:apply-style-name="Bad" calcext:value="not-contains-text([$'c13_k2sc_output_2018-05-29_comments2'.X34])" calcext:base-cell-address="'c13_k2sc_output_2018-05-29_comments2'.AB34"/>
          </calcext:conditional-format>
          <calcext:conditional-format calcext:target-range-address="'c13_k2sc_output_2018-05-29_comments2'.AB35:'c13_k2sc_output_2018-05-29_comments2'.AB35">
            <calcext:condition calcext:apply-style-name="Bad" calcext:value="not-contains-text([$'c13_k2sc_output_2018-05-29_comments2'.X35])" calcext:base-cell-address="'c13_k2sc_output_2018-05-29_comments2'.AB35"/>
          </calcext:conditional-format>
          <calcext:conditional-format calcext:target-range-address="'c13_k2sc_output_2018-05-29_comments2'.AB36:'c13_k2sc_output_2018-05-29_comments2'.AB36">
            <calcext:condition calcext:apply-style-name="Bad" calcext:value="not-contains-text([$'c13_k2sc_output_2018-05-29_comments2'.X36])" calcext:base-cell-address="'c13_k2sc_output_2018-05-29_comments2'.AB36"/>
          </calcext:conditional-format>
          <calcext:conditional-format calcext:target-range-address="'c13_k2sc_output_2018-05-29_comments2'.AB37:'c13_k2sc_output_2018-05-29_comments2'.AB37">
            <calcext:condition calcext:apply-style-name="Bad" calcext:value="not-contains-text([$'c13_k2sc_output_2018-05-29_comments2'.X37])" calcext:base-cell-address="'c13_k2sc_output_2018-05-29_comments2'.AB37"/>
          </calcext:conditional-format>
          <calcext:conditional-format calcext:target-range-address="'c13_k2sc_output_2018-05-29_comments2'.AB38:'c13_k2sc_output_2018-05-29_comments2'.AB38">
            <calcext:condition calcext:apply-style-name="Bad" calcext:value="not-contains-text([$'c13_k2sc_output_2018-05-29_comments2'.X38])" calcext:base-cell-address="'c13_k2sc_output_2018-05-29_comments2'.AB38"/>
          </calcext:conditional-format>
          <calcext:conditional-format calcext:target-range-address="'c13_k2sc_output_2018-05-29_comments2'.AB39:'c13_k2sc_output_2018-05-29_comments2'.AB39">
            <calcext:condition calcext:apply-style-name="Bad" calcext:value="not-contains-text([$'c13_k2sc_output_2018-05-29_comments2'.X39])" calcext:base-cell-address="'c13_k2sc_output_2018-05-29_comments2'.AB39"/>
          </calcext:conditional-format>
          <calcext:conditional-format calcext:target-range-address="'c13_k2sc_output_2018-05-29_comments2'.AB40:'c13_k2sc_output_2018-05-29_comments2'.AB40">
            <calcext:condition calcext:apply-style-name="Bad" calcext:value="not-contains-text([$'c13_k2sc_output_2018-05-29_comments2'.X40])" calcext:base-cell-address="'c13_k2sc_output_2018-05-29_comments2'.AB40"/>
          </calcext:conditional-format>
          <calcext:conditional-format calcext:target-range-address="'c13_k2sc_output_2018-05-29_comments2'.AB41:'c13_k2sc_output_2018-05-29_comments2'.AB41">
            <calcext:condition calcext:apply-style-name="Bad" calcext:value="not-contains-text([$'c13_k2sc_output_2018-05-29_comments2'.X41])" calcext:base-cell-address="'c13_k2sc_output_2018-05-29_comments2'.AB41"/>
          </calcext:conditional-format>
          <calcext:conditional-format calcext:target-range-address="'c13_k2sc_output_2018-05-29_comments2'.AB42:'c13_k2sc_output_2018-05-29_comments2'.AB42">
            <calcext:condition calcext:apply-style-name="Bad" calcext:value="not-contains-text([$'c13_k2sc_output_2018-05-29_comments2'.X42])" calcext:base-cell-address="'c13_k2sc_output_2018-05-29_comments2'.AB42"/>
          </calcext:conditional-format>
          <calcext:conditional-format calcext:target-range-address="'c13_k2sc_output_2018-05-29_comments2'.AB43:'c13_k2sc_output_2018-05-29_comments2'.AB43">
            <calcext:condition calcext:apply-style-name="Bad" calcext:value="not-contains-text([$'c13_k2sc_output_2018-05-29_comments2'.X43])" calcext:base-cell-address="'c13_k2sc_output_2018-05-29_comments2'.AB43"/>
          </calcext:conditional-format>
          <calcext:conditional-format calcext:target-range-address="'c13_k2sc_output_2018-05-29_comments2'.AB44:'c13_k2sc_output_2018-05-29_comments2'.AB44">
            <calcext:condition calcext:apply-style-name="Bad" calcext:value="not-contains-text([$'c13_k2sc_output_2018-05-29_comments2'.X44])" calcext:base-cell-address="'c13_k2sc_output_2018-05-29_comments2'.AB44"/>
          </calcext:conditional-format>
          <calcext:conditional-format calcext:target-range-address="'c13_k2sc_output_2018-05-29_comments2'.AB45:'c13_k2sc_output_2018-05-29_comments2'.AB45">
            <calcext:condition calcext:apply-style-name="Bad" calcext:value="not-contains-text([$'c13_k2sc_output_2018-05-29_comments2'.X45])" calcext:base-cell-address="'c13_k2sc_output_2018-05-29_comments2'.AB45"/>
          </calcext:conditional-format>
          <calcext:conditional-format calcext:target-range-address="'c13_k2sc_output_2018-05-29_comments2'.AB46:'c13_k2sc_output_2018-05-29_comments2'.AB46">
            <calcext:condition calcext:apply-style-name="Bad" calcext:value="not-contains-text([$'c13_k2sc_output_2018-05-29_comments2'.X46])" calcext:base-cell-address="'c13_k2sc_output_2018-05-29_comments2'.AB46"/>
          </calcext:conditional-format>
          <calcext:conditional-format calcext:target-range-address="'c13_k2sc_output_2018-05-29_comments2'.AB47:'c13_k2sc_output_2018-05-29_comments2'.AB47">
            <calcext:condition calcext:apply-style-name="Bad" calcext:value="not-contains-text([$'c13_k2sc_output_2018-05-29_comments2'.X47])" calcext:base-cell-address="'c13_k2sc_output_2018-05-29_comments2'.AB47"/>
          </calcext:conditional-format>
          <calcext:conditional-format calcext:target-range-address="'c13_k2sc_output_2018-05-29_comments2'.AB48:'c13_k2sc_output_2018-05-29_comments2'.AB48">
            <calcext:condition calcext:apply-style-name="Bad" calcext:value="not-contains-text([$'c13_k2sc_output_2018-05-29_comments2'.X48])" calcext:base-cell-address="'c13_k2sc_output_2018-05-29_comments2'.AB48"/>
          </calcext:conditional-format>
          <calcext:conditional-format calcext:target-range-address="'c13_k2sc_output_2018-05-29_comments2'.AB49:'c13_k2sc_output_2018-05-29_comments2'.AB49">
            <calcext:condition calcext:apply-style-name="Bad" calcext:value="not-contains-text([$'c13_k2sc_output_2018-05-29_comments2'.X49])" calcext:base-cell-address="'c13_k2sc_output_2018-05-29_comments2'.AB49"/>
          </calcext:conditional-format>
          <calcext:conditional-format calcext:target-range-address="'c13_k2sc_output_2018-05-29_comments2'.AB50:'c13_k2sc_output_2018-05-29_comments2'.AB50">
            <calcext:condition calcext:apply-style-name="Bad" calcext:value="not-contains-text([$'c13_k2sc_output_2018-05-29_comments2'.X50])" calcext:base-cell-address="'c13_k2sc_output_2018-05-29_comments2'.AB50"/>
          </calcext:conditional-format>
          <calcext:conditional-format calcext:target-range-address="'c13_k2sc_output_2018-05-29_comments2'.AB51:'c13_k2sc_output_2018-05-29_comments2'.AB51">
            <calcext:condition calcext:apply-style-name="Bad" calcext:value="not-contains-text([$'c13_k2sc_output_2018-05-29_comments2'.X51])" calcext:base-cell-address="'c13_k2sc_output_2018-05-29_comments2'.AB51"/>
          </calcext:conditional-format>
          <calcext:conditional-format calcext:target-range-address="'c13_k2sc_output_2018-05-29_comments2'.AB52:'c13_k2sc_output_2018-05-29_comments2'.AB52">
            <calcext:condition calcext:apply-style-name="Bad" calcext:value="not-contains-text([$'c13_k2sc_output_2018-05-29_comments2'.X52])" calcext:base-cell-address="'c13_k2sc_output_2018-05-29_comments2'.AB52"/>
          </calcext:conditional-format>
          <calcext:conditional-format calcext:target-range-address="'c13_k2sc_output_2018-05-29_comments2'.AB53:'c13_k2sc_output_2018-05-29_comments2'.AB53">
            <calcext:condition calcext:apply-style-name="Bad" calcext:value="not-contains-text([$'c13_k2sc_output_2018-05-29_comments2'.X53])" calcext:base-cell-address="'c13_k2sc_output_2018-05-29_comments2'.AB53"/>
          </calcext:conditional-format>
          <calcext:conditional-format calcext:target-range-address="'c13_k2sc_output_2018-05-29_comments2'.AB54:'c13_k2sc_output_2018-05-29_comments2'.AB54">
            <calcext:condition calcext:apply-style-name="Bad" calcext:value="not-contains-text([$'c13_k2sc_output_2018-05-29_comments2'.X54])" calcext:base-cell-address="'c13_k2sc_output_2018-05-29_comments2'.AB54"/>
          </calcext:conditional-format>
          <calcext:conditional-format calcext:target-range-address="'c13_k2sc_output_2018-05-29_comments2'.AB55:'c13_k2sc_output_2018-05-29_comments2'.AB55">
            <calcext:condition calcext:apply-style-name="Bad" calcext:value="not-contains-text([$'c13_k2sc_output_2018-05-29_comments2'.X55])" calcext:base-cell-address="'c13_k2sc_output_2018-05-29_comments2'.AB55"/>
          </calcext:conditional-format>
          <calcext:conditional-format calcext:target-range-address="'c13_k2sc_output_2018-05-29_comments2'.AB56:'c13_k2sc_output_2018-05-29_comments2'.AB56">
            <calcext:condition calcext:apply-style-name="Bad" calcext:value="not-contains-text([$'c13_k2sc_output_2018-05-29_comments2'.X56])" calcext:base-cell-address="'c13_k2sc_output_2018-05-29_comments2'.AB56"/>
          </calcext:conditional-format>
          <calcext:conditional-format calcext:target-range-address="'c13_k2sc_output_2018-05-29_comments2'.AB57:'c13_k2sc_output_2018-05-29_comments2'.AB57">
            <calcext:condition calcext:apply-style-name="Bad" calcext:value="not-contains-text([$'c13_k2sc_output_2018-05-29_comments2'.X57])" calcext:base-cell-address="'c13_k2sc_output_2018-05-29_comments2'.AB57"/>
          </calcext:conditional-format>
          <calcext:conditional-format calcext:target-range-address="'c13_k2sc_output_2018-05-29_comments2'.AB58:'c13_k2sc_output_2018-05-29_comments2'.AB58">
            <calcext:condition calcext:apply-style-name="Bad" calcext:value="not-contains-text([$'c13_k2sc_output_2018-05-29_comments2'.X58])" calcext:base-cell-address="'c13_k2sc_output_2018-05-29_comments2'.AB58"/>
          </calcext:conditional-format>
          <calcext:conditional-format calcext:target-range-address="'c13_k2sc_output_2018-05-29_comments2'.AB59:'c13_k2sc_output_2018-05-29_comments2'.AB59">
            <calcext:condition calcext:apply-style-name="Bad" calcext:value="not-contains-text([$'c13_k2sc_output_2018-05-29_comments2'.X59])" calcext:base-cell-address="'c13_k2sc_output_2018-05-29_comments2'.AB59"/>
          </calcext:conditional-format>
          <calcext:conditional-format calcext:target-range-address="'c13_k2sc_output_2018-05-29_comments2'.AB60:'c13_k2sc_output_2018-05-29_comments2'.AB60">
            <calcext:condition calcext:apply-style-name="Bad" calcext:value="not-contains-text([$'c13_k2sc_output_2018-05-29_comments2'.X60])" calcext:base-cell-address="'c13_k2sc_output_2018-05-29_comments2'.AB60"/>
          </calcext:conditional-format>
          <calcext:conditional-format calcext:target-range-address="'c13_k2sc_output_2018-05-29_comments2'.AB61:'c13_k2sc_output_2018-05-29_comments2'.AB61">
            <calcext:condition calcext:apply-style-name="Bad" calcext:value="not-contains-text([$'c13_k2sc_output_2018-05-29_comments2'.X61])" calcext:base-cell-address="'c13_k2sc_output_2018-05-29_comments2'.AB61"/>
          </calcext:conditional-format>
          <calcext:conditional-format calcext:target-range-address="'c13_k2sc_output_2018-05-29_comments2'.AB62:'c13_k2sc_output_2018-05-29_comments2'.AB62">
            <calcext:condition calcext:apply-style-name="Bad" calcext:value="not-contains-text([$'c13_k2sc_output_2018-05-29_comments2'.X62])" calcext:base-cell-address="'c13_k2sc_output_2018-05-29_comments2'.AB62"/>
          </calcext:conditional-format>
          <calcext:conditional-format calcext:target-range-address="'c13_k2sc_output_2018-05-29_comments2'.AB63:'c13_k2sc_output_2018-05-29_comments2'.AB63">
            <calcext:condition calcext:apply-style-name="Bad" calcext:value="not-contains-text([$'c13_k2sc_output_2018-05-29_comments2'.X63])" calcext:base-cell-address="'c13_k2sc_output_2018-05-29_comments2'.AB63"/>
          </calcext:conditional-format>
          <calcext:conditional-format calcext:target-range-address="'c13_k2sc_output_2018-05-29_comments2'.AB64:'c13_k2sc_output_2018-05-29_comments2'.AB64">
            <calcext:condition calcext:apply-style-name="Bad" calcext:value="not-contains-text([$'c13_k2sc_output_2018-05-29_comments2'.X64])" calcext:base-cell-address="'c13_k2sc_output_2018-05-29_comments2'.AB64"/>
          </calcext:conditional-format>
          <calcext:conditional-format calcext:target-range-address="'c13_k2sc_output_2018-05-29_comments2'.AB65:'c13_k2sc_output_2018-05-29_comments2'.AB65">
            <calcext:condition calcext:apply-style-name="Bad" calcext:value="not-contains-text([$'c13_k2sc_output_2018-05-29_comments2'.X65])" calcext:base-cell-address="'c13_k2sc_output_2018-05-29_comments2'.AB65"/>
          </calcext:conditional-format>
          <calcext:conditional-format calcext:target-range-address="'c13_k2sc_output_2018-05-29_comments2'.AB66:'c13_k2sc_output_2018-05-29_comments2'.AB66">
            <calcext:condition calcext:apply-style-name="Bad" calcext:value="not-contains-text([$'c13_k2sc_output_2018-05-29_comments2'.X66])" calcext:base-cell-address="'c13_k2sc_output_2018-05-29_comments2'.AB66"/>
          </calcext:conditional-format>
          <calcext:conditional-format calcext:target-range-address="'c13_k2sc_output_2018-05-29_comments2'.AB67:'c13_k2sc_output_2018-05-29_comments2'.AB67">
            <calcext:condition calcext:apply-style-name="Bad" calcext:value="not-contains-text([$'c13_k2sc_output_2018-05-29_comments2'.X67])" calcext:base-cell-address="'c13_k2sc_output_2018-05-29_comments2'.AB67"/>
          </calcext:conditional-format>
          <calcext:conditional-format calcext:target-range-address="'c13_k2sc_output_2018-05-29_comments2'.AB68:'c13_k2sc_output_2018-05-29_comments2'.AB68">
            <calcext:condition calcext:apply-style-name="Bad" calcext:value="not-contains-text([$'c13_k2sc_output_2018-05-29_comments2'.X68])" calcext:base-cell-address="'c13_k2sc_output_2018-05-29_comments2'.AB68"/>
          </calcext:conditional-format>
          <calcext:conditional-format calcext:target-range-address="'c13_k2sc_output_2018-05-29_comments2'.AB69:'c13_k2sc_output_2018-05-29_comments2'.AB69">
            <calcext:condition calcext:apply-style-name="Bad" calcext:value="not-contains-text([$'c13_k2sc_output_2018-05-29_comments2'.X69])" calcext:base-cell-address="'c13_k2sc_output_2018-05-29_comments2'.AB69"/>
          </calcext:conditional-format>
          <calcext:conditional-format calcext:target-range-address="'c13_k2sc_output_2018-05-29_comments2'.AB70:'c13_k2sc_output_2018-05-29_comments2'.AB70">
            <calcext:condition calcext:apply-style-name="Bad" calcext:value="not-contains-text([$'c13_k2sc_output_2018-05-29_comments2'.X70])" calcext:base-cell-address="'c13_k2sc_output_2018-05-29_comments2'.AB70"/>
          </calcext:conditional-format>
          <calcext:conditional-format calcext:target-range-address="'c13_k2sc_output_2018-05-29_comments2'.AB71:'c13_k2sc_output_2018-05-29_comments2'.AB71">
            <calcext:condition calcext:apply-style-name="Bad" calcext:value="not-contains-text([$'c13_k2sc_output_2018-05-29_comments2'.X71])" calcext:base-cell-address="'c13_k2sc_output_2018-05-29_comments2'.AB71"/>
          </calcext:conditional-format>
          <calcext:conditional-format calcext:target-range-address="'c13_k2sc_output_2018-05-29_comments2'.AB72:'c13_k2sc_output_2018-05-29_comments2'.AB72">
            <calcext:condition calcext:apply-style-name="Bad" calcext:value="not-contains-text([$'c13_k2sc_output_2018-05-29_comments2'.X72])" calcext:base-cell-address="'c13_k2sc_output_2018-05-29_comments2'.AB72"/>
          </calcext:conditional-format>
          <calcext:conditional-format calcext:target-range-address="'c13_k2sc_output_2018-05-29_comments2'.AB73:'c13_k2sc_output_2018-05-29_comments2'.AB73">
            <calcext:condition calcext:apply-style-name="Bad" calcext:value="not-contains-text([$'c13_k2sc_output_2018-05-29_comments2'.X73])" calcext:base-cell-address="'c13_k2sc_output_2018-05-29_comments2'.AB73"/>
          </calcext:conditional-format>
          <calcext:conditional-format calcext:target-range-address="'c13_k2sc_output_2018-05-29_comments2'.AB74:'c13_k2sc_output_2018-05-29_comments2'.AB74">
            <calcext:condition calcext:apply-style-name="Bad" calcext:value="not-contains-text([$'c13_k2sc_output_2018-05-29_comments2'.X74])" calcext:base-cell-address="'c13_k2sc_output_2018-05-29_comments2'.AB74"/>
          </calcext:conditional-format>
          <calcext:conditional-format calcext:target-range-address="'c13_k2sc_output_2018-05-29_comments2'.AB75:'c13_k2sc_output_2018-05-29_comments2'.AB75">
            <calcext:condition calcext:apply-style-name="Bad" calcext:value="not-contains-text([$'c13_k2sc_output_2018-05-29_comments2'.X75])" calcext:base-cell-address="'c13_k2sc_output_2018-05-29_comments2'.AB75"/>
          </calcext:conditional-format>
          <calcext:conditional-format calcext:target-range-address="'c13_k2sc_output_2018-05-29_comments2'.AB76:'c13_k2sc_output_2018-05-29_comments2'.AB76">
            <calcext:condition calcext:apply-style-name="Bad" calcext:value="not-contains-text([$'c13_k2sc_output_2018-05-29_comments2'.X76])" calcext:base-cell-address="'c13_k2sc_output_2018-05-29_comments2'.AB76"/>
          </calcext:conditional-format>
          <calcext:conditional-format calcext:target-range-address="'c13_k2sc_output_2018-05-29_comments2'.AB77:'c13_k2sc_output_2018-05-29_comments2'.AB77">
            <calcext:condition calcext:apply-style-name="Bad" calcext:value="not-contains-text([$'c13_k2sc_output_2018-05-29_comments2'.X77])" calcext:base-cell-address="'c13_k2sc_output_2018-05-29_comments2'.AB77"/>
          </calcext:conditional-format>
          <calcext:conditional-format calcext:target-range-address="'c13_k2sc_output_2018-05-29_comments2'.AB78:'c13_k2sc_output_2018-05-29_comments2'.AB78">
            <calcext:condition calcext:apply-style-name="Bad" calcext:value="not-contains-text([$'c13_k2sc_output_2018-05-29_comments2'.X78])" calcext:base-cell-address="'c13_k2sc_output_2018-05-29_comments2'.AB78"/>
          </calcext:conditional-format>
          <calcext:conditional-format calcext:target-range-address="'c13_k2sc_output_2018-05-29_comments2'.AB79:'c13_k2sc_output_2018-05-29_comments2'.AB79">
            <calcext:condition calcext:apply-style-name="Bad" calcext:value="not-contains-text([$'c13_k2sc_output_2018-05-29_comments2'.X79])" calcext:base-cell-address="'c13_k2sc_output_2018-05-29_comments2'.AB79"/>
          </calcext:conditional-format>
          <calcext:conditional-format calcext:target-range-address="'c13_k2sc_output_2018-05-29_comments2'.AB80:'c13_k2sc_output_2018-05-29_comments2'.AB80">
            <calcext:condition calcext:apply-style-name="Bad" calcext:value="not-contains-text([$'c13_k2sc_output_2018-05-29_comments2'.X80])" calcext:base-cell-address="'c13_k2sc_output_2018-05-29_comments2'.AB80"/>
          </calcext:conditional-format>
          <calcext:conditional-format calcext:target-range-address="'c13_k2sc_output_2018-05-29_comments2'.AB81:'c13_k2sc_output_2018-05-29_comments2'.AB81">
            <calcext:condition calcext:apply-style-name="Bad" calcext:value="not-contains-text([$'c13_k2sc_output_2018-05-29_comments2'.X81])" calcext:base-cell-address="'c13_k2sc_output_2018-05-29_comments2'.AB81"/>
          </calcext:conditional-format>
          <calcext:conditional-format calcext:target-range-address="'c13_k2sc_output_2018-05-29_comments2'.AB82:'c13_k2sc_output_2018-05-29_comments2'.AB82">
            <calcext:condition calcext:apply-style-name="Bad" calcext:value="not-contains-text([$'c13_k2sc_output_2018-05-29_comments2'.X82])" calcext:base-cell-address="'c13_k2sc_output_2018-05-29_comments2'.AB82"/>
          </calcext:conditional-format>
          <calcext:conditional-format calcext:target-range-address="'c13_k2sc_output_2018-05-29_comments2'.AB83:'c13_k2sc_output_2018-05-29_comments2'.AB83">
            <calcext:condition calcext:apply-style-name="Bad" calcext:value="not-contains-text([$'c13_k2sc_output_2018-05-29_comments2'.X83])" calcext:base-cell-address="'c13_k2sc_output_2018-05-29_comments2'.AB83"/>
          </calcext:conditional-format>
          <calcext:conditional-format calcext:target-range-address="'c13_k2sc_output_2018-05-29_comments2'.AB84:'c13_k2sc_output_2018-05-29_comments2'.AB84">
            <calcext:condition calcext:apply-style-name="Bad" calcext:value="not-contains-text([$'c13_k2sc_output_2018-05-29_comments2'.X84])" calcext:base-cell-address="'c13_k2sc_output_2018-05-29_comments2'.AB84"/>
          </calcext:conditional-format>
          <calcext:conditional-format calcext:target-range-address="'c13_k2sc_output_2018-05-29_comments2'.AB85:'c13_k2sc_output_2018-05-29_comments2'.AB85">
            <calcext:condition calcext:apply-style-name="Bad" calcext:value="not-contains-text([$'c13_k2sc_output_2018-05-29_comments2'.X85])" calcext:base-cell-address="'c13_k2sc_output_2018-05-29_comments2'.AB85"/>
          </calcext:conditional-format>
          <calcext:conditional-format calcext:target-range-address="'c13_k2sc_output_2018-05-29_comments2'.AB86:'c13_k2sc_output_2018-05-29_comments2'.AB86">
            <calcext:condition calcext:apply-style-name="Bad" calcext:value="not-contains-text([$'c13_k2sc_output_2018-05-29_comments2'.X86])" calcext:base-cell-address="'c13_k2sc_output_2018-05-29_comments2'.AB86"/>
          </calcext:conditional-format>
          <calcext:conditional-format calcext:target-range-address="'c13_k2sc_output_2018-05-29_comments2'.AB87:'c13_k2sc_output_2018-05-29_comments2'.AB87">
            <calcext:condition calcext:apply-style-name="Bad" calcext:value="not-contains-text([$'c13_k2sc_output_2018-05-29_comments2'.X87])" calcext:base-cell-address="'c13_k2sc_output_2018-05-29_comments2'.AB87"/>
          </calcext:conditional-format>
          <calcext:conditional-format calcext:target-range-address="'c13_k2sc_output_2018-05-29_comments2'.AB88:'c13_k2sc_output_2018-05-29_comments2'.AB88">
            <calcext:condition calcext:apply-style-name="Bad" calcext:value="not-contains-text([$'c13_k2sc_output_2018-05-29_comments2'.X88])" calcext:base-cell-address="'c13_k2sc_output_2018-05-29_comments2'.AB88"/>
          </calcext:conditional-format>
          <calcext:conditional-format calcext:target-range-address="'c13_k2sc_output_2018-05-29_comments2'.AB89:'c13_k2sc_output_2018-05-29_comments2'.AB89">
            <calcext:condition calcext:apply-style-name="Bad" calcext:value="not-contains-text([$'c13_k2sc_output_2018-05-29_comments2'.X89])" calcext:base-cell-address="'c13_k2sc_output_2018-05-29_comments2'.AB89"/>
          </calcext:conditional-format>
          <calcext:conditional-format calcext:target-range-address="'c13_k2sc_output_2018-05-29_comments2'.AB90:'c13_k2sc_output_2018-05-29_comments2'.AB90">
            <calcext:condition calcext:apply-style-name="Bad" calcext:value="not-contains-text([$'c13_k2sc_output_2018-05-29_comments2'.X90])" calcext:base-cell-address="'c13_k2sc_output_2018-05-29_comments2'.AB90"/>
          </calcext:conditional-format>
          <calcext:conditional-format calcext:target-range-address="'c13_k2sc_output_2018-05-29_comments2'.AB91:'c13_k2sc_output_2018-05-29_comments2'.AB91">
            <calcext:condition calcext:apply-style-name="Bad" calcext:value="not-contains-text([$'c13_k2sc_output_2018-05-29_comments2'.X91])" calcext:base-cell-address="'c13_k2sc_output_2018-05-29_comments2'.AB91"/>
          </calcext:conditional-format>
          <calcext:conditional-format calcext:target-range-address="'c13_k2sc_output_2018-05-29_comments2'.AB92:'c13_k2sc_output_2018-05-29_comments2'.AB92">
            <calcext:condition calcext:apply-style-name="Bad" calcext:value="not-contains-text([$'c13_k2sc_output_2018-05-29_comments2'.X92])" calcext:base-cell-address="'c13_k2sc_output_2018-05-29_comments2'.AB92"/>
          </calcext:conditional-format>
          <calcext:conditional-format calcext:target-range-address="'c13_k2sc_output_2018-05-29_comments2'.AB93:'c13_k2sc_output_2018-05-29_comments2'.AB93">
            <calcext:condition calcext:apply-style-name="Bad" calcext:value="not-contains-text([$'c13_k2sc_output_2018-05-29_comments2'.X93])" calcext:base-cell-address="'c13_k2sc_output_2018-05-29_comments2'.AB93"/>
          </calcext:conditional-format>
          <calcext:conditional-format calcext:target-range-address="'c13_k2sc_output_2018-05-29_comments2'.AB94:'c13_k2sc_output_2018-05-29_comments2'.AB94">
            <calcext:condition calcext:apply-style-name="Bad" calcext:value="not-contains-text([$'c13_k2sc_output_2018-05-29_comments2'.X94])" calcext:base-cell-address="'c13_k2sc_output_2018-05-29_comments2'.AB94"/>
          </calcext:conditional-format>
          <calcext:conditional-format calcext:target-range-address="'c13_k2sc_output_2018-05-29_comments2'.AB95:'c13_k2sc_output_2018-05-29_comments2'.AB95">
            <calcext:condition calcext:apply-style-name="Bad" calcext:value="not-contains-text([$'c13_k2sc_output_2018-05-29_comments2'.X95])" calcext:base-cell-address="'c13_k2sc_output_2018-05-29_comments2'.AB95"/>
          </calcext:conditional-format>
          <calcext:conditional-format calcext:target-range-address="'c13_k2sc_output_2018-05-29_comments2'.AB96:'c13_k2sc_output_2018-05-29_comments2'.AB96">
            <calcext:condition calcext:apply-style-name="Bad" calcext:value="not-contains-text([$'c13_k2sc_output_2018-05-29_comments2'.X96])" calcext:base-cell-address="'c13_k2sc_output_2018-05-29_comments2'.AB96"/>
          </calcext:conditional-format>
          <calcext:conditional-format calcext:target-range-address="'c13_k2sc_output_2018-05-29_comments2'.AB97:'c13_k2sc_output_2018-05-29_comments2'.AB97">
            <calcext:condition calcext:apply-style-name="Bad" calcext:value="not-contains-text([$'c13_k2sc_output_2018-05-29_comments2'.X97])" calcext:base-cell-address="'c13_k2sc_output_2018-05-29_comments2'.AB97"/>
          </calcext:conditional-format>
          <calcext:conditional-format calcext:target-range-address="'c13_k2sc_output_2018-05-29_comments2'.AB98:'c13_k2sc_output_2018-05-29_comments2'.AB98">
            <calcext:condition calcext:apply-style-name="Bad" calcext:value="not-contains-text([$'c13_k2sc_output_2018-05-29_comments2'.X98])" calcext:base-cell-address="'c13_k2sc_output_2018-05-29_comments2'.AB98"/>
          </calcext:conditional-format>
          <calcext:conditional-format calcext:target-range-address="'c13_k2sc_output_2018-05-29_comments2'.AB99:'c13_k2sc_output_2018-05-29_comments2'.AB99">
            <calcext:condition calcext:apply-style-name="Bad" calcext:value="not-contains-text([$'c13_k2sc_output_2018-05-29_comments2'.X99])" calcext:base-cell-address="'c13_k2sc_output_2018-05-29_comments2'.AB99"/>
          </calcext:conditional-format>
          <calcext:conditional-format calcext:target-range-address="'c13_k2sc_output_2018-05-29_comments2'.AB100:'c13_k2sc_output_2018-05-29_comments2'.AB100">
            <calcext:condition calcext:apply-style-name="Bad" calcext:value="not-contains-text([$'c13_k2sc_output_2018-05-29_comments2'.X100])" calcext:base-cell-address="'c13_k2sc_output_2018-05-29_comments2'.AB100"/>
          </calcext:conditional-format>
          <calcext:conditional-format calcext:target-range-address="'c13_k2sc_output_2018-05-29_comments2'.AB101:'c13_k2sc_output_2018-05-29_comments2'.AB101">
            <calcext:condition calcext:apply-style-name="Bad" calcext:value="not-contains-text([$'c13_k2sc_output_2018-05-29_comments2'.X101])" calcext:base-cell-address="'c13_k2sc_output_2018-05-29_comments2'.AB101"/>
          </calcext:conditional-format>
          <calcext:conditional-format calcext:target-range-address="'c13_k2sc_output_2018-05-29_comments2'.AB102:'c13_k2sc_output_2018-05-29_comments2'.AB102">
            <calcext:condition calcext:apply-style-name="Bad" calcext:value="not-contains-text([$'c13_k2sc_output_2018-05-29_comments2'.X102])" calcext:base-cell-address="'c13_k2sc_output_2018-05-29_comments2'.AB102"/>
          </calcext:conditional-format>
          <calcext:conditional-format calcext:target-range-address="'c13_k2sc_output_2018-05-29_comments2'.AB103:'c13_k2sc_output_2018-05-29_comments2'.AB103">
            <calcext:condition calcext:apply-style-name="Bad" calcext:value="not-contains-text([$'c13_k2sc_output_2018-05-29_comments2'.X103])" calcext:base-cell-address="'c13_k2sc_output_2018-05-29_comments2'.AB103"/>
          </calcext:conditional-format>
          <calcext:conditional-format calcext:target-range-address="'c13_k2sc_output_2018-05-29_comments2'.AB104:'c13_k2sc_output_2018-05-29_comments2'.AB104">
            <calcext:condition calcext:apply-style-name="Bad" calcext:value="not-contains-text([$'c13_k2sc_output_2018-05-29_comments2'.X104])" calcext:base-cell-address="'c13_k2sc_output_2018-05-29_comments2'.AB104"/>
          </calcext:conditional-format>
          <calcext:conditional-format calcext:target-range-address="'c13_k2sc_output_2018-05-29_comments2'.AB105:'c13_k2sc_output_2018-05-29_comments2'.AB105">
            <calcext:condition calcext:apply-style-name="Bad" calcext:value="not-contains-text([$'c13_k2sc_output_2018-05-29_comments2'.X105])" calcext:base-cell-address="'c13_k2sc_output_2018-05-29_comments2'.AB105"/>
          </calcext:conditional-format>
          <calcext:conditional-format calcext:target-range-address="'c13_k2sc_output_2018-05-29_comments2'.AB106:'c13_k2sc_output_2018-05-29_comments2'.AB106">
            <calcext:condition calcext:apply-style-name="Bad" calcext:value="not-contains-text([$'c13_k2sc_output_2018-05-29_comments2'.X106])" calcext:base-cell-address="'c13_k2sc_output_2018-05-29_comments2'.AB106"/>
          </calcext:conditional-format>
          <calcext:conditional-format calcext:target-range-address="'c13_k2sc_output_2018-05-29_comments2'.AB107:'c13_k2sc_output_2018-05-29_comments2'.AB107">
            <calcext:condition calcext:apply-style-name="Bad" calcext:value="not-contains-text([$'c13_k2sc_output_2018-05-29_comments2'.X107])" calcext:base-cell-address="'c13_k2sc_output_2018-05-29_comments2'.AB107"/>
          </calcext:conditional-format>
          <calcext:conditional-format calcext:target-range-address="'c13_k2sc_output_2018-05-29_comments2'.AB108:'c13_k2sc_output_2018-05-29_comments2'.AB108">
            <calcext:condition calcext:apply-style-name="Bad" calcext:value="not-contains-text([$'c13_k2sc_output_2018-05-29_comments2'.X108])" calcext:base-cell-address="'c13_k2sc_output_2018-05-29_comments2'.AB108"/>
          </calcext:conditional-format>
          <calcext:conditional-format calcext:target-range-address="'c13_k2sc_output_2018-05-29_comments2'.AB109:'c13_k2sc_output_2018-05-29_comments2'.AB109">
            <calcext:condition calcext:apply-style-name="Bad" calcext:value="not-contains-text([$'c13_k2sc_output_2018-05-29_comments2'.X109])" calcext:base-cell-address="'c13_k2sc_output_2018-05-29_comments2'.AB109"/>
          </calcext:conditional-format>
          <calcext:conditional-format calcext:target-range-address="'c13_k2sc_output_2018-05-29_comments2'.AB110:'c13_k2sc_output_2018-05-29_comments2'.AB110">
            <calcext:condition calcext:apply-style-name="Bad" calcext:value="not-contains-text([$'c13_k2sc_output_2018-05-29_comments2'.X110])" calcext:base-cell-address="'c13_k2sc_output_2018-05-29_comments2'.AB110"/>
          </calcext:conditional-format>
          <calcext:conditional-format calcext:target-range-address="'c13_k2sc_output_2018-05-29_comments2'.AB111:'c13_k2sc_output_2018-05-29_comments2'.AB111">
            <calcext:condition calcext:apply-style-name="Bad" calcext:value="not-contains-text([$'c13_k2sc_output_2018-05-29_comments2'.X111])" calcext:base-cell-address="'c13_k2sc_output_2018-05-29_comments2'.AB111"/>
          </calcext:conditional-format>
          <calcext:conditional-format calcext:target-range-address="'c13_k2sc_output_2018-05-29_comments2'.AB112:'c13_k2sc_output_2018-05-29_comments2'.AB112">
            <calcext:condition calcext:apply-style-name="Bad" calcext:value="not-contains-text([$'c13_k2sc_output_2018-05-29_comments2'.X112])" calcext:base-cell-address="'c13_k2sc_output_2018-05-29_comments2'.AB112"/>
          </calcext:conditional-format>
          <calcext:conditional-format calcext:target-range-address="'c13_k2sc_output_2018-05-29_comments2'.AB113:'c13_k2sc_output_2018-05-29_comments2'.AB113">
            <calcext:condition calcext:apply-style-name="Bad" calcext:value="not-contains-text([$'c13_k2sc_output_2018-05-29_comments2'.X113])" calcext:base-cell-address="'c13_k2sc_output_2018-05-29_comments2'.AB113"/>
          </calcext:conditional-format>
          <calcext:conditional-format calcext:target-range-address="'c13_k2sc_output_2018-05-29_comments2'.AB114:'c13_k2sc_output_2018-05-29_comments2'.AB114">
            <calcext:condition calcext:apply-style-name="Bad" calcext:value="not-contains-text([$'c13_k2sc_output_2018-05-29_comments2'.X114])" calcext:base-cell-address="'c13_k2sc_output_2018-05-29_comments2'.AB114"/>
          </calcext:conditional-format>
          <calcext:conditional-format calcext:target-range-address="'c13_k2sc_output_2018-05-29_comments2'.AB115:'c13_k2sc_output_2018-05-29_comments2'.AB115">
            <calcext:condition calcext:apply-style-name="Bad" calcext:value="not-contains-text([$'c13_k2sc_output_2018-05-29_comments2'.X115])" calcext:base-cell-address="'c13_k2sc_output_2018-05-29_comments2'.AB115"/>
          </calcext:conditional-format>
          <calcext:conditional-format calcext:target-range-address="'c13_k2sc_output_2018-05-29_comments2'.AB116:'c13_k2sc_output_2018-05-29_comments2'.AB116">
            <calcext:condition calcext:apply-style-name="Bad" calcext:value="not-contains-text([$'c13_k2sc_output_2018-05-29_comments2'.X116])" calcext:base-cell-address="'c13_k2sc_output_2018-05-29_comments2'.AB116"/>
          </calcext:conditional-format>
          <calcext:conditional-format calcext:target-range-address="'c13_k2sc_output_2018-05-29_comments2'.AB117:'c13_k2sc_output_2018-05-29_comments2'.AB117">
            <calcext:condition calcext:apply-style-name="Bad" calcext:value="not-contains-text([$'c13_k2sc_output_2018-05-29_comments2'.X117])" calcext:base-cell-address="'c13_k2sc_output_2018-05-29_comments2'.AB117"/>
          </calcext:conditional-format>
          <calcext:conditional-format calcext:target-range-address="'c13_k2sc_output_2018-05-29_comments2'.AB118:'c13_k2sc_output_2018-05-29_comments2'.AB118">
            <calcext:condition calcext:apply-style-name="Bad" calcext:value="not-contains-text([$'c13_k2sc_output_2018-05-29_comments2'.X118])" calcext:base-cell-address="'c13_k2sc_output_2018-05-29_comments2'.AB118"/>
          </calcext:conditional-format>
          <calcext:conditional-format calcext:target-range-address="'c13_k2sc_output_2018-05-29_comments2'.AB119:'c13_k2sc_output_2018-05-29_comments2'.AB119">
            <calcext:condition calcext:apply-style-name="Bad" calcext:value="not-contains-text([$'c13_k2sc_output_2018-05-29_comments2'.X119])" calcext:base-cell-address="'c13_k2sc_output_2018-05-29_comments2'.AB119"/>
          </calcext:conditional-format>
          <calcext:conditional-format calcext:target-range-address="'c13_k2sc_output_2018-05-29_comments2'.AB120:'c13_k2sc_output_2018-05-29_comments2'.AB120">
            <calcext:condition calcext:apply-style-name="Bad" calcext:value="not-contains-text([$'c13_k2sc_output_2018-05-29_comments2'.X120])" calcext:base-cell-address="'c13_k2sc_output_2018-05-29_comments2'.AB120"/>
          </calcext:conditional-format>
          <calcext:conditional-format calcext:target-range-address="'c13_k2sc_output_2018-05-29_comments2'.AB121:'c13_k2sc_output_2018-05-29_comments2'.AB121">
            <calcext:condition calcext:apply-style-name="Bad" calcext:value="not-contains-text([$'c13_k2sc_output_2018-05-29_comments2'.X121])" calcext:base-cell-address="'c13_k2sc_output_2018-05-29_comments2'.AB121"/>
          </calcext:conditional-format>
          <calcext:conditional-format calcext:target-range-address="'c13_k2sc_output_2018-05-29_comments2'.AB122:'c13_k2sc_output_2018-05-29_comments2'.AB122">
            <calcext:condition calcext:apply-style-name="Bad" calcext:value="not-contains-text([$'c13_k2sc_output_2018-05-29_comments2'.X122])" calcext:base-cell-address="'c13_k2sc_output_2018-05-29_comments2'.AB122"/>
          </calcext:conditional-format>
          <calcext:conditional-format calcext:target-range-address="'c13_k2sc_output_2018-05-29_comments2'.AB123:'c13_k2sc_output_2018-05-29_comments2'.AB123">
            <calcext:condition calcext:apply-style-name="Bad" calcext:value="not-contains-text([$'c13_k2sc_output_2018-05-29_comments2'.X123])" calcext:base-cell-address="'c13_k2sc_output_2018-05-29_comments2'.AB123"/>
          </calcext:conditional-format>
          <calcext:conditional-format calcext:target-range-address="'c13_k2sc_output_2018-05-29_comments2'.AB124:'c13_k2sc_output_2018-05-29_comments2'.AB124">
            <calcext:condition calcext:apply-style-name="Bad" calcext:value="not-contains-text([$'c13_k2sc_output_2018-05-29_comments2'.X124])" calcext:base-cell-address="'c13_k2sc_output_2018-05-29_comments2'.AB124"/>
          </calcext:conditional-format>
          <calcext:conditional-format calcext:target-range-address="'c13_k2sc_output_2018-05-29_comments2'.AB125:'c13_k2sc_output_2018-05-29_comments2'.AB125">
            <calcext:condition calcext:apply-style-name="Bad" calcext:value="not-contains-text([$'c13_k2sc_output_2018-05-29_comments2'.X125])" calcext:base-cell-address="'c13_k2sc_output_2018-05-29_comments2'.AB125"/>
          </calcext:conditional-format>
          <calcext:conditional-format calcext:target-range-address="'c13_k2sc_output_2018-05-29_comments2'.AB126:'c13_k2sc_output_2018-05-29_comments2'.AB126">
            <calcext:condition calcext:apply-style-name="Bad" calcext:value="not-contains-text([$'c13_k2sc_output_2018-05-29_comments2'.X126])" calcext:base-cell-address="'c13_k2sc_output_2018-05-29_comments2'.AB126"/>
          </calcext:conditional-format>
          <calcext:conditional-format calcext:target-range-address="'c13_k2sc_output_2018-05-29_comments2'.AB127:'c13_k2sc_output_2018-05-29_comments2'.AB127">
            <calcext:condition calcext:apply-style-name="Bad" calcext:value="not-contains-text([$'c13_k2sc_output_2018-05-29_comments2'.X127])" calcext:base-cell-address="'c13_k2sc_output_2018-05-29_comments2'.AB127"/>
          </calcext:conditional-format>
          <calcext:conditional-format calcext:target-range-address="'c13_k2sc_output_2018-05-29_comments2'.AB128:'c13_k2sc_output_2018-05-29_comments2'.AB128">
            <calcext:condition calcext:apply-style-name="Bad" calcext:value="not-contains-text([$'c13_k2sc_output_2018-05-29_comments2'.X128])" calcext:base-cell-address="'c13_k2sc_output_2018-05-29_comments2'.AB128"/>
          </calcext:conditional-format>
          <calcext:conditional-format calcext:target-range-address="'c13_k2sc_output_2018-05-29_comments2'.AB129:'c13_k2sc_output_2018-05-29_comments2'.AB129">
            <calcext:condition calcext:apply-style-name="Bad" calcext:value="not-contains-text([$'c13_k2sc_output_2018-05-29_comments2'.X129])" calcext:base-cell-address="'c13_k2sc_output_2018-05-29_comments2'.AB129"/>
          </calcext:conditional-format>
          <calcext:conditional-format calcext:target-range-address="'c13_k2sc_output_2018-05-29_comments2'.AB130:'c13_k2sc_output_2018-05-29_comments2'.AB130">
            <calcext:condition calcext:apply-style-name="Bad" calcext:value="not-contains-text([$'c13_k2sc_output_2018-05-29_comments2'.X130])" calcext:base-cell-address="'c13_k2sc_output_2018-05-29_comments2'.AB130"/>
          </calcext:conditional-format>
          <calcext:conditional-format calcext:target-range-address="'c13_k2sc_output_2018-05-29_comments2'.AB131:'c13_k2sc_output_2018-05-29_comments2'.AB131">
            <calcext:condition calcext:apply-style-name="Bad" calcext:value="not-contains-text([$'c13_k2sc_output_2018-05-29_comments2'.X131])" calcext:base-cell-address="'c13_k2sc_output_2018-05-29_comments2'.AB131"/>
          </calcext:conditional-format>
          <calcext:conditional-format calcext:target-range-address="'c13_k2sc_output_2018-05-29_comments2'.AB132:'c13_k2sc_output_2018-05-29_comments2'.AB132">
            <calcext:condition calcext:apply-style-name="Bad" calcext:value="not-contains-text([$'c13_k2sc_output_2018-05-29_comments2'.X132])" calcext:base-cell-address="'c13_k2sc_output_2018-05-29_comments2'.AB132"/>
          </calcext:conditional-format>
          <calcext:conditional-format calcext:target-range-address="'c13_k2sc_output_2018-05-29_comments2'.AB133:'c13_k2sc_output_2018-05-29_comments2'.AB133">
            <calcext:condition calcext:apply-style-name="Bad" calcext:value="not-contains-text([$'c13_k2sc_output_2018-05-29_comments2'.X133])" calcext:base-cell-address="'c13_k2sc_output_2018-05-29_comments2'.AB133"/>
          </calcext:conditional-format>
          <calcext:conditional-format calcext:target-range-address="'c13_k2sc_output_2018-05-29_comments2'.AC7:'c13_k2sc_output_2018-05-29_comments2'.AC7">
            <calcext:condition calcext:apply-style-name="Bad" calcext:value="not-contains-text([$'c13_k2sc_output_2018-05-29_comments2'.Y7])" calcext:base-cell-address="'c13_k2sc_output_2018-05-29_comments2'.AC7"/>
          </calcext:conditional-format>
          <calcext:conditional-format calcext:target-range-address="'c13_k2sc_output_2018-05-29_comments2'.AC8:'c13_k2sc_output_2018-05-29_comments2'.AC8">
            <calcext:condition calcext:apply-style-name="Bad" calcext:value="not-contains-text([$'c13_k2sc_output_2018-05-29_comments2'.Y8])" calcext:base-cell-address="'c13_k2sc_output_2018-05-29_comments2'.AC8"/>
          </calcext:conditional-format>
          <calcext:conditional-format calcext:target-range-address="'c13_k2sc_output_2018-05-29_comments2'.AC9:'c13_k2sc_output_2018-05-29_comments2'.AC9">
            <calcext:condition calcext:apply-style-name="Bad" calcext:value="not-contains-text([$'c13_k2sc_output_2018-05-29_comments2'.Y9])" calcext:base-cell-address="'c13_k2sc_output_2018-05-29_comments2'.AC9"/>
          </calcext:conditional-format>
          <calcext:conditional-format calcext:target-range-address="'c13_k2sc_output_2018-05-29_comments2'.AC10:'c13_k2sc_output_2018-05-29_comments2'.AC10">
            <calcext:condition calcext:apply-style-name="Bad" calcext:value="not-contains-text([$'c13_k2sc_output_2018-05-29_comments2'.Y10])" calcext:base-cell-address="'c13_k2sc_output_2018-05-29_comments2'.AC10"/>
          </calcext:conditional-format>
          <calcext:conditional-format calcext:target-range-address="'c13_k2sc_output_2018-05-29_comments2'.AC11:'c13_k2sc_output_2018-05-29_comments2'.AC11">
            <calcext:condition calcext:apply-style-name="Bad" calcext:value="not-contains-text([$'c13_k2sc_output_2018-05-29_comments2'.Y11])" calcext:base-cell-address="'c13_k2sc_output_2018-05-29_comments2'.AC11"/>
          </calcext:conditional-format>
          <calcext:conditional-format calcext:target-range-address="'c13_k2sc_output_2018-05-29_comments2'.AC12:'c13_k2sc_output_2018-05-29_comments2'.AC12">
            <calcext:condition calcext:apply-style-name="Bad" calcext:value="not-contains-text([$'c13_k2sc_output_2018-05-29_comments2'.Y12])" calcext:base-cell-address="'c13_k2sc_output_2018-05-29_comments2'.AC12"/>
          </calcext:conditional-format>
          <calcext:conditional-format calcext:target-range-address="'c13_k2sc_output_2018-05-29_comments2'.AC13:'c13_k2sc_output_2018-05-29_comments2'.AC13">
            <calcext:condition calcext:apply-style-name="Bad" calcext:value="not-contains-text([$'c13_k2sc_output_2018-05-29_comments2'.Y13])" calcext:base-cell-address="'c13_k2sc_output_2018-05-29_comments2'.AC13"/>
          </calcext:conditional-format>
          <calcext:conditional-format calcext:target-range-address="'c13_k2sc_output_2018-05-29_comments2'.AC14:'c13_k2sc_output_2018-05-29_comments2'.AC14">
            <calcext:condition calcext:apply-style-name="Bad" calcext:value="not-contains-text([$'c13_k2sc_output_2018-05-29_comments2'.Y14])" calcext:base-cell-address="'c13_k2sc_output_2018-05-29_comments2'.AC14"/>
          </calcext:conditional-format>
          <calcext:conditional-format calcext:target-range-address="'c13_k2sc_output_2018-05-29_comments2'.AC15:'c13_k2sc_output_2018-05-29_comments2'.AC15">
            <calcext:condition calcext:apply-style-name="Bad" calcext:value="not-contains-text([$'c13_k2sc_output_2018-05-29_comments2'.Y15])" calcext:base-cell-address="'c13_k2sc_output_2018-05-29_comments2'.AC15"/>
          </calcext:conditional-format>
          <calcext:conditional-format calcext:target-range-address="'c13_k2sc_output_2018-05-29_comments2'.AC16:'c13_k2sc_output_2018-05-29_comments2'.AC16">
            <calcext:condition calcext:apply-style-name="Bad" calcext:value="not-contains-text([$'c13_k2sc_output_2018-05-29_comments2'.Y16])" calcext:base-cell-address="'c13_k2sc_output_2018-05-29_comments2'.AC16"/>
          </calcext:conditional-format>
          <calcext:conditional-format calcext:target-range-address="'c13_k2sc_output_2018-05-29_comments2'.AC17:'c13_k2sc_output_2018-05-29_comments2'.AC17">
            <calcext:condition calcext:apply-style-name="Bad" calcext:value="not-contains-text([$'c13_k2sc_output_2018-05-29_comments2'.Y17])" calcext:base-cell-address="'c13_k2sc_output_2018-05-29_comments2'.AC17"/>
          </calcext:conditional-format>
          <calcext:conditional-format calcext:target-range-address="'c13_k2sc_output_2018-05-29_comments2'.AC18:'c13_k2sc_output_2018-05-29_comments2'.AC18">
            <calcext:condition calcext:apply-style-name="Bad" calcext:value="not-contains-text([$'c13_k2sc_output_2018-05-29_comments2'.Y18])" calcext:base-cell-address="'c13_k2sc_output_2018-05-29_comments2'.AC18"/>
          </calcext:conditional-format>
          <calcext:conditional-format calcext:target-range-address="'c13_k2sc_output_2018-05-29_comments2'.AC19:'c13_k2sc_output_2018-05-29_comments2'.AC19">
            <calcext:condition calcext:apply-style-name="Bad" calcext:value="not-contains-text([$'c13_k2sc_output_2018-05-29_comments2'.Y19])" calcext:base-cell-address="'c13_k2sc_output_2018-05-29_comments2'.AC19"/>
          </calcext:conditional-format>
          <calcext:conditional-format calcext:target-range-address="'c13_k2sc_output_2018-05-29_comments2'.AC20:'c13_k2sc_output_2018-05-29_comments2'.AC20">
            <calcext:condition calcext:apply-style-name="Bad" calcext:value="not-contains-text([$'c13_k2sc_output_2018-05-29_comments2'.Y20])" calcext:base-cell-address="'c13_k2sc_output_2018-05-29_comments2'.AC20"/>
          </calcext:conditional-format>
          <calcext:conditional-format calcext:target-range-address="'c13_k2sc_output_2018-05-29_comments2'.AC21:'c13_k2sc_output_2018-05-29_comments2'.AC21">
            <calcext:condition calcext:apply-style-name="Bad" calcext:value="not-contains-text([$'c13_k2sc_output_2018-05-29_comments2'.Y21])" calcext:base-cell-address="'c13_k2sc_output_2018-05-29_comments2'.AC21"/>
          </calcext:conditional-format>
          <calcext:conditional-format calcext:target-range-address="'c13_k2sc_output_2018-05-29_comments2'.AC22:'c13_k2sc_output_2018-05-29_comments2'.AC22">
            <calcext:condition calcext:apply-style-name="Bad" calcext:value="not-contains-text([$'c13_k2sc_output_2018-05-29_comments2'.Y22])" calcext:base-cell-address="'c13_k2sc_output_2018-05-29_comments2'.AC22"/>
          </calcext:conditional-format>
          <calcext:conditional-format calcext:target-range-address="'c13_k2sc_output_2018-05-29_comments2'.AC23:'c13_k2sc_output_2018-05-29_comments2'.AC23">
            <calcext:condition calcext:apply-style-name="Bad" calcext:value="not-contains-text([$'c13_k2sc_output_2018-05-29_comments2'.Y23])" calcext:base-cell-address="'c13_k2sc_output_2018-05-29_comments2'.AC23"/>
          </calcext:conditional-format>
          <calcext:conditional-format calcext:target-range-address="'c13_k2sc_output_2018-05-29_comments2'.AC24:'c13_k2sc_output_2018-05-29_comments2'.AC24">
            <calcext:condition calcext:apply-style-name="Bad" calcext:value="not-contains-text([$'c13_k2sc_output_2018-05-29_comments2'.Y24])" calcext:base-cell-address="'c13_k2sc_output_2018-05-29_comments2'.AC24"/>
          </calcext:conditional-format>
          <calcext:conditional-format calcext:target-range-address="'c13_k2sc_output_2018-05-29_comments2'.AC25:'c13_k2sc_output_2018-05-29_comments2'.AC25">
            <calcext:condition calcext:apply-style-name="Bad" calcext:value="not-contains-text([$'c13_k2sc_output_2018-05-29_comments2'.Y25])" calcext:base-cell-address="'c13_k2sc_output_2018-05-29_comments2'.AC25"/>
          </calcext:conditional-format>
          <calcext:conditional-format calcext:target-range-address="'c13_k2sc_output_2018-05-29_comments2'.AC26:'c13_k2sc_output_2018-05-29_comments2'.AC26">
            <calcext:condition calcext:apply-style-name="Bad" calcext:value="not-contains-text([$'c13_k2sc_output_2018-05-29_comments2'.Y26])" calcext:base-cell-address="'c13_k2sc_output_2018-05-29_comments2'.AC26"/>
          </calcext:conditional-format>
          <calcext:conditional-format calcext:target-range-address="'c13_k2sc_output_2018-05-29_comments2'.AC27:'c13_k2sc_output_2018-05-29_comments2'.AC27">
            <calcext:condition calcext:apply-style-name="Bad" calcext:value="not-contains-text([$'c13_k2sc_output_2018-05-29_comments2'.Y27])" calcext:base-cell-address="'c13_k2sc_output_2018-05-29_comments2'.AC27"/>
          </calcext:conditional-format>
          <calcext:conditional-format calcext:target-range-address="'c13_k2sc_output_2018-05-29_comments2'.AC28:'c13_k2sc_output_2018-05-29_comments2'.AC28">
            <calcext:condition calcext:apply-style-name="Bad" calcext:value="not-contains-text([$'c13_k2sc_output_2018-05-29_comments2'.Y28])" calcext:base-cell-address="'c13_k2sc_output_2018-05-29_comments2'.AC28"/>
          </calcext:conditional-format>
          <calcext:conditional-format calcext:target-range-address="'c13_k2sc_output_2018-05-29_comments2'.AC29:'c13_k2sc_output_2018-05-29_comments2'.AC29">
            <calcext:condition calcext:apply-style-name="Bad" calcext:value="not-contains-text([$'c13_k2sc_output_2018-05-29_comments2'.Y29])" calcext:base-cell-address="'c13_k2sc_output_2018-05-29_comments2'.AC29"/>
          </calcext:conditional-format>
          <calcext:conditional-format calcext:target-range-address="'c13_k2sc_output_2018-05-29_comments2'.AC30:'c13_k2sc_output_2018-05-29_comments2'.AC30">
            <calcext:condition calcext:apply-style-name="Bad" calcext:value="not-contains-text([$'c13_k2sc_output_2018-05-29_comments2'.Y30])" calcext:base-cell-address="'c13_k2sc_output_2018-05-29_comments2'.AC30"/>
          </calcext:conditional-format>
          <calcext:conditional-format calcext:target-range-address="'c13_k2sc_output_2018-05-29_comments2'.AC31:'c13_k2sc_output_2018-05-29_comments2'.AC31">
            <calcext:condition calcext:apply-style-name="Bad" calcext:value="not-contains-text([$'c13_k2sc_output_2018-05-29_comments2'.Y31])" calcext:base-cell-address="'c13_k2sc_output_2018-05-29_comments2'.AC31"/>
          </calcext:conditional-format>
          <calcext:conditional-format calcext:target-range-address="'c13_k2sc_output_2018-05-29_comments2'.AC32:'c13_k2sc_output_2018-05-29_comments2'.AC32">
            <calcext:condition calcext:apply-style-name="Bad" calcext:value="not-contains-text([$'c13_k2sc_output_2018-05-29_comments2'.Y32])" calcext:base-cell-address="'c13_k2sc_output_2018-05-29_comments2'.AC32"/>
          </calcext:conditional-format>
          <calcext:conditional-format calcext:target-range-address="'c13_k2sc_output_2018-05-29_comments2'.AC33:'c13_k2sc_output_2018-05-29_comments2'.AC33">
            <calcext:condition calcext:apply-style-name="Bad" calcext:value="not-contains-text([$'c13_k2sc_output_2018-05-29_comments2'.Y33])" calcext:base-cell-address="'c13_k2sc_output_2018-05-29_comments2'.AC33"/>
          </calcext:conditional-format>
          <calcext:conditional-format calcext:target-range-address="'c13_k2sc_output_2018-05-29_comments2'.AC34:'c13_k2sc_output_2018-05-29_comments2'.AC34">
            <calcext:condition calcext:apply-style-name="Bad" calcext:value="not-contains-text([$'c13_k2sc_output_2018-05-29_comments2'.Y34])" calcext:base-cell-address="'c13_k2sc_output_2018-05-29_comments2'.AC34"/>
          </calcext:conditional-format>
          <calcext:conditional-format calcext:target-range-address="'c13_k2sc_output_2018-05-29_comments2'.AC35:'c13_k2sc_output_2018-05-29_comments2'.AC35">
            <calcext:condition calcext:apply-style-name="Bad" calcext:value="not-contains-text([$'c13_k2sc_output_2018-05-29_comments2'.Y35])" calcext:base-cell-address="'c13_k2sc_output_2018-05-29_comments2'.AC35"/>
          </calcext:conditional-format>
          <calcext:conditional-format calcext:target-range-address="'c13_k2sc_output_2018-05-29_comments2'.AC36:'c13_k2sc_output_2018-05-29_comments2'.AC36">
            <calcext:condition calcext:apply-style-name="Bad" calcext:value="not-contains-text([$'c13_k2sc_output_2018-05-29_comments2'.Y36])" calcext:base-cell-address="'c13_k2sc_output_2018-05-29_comments2'.AC36"/>
          </calcext:conditional-format>
          <calcext:conditional-format calcext:target-range-address="'c13_k2sc_output_2018-05-29_comments2'.AC37:'c13_k2sc_output_2018-05-29_comments2'.AC37">
            <calcext:condition calcext:apply-style-name="Bad" calcext:value="not-contains-text([$'c13_k2sc_output_2018-05-29_comments2'.Y37])" calcext:base-cell-address="'c13_k2sc_output_2018-05-29_comments2'.AC37"/>
          </calcext:conditional-format>
          <calcext:conditional-format calcext:target-range-address="'c13_k2sc_output_2018-05-29_comments2'.AC38:'c13_k2sc_output_2018-05-29_comments2'.AC38">
            <calcext:condition calcext:apply-style-name="Bad" calcext:value="not-contains-text([$'c13_k2sc_output_2018-05-29_comments2'.Y38])" calcext:base-cell-address="'c13_k2sc_output_2018-05-29_comments2'.AC38"/>
          </calcext:conditional-format>
          <calcext:conditional-format calcext:target-range-address="'c13_k2sc_output_2018-05-29_comments2'.AC39:'c13_k2sc_output_2018-05-29_comments2'.AC39">
            <calcext:condition calcext:apply-style-name="Bad" calcext:value="not-contains-text([$'c13_k2sc_output_2018-05-29_comments2'.Y39])" calcext:base-cell-address="'c13_k2sc_output_2018-05-29_comments2'.AC39"/>
          </calcext:conditional-format>
          <calcext:conditional-format calcext:target-range-address="'c13_k2sc_output_2018-05-29_comments2'.AC40:'c13_k2sc_output_2018-05-29_comments2'.AC40">
            <calcext:condition calcext:apply-style-name="Bad" calcext:value="not-contains-text([$'c13_k2sc_output_2018-05-29_comments2'.Y40])" calcext:base-cell-address="'c13_k2sc_output_2018-05-29_comments2'.AC40"/>
          </calcext:conditional-format>
          <calcext:conditional-format calcext:target-range-address="'c13_k2sc_output_2018-05-29_comments2'.AC41:'c13_k2sc_output_2018-05-29_comments2'.AC41">
            <calcext:condition calcext:apply-style-name="Bad" calcext:value="not-contains-text([$'c13_k2sc_output_2018-05-29_comments2'.Y41])" calcext:base-cell-address="'c13_k2sc_output_2018-05-29_comments2'.AC41"/>
          </calcext:conditional-format>
          <calcext:conditional-format calcext:target-range-address="'c13_k2sc_output_2018-05-29_comments2'.AC42:'c13_k2sc_output_2018-05-29_comments2'.AC42">
            <calcext:condition calcext:apply-style-name="Bad" calcext:value="not-contains-text([$'c13_k2sc_output_2018-05-29_comments2'.Y42])" calcext:base-cell-address="'c13_k2sc_output_2018-05-29_comments2'.AC42"/>
          </calcext:conditional-format>
          <calcext:conditional-format calcext:target-range-address="'c13_k2sc_output_2018-05-29_comments2'.AC43:'c13_k2sc_output_2018-05-29_comments2'.AC43">
            <calcext:condition calcext:apply-style-name="Bad" calcext:value="not-contains-text([$'c13_k2sc_output_2018-05-29_comments2'.Y43])" calcext:base-cell-address="'c13_k2sc_output_2018-05-29_comments2'.AC43"/>
          </calcext:conditional-format>
          <calcext:conditional-format calcext:target-range-address="'c13_k2sc_output_2018-05-29_comments2'.AC44:'c13_k2sc_output_2018-05-29_comments2'.AC44">
            <calcext:condition calcext:apply-style-name="Bad" calcext:value="not-contains-text([$'c13_k2sc_output_2018-05-29_comments2'.Y44])" calcext:base-cell-address="'c13_k2sc_output_2018-05-29_comments2'.AC44"/>
          </calcext:conditional-format>
          <calcext:conditional-format calcext:target-range-address="'c13_k2sc_output_2018-05-29_comments2'.AC45:'c13_k2sc_output_2018-05-29_comments2'.AC45">
            <calcext:condition calcext:apply-style-name="Bad" calcext:value="not-contains-text([$'c13_k2sc_output_2018-05-29_comments2'.Y45])" calcext:base-cell-address="'c13_k2sc_output_2018-05-29_comments2'.AC45"/>
          </calcext:conditional-format>
          <calcext:conditional-format calcext:target-range-address="'c13_k2sc_output_2018-05-29_comments2'.AC46:'c13_k2sc_output_2018-05-29_comments2'.AC46">
            <calcext:condition calcext:apply-style-name="Bad" calcext:value="not-contains-text([$'c13_k2sc_output_2018-05-29_comments2'.Y46])" calcext:base-cell-address="'c13_k2sc_output_2018-05-29_comments2'.AC46"/>
          </calcext:conditional-format>
          <calcext:conditional-format calcext:target-range-address="'c13_k2sc_output_2018-05-29_comments2'.AC47:'c13_k2sc_output_2018-05-29_comments2'.AC47">
            <calcext:condition calcext:apply-style-name="Bad" calcext:value="not-contains-text([$'c13_k2sc_output_2018-05-29_comments2'.Y47])" calcext:base-cell-address="'c13_k2sc_output_2018-05-29_comments2'.AC47"/>
          </calcext:conditional-format>
          <calcext:conditional-format calcext:target-range-address="'c13_k2sc_output_2018-05-29_comments2'.AC48:'c13_k2sc_output_2018-05-29_comments2'.AC48">
            <calcext:condition calcext:apply-style-name="Bad" calcext:value="not-contains-text([$'c13_k2sc_output_2018-05-29_comments2'.Y48])" calcext:base-cell-address="'c13_k2sc_output_2018-05-29_comments2'.AC48"/>
          </calcext:conditional-format>
          <calcext:conditional-format calcext:target-range-address="'c13_k2sc_output_2018-05-29_comments2'.AC49:'c13_k2sc_output_2018-05-29_comments2'.AC49">
            <calcext:condition calcext:apply-style-name="Bad" calcext:value="not-contains-text([$'c13_k2sc_output_2018-05-29_comments2'.Y49])" calcext:base-cell-address="'c13_k2sc_output_2018-05-29_comments2'.AC49"/>
          </calcext:conditional-format>
          <calcext:conditional-format calcext:target-range-address="'c13_k2sc_output_2018-05-29_comments2'.AC50:'c13_k2sc_output_2018-05-29_comments2'.AC50">
            <calcext:condition calcext:apply-style-name="Bad" calcext:value="not-contains-text([$'c13_k2sc_output_2018-05-29_comments2'.Y50])" calcext:base-cell-address="'c13_k2sc_output_2018-05-29_comments2'.AC50"/>
          </calcext:conditional-format>
          <calcext:conditional-format calcext:target-range-address="'c13_k2sc_output_2018-05-29_comments2'.AC51:'c13_k2sc_output_2018-05-29_comments2'.AC51">
            <calcext:condition calcext:apply-style-name="Bad" calcext:value="not-contains-text([$'c13_k2sc_output_2018-05-29_comments2'.Y51])" calcext:base-cell-address="'c13_k2sc_output_2018-05-29_comments2'.AC51"/>
          </calcext:conditional-format>
          <calcext:conditional-format calcext:target-range-address="'c13_k2sc_output_2018-05-29_comments2'.AC52:'c13_k2sc_output_2018-05-29_comments2'.AC52">
            <calcext:condition calcext:apply-style-name="Bad" calcext:value="not-contains-text([$'c13_k2sc_output_2018-05-29_comments2'.Y52])" calcext:base-cell-address="'c13_k2sc_output_2018-05-29_comments2'.AC52"/>
          </calcext:conditional-format>
          <calcext:conditional-format calcext:target-range-address="'c13_k2sc_output_2018-05-29_comments2'.AC53:'c13_k2sc_output_2018-05-29_comments2'.AC53">
            <calcext:condition calcext:apply-style-name="Bad" calcext:value="not-contains-text([$'c13_k2sc_output_2018-05-29_comments2'.Y53])" calcext:base-cell-address="'c13_k2sc_output_2018-05-29_comments2'.AC53"/>
          </calcext:conditional-format>
          <calcext:conditional-format calcext:target-range-address="'c13_k2sc_output_2018-05-29_comments2'.AC54:'c13_k2sc_output_2018-05-29_comments2'.AC54">
            <calcext:condition calcext:apply-style-name="Bad" calcext:value="not-contains-text([$'c13_k2sc_output_2018-05-29_comments2'.Y54])" calcext:base-cell-address="'c13_k2sc_output_2018-05-29_comments2'.AC54"/>
          </calcext:conditional-format>
          <calcext:conditional-format calcext:target-range-address="'c13_k2sc_output_2018-05-29_comments2'.AC55:'c13_k2sc_output_2018-05-29_comments2'.AC55">
            <calcext:condition calcext:apply-style-name="Bad" calcext:value="not-contains-text([$'c13_k2sc_output_2018-05-29_comments2'.Y55])" calcext:base-cell-address="'c13_k2sc_output_2018-05-29_comments2'.AC55"/>
          </calcext:conditional-format>
          <calcext:conditional-format calcext:target-range-address="'c13_k2sc_output_2018-05-29_comments2'.AC56:'c13_k2sc_output_2018-05-29_comments2'.AC56">
            <calcext:condition calcext:apply-style-name="Bad" calcext:value="not-contains-text([$'c13_k2sc_output_2018-05-29_comments2'.Y56])" calcext:base-cell-address="'c13_k2sc_output_2018-05-29_comments2'.AC56"/>
          </calcext:conditional-format>
          <calcext:conditional-format calcext:target-range-address="'c13_k2sc_output_2018-05-29_comments2'.AC57:'c13_k2sc_output_2018-05-29_comments2'.AC57">
            <calcext:condition calcext:apply-style-name="Bad" calcext:value="not-contains-text([$'c13_k2sc_output_2018-05-29_comments2'.Y57])" calcext:base-cell-address="'c13_k2sc_output_2018-05-29_comments2'.AC57"/>
          </calcext:conditional-format>
          <calcext:conditional-format calcext:target-range-address="'c13_k2sc_output_2018-05-29_comments2'.AC58:'c13_k2sc_output_2018-05-29_comments2'.AC58">
            <calcext:condition calcext:apply-style-name="Bad" calcext:value="not-contains-text([$'c13_k2sc_output_2018-05-29_comments2'.Y58])" calcext:base-cell-address="'c13_k2sc_output_2018-05-29_comments2'.AC58"/>
          </calcext:conditional-format>
          <calcext:conditional-format calcext:target-range-address="'c13_k2sc_output_2018-05-29_comments2'.AC59:'c13_k2sc_output_2018-05-29_comments2'.AC59">
            <calcext:condition calcext:apply-style-name="Bad" calcext:value="not-contains-text([$'c13_k2sc_output_2018-05-29_comments2'.Y59])" calcext:base-cell-address="'c13_k2sc_output_2018-05-29_comments2'.AC59"/>
          </calcext:conditional-format>
          <calcext:conditional-format calcext:target-range-address="'c13_k2sc_output_2018-05-29_comments2'.AC60:'c13_k2sc_output_2018-05-29_comments2'.AC60">
            <calcext:condition calcext:apply-style-name="Bad" calcext:value="not-contains-text([$'c13_k2sc_output_2018-05-29_comments2'.Y60])" calcext:base-cell-address="'c13_k2sc_output_2018-05-29_comments2'.AC60"/>
          </calcext:conditional-format>
          <calcext:conditional-format calcext:target-range-address="'c13_k2sc_output_2018-05-29_comments2'.AC61:'c13_k2sc_output_2018-05-29_comments2'.AC61">
            <calcext:condition calcext:apply-style-name="Bad" calcext:value="not-contains-text([$'c13_k2sc_output_2018-05-29_comments2'.Y61])" calcext:base-cell-address="'c13_k2sc_output_2018-05-29_comments2'.AC61"/>
          </calcext:conditional-format>
          <calcext:conditional-format calcext:target-range-address="'c13_k2sc_output_2018-05-29_comments2'.AC62:'c13_k2sc_output_2018-05-29_comments2'.AC62">
            <calcext:condition calcext:apply-style-name="Bad" calcext:value="not-contains-text([$'c13_k2sc_output_2018-05-29_comments2'.Y62])" calcext:base-cell-address="'c13_k2sc_output_2018-05-29_comments2'.AC62"/>
          </calcext:conditional-format>
          <calcext:conditional-format calcext:target-range-address="'c13_k2sc_output_2018-05-29_comments2'.AC63:'c13_k2sc_output_2018-05-29_comments2'.AC63">
            <calcext:condition calcext:apply-style-name="Bad" calcext:value="not-contains-text([$'c13_k2sc_output_2018-05-29_comments2'.Y63])" calcext:base-cell-address="'c13_k2sc_output_2018-05-29_comments2'.AC63"/>
          </calcext:conditional-format>
          <calcext:conditional-format calcext:target-range-address="'c13_k2sc_output_2018-05-29_comments2'.AC64:'c13_k2sc_output_2018-05-29_comments2'.AC64">
            <calcext:condition calcext:apply-style-name="Bad" calcext:value="not-contains-text([$'c13_k2sc_output_2018-05-29_comments2'.Y64])" calcext:base-cell-address="'c13_k2sc_output_2018-05-29_comments2'.AC64"/>
          </calcext:conditional-format>
          <calcext:conditional-format calcext:target-range-address="'c13_k2sc_output_2018-05-29_comments2'.AC65:'c13_k2sc_output_2018-05-29_comments2'.AC65">
            <calcext:condition calcext:apply-style-name="Bad" calcext:value="not-contains-text([$'c13_k2sc_output_2018-05-29_comments2'.Y65])" calcext:base-cell-address="'c13_k2sc_output_2018-05-29_comments2'.AC65"/>
          </calcext:conditional-format>
          <calcext:conditional-format calcext:target-range-address="'c13_k2sc_output_2018-05-29_comments2'.AC66:'c13_k2sc_output_2018-05-29_comments2'.AC66">
            <calcext:condition calcext:apply-style-name="Bad" calcext:value="not-contains-text([$'c13_k2sc_output_2018-05-29_comments2'.Y66])" calcext:base-cell-address="'c13_k2sc_output_2018-05-29_comments2'.AC66"/>
          </calcext:conditional-format>
          <calcext:conditional-format calcext:target-range-address="'c13_k2sc_output_2018-05-29_comments2'.AC67:'c13_k2sc_output_2018-05-29_comments2'.AC67">
            <calcext:condition calcext:apply-style-name="Bad" calcext:value="not-contains-text([$'c13_k2sc_output_2018-05-29_comments2'.Y67])" calcext:base-cell-address="'c13_k2sc_output_2018-05-29_comments2'.AC67"/>
          </calcext:conditional-format>
          <calcext:conditional-format calcext:target-range-address="'c13_k2sc_output_2018-05-29_comments2'.AC68:'c13_k2sc_output_2018-05-29_comments2'.AC68">
            <calcext:condition calcext:apply-style-name="Bad" calcext:value="not-contains-text([$'c13_k2sc_output_2018-05-29_comments2'.Y68])" calcext:base-cell-address="'c13_k2sc_output_2018-05-29_comments2'.AC68"/>
          </calcext:conditional-format>
          <calcext:conditional-format calcext:target-range-address="'c13_k2sc_output_2018-05-29_comments2'.AC69:'c13_k2sc_output_2018-05-29_comments2'.AC69">
            <calcext:condition calcext:apply-style-name="Bad" calcext:value="not-contains-text([$'c13_k2sc_output_2018-05-29_comments2'.Y69])" calcext:base-cell-address="'c13_k2sc_output_2018-05-29_comments2'.AC69"/>
          </calcext:conditional-format>
          <calcext:conditional-format calcext:target-range-address="'c13_k2sc_output_2018-05-29_comments2'.AC70:'c13_k2sc_output_2018-05-29_comments2'.AC70">
            <calcext:condition calcext:apply-style-name="Bad" calcext:value="not-contains-text([$'c13_k2sc_output_2018-05-29_comments2'.Y70])" calcext:base-cell-address="'c13_k2sc_output_2018-05-29_comments2'.AC70"/>
          </calcext:conditional-format>
          <calcext:conditional-format calcext:target-range-address="'c13_k2sc_output_2018-05-29_comments2'.AC71:'c13_k2sc_output_2018-05-29_comments2'.AC71">
            <calcext:condition calcext:apply-style-name="Bad" calcext:value="not-contains-text([$'c13_k2sc_output_2018-05-29_comments2'.Y71])" calcext:base-cell-address="'c13_k2sc_output_2018-05-29_comments2'.AC71"/>
          </calcext:conditional-format>
          <calcext:conditional-format calcext:target-range-address="'c13_k2sc_output_2018-05-29_comments2'.AC72:'c13_k2sc_output_2018-05-29_comments2'.AC72">
            <calcext:condition calcext:apply-style-name="Bad" calcext:value="not-contains-text([$'c13_k2sc_output_2018-05-29_comments2'.Y72])" calcext:base-cell-address="'c13_k2sc_output_2018-05-29_comments2'.AC72"/>
          </calcext:conditional-format>
          <calcext:conditional-format calcext:target-range-address="'c13_k2sc_output_2018-05-29_comments2'.AC73:'c13_k2sc_output_2018-05-29_comments2'.AC73">
            <calcext:condition calcext:apply-style-name="Bad" calcext:value="not-contains-text([$'c13_k2sc_output_2018-05-29_comments2'.Y73])" calcext:base-cell-address="'c13_k2sc_output_2018-05-29_comments2'.AC73"/>
          </calcext:conditional-format>
          <calcext:conditional-format calcext:target-range-address="'c13_k2sc_output_2018-05-29_comments2'.AC74:'c13_k2sc_output_2018-05-29_comments2'.AC74">
            <calcext:condition calcext:apply-style-name="Bad" calcext:value="not-contains-text([$'c13_k2sc_output_2018-05-29_comments2'.Y74])" calcext:base-cell-address="'c13_k2sc_output_2018-05-29_comments2'.AC74"/>
          </calcext:conditional-format>
          <calcext:conditional-format calcext:target-range-address="'c13_k2sc_output_2018-05-29_comments2'.AC75:'c13_k2sc_output_2018-05-29_comments2'.AC75">
            <calcext:condition calcext:apply-style-name="Bad" calcext:value="not-contains-text([$'c13_k2sc_output_2018-05-29_comments2'.Y75])" calcext:base-cell-address="'c13_k2sc_output_2018-05-29_comments2'.AC75"/>
          </calcext:conditional-format>
          <calcext:conditional-format calcext:target-range-address="'c13_k2sc_output_2018-05-29_comments2'.AC76:'c13_k2sc_output_2018-05-29_comments2'.AC76">
            <calcext:condition calcext:apply-style-name="Bad" calcext:value="not-contains-text([$'c13_k2sc_output_2018-05-29_comments2'.Y76])" calcext:base-cell-address="'c13_k2sc_output_2018-05-29_comments2'.AC76"/>
          </calcext:conditional-format>
          <calcext:conditional-format calcext:target-range-address="'c13_k2sc_output_2018-05-29_comments2'.AC77:'c13_k2sc_output_2018-05-29_comments2'.AC77">
            <calcext:condition calcext:apply-style-name="Bad" calcext:value="not-contains-text([$'c13_k2sc_output_2018-05-29_comments2'.Y77])" calcext:base-cell-address="'c13_k2sc_output_2018-05-29_comments2'.AC77"/>
          </calcext:conditional-format>
          <calcext:conditional-format calcext:target-range-address="'c13_k2sc_output_2018-05-29_comments2'.AC78:'c13_k2sc_output_2018-05-29_comments2'.AC78">
            <calcext:condition calcext:apply-style-name="Bad" calcext:value="not-contains-text([$'c13_k2sc_output_2018-05-29_comments2'.Y78])" calcext:base-cell-address="'c13_k2sc_output_2018-05-29_comments2'.AC78"/>
          </calcext:conditional-format>
          <calcext:conditional-format calcext:target-range-address="'c13_k2sc_output_2018-05-29_comments2'.AC79:'c13_k2sc_output_2018-05-29_comments2'.AC79">
            <calcext:condition calcext:apply-style-name="Bad" calcext:value="not-contains-text([$'c13_k2sc_output_2018-05-29_comments2'.Y79])" calcext:base-cell-address="'c13_k2sc_output_2018-05-29_comments2'.AC79"/>
          </calcext:conditional-format>
          <calcext:conditional-format calcext:target-range-address="'c13_k2sc_output_2018-05-29_comments2'.AC80:'c13_k2sc_output_2018-05-29_comments2'.AC80">
            <calcext:condition calcext:apply-style-name="Bad" calcext:value="not-contains-text([$'c13_k2sc_output_2018-05-29_comments2'.Y80])" calcext:base-cell-address="'c13_k2sc_output_2018-05-29_comments2'.AC80"/>
          </calcext:conditional-format>
          <calcext:conditional-format calcext:target-range-address="'c13_k2sc_output_2018-05-29_comments2'.AC81:'c13_k2sc_output_2018-05-29_comments2'.AC81">
            <calcext:condition calcext:apply-style-name="Bad" calcext:value="not-contains-text([$'c13_k2sc_output_2018-05-29_comments2'.Y81])" calcext:base-cell-address="'c13_k2sc_output_2018-05-29_comments2'.AC81"/>
          </calcext:conditional-format>
          <calcext:conditional-format calcext:target-range-address="'c13_k2sc_output_2018-05-29_comments2'.AC82:'c13_k2sc_output_2018-05-29_comments2'.AC82">
            <calcext:condition calcext:apply-style-name="Bad" calcext:value="not-contains-text([$'c13_k2sc_output_2018-05-29_comments2'.Y82])" calcext:base-cell-address="'c13_k2sc_output_2018-05-29_comments2'.AC82"/>
          </calcext:conditional-format>
          <calcext:conditional-format calcext:target-range-address="'c13_k2sc_output_2018-05-29_comments2'.AC83:'c13_k2sc_output_2018-05-29_comments2'.AC83">
            <calcext:condition calcext:apply-style-name="Bad" calcext:value="not-contains-text([$'c13_k2sc_output_2018-05-29_comments2'.Y83])" calcext:base-cell-address="'c13_k2sc_output_2018-05-29_comments2'.AC83"/>
          </calcext:conditional-format>
          <calcext:conditional-format calcext:target-range-address="'c13_k2sc_output_2018-05-29_comments2'.AC84:'c13_k2sc_output_2018-05-29_comments2'.AC84">
            <calcext:condition calcext:apply-style-name="Bad" calcext:value="not-contains-text([$'c13_k2sc_output_2018-05-29_comments2'.Y84])" calcext:base-cell-address="'c13_k2sc_output_2018-05-29_comments2'.AC84"/>
          </calcext:conditional-format>
          <calcext:conditional-format calcext:target-range-address="'c13_k2sc_output_2018-05-29_comments2'.AC85:'c13_k2sc_output_2018-05-29_comments2'.AC85">
            <calcext:condition calcext:apply-style-name="Bad" calcext:value="not-contains-text([$'c13_k2sc_output_2018-05-29_comments2'.Y85])" calcext:base-cell-address="'c13_k2sc_output_2018-05-29_comments2'.AC85"/>
          </calcext:conditional-format>
          <calcext:conditional-format calcext:target-range-address="'c13_k2sc_output_2018-05-29_comments2'.AC86:'c13_k2sc_output_2018-05-29_comments2'.AC86">
            <calcext:condition calcext:apply-style-name="Bad" calcext:value="not-contains-text([$'c13_k2sc_output_2018-05-29_comments2'.Y86])" calcext:base-cell-address="'c13_k2sc_output_2018-05-29_comments2'.AC86"/>
          </calcext:conditional-format>
          <calcext:conditional-format calcext:target-range-address="'c13_k2sc_output_2018-05-29_comments2'.AC87:'c13_k2sc_output_2018-05-29_comments2'.AC87">
            <calcext:condition calcext:apply-style-name="Bad" calcext:value="not-contains-text([$'c13_k2sc_output_2018-05-29_comments2'.Y87])" calcext:base-cell-address="'c13_k2sc_output_2018-05-29_comments2'.AC87"/>
          </calcext:conditional-format>
          <calcext:conditional-format calcext:target-range-address="'c13_k2sc_output_2018-05-29_comments2'.AC88:'c13_k2sc_output_2018-05-29_comments2'.AC88">
            <calcext:condition calcext:apply-style-name="Bad" calcext:value="not-contains-text([$'c13_k2sc_output_2018-05-29_comments2'.Y88])" calcext:base-cell-address="'c13_k2sc_output_2018-05-29_comments2'.AC88"/>
          </calcext:conditional-format>
          <calcext:conditional-format calcext:target-range-address="'c13_k2sc_output_2018-05-29_comments2'.AC89:'c13_k2sc_output_2018-05-29_comments2'.AC89">
            <calcext:condition calcext:apply-style-name="Bad" calcext:value="not-contains-text([$'c13_k2sc_output_2018-05-29_comments2'.Y89])" calcext:base-cell-address="'c13_k2sc_output_2018-05-29_comments2'.AC89"/>
          </calcext:conditional-format>
          <calcext:conditional-format calcext:target-range-address="'c13_k2sc_output_2018-05-29_comments2'.AC90:'c13_k2sc_output_2018-05-29_comments2'.AC90">
            <calcext:condition calcext:apply-style-name="Bad" calcext:value="not-contains-text([$'c13_k2sc_output_2018-05-29_comments2'.Y90])" calcext:base-cell-address="'c13_k2sc_output_2018-05-29_comments2'.AC90"/>
          </calcext:conditional-format>
          <calcext:conditional-format calcext:target-range-address="'c13_k2sc_output_2018-05-29_comments2'.AC91:'c13_k2sc_output_2018-05-29_comments2'.AC91">
            <calcext:condition calcext:apply-style-name="Bad" calcext:value="not-contains-text([$'c13_k2sc_output_2018-05-29_comments2'.Y91])" calcext:base-cell-address="'c13_k2sc_output_2018-05-29_comments2'.AC91"/>
          </calcext:conditional-format>
          <calcext:conditional-format calcext:target-range-address="'c13_k2sc_output_2018-05-29_comments2'.AC92:'c13_k2sc_output_2018-05-29_comments2'.AC92">
            <calcext:condition calcext:apply-style-name="Bad" calcext:value="not-contains-text([$'c13_k2sc_output_2018-05-29_comments2'.Y92])" calcext:base-cell-address="'c13_k2sc_output_2018-05-29_comments2'.AC92"/>
          </calcext:conditional-format>
          <calcext:conditional-format calcext:target-range-address="'c13_k2sc_output_2018-05-29_comments2'.AC93:'c13_k2sc_output_2018-05-29_comments2'.AC93">
            <calcext:condition calcext:apply-style-name="Bad" calcext:value="not-contains-text([$'c13_k2sc_output_2018-05-29_comments2'.Y93])" calcext:base-cell-address="'c13_k2sc_output_2018-05-29_comments2'.AC93"/>
          </calcext:conditional-format>
          <calcext:conditional-format calcext:target-range-address="'c13_k2sc_output_2018-05-29_comments2'.AC94:'c13_k2sc_output_2018-05-29_comments2'.AC94">
            <calcext:condition calcext:apply-style-name="Bad" calcext:value="not-contains-text([$'c13_k2sc_output_2018-05-29_comments2'.Y94])" calcext:base-cell-address="'c13_k2sc_output_2018-05-29_comments2'.AC94"/>
          </calcext:conditional-format>
          <calcext:conditional-format calcext:target-range-address="'c13_k2sc_output_2018-05-29_comments2'.AC95:'c13_k2sc_output_2018-05-29_comments2'.AC95">
            <calcext:condition calcext:apply-style-name="Bad" calcext:value="not-contains-text([$'c13_k2sc_output_2018-05-29_comments2'.Y95])" calcext:base-cell-address="'c13_k2sc_output_2018-05-29_comments2'.AC95"/>
          </calcext:conditional-format>
          <calcext:conditional-format calcext:target-range-address="'c13_k2sc_output_2018-05-29_comments2'.AC96:'c13_k2sc_output_2018-05-29_comments2'.AC96">
            <calcext:condition calcext:apply-style-name="Bad" calcext:value="not-contains-text([$'c13_k2sc_output_2018-05-29_comments2'.Y96])" calcext:base-cell-address="'c13_k2sc_output_2018-05-29_comments2'.AC96"/>
          </calcext:conditional-format>
          <calcext:conditional-format calcext:target-range-address="'c13_k2sc_output_2018-05-29_comments2'.AC97:'c13_k2sc_output_2018-05-29_comments2'.AC97">
            <calcext:condition calcext:apply-style-name="Bad" calcext:value="not-contains-text([$'c13_k2sc_output_2018-05-29_comments2'.Y97])" calcext:base-cell-address="'c13_k2sc_output_2018-05-29_comments2'.AC97"/>
          </calcext:conditional-format>
          <calcext:conditional-format calcext:target-range-address="'c13_k2sc_output_2018-05-29_comments2'.AC98:'c13_k2sc_output_2018-05-29_comments2'.AC98">
            <calcext:condition calcext:apply-style-name="Bad" calcext:value="not-contains-text([$'c13_k2sc_output_2018-05-29_comments2'.Y98])" calcext:base-cell-address="'c13_k2sc_output_2018-05-29_comments2'.AC98"/>
          </calcext:conditional-format>
          <calcext:conditional-format calcext:target-range-address="'c13_k2sc_output_2018-05-29_comments2'.AC99:'c13_k2sc_output_2018-05-29_comments2'.AC99">
            <calcext:condition calcext:apply-style-name="Bad" calcext:value="not-contains-text([$'c13_k2sc_output_2018-05-29_comments2'.Y99])" calcext:base-cell-address="'c13_k2sc_output_2018-05-29_comments2'.AC99"/>
          </calcext:conditional-format>
          <calcext:conditional-format calcext:target-range-address="'c13_k2sc_output_2018-05-29_comments2'.AC100:'c13_k2sc_output_2018-05-29_comments2'.AC100">
            <calcext:condition calcext:apply-style-name="Bad" calcext:value="not-contains-text([$'c13_k2sc_output_2018-05-29_comments2'.Y100])" calcext:base-cell-address="'c13_k2sc_output_2018-05-29_comments2'.AC100"/>
          </calcext:conditional-format>
          <calcext:conditional-format calcext:target-range-address="'c13_k2sc_output_2018-05-29_comments2'.AC101:'c13_k2sc_output_2018-05-29_comments2'.AC101">
            <calcext:condition calcext:apply-style-name="Bad" calcext:value="not-contains-text([$'c13_k2sc_output_2018-05-29_comments2'.Y101])" calcext:base-cell-address="'c13_k2sc_output_2018-05-29_comments2'.AC101"/>
          </calcext:conditional-format>
          <calcext:conditional-format calcext:target-range-address="'c13_k2sc_output_2018-05-29_comments2'.AC102:'c13_k2sc_output_2018-05-29_comments2'.AC102">
            <calcext:condition calcext:apply-style-name="Bad" calcext:value="not-contains-text([$'c13_k2sc_output_2018-05-29_comments2'.Y102])" calcext:base-cell-address="'c13_k2sc_output_2018-05-29_comments2'.AC102"/>
          </calcext:conditional-format>
          <calcext:conditional-format calcext:target-range-address="'c13_k2sc_output_2018-05-29_comments2'.AC103:'c13_k2sc_output_2018-05-29_comments2'.AC103">
            <calcext:condition calcext:apply-style-name="Bad" calcext:value="not-contains-text([$'c13_k2sc_output_2018-05-29_comments2'.Y103])" calcext:base-cell-address="'c13_k2sc_output_2018-05-29_comments2'.AC103"/>
          </calcext:conditional-format>
          <calcext:conditional-format calcext:target-range-address="'c13_k2sc_output_2018-05-29_comments2'.AC104:'c13_k2sc_output_2018-05-29_comments2'.AC104">
            <calcext:condition calcext:apply-style-name="Bad" calcext:value="not-contains-text([$'c13_k2sc_output_2018-05-29_comments2'.Y104])" calcext:base-cell-address="'c13_k2sc_output_2018-05-29_comments2'.AC104"/>
          </calcext:conditional-format>
          <calcext:conditional-format calcext:target-range-address="'c13_k2sc_output_2018-05-29_comments2'.AC105:'c13_k2sc_output_2018-05-29_comments2'.AC105">
            <calcext:condition calcext:apply-style-name="Bad" calcext:value="not-contains-text([$'c13_k2sc_output_2018-05-29_comments2'.Y105])" calcext:base-cell-address="'c13_k2sc_output_2018-05-29_comments2'.AC105"/>
          </calcext:conditional-format>
          <calcext:conditional-format calcext:target-range-address="'c13_k2sc_output_2018-05-29_comments2'.AC106:'c13_k2sc_output_2018-05-29_comments2'.AC106">
            <calcext:condition calcext:apply-style-name="Bad" calcext:value="not-contains-text([$'c13_k2sc_output_2018-05-29_comments2'.Y106])" calcext:base-cell-address="'c13_k2sc_output_2018-05-29_comments2'.AC106"/>
          </calcext:conditional-format>
          <calcext:conditional-format calcext:target-range-address="'c13_k2sc_output_2018-05-29_comments2'.AC107:'c13_k2sc_output_2018-05-29_comments2'.AC107">
            <calcext:condition calcext:apply-style-name="Bad" calcext:value="not-contains-text([$'c13_k2sc_output_2018-05-29_comments2'.Y107])" calcext:base-cell-address="'c13_k2sc_output_2018-05-29_comments2'.AC107"/>
          </calcext:conditional-format>
          <calcext:conditional-format calcext:target-range-address="'c13_k2sc_output_2018-05-29_comments2'.AC108:'c13_k2sc_output_2018-05-29_comments2'.AC108">
            <calcext:condition calcext:apply-style-name="Bad" calcext:value="not-contains-text([$'c13_k2sc_output_2018-05-29_comments2'.Y108])" calcext:base-cell-address="'c13_k2sc_output_2018-05-29_comments2'.AC108"/>
          </calcext:conditional-format>
          <calcext:conditional-format calcext:target-range-address="'c13_k2sc_output_2018-05-29_comments2'.AC109:'c13_k2sc_output_2018-05-29_comments2'.AC109">
            <calcext:condition calcext:apply-style-name="Bad" calcext:value="not-contains-text([$'c13_k2sc_output_2018-05-29_comments2'.Y109])" calcext:base-cell-address="'c13_k2sc_output_2018-05-29_comments2'.AC109"/>
          </calcext:conditional-format>
          <calcext:conditional-format calcext:target-range-address="'c13_k2sc_output_2018-05-29_comments2'.AC110:'c13_k2sc_output_2018-05-29_comments2'.AC110">
            <calcext:condition calcext:apply-style-name="Bad" calcext:value="not-contains-text([$'c13_k2sc_output_2018-05-29_comments2'.Y110])" calcext:base-cell-address="'c13_k2sc_output_2018-05-29_comments2'.AC110"/>
          </calcext:conditional-format>
          <calcext:conditional-format calcext:target-range-address="'c13_k2sc_output_2018-05-29_comments2'.AC111:'c13_k2sc_output_2018-05-29_comments2'.AC111">
            <calcext:condition calcext:apply-style-name="Bad" calcext:value="not-contains-text([$'c13_k2sc_output_2018-05-29_comments2'.Y111])" calcext:base-cell-address="'c13_k2sc_output_2018-05-29_comments2'.AC111"/>
          </calcext:conditional-format>
          <calcext:conditional-format calcext:target-range-address="'c13_k2sc_output_2018-05-29_comments2'.AC112:'c13_k2sc_output_2018-05-29_comments2'.AC112">
            <calcext:condition calcext:apply-style-name="Bad" calcext:value="not-contains-text([$'c13_k2sc_output_2018-05-29_comments2'.Y112])" calcext:base-cell-address="'c13_k2sc_output_2018-05-29_comments2'.AC112"/>
          </calcext:conditional-format>
          <calcext:conditional-format calcext:target-range-address="'c13_k2sc_output_2018-05-29_comments2'.AC113:'c13_k2sc_output_2018-05-29_comments2'.AC113">
            <calcext:condition calcext:apply-style-name="Bad" calcext:value="not-contains-text([$'c13_k2sc_output_2018-05-29_comments2'.Y113])" calcext:base-cell-address="'c13_k2sc_output_2018-05-29_comments2'.AC113"/>
          </calcext:conditional-format>
          <calcext:conditional-format calcext:target-range-address="'c13_k2sc_output_2018-05-29_comments2'.AC114:'c13_k2sc_output_2018-05-29_comments2'.AC114">
            <calcext:condition calcext:apply-style-name="Bad" calcext:value="not-contains-text([$'c13_k2sc_output_2018-05-29_comments2'.Y114])" calcext:base-cell-address="'c13_k2sc_output_2018-05-29_comments2'.AC114"/>
          </calcext:conditional-format>
          <calcext:conditional-format calcext:target-range-address="'c13_k2sc_output_2018-05-29_comments2'.AC115:'c13_k2sc_output_2018-05-29_comments2'.AC115">
            <calcext:condition calcext:apply-style-name="Bad" calcext:value="not-contains-text([$'c13_k2sc_output_2018-05-29_comments2'.Y115])" calcext:base-cell-address="'c13_k2sc_output_2018-05-29_comments2'.AC115"/>
          </calcext:conditional-format>
          <calcext:conditional-format calcext:target-range-address="'c13_k2sc_output_2018-05-29_comments2'.AC116:'c13_k2sc_output_2018-05-29_comments2'.AC116">
            <calcext:condition calcext:apply-style-name="Bad" calcext:value="not-contains-text([$'c13_k2sc_output_2018-05-29_comments2'.Y116])" calcext:base-cell-address="'c13_k2sc_output_2018-05-29_comments2'.AC116"/>
          </calcext:conditional-format>
          <calcext:conditional-format calcext:target-range-address="'c13_k2sc_output_2018-05-29_comments2'.AC117:'c13_k2sc_output_2018-05-29_comments2'.AC117">
            <calcext:condition calcext:apply-style-name="Bad" calcext:value="not-contains-text([$'c13_k2sc_output_2018-05-29_comments2'.Y117])" calcext:base-cell-address="'c13_k2sc_output_2018-05-29_comments2'.AC117"/>
          </calcext:conditional-format>
          <calcext:conditional-format calcext:target-range-address="'c13_k2sc_output_2018-05-29_comments2'.AC118:'c13_k2sc_output_2018-05-29_comments2'.AC118">
            <calcext:condition calcext:apply-style-name="Bad" calcext:value="not-contains-text([$'c13_k2sc_output_2018-05-29_comments2'.Y118])" calcext:base-cell-address="'c13_k2sc_output_2018-05-29_comments2'.AC118"/>
          </calcext:conditional-format>
          <calcext:conditional-format calcext:target-range-address="'c13_k2sc_output_2018-05-29_comments2'.AC119:'c13_k2sc_output_2018-05-29_comments2'.AC119">
            <calcext:condition calcext:apply-style-name="Bad" calcext:value="not-contains-text([$'c13_k2sc_output_2018-05-29_comments2'.Y119])" calcext:base-cell-address="'c13_k2sc_output_2018-05-29_comments2'.AC119"/>
          </calcext:conditional-format>
          <calcext:conditional-format calcext:target-range-address="'c13_k2sc_output_2018-05-29_comments2'.AC120:'c13_k2sc_output_2018-05-29_comments2'.AC120">
            <calcext:condition calcext:apply-style-name="Bad" calcext:value="not-contains-text([$'c13_k2sc_output_2018-05-29_comments2'.Y120])" calcext:base-cell-address="'c13_k2sc_output_2018-05-29_comments2'.AC120"/>
          </calcext:conditional-format>
          <calcext:conditional-format calcext:target-range-address="'c13_k2sc_output_2018-05-29_comments2'.AC121:'c13_k2sc_output_2018-05-29_comments2'.AC121">
            <calcext:condition calcext:apply-style-name="Bad" calcext:value="not-contains-text([$'c13_k2sc_output_2018-05-29_comments2'.Y121])" calcext:base-cell-address="'c13_k2sc_output_2018-05-29_comments2'.AC121"/>
          </calcext:conditional-format>
          <calcext:conditional-format calcext:target-range-address="'c13_k2sc_output_2018-05-29_comments2'.AC122:'c13_k2sc_output_2018-05-29_comments2'.AC122">
            <calcext:condition calcext:apply-style-name="Bad" calcext:value="not-contains-text([$'c13_k2sc_output_2018-05-29_comments2'.Y122])" calcext:base-cell-address="'c13_k2sc_output_2018-05-29_comments2'.AC122"/>
          </calcext:conditional-format>
          <calcext:conditional-format calcext:target-range-address="'c13_k2sc_output_2018-05-29_comments2'.AC123:'c13_k2sc_output_2018-05-29_comments2'.AC123">
            <calcext:condition calcext:apply-style-name="Bad" calcext:value="not-contains-text([$'c13_k2sc_output_2018-05-29_comments2'.Y123])" calcext:base-cell-address="'c13_k2sc_output_2018-05-29_comments2'.AC123"/>
          </calcext:conditional-format>
          <calcext:conditional-format calcext:target-range-address="'c13_k2sc_output_2018-05-29_comments2'.AC124:'c13_k2sc_output_2018-05-29_comments2'.AC124">
            <calcext:condition calcext:apply-style-name="Bad" calcext:value="not-contains-text([$'c13_k2sc_output_2018-05-29_comments2'.Y124])" calcext:base-cell-address="'c13_k2sc_output_2018-05-29_comments2'.AC124"/>
          </calcext:conditional-format>
          <calcext:conditional-format calcext:target-range-address="'c13_k2sc_output_2018-05-29_comments2'.AC125:'c13_k2sc_output_2018-05-29_comments2'.AC125">
            <calcext:condition calcext:apply-style-name="Bad" calcext:value="not-contains-text([$'c13_k2sc_output_2018-05-29_comments2'.Y125])" calcext:base-cell-address="'c13_k2sc_output_2018-05-29_comments2'.AC125"/>
          </calcext:conditional-format>
          <calcext:conditional-format calcext:target-range-address="'c13_k2sc_output_2018-05-29_comments2'.AC126:'c13_k2sc_output_2018-05-29_comments2'.AC126">
            <calcext:condition calcext:apply-style-name="Bad" calcext:value="not-contains-text([$'c13_k2sc_output_2018-05-29_comments2'.Y126])" calcext:base-cell-address="'c13_k2sc_output_2018-05-29_comments2'.AC126"/>
          </calcext:conditional-format>
          <calcext:conditional-format calcext:target-range-address="'c13_k2sc_output_2018-05-29_comments2'.AC127:'c13_k2sc_output_2018-05-29_comments2'.AC127">
            <calcext:condition calcext:apply-style-name="Bad" calcext:value="not-contains-text([$'c13_k2sc_output_2018-05-29_comments2'.Y127])" calcext:base-cell-address="'c13_k2sc_output_2018-05-29_comments2'.AC127"/>
          </calcext:conditional-format>
          <calcext:conditional-format calcext:target-range-address="'c13_k2sc_output_2018-05-29_comments2'.AC128:'c13_k2sc_output_2018-05-29_comments2'.AC128">
            <calcext:condition calcext:apply-style-name="Bad" calcext:value="not-contains-text([$'c13_k2sc_output_2018-05-29_comments2'.Y128])" calcext:base-cell-address="'c13_k2sc_output_2018-05-29_comments2'.AC128"/>
          </calcext:conditional-format>
          <calcext:conditional-format calcext:target-range-address="'c13_k2sc_output_2018-05-29_comments2'.AC129:'c13_k2sc_output_2018-05-29_comments2'.AC129">
            <calcext:condition calcext:apply-style-name="Bad" calcext:value="not-contains-text([$'c13_k2sc_output_2018-05-29_comments2'.Y129])" calcext:base-cell-address="'c13_k2sc_output_2018-05-29_comments2'.AC129"/>
          </calcext:conditional-format>
          <calcext:conditional-format calcext:target-range-address="'c13_k2sc_output_2018-05-29_comments2'.AC130:'c13_k2sc_output_2018-05-29_comments2'.AC130">
            <calcext:condition calcext:apply-style-name="Bad" calcext:value="not-contains-text([$'c13_k2sc_output_2018-05-29_comments2'.Y130])" calcext:base-cell-address="'c13_k2sc_output_2018-05-29_comments2'.AC130"/>
          </calcext:conditional-format>
          <calcext:conditional-format calcext:target-range-address="'c13_k2sc_output_2018-05-29_comments2'.AC131:'c13_k2sc_output_2018-05-29_comments2'.AC131">
            <calcext:condition calcext:apply-style-name="Bad" calcext:value="not-contains-text([$'c13_k2sc_output_2018-05-29_comments2'.Y131])" calcext:base-cell-address="'c13_k2sc_output_2018-05-29_comments2'.AC131"/>
          </calcext:conditional-format>
          <calcext:conditional-format calcext:target-range-address="'c13_k2sc_output_2018-05-29_comments2'.AC132:'c13_k2sc_output_2018-05-29_comments2'.AC132">
            <calcext:condition calcext:apply-style-name="Bad" calcext:value="not-contains-text([$'c13_k2sc_output_2018-05-29_comments2'.Y132])" calcext:base-cell-address="'c13_k2sc_output_2018-05-29_comments2'.AC132"/>
          </calcext:conditional-format>
          <calcext:conditional-format calcext:target-range-address="'c13_k2sc_output_2018-05-29_comments2'.AC133:'c13_k2sc_output_2018-05-29_comments2'.AC133">
            <calcext:condition calcext:apply-style-name="Bad" calcext:value="not-contains-text([$'c13_k2sc_output_2018-05-29_comments2'.Y133])" calcext:base-cell-address="'c13_k2sc_output_2018-05-29_comments2'.AC1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10:55:44.671795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1:43:13.199842104</dc:date>
    <meta:editing-duration>P7DT24M14S</meta:editing-duration>
    <meta:editing-cycles>31</meta:editing-cycles>
    <meta:generator>LibreOffice/6.0.6.2$MacOSX_X86_64 LibreOffice_project/0c292870b25a325b5ed35f6b45599d2ea4458e77</meta:generator>
    <meta:document-statistic meta:table-count="1" meta:cell-count="3693" meta:object-count="0"/>
  </office:meta>
</office:document-meta>
</file>